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ooc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ooc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ooc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ooc:=ceil(SQRT(B4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ooc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ooc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ooc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ooc:=([.J4]*[.B4]/([.E4]*10^6))/3600" office:value-type="float" office:value="12.8937495511458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ooc:=([.J4]*[.B4]/([.E4]*10^6))" office:value-type="float" office:value="46417.498384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ooc:=([.J4]*[.B4]/([.E4]*10))" office:value-type="float" office:value="4641749838.4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ooc:=([.J4]*[.B4])" office:value-type="float" office:value="37133998707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ooc:=([.J4]*[.B4])/[.E4]" office:value-type="float" office:value="46417498384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ooc:=(([.J4]*[.B4])/([.E4]*10^6))/3600" office:value-type="float" office:value="12.8937495511458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ooc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ooc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ooc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ooc:=[.B11]/24" office:value-type="float" office:value="0.537239564631076"/>
            </table:cell-content-deletion>
            <table:cell-content-deletion table:id="ct56">
              <table:change-track-table-cell table:cell-address="'Compute Times'.C11" table:formula="oooc:=[.B11]/24" office:value-type="float" office:value="0.537239564631076"/>
            </table:cell-content-deletion>
            <table:cell-content-deletion table:id="ct55">
              <table:change-track-table-cell table:cell-address="'Compute Times'.C11" table:formula="oooc:=[.B11]/24" office:value-type="float" office:value="0.537239564631076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39564631076"/>
            </table:cell-content-deletion>
            <table:cell-content-deletion table:id="ct56">
              <table:change-track-table-cell table:cell-address="'Compute Times'.C11" table:formula="oooc:=[.B11]/24" office:value-type="float" office:value="0.537239564631076"/>
            </table:cell-content-deletion>
            <table:cell-content-deletion table:id="ct55">
              <table:change-track-table-cell table:cell-address="'Compute Times'.C11" table:formula="oooc:=[.B11]/24" office:value-type="float" office:value="0.537239564631076"/>
            </table:cell-content-deletion>
            <table:cell-content-deletion table:id="ct54">
              <table:change-track-table-cell table:cell-address="'Compute Times'.C11" table:formula="oooc:=[.B11]/24" office:value-type="float" office:value="0.537239564631076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ooc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ooc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ooc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ooc:=[.B11]*jb4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ooc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ooc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ooc:=(([.J4]*[.B4])/([.E4]*10^6))/3600" office:value-type="float" office:value="12.8937495511458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ooc:=(([.B4]*5*5)/([.E4]*10^6))/3600" office:value-type="float" office:value="0.00052846614583333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ooc:=(([.B4]*5*5)/([.E4]*10^6))" office:value-type="float" office:value="1.902478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ooc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ooc:=(([.J4]*[.B4])/([.E4]*10^6))/3600" office:value-type="float" office:value="12.8937495511458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ooc:=(([.B4]*5*5)/([.E4]*10^6))/3600" office:value-type="float" office:value="0.00052846614583333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ooc:=(([.B4]*8*8)/([.E4]*10^6))/3600" office:value-type="float" office:value="0.0013528733333333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ooc:=[.B18]*[.B11]" office:value-type="float" office:value="0.0697744397376953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98">
              <table:change-track-table-cell table:cell-address="'Compute Times'.C19" table:formula="oooc:=[.B19]/24" office:value-type="float" office:value="0.0539692528324653"/>
            </table:cell-content-deletion>
            <table:cell-content-deletion table:id="ct97">
              <table:change-track-table-cell table:cell-address="'Compute Times'.C18" table:formula="oooc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ooc:=[.B17]/24" office:value-type="float" office:value="0.0537437739435764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29866666667"/>
            </table:cell-content-deletion>
            <table:cell-content-deletion table:id="ct93">
              <table:change-track-table-cell table:cell-address="'Compute Times'.B18" table:formula="oooc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39564631076"/>
            </table:cell-content-deletion>
            <table:cell-content-deletion table:id="ct56">
              <table:change-track-table-cell table:cell-address="'Compute Times'.C11" table:formula="oooc:=[.B11]/24" office:value-type="float" office:value="0.537239564631076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ooc:=((([.B4]*5*5)*0.9+0.1*([.B4]*[.J4]))/([.E4]*10^6))/3600" office:value-type="float" office:value="1.28985057464583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10.7938505664931"/>
            </table:cell-content-deletion>
            <table:cell-content-deletion table:id="ct117">
              <table:change-track-table-cell table:cell-address="'Compute Times'.B17" table:formula="oooc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ooc:=[.B19]/24" office:value-type="float" office:value="0.0539692528324653"/>
            </table:cell-content-deletion>
            <table:cell-content-deletion table:id="ct97">
              <table:change-track-table-cell table:cell-address="'Compute Times'.C18" table:formula="oooc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ooc:=[.B17]/24" office:value-type="float" office:value="0.0537437739435764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29866666667"/>
            </table:cell-content-deletion>
            <table:cell-content-deletion table:id="ct93">
              <table:change-track-table-cell table:cell-address="'Compute Times'.B18" table:formula="oooc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39564631076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ooc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5]*10^6))/3600" office:value-type="float" office:value="23.0760618365026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[.B11]+[.B12]" office:value-type="float" office:value="35.9698113876484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3]*[.B5]" office:value-type="float" office:value="7193.96227752969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[.B4]*16*16)/([.E4]*10^6))/3600" office:value-type="float" office:value="0.00541149333333333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[.B17]+[.B18]" office:value-type="float" office:value="1.29526206797917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9]*[.B5]" office:value-type="float" office:value="259.052413595833"/>
            </table:cell-content-deletion>
            <table:cell-content-deletion>
              <table:cell-address table:column="1" table:row="22" table:table="1"/>
              <table:change-track-table-cell table:cell-address="'Compute Times'.B23" table:formula="oooc:=[.B8]*[.B4]/(1024*1024*1024)" office:value-type="float" office:value="1.13396532833576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J4]/(1024*1024*1024)" office:value-type="float" office:value="1.1361408978700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23]+[.B24]" office:value-type="float" office:value="2.27010622620583"/>
            </table:cell-content-deletion>
            <table:cell-content-deletion>
              <table:cell-address table:column="2" table:row="10" table:table="1"/>
              <table:change-track-table-cell table:cell-address="'Compute Times'.C11" table:formula="oooc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299.748428230404"/>
            </table:cell-content-deletion>
            <table:cell-content-deletion>
              <table:cell-address table:column="2" table:row="16" table:table="1"/>
              <table:change-track-table-cell table:cell-address="'Compute Times'.C17" table:formula="oooc:=[.B17]/24" office:value-type="float" office:value="0.0537437739435764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10.7938505664931"/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1" table:row="11" table:table="1"/>
              <table:change-track-table-cell table:cell-address="'Compute Times'.B12" table:formula="oooc:=(([.J4]*[.B4])/([.E4]*10^6))/3600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ooc:=(([.J4]*[.B4])/([.E5]*10^6))/3600" office:value-type="float" office:value="23.0760618365026"/>
            </table:cell-content-deletion>
            <table:cell-content-deletion>
              <table:cell-address table:column="1" table:row="13" table:table="1"/>
              <table:change-track-table-cell table:cell-address="'Compute Times'.B14" table:formula="oooc:=[.B12]+[.B13]" office:value-type="float" office:value="59.0458732241511"/>
            </table:cell-content-deletion>
            <table:cell-content-deletion>
              <table:cell-address table:column="1" table:row="14" table:table="1"/>
              <table:change-track-table-cell table:cell-address="'Compute Times'.B15" table:formula="oooc:=[.B14]*[.B5]" office:value-type="float" office:value="1438792.45550594"/>
            </table:cell-content-deletion>
            <table:cell-content-deletion>
              <table:cell-address table:column="1" table:row="17" table:table="1"/>
              <table:change-track-table-cell table:cell-address="'Compute Times'.B18" table:formula="oooc:=((([.B4]*[.J7])*0.9+0.1*([.B4]*[.J4]))/([.E4]*10^6))/3600" office:value-type="float" office:value="1.28985057464583"/>
            </table:cell-content-deletion>
            <table:cell-content-deletion>
              <table:cell-address table:column="1" table:row="18" table:table="1"/>
              <table:change-track-table-cell table:cell-address="'Compute Times'.B19" table:formula="oooc:=(([.B4]*16*16)/([.E4]*10^6))/3600" office:value-type="float" office:value="0.00541149333333333"/>
            </table:cell-content-deletion>
            <table:cell-content-deletion>
              <table:cell-address table:column="1" table:row="19" table:table="1"/>
              <table:change-track-table-cell table:cell-address="'Compute Times'.B20" table:formula="oooc:=[.B18]+[.B19]" office:value-type="float" office:value="1.3006735613125"/>
            </table:cell-content-deletion>
            <table:cell-content-deletion>
              <table:cell-address table:column="1" table:row="20" table:table="1"/>
              <table:change-track-table-cell table:cell-address="'Compute Times'.B21" table:formula="oooc:=[.B20]*[.B5]" office:value-type="float" office:value="51810.4827191667"/>
            </table:cell-content-deletion>
            <table:cell-content-deletion>
              <table:cell-address table:column="1" table:row="23" table:table="1"/>
              <table:change-track-table-cell table:cell-address="'Compute Times'.B24" table:formula="oooc:=[.B8]*[.B4]/(1024*1024*1024)" office:value-type="float" office:value="1.13396532833576"/>
            </table:cell-content-deletion>
            <table:cell-content-deletion>
              <table:cell-address table:column="1" table:row="24" table:table="1"/>
              <table:change-track-table-cell table:cell-address="'Compute Times'.B25" table:formula="oooc:=[.B8]*[.J4]/(1024*1024*1024)" office:value-type="float" office:value="1.13614089787006"/>
            </table:cell-content-deletion>
            <table:cell-content-deletion>
              <table:cell-address table:column="2" table:row="11" table:table="1"/>
              <table:change-track-table-cell table:cell-address="'Compute Times'.C12" table:formula="oooc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ooc:=[.B13]/24" office:value-type="float" office:value="1.49874214115202"/>
            </table:cell-content-deletion>
            <table:cell-content-deletion>
              <table:cell-address table:column="2" table:row="13" table:table="1"/>
              <table:change-track-table-cell table:cell-address="'Compute Times'.C14" table:formula="oooc:=[.B14]/24" office:value-type="float" office:value="299.748428230404"/>
            </table:cell-content-deletion>
            <table:cell-content-deletion>
              <table:cell-address table:column="2" table:row="14" table:table="1"/>
              <table:change-track-table-cell table:cell-address="'Compute Times'.C15" table:formula="oooc:=[.B15]/24" office:value-type="float" office:value="0"/>
            </table:cell-content-deletion>
            <table:cell-content-deletion>
              <table:cell-address table:column="2" table:row="17" table:table="1"/>
              <table:change-track-table-cell table:cell-address="'Compute Times'.C18" table:formula="oooc:=[.B18]/24" office:value-type="float" office:value="0.000225478888888889"/>
            </table:cell-content-deletion>
            <table:cell-content-deletion>
              <table:cell-address table:column="2" table:row="18" table:table="1"/>
              <table:change-track-table-cell table:cell-address="'Compute Times'.C19" table:formula="oooc:=[.B19]/24" office:value-type="float" office:value="0.0539692528324653"/>
            </table:cell-content-deletion>
            <table:cell-content-deletion>
              <table:cell-address table:column="2" table:row="19" table:table="1"/>
              <table:change-track-table-cell table:cell-address="'Compute Times'.C20" table:formula="oooc:=[.B20]/24" office:value-type="float" office:value="10.7938505664931"/>
            </table:cell-content-deletion>
            <table:cell-content-deletion>
              <table:cell-address table:column="2" table:row="20" table:table="1"/>
              <table:change-track-table-cell table:cell-address="'Compute Times'.C21" table:formula="oooc:=[.B21]/24" office:value-type="float" office:value="0"/>
            </table:cell-content-deletion>
            <table:cell-content-deletion table:id="ct117">
              <table:change-track-table-cell table:cell-address="'Compute Times'.B17" table:formula="oooc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ooc:=[.B19]/24" office:value-type="float" office:value="0.0539692528324653"/>
            </table:cell-content-deletion>
            <table:cell-content-deletion table:id="ct97">
              <table:change-track-table-cell table:cell-address="'Compute Times'.C18" table:formula="oooc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ooc:=[.B17]/24" office:value-type="float" office:value="0.0537437739435764"/>
            </table:cell-content-deletion>
            <table:cell-content-deletion table:id="ct95">
              <table:change-track-table-cell table:cell-address="'Compute Times'.C16" table:formula="oooc:=[.B16]/24" office:value-type="float" office:value="0"/>
            </table:cell-content-deletion>
            <table:cell-content-deletion table:id="ct111">
              <table:change-track-table-cell table:cell-address="'Compute Times'.B19" table:formula="oooc:=[.B18]*[.B5]" office:value-type="float" office:value="1.08229866666667"/>
            </table:cell-content-deletion>
            <table:cell-content-deletion table:id="ct93">
              <table:change-track-table-cell table:cell-address="'Compute Times'.B18" table:formula="oooc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ooc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ooc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ooc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ooc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ooc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ooc:=[.B11]/24" office:value-type="float" office:value="0.537239564631076"/>
            </table:cell-content-deletion>
            <table:cell-content-deletion table:id="ct56">
              <table:change-track-table-cell table:cell-address="'Compute Times'.C11" table:formula="oooc:=[.B11]/24" office:value-type="float" office:value="0.537239564631076"/>
            </table:cell-content-deletion>
            <table:cell-content-deletion table:id="ct55">
              <table:change-track-table-cell table:cell-address="'Compute Times'.C11" table:formula="oooc:=[.B11]/24" office:value-type="float" office:value="0.537239564631076"/>
            </table:cell-content-deletion>
            <table:cell-content-deletion table:id="ct54">
              <table:change-track-table-cell table:cell-address="'Compute Times'.C11" table:formula="oooc:=[.B11]/24" office:value-type="float" office:value="0.537239564631076"/>
            </table:cell-content-deletion>
            <table:cell-content-deletion table:id="ct58">
              <table:change-track-table-cell table:cell-address="'Compute Times'.B11" table:formula="oooc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ooc:=[.B8]+[.B9]" office:value-type="float" office:value="2000"/>
            </table:cell-content-deletion>
            <table:cell-content-deletion table:id="ct43">
              <table:change-track-table-cell table:cell-address="'Compute Times'.B11" table:formula="oooc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ooc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ooc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ooc:=(1-[.B34])*0.5*[.$B$28]" office:value-type="float" office:value="388.547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ooc:=(1-[.B34])*0.5*[.$B$28]+2" office:value-type="float" office:value="390.547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ooc:=([.C34]^2)+1" office:value-type="float" office:value="15288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ooc:=([.C34]*2+1)^2" office:value-type="float" office:value="613089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ooc:=MIN(([.C34]*2+1)^2,J4)" office:value-type="float" office:value="0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ooc:=MIN(([.C34]*2+1)^2,$J$4)" office:value-type="float" office:value="0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ooc:=([.$B$4]*[.D34])*0.9+0.1" office:value-type="float" office:value="334205988365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ooc:=([.$B$4]*[.D34])*0.9+0.1*([.$B$4]*[.$J$4]))/([.$E$4]*10^6))/3600" office:value-type="float" office:value="371339987073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ooc:=(([.$B$4]*[.D34])/([.E4]*10^6))/3600" office:value-type="float" office:value="12.8937495511458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ooc:=(([.$B$4]*[.D35])/([.E5]*10^6))/3600" office:value-type="float" office:value="22.958025908091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ooc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ooc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ooc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ooc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ooc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ooc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ooc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ooc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ooc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ooc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ooc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ooc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ooc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ooc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ooc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ooc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ooc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ooc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ooc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ooc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ooc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ooc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ooc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ooc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ooc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ooc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ooc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ooc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ooc:=(([.$B$4]*[.D64])/([.E34]*10^6))/3600" office:value-type="float" office:value="5.80004295356588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ooc:=(([.$B$4]*[.D65])/([.E35]*10^6))/3600" office:value-type="float" office:value="5.7569805304429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ooc:=(([.$B$4]*[.D66])/([.E36]*10^6))/3600" office:value-type="float" office:value="5.74040833262129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ooc:=(([.$B$4]*[.D67])/([.E37]*10^6))/3600" office:value-type="float" office:value="5.72367796266064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ooc:=(([.$B$4]*[.D68])/([.E38]*10^6))/3600" office:value-type="float" office:value="5.70678739591523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ooc:=(([.$B$4]*[.D69])/([.E39]*10^6))/3600" office:value-type="float" office:value="5.6897345782071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ooc:=(([.$B$4]*[.D70])/([.E40]*10^6))/3600" office:value-type="float" office:value="5.67251742543605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ooc:=(([.$B$4]*[.D71])/([.E41]*10^6))/3600" office:value-type="float" office:value="5.6551338231897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ooc:=(([.$B$4]*[.D72])/([.E42]*10^6))/3600" office:value-type="float" office:value="5.63758162635399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ooc:=(([.$B$4]*[.D73])/([.E43]*10^6))/3600" office:value-type="float" office:value="5.61985865872449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ooc:=(([.$B$4]*[.D74])/([.E44]*10^6))/3600" office:value-type="float" office:value="5.60196271261914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ooc:=(([.$B$4]*[.D75])/([.E45]*10^6))/3600" office:value-type="float" office:value="5.5838915484927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ooc:=(([.$B$4]*[.D76])/([.E46]*10^6))/3600" office:value-type="float" office:value="5.6017833378959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ooc:=(([.$B$4]*[.D77])/([.E47]*10^6))/3600" office:value-type="float" office:value="5.58347065347163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ooc:=(([.$B$4]*[.D78])/([.E48]*10^6))/3600" office:value-type="float" office:value="5.56497616235758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ooc:=(([.$B$4]*[.D79])/([.E49]*10^6))/3600" office:value-type="float" office:value="5.54629748451507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ooc:=(([.$B$4]*[.D80])/([.E50]*10^6))/3600" office:value-type="float" office:value="5.52743220569261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ooc:=(([.$B$4]*[.D81])/([.E51]*10^6))/3600" office:value-type="float" office:value="5.5083778770466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ooc:=(([.$B$4]*[.D82])/([.E52]*10^6))/3600" office:value-type="float" office:value="5.48913201476844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ooc:=(([.$B$4]*[.D83])/([.E53]*10^6))/3600" office:value-type="float" office:value="5.4696920997173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ooc:=(([.$B$4]*[.D84])/([.E54]*10^6))/3600" office:value-type="float" office:value="5.4500555770623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ooc:=(([.$B$4]*[.D85])/([.E55]*10^6))/3600" office:value-type="float" office:value="5.40302867123557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ooc:=(([.$B$4]*[.D86])/([.E56]*10^6))/3600" office:value-type="float" office:value="5.3829741710659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ooc:=(([.$B$4]*[.D87])/([.E57]*10^6))/3600" office:value-type="float" office:value="5.36271628777572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ooc:=(([.$B$4]*[.D88])/([.E58]*10^6))/3600" office:value-type="float" office:value="5.34225235281467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ooc:=(([.$B$4]*[.D89])/([.E59]*10^6))/3600" office:value-type="float" office:value="5.32157966110392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ooc:=(([.$B$4]*[.D90])/([.E60]*10^6))/3600" office:value-type="float" office:value="5.30069547076494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ooc:=(([.$B$4]*[.D91])/([.E61]*10^6))/3600" office:value-type="float" office:value="5.27959700286509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ooc:=(([.$B$4]*[.D92])/([.E62]*10^6))/3600" office:value-type="float" office:value="5.25828144118138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ooc:=(([.$B$4]*[.D93])/([.E63]*10^6))/3600" office:value-type="float" office:value="5.23674593198376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ooc:=(([.$B$4]*[.D94])/([.E64]*10^6))/3600" office:value-type="float" office:value="5.21498758384013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ooc:=(([.$B$4]*[.D95])/([.E65]*10^6))/3600" office:value-type="float" office:value="5.19300346744455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ooc:=(([.$B$4]*[.D96])/([.E66]*10^6))/3600" office:value-type="float" office:value="5.17079061547094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ooc:=(([.$B$4]*[.D97])/([.E67]*10^6))/3600" office:value-type="float" office:value="5.18691027740092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ooc:=(([.$B$4]*[.D98])/([.E68]*10^6))/3600" office:value-type="float" office:value="5.1643507840673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ooc:=(([.$B$4]*[.D99])/([.E69]*10^6))/3600" office:value-type="float" office:value="5.14155343846129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ooc:=(([.$B$4]*[.D100])/([.E70]*10^6))/3600" office:value-type="float" office:value="5.1185150967178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ooc:=(([.$B$4]*[.D101])/([.E71]*10^6))/3600" office:value-type="float" office:value="5.0952325756555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ooc:=(([.$B$4]*[.D102])/([.E72]*10^6))/3600" office:value-type="float" office:value="5.07170265279181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ooc:=(([.$B$4]*[.D103])/([.E73]*10^6))/3600" office:value-type="float" office:value="5.04792206640085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ooc:=(([.$B$4]*[.D104])/([.E74]*10^6))/3600" office:value-type="float" office:value="5.02388751561596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ooc:=(([.$B$4]*[.D105])/([.E75]*10^6))/3600" office:value-type="float" office:value="4.99959566058034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ooc:=(([.$B$4]*[.D106])/([.E76]*10^6))/3600" office:value-type="float" office:value="4.9477701858609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ooc:=(([.$B$4]*[.D107])/([.E77]*10^6))/3600" office:value-type="float" office:value="4.9229668464214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ooc:=(([.$B$4]*[.D108])/([.E78]*10^6))/3600" office:value-type="float" office:value="4.89789790546242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ooc:=(([.$B$4]*[.D109])/([.E79]*10^6))/3600" office:value-type="float" office:value="4.87255992228226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ooc:=(([.$B$4]*[.D110])/([.E80]*10^6))/3600" office:value-type="float" office:value="4.84694941997846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ooc:=(([.$B$4]*[.D111])/([.E81]*10^6))/3600" office:value-type="float" office:value="4.82106288598838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ooc:=(([.$B$4]*[.D112])/([.E82]*10^6))/3600" office:value-type="float" office:value="4.79489677270819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ooc:=(([.$B$4]*[.D113])/([.E83]*10^6))/3600" office:value-type="float" office:value="4.76844749819501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ooc:=(([.$B$4]*[.D114])/([.E84]*10^6))/3600" office:value-type="float" office:value="4.74171144695806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ooc:=(([.$B$4]*[.D115])/([.E85]*10^6))/3600" office:value-type="float" office:value="4.7146849708446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ooc:=(([.$B$4]*[.D116])/([.E86]*10^6))/3600" office:value-type="float" office:value="4.68736439002738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ooc:=(([.$B$4]*[.D117])/([.E87]*10^6))/3600" office:value-type="float" office:value="4.65974599409971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ooc:=(([.$B$4]*[.D118])/([.E88]*10^6))/3600" office:value-type="float" office:value="4.67281545454289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ooc:=(([.$B$4]*[.D119])/([.E89]*10^6))/3600" office:value-type="float" office:value="4.64470414419064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ooc:=(([.$B$4]*[.D120])/([.E90]*10^6))/3600" office:value-type="float" office:value="4.6162829852698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ooc:=(([.$B$4]*[.D121])/([.E91]*10^6))/3600" office:value-type="float" office:value="4.58754810375509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ooc:=(([.$B$4]*[.D122])/([.E92]*10^6))/3600" office:value-type="float" office:value="4.55849560018284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ooc:=(([.$B$4]*[.D123])/([.E93]*10^6))/3600" office:value-type="float" office:value="4.52912155147395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ooc:=(([.$B$4]*[.D124])/([.E94]*10^6))/3600" office:value-type="float" office:value="4.49942201292099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ooc:=(([.$B$4]*[.D125])/([.E95]*10^6))/3600" office:value-type="float" office:value="4.46939302034991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ooc:=(([.$B$4]*[.D126])/([.E96]*10^6))/3600" office:value-type="float" office:value="4.4390305924674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ooc:=(([.$B$4]*[.D127])/([.E97]*10^6))/3600" office:value-type="float" office:value="4.38179230407808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ooc:=(([.$B$4]*[.D128])/([.E98]*10^6))/3600" office:value-type="float" office:value="4.3508163859488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ooc:=(([.$B$4]*[.D129])/([.E99]*10^6))/3600" office:value-type="float" office:value="4.31949829472628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ooc:=(([.$B$4]*[.D130])/([.E100]*10^6))/3600" office:value-type="float" office:value="4.28783408712781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ooc:=(([.$B$4]*[.D131])/([.E101]*10^6))/3600" office:value-type="float" office:value="4.25581981899356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ooc:=(([.$B$4]*[.D132])/([.E102]*10^6))/3600" office:value-type="float" office:value="4.22345154899816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ooc:=(([.$B$4]*[.D133])/([.E103]*10^6))/3600" office:value-type="float" office:value="4.19072534264098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ooc:=(([.$B$4]*[.D134])/([.E104]*10^6))/3600" office:value-type="float" office:value="4.15763727653152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ooc:=(([.$B$4]*[.D135])/([.E105]*10^6))/3600" office:value-type="float" office:value="4.12418344298782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ooc:=(([.$B$4]*[.D136])/([.E106]*10^6))/3600" office:value-type="float" office:value="4.09035995496642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ooc:=(([.$B$4]*[.D137])/([.E107]*10^6))/3600" office:value-type="float" office:value="4.05616295134347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ooc:=(([.$B$4]*[.D138])/([.E108]*10^6))/3600" office:value-type="float" office:value="4.02158860256767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ooc:=(([.$B$4]*[.D139])/([.E109]*10^6))/3600" office:value-type="float" office:value="4.02973153997936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ooc:=(([.$B$4]*[.D140])/([.E110]*10^6))/3600" office:value-type="float" office:value="3.99447595257181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ooc:=(([.$B$4]*[.D141])/([.E111]*10^6))/3600" office:value-type="float" office:value="3.95882936323689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ooc:=(([.$B$4]*[.D142])/([.E112]*10^6))/3600" office:value-type="float" office:value="3.9227880116882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ooc:=(([.$B$4]*[.D143])/([.E113]*10^6))/3600" office:value-type="float" office:value="3.88634819910029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ooc:=(([.$B$4]*[.D144])/([.E114]*10^6))/3600" office:value-type="float" office:value="3.84950629631489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ooc:=(([.$B$4]*[.D145])/([.E115]*10^6))/3600" office:value-type="float" office:value="3.81225875259098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ooc:=(([.$B$4]*[.D146])/([.E116]*10^6))/3600" office:value-type="float" office:value="3.77460210492934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ooc:=(([.$B$4]*[.D147])/([.E117]*10^6))/3600" office:value-type="float" office:value="3.7365329880037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ooc:=(([.$B$4]*[.D148])/([.E118]*10^6))/3600" office:value-type="float" office:value="3.67360966785353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ooc:=(([.$B$4]*[.D149])/([.E119]*10^6))/3600" office:value-type="float" office:value="3.63485579188468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ooc:=(([.$B$4]*[.D150])/([.E120]*10^6))/3600" office:value-type="float" office:value="3.59568515124311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ooc:=(([.$B$4]*[.D151])/([.E121]*10^6))/3600" office:value-type="float" office:value="3.55609497845722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ooc:=(([.$B$4]*[.D152])/([.E122]*10^6))/3600" office:value-type="float" office:value="3.51608266331122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ooc:=(([.$B$4]*[.D153])/([.E123]*10^6))/3600" office:value-type="float" office:value="3.47564576698692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ooc:=(([.$B$4]*[.D154])/([.E124]*10^6))/3600" office:value-type="float" office:value="3.43478203706706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ooc:=(([.$B$4]*[.D155])/([.E125]*10^6))/3600" office:value-type="float" office:value="3.3934894234451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ooc:=(([.$B$4]*[.D156])/([.E126]*10^6))/3600" office:value-type="float" office:value="3.35176609518799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ooc:=(([.$B$4]*[.D157])/([.E127]*10^6))/3600" office:value-type="float" office:value="3.30961045839973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ooc:=(([.$B$4]*[.D158])/([.E128]*10^6))/3600" office:value-type="float" office:value="3.2670211751372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ooc:=(([.$B$4]*[.D159])/([.E129]*10^6))/3600" office:value-type="float" office:value="3.22399718342917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ooc:=(([.$B$4]*[.D160])/([.E130]*10^6))/3600" office:value-type="float" office:value="3.22471132453225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ooc:=(([.$B$4]*[.D161])/([.E131]*10^6))/3600" office:value-type="float" office:value="3.18081985207869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ooc:=(([.$B$4]*[.D162])/([.E132]*10^6))/3600" office:value-type="float" office:value="3.136486241720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ooc:=(([.$B$4]*[.D163])/([.E133]*10^6))/3600" office:value-type="float" office:value="3.09171049744165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ooc:=(([.$B$4]*[.D164])/([.E134]*10^6))/3600" office:value-type="float" office:value="3.04649300817266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ooc:=(([.$B$4]*[.D165])/([.E135]*10^6))/3600" office:value-type="float" office:value="3.0008345753217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ooc:=(([.$B$4]*[.D166])/([.E136]*10^6))/3600" office:value-type="float" office:value="2.95473644181162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ooc:=(([.$B$4]*[.D167])/([.E137]*10^6))/3600" office:value-type="float" office:value="2.90820032269423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ooc:=(([.$B$4]*[.D168])/([.E138]*10^6))/3600" office:value-type="float" office:value="2.8612284374057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ooc:=(([.$B$4]*[.D169])/([.E139]*10^6))/3600" office:value-type="float" office:value="2.7935871011673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ooc:=(([.$B$4]*[.D170])/([.E140]*10^6))/3600" office:value-type="float" office:value="2.74602404912254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ooc:=(([.$B$4]*[.D171])/([.E141]*10^6))/3600" office:value-type="float" office:value="2.69804188644909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ooc:=(([.$B$4]*[.D172])/([.E142]*10^6))/3600" office:value-type="float" office:value="2.64964523095044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ooc:=(([.$B$4]*[.D173])/([.E143]*10^6))/3600" office:value-type="float" office:value="2.6008393843604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ooc:=(([.$B$4]*[.D174])/([.E144]*10^6))/3600" office:value-type="float" office:value="2.55163037514395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ooc:=(([.$B$4]*[.D175])/([.E145]*10^6))/3600" office:value-type="float" office:value="2.50202500337012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ooc:=(([.$B$4]*[.D176])/([.E146]*10^6))/3600" office:value-type="float" office:value="2.45203088771855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ooc:=(([.$B$4]*[.D177])/([.E147]*10^6))/3600" office:value-type="float" office:value="2.40165651467863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ooc:=(([.$B$4]*[.D178])/([.E148]*10^6))/3600" office:value-type="float" office:value="2.35091128999646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ooc:=(([.$B$4]*[.D179])/([.E149]*10^6))/3600" office:value-type="float" office:value="2.2998055924207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ooc:=(([.$B$4]*[.D180])/([.E150]*10^6))/3600" office:value-type="float" office:value="2.24835082979301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ooc:=(([.$B$4]*[.D181])/([.E151]*10^6))/3600" office:value-type="float" office:value="2.23921014285659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ooc:=(([.$B$4]*[.D182])/([.E152]*10^6))/3600" office:value-type="float" office:value="2.18690847118055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ooc:=(([.$B$4]*[.D183])/([.E153]*10^6))/3600" office:value-type="float" office:value="2.13428493319299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ooc:=(([.$B$4]*[.D184])/([.E154]*10^6))/3600" office:value-type="float" office:value="2.08135514137732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ooc:=(([.$B$4]*[.D185])/([.E155]*10^6))/3600" office:value-type="float" office:value="2.02813603849478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ooc:=(([.$B$4]*[.D186])/([.E156]*10^6))/3600" office:value-type="float" office:value="1.97464596810638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ooc:=(([.$B$4]*[.D187])/([.E157]*10^6))/3600" office:value-type="float" office:value="1.92090474753924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ooc:=(([.$B$4]*[.D188])/([.E158]*10^6))/3600" office:value-type="float" office:value="1.86693374325601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ooc:=(([.$B$4]*[.D189])/([.E159]*10^6))/3600" office:value-type="float" office:value="1.81275594856654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ooc:=(([.$B$4]*[.D190])/([.E160]*10^6))/3600" office:value-type="float" office:value="1.74501672630804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ooc:=(([.$B$4]*[.D191])/([.E161]*10^6))/3600" office:value-type="float" office:value="1.69089797688417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ooc:=(([.$B$4]*[.D192])/([.E162]*10^6))/3600" office:value-type="float" office:value="1.63665629165846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ooc:=(([.$B$4]*[.D193])/([.E163]*10^6))/3600" office:value-type="float" office:value="1.58232165612386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ooc:=(([.$B$4]*[.D194])/([.E164]*10^6))/3600" office:value-type="float" office:value="1.52792607389202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ooc:=(([.$B$4]*[.D195])/([.E165]*10^6))/3600" office:value-type="float" office:value="1.4735036548039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ooc:=(([.$B$4]*[.D196])/([.E166]*10^6))/3600" office:value-type="float" office:value="1.4190907042559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ooc:=(([.$B$4]*[.D197])/([.E167]*10^6))/3600" office:value-type="float" office:value="1.36472581343987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ooc:=(([.$B$4]*[.D198])/([.E168]*10^6))/3600" office:value-type="float" office:value="1.31044995015202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ooc:=(([.$B$4]*[.D199])/([.E169]*10^6))/3600" office:value-type="float" office:value="1.256306549775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ooc:=(([.$B$4]*[.D200])/([.E170]*10^6))/3600" office:value-type="float" office:value="1.20234160598826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ooc:=(([.$B$4]*[.D201])/([.E171]*10^6))/3600" office:value-type="float" office:value="1.14860376069202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ooc:=(([.$B$4]*[.D202])/([.E172]*10^6))/3600" office:value-type="float" office:value="1.13046937012551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ooc:=(([.$B$4]*[.D203])/([.E173]*10^6))/3600" office:value-type="float" office:value="1.07674925492638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ooc:=(([.$B$4]*[.D204])/([.E174]*10^6))/3600" office:value-type="float" office:value="1.02339144307155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ooc:=(([.$B$4]*[.D205])/([.E175]*10^6))/3600" office:value-type="float" office:value="0.970455233395401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ooc:=(([.$B$4]*[.D206])/([.E176]*10^6))/3600" office:value-type="float" office:value="0.918002984012622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ooc:=(([.$B$4]*[.D207])/([.E177]*10^6))/3600" office:value-type="float" office:value="0.866100185149813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ooc:=(([.$B$4]*[.D208])/([.E178]*10^6))/3600" office:value-type="float" office:value="0.814815525964612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ooc:=(([.$B$4]*[.D209])/([.E179]*10^6))/3600" office:value-type="float" office:value="0.764220954282027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ooc:=(([.$B$4]*[.D210])/([.E180]*10^6))/3600" office:value-type="float" office:value="0.71439172809578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ooc:=(([.$B$4]*[.D211])/([.E181]*10^6))/3600" office:value-type="float" office:value="0.660439242739934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ooc:=(([.$B$4]*[.D212])/([.E182]*10^6))/3600" office:value-type="float" office:value="0.61275913643787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ooc:=(([.$B$4]*[.D213])/([.E183]*10^6))/3600" office:value-type="float" office:value="0.566081534969237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ooc:=(([.$B$4]*[.D214])/([.E184]*10^6))/3600" office:value-type="float" office:value="0.520494306963206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ooc:=(([.$B$4]*[.D215])/([.E185]*10^6))/3600" office:value-type="float" office:value="0.476088709080176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ooc:=(([.$B$4]*[.D216])/([.E186]*10^6))/3600" office:value-type="float" office:value="0.4329593644318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ooc:=(([.$B$4]*[.D217])/([.E187]*10^6))/3600" office:value-type="float" office:value="0.391204223158087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ooc:=(([.$B$4]*[.D218])/([.E188]*10^6))/3600" office:value-type="float" office:value="0.35092450348692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ooc:=(([.$B$4]*[.D219])/([.E189]*10^6))/3600" office:value-type="float" office:value="0.312224611569173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ooc:=(([.$B$4]*[.D220])/([.E190]*10^6))/3600" office:value-type="float" office:value="0.275212038365923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ooc:=(([.$B$4]*[.D221])/([.E191]*10^6))/3600" office:value-type="float" office:value="0.239997231865838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ooc:=(([.$B$4]*[.D222])/([.E192]*10^6))/3600" office:value-type="float" office:value="0.206693442933568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ooc:=(([.$B$4]*[.D223])/([.E193]*10^6))/3600" office:value-type="float" office:value="0.192113845241625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ooc:=(([.$B$4]*[.D224])/([.E194]*10^6))/3600" office:value-type="float" office:value="0.1616730904710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ooc:=(([.$B$4]*[.D225])/([.E195]*10^6))/3600" office:value-type="float" office:value="0.133456488944022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ooc:=(([.$B$4]*[.D226])/([.E196]*10^6))/3600" office:value-type="float" office:value="0.107586104696395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ooc:=(([.$B$4]*[.D227])/([.E197]*10^6))/3600" office:value-type="float" office:value="0.0841856589079388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ooc:=(([.$B$4]*[.D228])/([.E198]*10^6))/3600" office:value-type="float" office:value="0.0633801924222642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ooc:=(([.$B$4]*[.D229])/([.E199]*10^6))/3600" office:value-type="float" office:value="0.045295693057485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ooc:=(([.$B$4]*[.D230])/([.E200]*10^6))/3600" office:value-type="float" office:value="0.0300586872466399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ooc:=(([.$B$4]*[.D231])/([.E201]*10^6))/3600" office:value-type="float" office:value="0.0177957958748503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ooc:=(([.$B$4]*[.D232])/([.E202]*10^6))/3600" office:value-type="float" office:value="0.00858139479448354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ooc:=(([.$B$4]*[.D233])/([.E203]*10^6))/3600" office:value-type="float" office:value="0.00268052677712224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ooc:=SUM([.J34:.J233])" office:value-type="float" office:value="108.204830119171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ooc:=SUM([.J35:.J35])" office:value-type="float" office:value="1.4913507559057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ooc:=SUM([.J34:.J34])" office:value-type="float" office:value="1.49874214115202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ooc:=SUM([.$J$34:.J234])" office:value-type="float" office:value="216.409660238343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ooc:=(([.$B$4]*[.D34])/([.$E$4]*10^6))/3600" office:value-type="float" office:value="12.8937495511458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ooc:=(([.$B$4]*[.D35])/([.$E$4]*10^6))/3600" office:value-type="float" office:value="12.8277969761458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ooc:=(([.$B$4]*[.D36])/([.$E$4]*10^6))/3600" office:value-type="float" office:value="12.6963991536458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ooc:=(([.$B$4]*[.D37])/([.$E$4]*10^6))/3600" office:value-type="float" office:value="12.5656777678125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ooc:=(([.$B$4]*[.D38])/([.$E$4]*10^6))/3600" office:value-type="float" office:value="12.435632818645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ooc:=(([.$B$4]*[.D39])/([.$E$4]*10^6))/3600" office:value-type="float" office:value="12.3062643061458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ooc:=(([.$B$4]*[.D40])/([.$E$4]*10^6))/3600" office:value-type="float" office:value="12.1775722303125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ooc:=(([.$B$4]*[.D41])/([.$E$4]*10^6))/3600" office:value-type="float" office:value="12.049556591145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ooc:=(([.$B$4]*[.D42])/([.$E$4]*10^6))/3600" office:value-type="float" office:value="11.9222173886458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ooc:=(([.$B$4]*[.D43])/([.$E$4]*10^6))/3600" office:value-type="float" office:value="11.7955546228125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ooc:=(([.$B$4]*[.D44])/([.$E$4]*10^6))/3600" office:value-type="float" office:value="11.6695682936458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ooc:=(([.$B$4]*[.D45])/([.$E$4]*10^6))/3600" office:value-type="float" office:value="11.5442584011458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ooc:=(([.$B$4]*[.D46])/([.$E$4]*10^6))/3600" office:value-type="float" office:value="11.4196249453125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ooc:=(([.$B$4]*[.D47])/([.$E$4]*10^6))/3600" office:value-type="float" office:value="11.2956679261458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ooc:=(([.$B$4]*[.D48])/([.$E$4]*10^6))/3600" office:value-type="float" office:value="11.1723873436458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ooc:=(([.$B$4]*[.D49])/([.$E$4]*10^6))/3600" office:value-type="float" office:value="11.0497831978125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ooc:=(([.$B$4]*[.D50])/([.$E$4]*10^6))/3600" office:value-type="float" office:value="10.927855488645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ooc:=(([.$B$4]*[.D51])/([.$E$4]*10^6))/3600" office:value-type="float" office:value="10.8066042161458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ooc:=(([.$B$4]*[.D52])/([.$E$4]*10^6))/3600" office:value-type="float" office:value="10.6860293803125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ooc:=(([.$B$4]*[.D53])/([.$E$4]*10^6))/3600" office:value-type="float" office:value="10.5661309811458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ooc:=(([.$B$4]*[.D54])/([.$E$4]*10^6))/3600" office:value-type="float" office:value="10.4469090186458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ooc:=(([.$B$4]*[.D55])/([.$E$4]*10^6))/3600" office:value-type="float" office:value="10.3875517011458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ooc:=(([.$B$4]*[.D56])/([.$E$4]*10^6))/3600" office:value-type="float" office:value="10.2693443936458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ooc:=(([.$B$4]*[.D57])/([.$E$4]*10^6))/3600" office:value-type="float" office:value="10.1518135228125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ooc:=(([.$B$4]*[.D58])/([.$E$4]*10^6))/3600" office:value-type="float" office:value="10.0349590886458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ooc:=(([.$B$4]*[.D59])/([.$E$4]*10^6))/3600" office:value-type="float" office:value="9.91878109114583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ooc:=(([.$B$4]*[.D60])/([.$E$4]*10^6))/3600" office:value-type="float" office:value="9.8032795303125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ooc:=(([.$B$4]*[.D61])/([.$E$4]*10^6))/3600" office:value-type="float" office:value="9.68845440614583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ooc:=(([.$B$4]*[.D62])/([.$E$4]*10^6))/3600" office:value-type="float" office:value="9.57430571864583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ooc:=(([.$B$4]*[.D63])/([.$E$4]*10^6))/3600" office:value-type="float" office:value="9.4608334678125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ooc:=(([.$B$4]*[.D64])/([.$E$4]*10^6))/3600" office:value-type="float" office:value="9.34803765364583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ooc:=(([.$B$4]*[.D65])/([.$E$4]*10^6))/3600" office:value-type="float" office:value="9.23591827614583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ooc:=(([.$B$4]*[.D66])/([.$E$4]*10^6))/3600" office:value-type="float" office:value="9.1244753353125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ooc:=(([.$B$4]*[.D67])/([.$E$4]*10^6))/3600" office:value-type="float" office:value="9.01370883114583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ooc:=(([.$B$4]*[.D68])/([.$E$4]*10^6))/3600" office:value-type="float" office:value="8.90361876364583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ooc:=(([.$B$4]*[.D69])/([.$E$4]*10^6))/3600" office:value-type="float" office:value="8.7942051328125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ooc:=(([.$B$4]*[.D70])/([.$E$4]*10^6))/3600" office:value-type="float" office:value="8.68546793864583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ooc:=(([.$B$4]*[.D71])/([.$E$4]*10^6))/3600" office:value-type="float" office:value="8.57740718114583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ooc:=(([.$B$4]*[.D72])/([.$E$4]*10^6))/3600" office:value-type="float" office:value="8.4700228603125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ooc:=(([.$B$4]*[.D73])/([.$E$4]*10^6))/3600" office:value-type="float" office:value="8.36331497614583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ooc:=(([.$B$4]*[.D74])/([.$E$4]*10^6))/3600" office:value-type="float" office:value="8.25728352864583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ooc:=(([.$B$4]*[.D75])/([.$E$4]*10^6))/3600" office:value-type="float" office:value="8.1519285178125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ooc:=(([.$B$4]*[.D76])/([.$E$4]*10^6))/3600" office:value-type="float" office:value="8.09950467614583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ooc:=(([.$B$4]*[.D77])/([.$E$4]*10^6))/3600" office:value-type="float" office:value="7.9951643203125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ooc:=(([.$B$4]*[.D78])/([.$E$4]*10^6))/3600" office:value-type="float" office:value="7.89150040114583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ooc:=(([.$B$4]*[.D79])/([.$E$4]*10^6))/3600" office:value-type="float" office:value="7.7885129186458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ooc:=(([.$B$4]*[.D80])/([.$E$4]*10^6))/3600" office:value-type="float" office:value="7.6862018728125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ooc:=(([.$B$4]*[.D81])/([.$E$4]*10^6))/3600" office:value-type="float" office:value="7.58456726364583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ooc:=(([.$B$4]*[.D82])/([.$E$4]*10^6))/3600" office:value-type="float" office:value="7.48360909114583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ooc:=(([.$B$4]*[.D83])/([.$E$4]*10^6))/3600" office:value-type="float" office:value="7.3833273553125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ooc:=(([.$B$4]*[.D84])/([.$E$4]*10^6))/3600" office:value-type="float" office:value="7.28372205614583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ooc:=(([.$B$4]*[.D85])/([.$E$4]*10^6))/3600" office:value-type="float" office:value="7.18479319364583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ooc:=(([.$B$4]*[.D86])/([.$E$4]*10^6))/3600" office:value-type="float" office:value="7.0865407678125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ooc:=(([.$B$4]*[.D87])/([.$E$4]*10^6))/3600" office:value-type="float" office:value="6.98896477864583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ooc:=(([.$B$4]*[.D88])/([.$E$4]*10^6))/3600" office:value-type="float" office:value="6.89206522614583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ooc:=(([.$B$4]*[.D89])/([.$E$4]*10^6))/3600" office:value-type="float" office:value="6.7958421103125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ooc:=(([.$B$4]*[.D90])/([.$E$4]*10^6))/3600" office:value-type="float" office:value="6.70029543114583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ooc:=(([.$B$4]*[.D91])/([.$E$4]*10^6))/3600" office:value-type="float" office:value="6.60542518864583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ooc:=(([.$B$4]*[.D92])/([.$E$4]*10^6))/3600" office:value-type="float" office:value="6.5112313828125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ooc:=(([.$B$4]*[.D93])/([.$E$4]*10^6))/3600" office:value-type="float" office:value="6.41771401364583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ooc:=(([.$B$4]*[.D94])/([.$E$4]*10^6))/3600" office:value-type="float" office:value="6.32487308114583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ooc:=(([.$B$4]*[.D95])/([.$E$4]*10^6))/3600" office:value-type="float" office:value="6.2327085853125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ooc:=(([.$B$4]*[.D96])/([.$E$4]*10^6))/3600" office:value-type="float" office:value="6.14122052614583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ooc:=(([.$B$4]*[.D97])/([.$E$4]*10^6))/3600" office:value-type="float" office:value="6.0957301603125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ooc:=(([.$B$4]*[.D98])/([.$E$4]*10^6))/3600" office:value-type="float" office:value="6.00525675614583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ooc:=(([.$B$4]*[.D99])/([.$E$4]*10^6))/3600" office:value-type="float" office:value="5.91545978864583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ooc:=(([.$B$4]*[.D100])/([.$E$4]*10^6))/3600" office:value-type="float" office:value="5.8263392578125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ooc:=(([.$B$4]*[.D101])/([.$E$4]*10^6))/3600" office:value-type="float" office:value="5.73789516364583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ooc:=(([.$B$4]*[.D102])/([.$E$4]*10^6))/3600" office:value-type="float" office:value="5.65012750614583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ooc:=(([.$B$4]*[.D103])/([.$E$4]*10^6))/3600" office:value-type="float" office:value="5.5630362853125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ooc:=(([.$B$4]*[.D104])/([.$E$4]*10^6))/3600" office:value-type="float" office:value="5.47662150114583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ooc:=(([.$B$4]*[.D105])/([.$E$4]*10^6))/3600" office:value-type="float" office:value="5.39088315364583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ooc:=(([.$B$4]*[.D106])/([.$E$4]*10^6))/3600" office:value-type="float" office:value="5.3058212428125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ooc:=(([.$B$4]*[.D107])/([.$E$4]*10^6))/3600" office:value-type="float" office:value="5.22143576864583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ooc:=(([.$B$4]*[.D108])/([.$E$4]*10^6))/3600" office:value-type="float" office:value="5.13772673114583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ooc:=(([.$B$4]*[.D109])/([.$E$4]*10^6))/3600" office:value-type="float" office:value="5.0546941303125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ooc:=(([.$B$4]*[.D110])/([.$E$4]*10^6))/3600" office:value-type="float" office:value="4.97233796614583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ooc:=(([.$B$4]*[.D111])/([.$E$4]*10^6))/3600" office:value-type="float" office:value="4.89065823864583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ooc:=(([.$B$4]*[.D112])/([.$E$4]*10^6))/3600" office:value-type="float" office:value="4.8096549478125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ooc:=(([.$B$4]*[.D113])/([.$E$4]*10^6))/3600" office:value-type="float" office:value="4.72932809364583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ooc:=(([.$B$4]*[.D114])/([.$E$4]*10^6))/3600" office:value-type="float" office:value="4.6496776761458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ooc:=(([.$B$4]*[.D115])/([.$E$4]*10^6))/3600" office:value-type="float" office:value="4.5707036953125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ooc:=(([.$B$4]*[.D116])/([.$E$4]*10^6))/3600" office:value-type="float" office:value="4.49240615114583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ooc:=(([.$B$4]*[.D117])/([.$E$4]*10^6))/3600" office:value-type="float" office:value="4.4147850436458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ooc:=(([.$B$4]*[.D118])/([.$E$4]*10^6))/3600" office:value-type="float" office:value="4.3762281536458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ooc:=(([.$B$4]*[.D119])/([.$E$4]*10^6))/3600" office:value-type="float" office:value="4.29962170114583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ooc:=(([.$B$4]*[.D120])/([.$E$4]*10^6))/3600" office:value-type="float" office:value="4.2236916853125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ooc:=(([.$B$4]*[.D121])/([.$E$4]*10^6))/3600" office:value-type="float" office:value="4.14843810614583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ooc:=(([.$B$4]*[.D122])/([.$E$4]*10^6))/3600" office:value-type="float" office:value="4.07386096364583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ooc:=(([.$B$4]*[.D123])/([.$E$4]*10^6))/3600" office:value-type="float" office:value="3.9999602578125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ooc:=(([.$B$4]*[.D124])/([.$E$4]*10^6))/3600" office:value-type="float" office:value="3.92673598864583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ooc:=(([.$B$4]*[.D125])/([.$E$4]*10^6))/3600" office:value-type="float" office:value="3.8541881561458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ooc:=(([.$B$4]*[.D126])/([.$E$4]*10^6))/3600" office:value-type="float" office:value="3.7823167603125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ooc:=(([.$B$4]*[.D127])/([.$E$4]*10^6))/3600" office:value-type="float" office:value="3.71112180114583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ooc:=(([.$B$4]*[.D128])/([.$E$4]*10^6))/3600" office:value-type="float" office:value="3.64060327864583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ooc:=(([.$B$4]*[.D129])/([.$E$4]*10^6))/3600" office:value-type="float" office:value="3.5707611928125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ooc:=(([.$B$4]*[.D130])/([.$E$4]*10^6))/3600" office:value-type="float" office:value="3.50159554364583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ooc:=(([.$B$4]*[.D131])/([.$E$4]*10^6))/3600" office:value-type="float" office:value="3.43310633114583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ooc:=(([.$B$4]*[.D132])/([.$E$4]*10^6))/3600" office:value-type="float" office:value="3.3652935553125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ooc:=(([.$B$4]*[.D133])/([.$E$4]*10^6))/3600" office:value-type="float" office:value="3.29815721614583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ooc:=(([.$B$4]*[.D134])/([.$E$4]*10^6))/3600" office:value-type="float" office:value="3.23169731364583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ooc:=(([.$B$4]*[.D135])/([.$E$4]*10^6))/3600" office:value-type="float" office:value="3.1659138478125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ooc:=(([.$B$4]*[.D136])/([.$E$4]*10^6))/3600" office:value-type="float" office:value="3.10080681864583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ooc:=(([.$B$4]*[.D137])/([.$E$4]*10^6))/3600" office:value-type="float" office:value="3.03637622614583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ooc:=(([.$B$4]*[.D138])/([.$E$4]*10^6))/3600" office:value-type="float" office:value="2.9726220703125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ooc:=(([.$B$4]*[.D139])/([.$E$4]*10^6))/3600" office:value-type="float" office:value="2.94099865614583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ooc:=(([.$B$4]*[.D140])/([.$E$4]*10^6))/3600" office:value-type="float" office:value="2.8782591553125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ooc:=(([.$B$4]*[.D141])/([.$E$4]*10^6))/3600" office:value-type="float" office:value="2.816196091145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ooc:=(([.$B$4]*[.D142])/([.$E$4]*10^6))/3600" office:value-type="float" office:value="2.75480946364583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ooc:=(([.$B$4]*[.D143])/([.$E$4]*10^6))/3600" office:value-type="float" office:value="2.6940992728125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ooc:=(([.$B$4]*[.D144])/([.$E$4]*10^6))/3600" office:value-type="float" office:value="2.63406551864583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ooc:=(([.$B$4]*[.D145])/([.$E$4]*10^6))/3600" office:value-type="float" office:value="2.57470820114583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ooc:=(([.$B$4]*[.D146])/([.$E$4]*10^6))/3600" office:value-type="float" office:value="2.5160273203125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ooc:=(([.$B$4]*[.D147])/([.$E$4]*10^6))/3600" office:value-type="float" office:value="2.45802287614583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ooc:=(([.$B$4]*[.D148])/([.$E$4]*10^6))/3600" office:value-type="float" office:value="2.4006948686458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ooc:=(([.$B$4]*[.D149])/([.$E$4]*10^6))/3600" office:value-type="float" office:value="2.3440432978125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ooc:=(([.$B$4]*[.D150])/([.$E$4]*10^6))/3600" office:value-type="float" office:value="2.28806816364583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ooc:=(([.$B$4]*[.D151])/([.$E$4]*10^6))/3600" office:value-type="float" office:value="2.23276946614583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ooc:=(([.$B$4]*[.D152])/([.$E$4]*10^6))/3600" office:value-type="float" office:value="2.1781472053125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ooc:=(([.$B$4]*[.D153])/([.$E$4]*10^6))/3600" office:value-type="float" office:value="2.12420138114583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ooc:=(([.$B$4]*[.D154])/([.$E$4]*10^6))/3600" office:value-type="float" office:value="2.07093199364583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ooc:=(([.$B$4]*[.D155])/([.$E$4]*10^6))/3600" office:value-type="float" office:value="2.0183390428125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ooc:=(([.$B$4]*[.D156])/([.$E$4]*10^6))/3600" office:value-type="float" office:value="1.96642252864583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ooc:=(([.$B$4]*[.D157])/([.$E$4]*10^6))/3600" office:value-type="float" office:value="1.9151824511458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ooc:=(([.$B$4]*[.D158])/([.$E$4]*10^6))/3600" office:value-type="float" office:value="1.8646188103125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ooc:=(([.$B$4]*[.D159])/([.$E$4]*10^6))/3600" office:value-type="float" office:value="1.8147316061458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ooc:=(([.$B$4]*[.D160])/([.$E$4]*10^6))/3600" office:value-type="float" office:value="1.7900416678125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ooc:=(([.$B$4]*[.D161])/([.$E$4]*10^6))/3600" office:value-type="float" office:value="1.74116911864583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ooc:=(([.$B$4]*[.D162])/([.$E$4]*10^6))/3600" office:value-type="float" office:value="1.69297300614583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ooc:=(([.$B$4]*[.D163])/([.$E$4]*10^6))/3600" office:value-type="float" office:value="1.6454533303125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ooc:=(([.$B$4]*[.D164])/([.$E$4]*10^6))/3600" office:value-type="float" office:value="1.59861009114583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ooc:=(([.$B$4]*[.D165])/([.$E$4]*10^6))/3600" office:value-type="float" office:value="1.55244328864583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ooc:=(([.$B$4]*[.D166])/([.$E$4]*10^6))/3600" office:value-type="float" office:value="1.5069529228125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ooc:=(([.$B$4]*[.D167])/([.$E$4]*10^6))/3600" office:value-type="float" office:value="1.46213899364583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ooc:=(([.$B$4]*[.D168])/([.$E$4]*10^6))/3600" office:value-type="float" office:value="1.41800150114583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ooc:=(([.$B$4]*[.D169])/([.$E$4]*10^6))/3600" office:value-type="float" office:value="1.3745404453125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ooc:=(([.$B$4]*[.D170])/([.$E$4]*10^6))/3600" office:value-type="float" office:value="1.33175582614583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ooc:=(([.$B$4]*[.D171])/([.$E$4]*10^6))/3600" office:value-type="float" office:value="1.28964764364583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ooc:=(([.$B$4]*[.D172])/([.$E$4]*10^6))/3600" office:value-type="float" office:value="1.2482158978125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ooc:=(([.$B$4]*[.D173])/([.$E$4]*10^6))/3600" office:value-type="float" office:value="1.20746058864583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ooc:=(([.$B$4]*[.D174])/([.$E$4]*10^6))/3600" office:value-type="float" office:value="1.16738171614583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ooc:=(([.$B$4]*[.D175])/([.$E$4]*10^6))/3600" office:value-type="float" office:value="1.1279792803125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ooc:=(([.$B$4]*[.D176])/([.$E$4]*10^6))/3600" office:value-type="float" office:value="1.08925328114583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ooc:=(([.$B$4]*[.D177])/([.$E$4]*10^6))/3600" office:value-type="float" office:value="1.05120371864583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ooc:=(([.$B$4]*[.D178])/([.$E$4]*10^6))/3600" office:value-type="float" office:value="1.0138305928125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ooc:=(([.$B$4]*[.D179])/([.$E$4]*10^6))/3600" office:value-type="float" office:value="0.977133903645833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ooc:=(([.$B$4]*[.D180])/([.$E$4]*10^6))/3600" office:value-type="float" office:value="0.941113651145833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ooc:=(([.$B$4]*[.D181])/([.$E$4]*10^6))/3600" office:value-type="float" office:value="0.923357188645833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ooc:=(([.$B$4]*[.D182])/([.$E$4]*10^6))/3600" office:value-type="float" office:value="0.888351591145833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ooc:=(([.$B$4]*[.D183])/([.$E$4]*10^6))/3600" office:value-type="float" office:value="0.854022430312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ooc:=(([.$B$4]*[.D184])/([.$E$4]*10^6))/3600" office:value-type="float" office:value="0.820369706145833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ooc:=(([.$B$4]*[.D185])/([.$E$4]*10^6))/3600" office:value-type="float" office:value="0.7873934186458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ooc:=(([.$B$4]*[.D186])/([.$E$4]*10^6))/3600" office:value-type="float" office:value="0.7550935678125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ooc:=(([.$B$4]*[.D187])/([.$E$4]*10^6))/3600" office:value-type="float" office:value="0.723470153645833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ooc:=(([.$B$4]*[.D188])/([.$E$4]*10^6))/3600" office:value-type="float" office:value="0.692523176145833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ooc:=(([.$B$4]*[.D189])/([.$E$4]*10^6))/3600" office:value-type="float" office:value="0.6622526353125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ooc:=(([.$B$4]*[.D190])/([.$E$4]*10^6))/3600" office:value-type="float" office:value="0.632658531145833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ooc:=(([.$B$4]*[.D191])/([.$E$4]*10^6))/3600" office:value-type="float" office:value="0.603740863645833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ooc:=(([.$B$4]*[.D192])/([.$E$4]*10^6))/3600" office:value-type="float" office:value="0.5754996328125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ooc:=(([.$B$4]*[.D193])/([.$E$4]*10^6))/3600" office:value-type="float" office:value="0.547934838645833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ooc:=(([.$B$4]*[.D194])/([.$E$4]*10^6))/3600" office:value-type="float" office:value="0.521046481145833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ooc:=(([.$B$4]*[.D195])/([.$E$4]*10^6))/3600" office:value-type="float" office:value="0.4948345603125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ooc:=(([.$B$4]*[.D196])/([.$E$4]*10^6))/3600" office:value-type="float" office:value="0.469299076145833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ooc:=(([.$B$4]*[.D197])/([.$E$4]*10^6))/3600" office:value-type="float" office:value="0.444440028645833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ooc:=(([.$B$4]*[.D198])/([.$E$4]*10^6))/3600" office:value-type="float" office:value="0.4202574178125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ooc:=(([.$B$4]*[.D199])/([.$E$4]*10^6))/3600" office:value-type="float" office:value="0.396751243645833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ooc:=(([.$B$4]*[.D200])/([.$E$4]*10^6))/3600" office:value-type="float" office:value="0.373921506145833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ooc:=(([.$B$4]*[.D201])/([.$E$4]*10^6))/3600" office:value-type="float" office:value="0.3517682053125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ooc:=(([.$B$4]*[.D202])/([.$E$4]*10^6))/3600" office:value-type="float" office:value="0.340945218645833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ooc:=(([.$B$4]*[.D203])/([.$E$4]*10^6))/3600" office:value-type="float" office:value="0.3198065728125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ooc:=(([.$B$4]*[.D204])/([.$E$4]*10^6))/3600" office:value-type="float" office:value="0.299344363645833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ooc:=(([.$B$4]*[.D205])/([.$E$4]*10^6))/3600" office:value-type="float" office:value="0.279558591145833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ooc:=(([.$B$4]*[.D206])/([.$E$4]*10^6))/3600" office:value-type="float" office:value="0.2604492553125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ooc:=(([.$B$4]*[.D207])/([.$E$4]*10^6))/3600" office:value-type="float" office:value="0.242016356145833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ooc:=(([.$B$4]*[.D208])/([.$E$4]*10^6))/3600" office:value-type="float" office:value="0.224259893645833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ooc:=(([.$B$4]*[.D209])/([.$E$4]*10^6))/3600" office:value-type="float" office:value="0.2071798678125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ooc:=(([.$B$4]*[.D210])/([.$E$4]*10^6))/3600" office:value-type="float" office:value="0.190776278645833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ooc:=(([.$B$4]*[.D211])/([.$E$4]*10^6))/3600" office:value-type="float" office:value="0.175049126145833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ooc:=(([.$B$4]*[.D212])/([.$E$4]*10^6))/3600" office:value-type="float" office:value="0.1599984103125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ooc:=(([.$B$4]*[.D213])/([.$E$4]*10^6))/3600" office:value-type="float" office:value="0.145624131145833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ooc:=(([.$B$4]*[.D214])/([.$E$4]*10^6))/3600" office:value-type="float" office:value="0.131926288645833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ooc:=(([.$B$4]*[.D215])/([.$E$4]*10^6))/3600" office:value-type="float" office:value="0.1189048828125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ooc:=(([.$B$4]*[.D216])/([.$E$4]*10^6))/3600" office:value-type="float" office:value="0.106559913645833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ooc:=(([.$B$4]*[.D217])/([.$E$4]*10^6))/3600" office:value-type="float" office:value="0.0948913811458333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ooc:=(([.$B$4]*[.D218])/([.$E$4]*10^6))/3600" office:value-type="float" office:value="0.0838992853125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ooc:=(([.$B$4]*[.D219])/([.$E$4]*10^6))/3600" office:value-type="float" office:value="0.0735836261458333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ooc:=(([.$B$4]*[.D220])/([.$E$4]*10^6))/3600" office:value-type="float" office:value="0.0639444036458333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ooc:=(([.$B$4]*[.D221])/([.$E$4]*10^6))/3600" office:value-type="float" office:value="0.0549816178125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ooc:=(([.$B$4]*[.D222])/([.$E$4]*10^6))/3600" office:value-type="float" office:value="0.0466952686458333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ooc:=(([.$B$4]*[.D223])/([.$E$4]*10^6))/3600" office:value-type="float" office:value="0.0428057578125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ooc:=(([.$B$4]*[.D224])/([.$E$4]*10^6))/3600" office:value-type="float" office:value="0.0355340636458333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ooc:=(([.$B$4]*[.D225])/([.$E$4]*10^6))/3600" office:value-type="float" office:value="0.0289388061458333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ooc:=(([.$B$4]*[.D226])/([.$E$4]*10^6))/3600" office:value-type="float" office:value="0.0230199853125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ooc:=(([.$B$4]*[.D227])/([.$E$4]*10^6))/3600" office:value-type="float" office:value="0.0177776011458333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ooc:=(([.$B$4]*[.D228])/([.$E$4]*10^6))/3600" office:value-type="float" office:value="0.0132116536458333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ooc:=(([.$B$4]*[.D229])/([.$E$4]*10^6))/3600" office:value-type="float" office:value="0.0093221428125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ooc:=(([.$B$4]*[.D230])/([.$E$4]*10^6))/3600" office:value-type="float" office:value="0.00610906864583333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ooc:=(([.$B$4]*[.D231])/([.$E$4]*10^6))/3600" office:value-type="float" office:value="0.00357243114583333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ooc:=(([.$B$4]*[.D232])/([.$E$4]*10^6))/3600" office:value-type="float" office:value="0.0017122303125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ooc:=(([.$B$4]*[.D233])/([.$E$4]*10^6))/3600" office:value-type="float" office:value="0.000528466145833333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ooc:=((([.$B$4]*[.D34])*0.9+0.1*([.$B$4]*[.$J$4]))/([.$E$4]*10^6))/3600" office:value-type="float" office:value="12.8937495511458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ooc:=((([.$B$4]*[.D35])*0.9+0.1*([.$B$4]*[.$J$4]))/([.$E$4]*10^6))/3600" office:value-type="float" office:value="12.8343922336458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ooc:=((([.$B$4]*[.D36])*0.9+0.1*([.$B$4]*[.$J$4]))/([.$E$4]*10^6))/3600" office:value-type="float" office:value="12.7161341933958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ooc:=((([.$B$4]*[.D37])*0.9+0.1*([.$B$4]*[.$J$4]))/([.$E$4]*10^6))/3600" office:value-type="float" office:value="12.5984849461458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ooc:=((([.$B$4]*[.D38])*0.9+0.1*([.$B$4]*[.$J$4]))/([.$E$4]*10^6))/3600" office:value-type="float" office:value="12.4814444918958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ooc:=((([.$B$4]*[.D39])*0.9+0.1*([.$B$4]*[.$J$4]))/([.$E$4]*10^6))/3600" office:value-type="float" office:value="12.3650128306458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ooc:=((([.$B$4]*[.D40])*0.9+0.1*([.$B$4]*[.$J$4]))/([.$E$4]*10^6))/3600" office:value-type="float" office:value="12.2491899623958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ooc:=((([.$B$4]*[.D41])*0.9+0.1*([.$B$4]*[.$J$4]))/([.$E$4]*10^6))/3600" office:value-type="float" office:value="12.1339758871458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ooc:=((([.$B$4]*[.D42])*0.9+0.1*([.$B$4]*[.$J$4]))/([.$E$4]*10^6))/3600" office:value-type="float" office:value="12.0193706048958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ooc:=((([.$B$4]*[.D43])*0.9+0.1*([.$B$4]*[.$J$4]))/([.$E$4]*10^6))/3600" office:value-type="float" office:value="11.9053741156458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ooc:=((([.$B$4]*[.D44])*0.9+0.1*([.$B$4]*[.$J$4]))/([.$E$4]*10^6))/3600" office:value-type="float" office:value="11.7919864193958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ooc:=((([.$B$4]*[.D45])*0.9+0.1*([.$B$4]*[.$J$4]))/([.$E$4]*10^6))/3600" office:value-type="float" office:value="11.6792075161458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ooc:=((([.$B$4]*[.D46])*0.9+0.1*([.$B$4]*[.$J$4]))/([.$E$4]*10^6))/3600" office:value-type="float" office:value="11.5670374058958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ooc:=((([.$B$4]*[.D47])*0.9+0.1*([.$B$4]*[.$J$4]))/([.$E$4]*10^6))/3600" office:value-type="float" office:value="11.4554760886458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ooc:=((([.$B$4]*[.D48])*0.9+0.1*([.$B$4]*[.$J$4]))/([.$E$4]*10^6))/3600" office:value-type="float" office:value="11.3445235643958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ooc:=((([.$B$4]*[.D49])*0.9+0.1*([.$B$4]*[.$J$4]))/([.$E$4]*10^6))/3600" office:value-type="float" office:value="11.234179833145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ooc:=((([.$B$4]*[.D50])*0.9+0.1*([.$B$4]*[.$J$4]))/([.$E$4]*10^6))/3600" office:value-type="float" office:value="11.1244448948958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ooc:=((([.$B$4]*[.D51])*0.9+0.1*([.$B$4]*[.$J$4]))/([.$E$4]*10^6))/3600" office:value-type="float" office:value="11.0153187496458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ooc:=((([.$B$4]*[.D52])*0.9+0.1*([.$B$4]*[.$J$4]))/([.$E$4]*10^6))/3600" office:value-type="float" office:value="10.9068013973958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ooc:=((([.$B$4]*[.D53])*0.9+0.1*([.$B$4]*[.$J$4]))/([.$E$4]*10^6))/3600" office:value-type="float" office:value="10.7988928381458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ooc:=((([.$B$4]*[.D54])*0.9+0.1*([.$B$4]*[.$J$4]))/([.$E$4]*10^6))/3600" office:value-type="float" office:value="10.6915930718958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ooc:=((([.$B$4]*[.D55])*0.9+0.1*([.$B$4]*[.$J$4]))/([.$E$4]*10^6))/3600" office:value-type="float" office:value="10.6381714861458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ooc:=((([.$B$4]*[.D56])*0.9+0.1*([.$B$4]*[.$J$4]))/([.$E$4]*10^6))/3600" office:value-type="float" office:value="10.5317849093958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ooc:=((([.$B$4]*[.D57])*0.9+0.1*([.$B$4]*[.$J$4]))/([.$E$4]*10^6))/3600" office:value-type="float" office:value="10.4260071256458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ooc:=((([.$B$4]*[.D58])*0.9+0.1*([.$B$4]*[.$J$4]))/([.$E$4]*10^6))/3600" office:value-type="float" office:value="10.3208381348958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ooc:=((([.$B$4]*[.D59])*0.9+0.1*([.$B$4]*[.$J$4]))/([.$E$4]*10^6))/3600" office:value-type="float" office:value="10.2162779371458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ooc:=((([.$B$4]*[.D60])*0.9+0.1*([.$B$4]*[.$J$4]))/([.$E$4]*10^6))/3600" office:value-type="float" office:value="10.11232653239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ooc:=((([.$B$4]*[.D61])*0.9+0.1*([.$B$4]*[.$J$4]))/([.$E$4]*10^6))/3600" office:value-type="float" office:value="10.0089839206458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ooc:=((([.$B$4]*[.D62])*0.9+0.1*([.$B$4]*[.$J$4]))/([.$E$4]*10^6))/3600" office:value-type="float" office:value="9.90625010189584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ooc:=((([.$B$4]*[.D63])*0.9+0.1*([.$B$4]*[.$J$4]))/([.$E$4]*10^6))/3600" office:value-type="float" office:value="9.80412507614583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ooc:=((([.$B$4]*[.D64])*0.9+0.1*([.$B$4]*[.$J$4]))/([.$E$4]*10^6))/3600" office:value-type="float" office:value="9.70260884339583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ooc:=((([.$B$4]*[.D65])*0.9+0.1*([.$B$4]*[.$J$4]))/([.$E$4]*10^6))/3600" office:value-type="float" office:value="9.60170140364583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ooc:=((([.$B$4]*[.D66])*0.9+0.1*([.$B$4]*[.$J$4]))/([.$E$4]*10^6))/3600" office:value-type="float" office:value="9.50140275689584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ooc:=((([.$B$4]*[.D67])*0.9+0.1*([.$B$4]*[.$J$4]))/([.$E$4]*10^6))/3600" office:value-type="float" office:value="9.40171290314584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ooc:=((([.$B$4]*[.D68])*0.9+0.1*([.$B$4]*[.$J$4]))/([.$E$4]*10^6))/3600" office:value-type="float" office:value="9.30263184239584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ooc:=((([.$B$4]*[.D69])*0.9+0.1*([.$B$4]*[.$J$4]))/([.$E$4]*10^6))/3600" office:value-type="float" office:value="9.20415957464583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ooc:=((([.$B$4]*[.D70])*0.9+0.1*([.$B$4]*[.$J$4]))/([.$E$4]*10^6))/3600" office:value-type="float" office:value="9.10629609989583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ooc:=((([.$B$4]*[.D71])*0.9+0.1*([.$B$4]*[.$J$4]))/([.$E$4]*10^6))/3600" office:value-type="float" office:value="9.00904141814583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ooc:=((([.$B$4]*[.D72])*0.9+0.1*([.$B$4]*[.$J$4]))/([.$E$4]*10^6))/3600" office:value-type="float" office:value="8.91239552939583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ooc:=((([.$B$4]*[.D73])*0.9+0.1*([.$B$4]*[.$J$4]))/([.$E$4]*10^6))/3600" office:value-type="float" office:value="8.81635843364583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ooc:=((([.$B$4]*[.D74])*0.9+0.1*([.$B$4]*[.$J$4]))/([.$E$4]*10^6))/3600" office:value-type="float" office:value="8.72093013089583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ooc:=((([.$B$4]*[.D75])*0.9+0.1*([.$B$4]*[.$J$4]))/([.$E$4]*10^6))/3600" office:value-type="float" office:value="8.62611062114583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ooc:=((([.$B$4]*[.D76])*0.9+0.1*([.$B$4]*[.$J$4]))/([.$E$4]*10^6))/3600" office:value-type="float" office:value="8.57892916364583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ooc:=((([.$B$4]*[.D77])*0.9+0.1*([.$B$4]*[.$J$4]))/([.$E$4]*10^6))/3600" office:value-type="float" office:value="8.48502284339583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ooc:=((([.$B$4]*[.D78])*0.9+0.1*([.$B$4]*[.$J$4]))/([.$E$4]*10^6))/3600" office:value-type="float" office:value="8.3917253161458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ooc:=((([.$B$4]*[.D79])*0.9+0.1*([.$B$4]*[.$J$4]))/([.$E$4]*10^6))/3600" office:value-type="float" office:value="8.29903658189583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ooc:=((([.$B$4]*[.D80])*0.9+0.1*([.$B$4]*[.$J$4]))/([.$E$4]*10^6))/3600" office:value-type="float" office:value="8.20695664064584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ooc:=((([.$B$4]*[.D81])*0.9+0.1*([.$B$4]*[.$J$4]))/([.$E$4]*10^6))/3600" office:value-type="float" office:value="8.11548549239583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ooc:=((([.$B$4]*[.D82])*0.9+0.1*([.$B$4]*[.$J$4]))/([.$E$4]*10^6))/3600" office:value-type="float" office:value="8.02462313714583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ooc:=((([.$B$4]*[.D83])*0.9+0.1*([.$B$4]*[.$J$4]))/([.$E$4]*10^6))/3600" office:value-type="float" office:value="7.93436957489583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ooc:=((([.$B$4]*[.D84])*0.9+0.1*([.$B$4]*[.$J$4]))/([.$E$4]*10^6))/3600" office:value-type="float" office:value="7.84472480564584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ooc:=((([.$B$4]*[.D85])*0.9+0.1*([.$B$4]*[.$J$4]))/([.$E$4]*10^6))/3600" office:value-type="float" office:value="7.75568882939584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ooc:=((([.$B$4]*[.D86])*0.9+0.1*([.$B$4]*[.$J$4]))/([.$E$4]*10^6))/3600" office:value-type="float" office:value="7.66726164614583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ooc:=((([.$B$4]*[.D87])*0.9+0.1*([.$B$4]*[.$J$4]))/([.$E$4]*10^6))/3600" office:value-type="float" office:value="7.57944325589583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ooc:=((([.$B$4]*[.D88])*0.9+0.1*([.$B$4]*[.$J$4]))/([.$E$4]*10^6))/3600" office:value-type="float" office:value="7.49223365864583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ooc:=((([.$B$4]*[.D89])*0.9+0.1*([.$B$4]*[.$J$4]))/([.$E$4]*10^6))/3600" office:value-type="float" office:value="7.40563285439583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ooc:=((([.$B$4]*[.D90])*0.9+0.1*([.$B$4]*[.$J$4]))/([.$E$4]*10^6))/3600" office:value-type="float" office:value="7.31964084314583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ooc:=((([.$B$4]*[.D91])*0.9+0.1*([.$B$4]*[.$J$4]))/([.$E$4]*10^6))/3600" office:value-type="float" office:value="7.23425762489583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ooc:=((([.$B$4]*[.D92])*0.9+0.1*([.$B$4]*[.$J$4]))/([.$E$4]*10^6))/3600" office:value-type="float" office:value="7.14948319964583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ooc:=((([.$B$4]*[.D93])*0.9+0.1*([.$B$4]*[.$J$4]))/([.$E$4]*10^6))/3600" office:value-type="float" office:value="7.06531756739583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ooc:=((([.$B$4]*[.D94])*0.9+0.1*([.$B$4]*[.$J$4]))/([.$E$4]*10^6))/3600" office:value-type="float" office:value="6.98176072814584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ooc:=((([.$B$4]*[.D95])*0.9+0.1*([.$B$4]*[.$J$4]))/([.$E$4]*10^6))/3600" office:value-type="float" office:value="6.89881268189583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ooc:=((([.$B$4]*[.D96])*0.9+0.1*([.$B$4]*[.$J$4]))/([.$E$4]*10^6))/3600" office:value-type="float" office:value="6.81647342864583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ooc:=((([.$B$4]*[.D97])*0.9+0.1*([.$B$4]*[.$J$4]))/([.$E$4]*10^6))/3600" office:value-type="float" office:value="6.77553209939583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ooc:=((([.$B$4]*[.D98])*0.9+0.1*([.$B$4]*[.$J$4]))/([.$E$4]*10^6))/3600" office:value-type="float" office:value="6.6941060356458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ooc:=((([.$B$4]*[.D99])*0.9+0.1*([.$B$4]*[.$J$4]))/([.$E$4]*10^6))/3600" office:value-type="float" office:value="6.61328876489583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ooc:=((([.$B$4]*[.D100])*0.9+0.1*([.$B$4]*[.$J$4]))/([.$E$4]*10^6))/3600" office:value-type="float" office:value="6.5330802871458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ooc:=((([.$B$4]*[.D101])*0.9+0.1*([.$B$4]*[.$J$4]))/([.$E$4]*10^6))/3600" office:value-type="float" office:value="6.45348060239583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ooc:=((([.$B$4]*[.D102])*0.9+0.1*([.$B$4]*[.$J$4]))/([.$E$4]*10^6))/3600" office:value-type="float" office:value="6.37448971064583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ooc:=((([.$B$4]*[.D103])*0.9+0.1*([.$B$4]*[.$J$4]))/([.$E$4]*10^6))/3600" office:value-type="float" office:value="6.29610761189583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ooc:=((([.$B$4]*[.D104])*0.9+0.1*([.$B$4]*[.$J$4]))/([.$E$4]*10^6))/3600" office:value-type="float" office:value="6.21833430614583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ooc:=((([.$B$4]*[.D105])*0.9+0.1*([.$B$4]*[.$J$4]))/([.$E$4]*10^6))/3600" office:value-type="float" office:value="6.14116979339583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ooc:=((([.$B$4]*[.D106])*0.9+0.1*([.$B$4]*[.$J$4]))/([.$E$4]*10^6))/3600" office:value-type="float" office:value="6.0646140736458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ooc:=((([.$B$4]*[.D107])*0.9+0.1*([.$B$4]*[.$J$4]))/([.$E$4]*10^6))/3600" office:value-type="float" office:value="5.98866714689583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ooc:=((([.$B$4]*[.D108])*0.9+0.1*([.$B$4]*[.$J$4]))/([.$E$4]*10^6))/3600" office:value-type="float" office:value="5.91332901314583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ooc:=((([.$B$4]*[.D109])*0.9+0.1*([.$B$4]*[.$J$4]))/([.$E$4]*10^6))/3600" office:value-type="float" office:value="5.83859967239583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ooc:=((([.$B$4]*[.D110])*0.9+0.1*([.$B$4]*[.$J$4]))/([.$E$4]*10^6))/3600" office:value-type="float" office:value="5.76447912464583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ooc:=((([.$B$4]*[.D111])*0.9+0.1*([.$B$4]*[.$J$4]))/([.$E$4]*10^6))/3600" office:value-type="float" office:value="5.69096736989583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ooc:=((([.$B$4]*[.D112])*0.9+0.1*([.$B$4]*[.$J$4]))/([.$E$4]*10^6))/3600" office:value-type="float" office:value="5.61806440814583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ooc:=((([.$B$4]*[.D113])*0.9+0.1*([.$B$4]*[.$J$4]))/([.$E$4]*10^6))/3600" office:value-type="float" office:value="5.54577023939583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ooc:=((([.$B$4]*[.D114])*0.9+0.1*([.$B$4]*[.$J$4]))/([.$E$4]*10^6))/3600" office:value-type="float" office:value="5.47408486364583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ooc:=((([.$B$4]*[.D115])*0.9+0.1*([.$B$4]*[.$J$4]))/([.$E$4]*10^6))/3600" office:value-type="float" office:value="5.4030082808958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ooc:=((([.$B$4]*[.D116])*0.9+0.1*([.$B$4]*[.$J$4]))/([.$E$4]*10^6))/3600" office:value-type="float" office:value="5.33254049114583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ooc:=((([.$B$4]*[.D117])*0.9+0.1*([.$B$4]*[.$J$4]))/([.$E$4]*10^6))/3600" office:value-type="float" office:value="5.26268149439583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ooc:=((([.$B$4]*[.D118])*0.9+0.1*([.$B$4]*[.$J$4]))/([.$E$4]*10^6))/3600" office:value-type="float" office:value="5.22798029339583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ooc:=((([.$B$4]*[.D119])*0.9+0.1*([.$B$4]*[.$J$4]))/([.$E$4]*10^6))/3600" office:value-type="float" office:value="5.15903448614583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ooc:=((([.$B$4]*[.D120])*0.9+0.1*([.$B$4]*[.$J$4]))/([.$E$4]*10^6))/3600" office:value-type="float" office:value="5.09069747189583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ooc:=((([.$B$4]*[.D121])*0.9+0.1*([.$B$4]*[.$J$4]))/([.$E$4]*10^6))/3600" office:value-type="float" office:value="5.02296925064583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ooc:=((([.$B$4]*[.D122])*0.9+0.1*([.$B$4]*[.$J$4]))/([.$E$4]*10^6))/3600" office:value-type="float" office:value="4.95584982239583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ooc:=((([.$B$4]*[.D123])*0.9+0.1*([.$B$4]*[.$J$4]))/([.$E$4]*10^6))/3600" office:value-type="float" office:value="4.889339187145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ooc:=((([.$B$4]*[.D124])*0.9+0.1*([.$B$4]*[.$J$4]))/([.$E$4]*10^6))/3600" office:value-type="float" office:value="4.82343734489583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ooc:=((([.$B$4]*[.D125])*0.9+0.1*([.$B$4]*[.$J$4]))/([.$E$4]*10^6))/3600" office:value-type="float" office:value="4.75814429564583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ooc:=((([.$B$4]*[.D126])*0.9+0.1*([.$B$4]*[.$J$4]))/([.$E$4]*10^6))/3600" office:value-type="float" office:value="4.69346003939583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ooc:=((([.$B$4]*[.D127])*0.9+0.1*([.$B$4]*[.$J$4]))/([.$E$4]*10^6))/3600" office:value-type="float" office:value="4.6293845761458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ooc:=((([.$B$4]*[.D128])*0.9+0.1*([.$B$4]*[.$J$4]))/([.$E$4]*10^6))/3600" office:value-type="float" office:value="4.56591790589583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ooc:=((([.$B$4]*[.D129])*0.9+0.1*([.$B$4]*[.$J$4]))/([.$E$4]*10^6))/3600" office:value-type="float" office:value="4.50306002864583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ooc:=((([.$B$4]*[.D130])*0.9+0.1*([.$B$4]*[.$J$4]))/([.$E$4]*10^6))/3600" office:value-type="float" office:value="4.44081094439583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ooc:=((([.$B$4]*[.D131])*0.9+0.1*([.$B$4]*[.$J$4]))/([.$E$4]*10^6))/3600" office:value-type="float" office:value="4.37917065314583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ooc:=((([.$B$4]*[.D132])*0.9+0.1*([.$B$4]*[.$J$4]))/([.$E$4]*10^6))/3600" office:value-type="float" office:value="4.31813915489583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ooc:=((([.$B$4]*[.D133])*0.9+0.1*([.$B$4]*[.$J$4]))/([.$E$4]*10^6))/3600" office:value-type="float" office:value="4.25771644964583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ooc:=((([.$B$4]*[.D134])*0.9+0.1*([.$B$4]*[.$J$4]))/([.$E$4]*10^6))/3600" office:value-type="float" office:value="4.19790253739583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ooc:=((([.$B$4]*[.D135])*0.9+0.1*([.$B$4]*[.$J$4]))/([.$E$4]*10^6))/3600" office:value-type="float" office:value="4.13869741814583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ooc:=((([.$B$4]*[.D136])*0.9+0.1*([.$B$4]*[.$J$4]))/([.$E$4]*10^6))/3600" office:value-type="float" office:value="4.08010109189583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ooc:=((([.$B$4]*[.D137])*0.9+0.1*([.$B$4]*[.$J$4]))/([.$E$4]*10^6))/3600" office:value-type="float" office:value="4.02211355864583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ooc:=((([.$B$4]*[.D138])*0.9+0.1*([.$B$4]*[.$J$4]))/([.$E$4]*10^6))/3600" office:value-type="float" office:value="3.96473481839583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ooc:=((([.$B$4]*[.D139])*0.9+0.1*([.$B$4]*[.$J$4]))/([.$E$4]*10^6))/3600" office:value-type="float" office:value="3.93627374564583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ooc:=((([.$B$4]*[.D140])*0.9+0.1*([.$B$4]*[.$J$4]))/([.$E$4]*10^6))/3600" office:value-type="float" office:value="3.87980819489583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ooc:=((([.$B$4]*[.D141])*0.9+0.1*([.$B$4]*[.$J$4]))/([.$E$4]*10^6))/3600" office:value-type="float" office:value="3.82395143714583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ooc:=((([.$B$4]*[.D142])*0.9+0.1*([.$B$4]*[.$J$4]))/([.$E$4]*10^6))/3600" office:value-type="float" office:value="3.76870347239583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ooc:=((([.$B$4]*[.D143])*0.9+0.1*([.$B$4]*[.$J$4]))/([.$E$4]*10^6))/3600" office:value-type="float" office:value="3.71406430064583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ooc:=((([.$B$4]*[.D144])*0.9+0.1*([.$B$4]*[.$J$4]))/([.$E$4]*10^6))/3600" office:value-type="float" office:value="3.66003392189583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ooc:=((([.$B$4]*[.D145])*0.9+0.1*([.$B$4]*[.$J$4]))/([.$E$4]*10^6))/3600" office:value-type="float" office:value="3.60661233614583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ooc:=((([.$B$4]*[.D146])*0.9+0.1*([.$B$4]*[.$J$4]))/([.$E$4]*10^6))/3600" office:value-type="float" office:value="3.55379954339583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ooc:=((([.$B$4]*[.D147])*0.9+0.1*([.$B$4]*[.$J$4]))/([.$E$4]*10^6))/3600" office:value-type="float" office:value="3.50159554364583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ooc:=((([.$B$4]*[.D148])*0.9+0.1*([.$B$4]*[.$J$4]))/([.$E$4]*10^6))/3600" office:value-type="float" office:value="3.45000033689583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ooc:=((([.$B$4]*[.D149])*0.9+0.1*([.$B$4]*[.$J$4]))/([.$E$4]*10^6))/3600" office:value-type="float" office:value="3.39901392314583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ooc:=((([.$B$4]*[.D150])*0.9+0.1*([.$B$4]*[.$J$4]))/([.$E$4]*10^6))/3600" office:value-type="float" office:value="3.34863630239583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ooc:=((([.$B$4]*[.D151])*0.9+0.1*([.$B$4]*[.$J$4]))/([.$E$4]*10^6))/3600" office:value-type="float" office:value="3.29886747464583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ooc:=((([.$B$4]*[.D152])*0.9+0.1*([.$B$4]*[.$J$4]))/([.$E$4]*10^6))/3600" office:value-type="float" office:value="3.24970743989583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ooc:=((([.$B$4]*[.D153])*0.9+0.1*([.$B$4]*[.$J$4]))/([.$E$4]*10^6))/3600" office:value-type="float" office:value="3.20115619814583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ooc:=((([.$B$4]*[.D154])*0.9+0.1*([.$B$4]*[.$J$4]))/([.$E$4]*10^6))/3600" office:value-type="float" office:value="3.15321374939583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ooc:=((([.$B$4]*[.D155])*0.9+0.1*([.$B$4]*[.$J$4]))/([.$E$4]*10^6))/3600" office:value-type="float" office:value="3.10588009364583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ooc:=((([.$B$4]*[.D156])*0.9+0.1*([.$B$4]*[.$J$4]))/([.$E$4]*10^6))/3600" office:value-type="float" office:value="3.0591552308958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ooc:=((([.$B$4]*[.D157])*0.9+0.1*([.$B$4]*[.$J$4]))/([.$E$4]*10^6))/3600" office:value-type="float" office:value="3.01303916114583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ooc:=((([.$B$4]*[.D158])*0.9+0.1*([.$B$4]*[.$J$4]))/([.$E$4]*10^6))/3600" office:value-type="float" office:value="2.96753188439583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ooc:=((([.$B$4]*[.D159])*0.9+0.1*([.$B$4]*[.$J$4]))/([.$E$4]*10^6))/3600" office:value-type="float" office:value="2.9226334006458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ooc:=((([.$B$4]*[.D160])*0.9+0.1*([.$B$4]*[.$J$4]))/([.$E$4]*10^6))/3600" office:value-type="float" office:value="2.90041245614583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ooc:=((([.$B$4]*[.D161])*0.9+0.1*([.$B$4]*[.$J$4]))/([.$E$4]*10^6))/3600" office:value-type="float" office:value="2.85642716189583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ooc:=((([.$B$4]*[.D162])*0.9+0.1*([.$B$4]*[.$J$4]))/([.$E$4]*10^6))/3600" office:value-type="float" office:value="2.81305066064583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ooc:=((([.$B$4]*[.D163])*0.9+0.1*([.$B$4]*[.$J$4]))/([.$E$4]*10^6))/3600" office:value-type="float" office:value="2.77028295239583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ooc:=((([.$B$4]*[.D164])*0.9+0.1*([.$B$4]*[.$J$4]))/([.$E$4]*10^6))/3600" office:value-type="float" office:value="2.72812403714583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ooc:=((([.$B$4]*[.D165])*0.9+0.1*([.$B$4]*[.$J$4]))/([.$E$4]*10^6))/3600" office:value-type="float" office:value="2.68657391489583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ooc:=((([.$B$4]*[.D166])*0.9+0.1*([.$B$4]*[.$J$4]))/([.$E$4]*10^6))/3600" office:value-type="float" office:value="2.64563258564583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ooc:=((([.$B$4]*[.D167])*0.9+0.1*([.$B$4]*[.$J$4]))/([.$E$4]*10^6))/3600" office:value-type="float" office:value="2.60530004939583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ooc:=((([.$B$4]*[.D168])*0.9+0.1*([.$B$4]*[.$J$4]))/([.$E$4]*10^6))/3600" office:value-type="float" office:value="2.56557630614583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ooc:=((([.$B$4]*[.D169])*0.9+0.1*([.$B$4]*[.$J$4]))/([.$E$4]*10^6))/3600" office:value-type="float" office:value="2.52646135589583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ooc:=((([.$B$4]*[.D170])*0.9+0.1*([.$B$4]*[.$J$4]))/([.$E$4]*10^6))/3600" office:value-type="float" office:value="2.48795519864583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ooc:=((([.$B$4]*[.D171])*0.9+0.1*([.$B$4]*[.$J$4]))/([.$E$4]*10^6))/3600" office:value-type="float" office:value="2.45005783439583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ooc:=((([.$B$4]*[.D172])*0.9+0.1*([.$B$4]*[.$J$4]))/([.$E$4]*10^6))/3600" office:value-type="float" office:value="2.41276926314583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ooc:=((([.$B$4]*[.D173])*0.9+0.1*([.$B$4]*[.$J$4]))/([.$E$4]*10^6))/3600" office:value-type="float" office:value="2.37608948489583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ooc:=((([.$B$4]*[.D174])*0.9+0.1*([.$B$4]*[.$J$4]))/([.$E$4]*10^6))/3600" office:value-type="float" office:value="2.34001849964583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ooc:=((([.$B$4]*[.D175])*0.9+0.1*([.$B$4]*[.$J$4]))/([.$E$4]*10^6))/3600" office:value-type="float" office:value="2.30455630739583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ooc:=((([.$B$4]*[.D176])*0.9+0.1*([.$B$4]*[.$J$4]))/([.$E$4]*10^6))/3600" office:value-type="float" office:value="2.26970290814583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ooc:=((([.$B$4]*[.D177])*0.9+0.1*([.$B$4]*[.$J$4]))/([.$E$4]*10^6))/3600" office:value-type="float" office:value="2.23545830189583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ooc:=((([.$B$4]*[.D178])*0.9+0.1*([.$B$4]*[.$J$4]))/([.$E$4]*10^6))/3600" office:value-type="float" office:value="2.2018224886458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ooc:=((([.$B$4]*[.D179])*0.9+0.1*([.$B$4]*[.$J$4]))/([.$E$4]*10^6))/3600" office:value-type="float" office:value="2.16879546839583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ooc:=((([.$B$4]*[.D180])*0.9+0.1*([.$B$4]*[.$J$4]))/([.$E$4]*10^6))/3600" office:value-type="float" office:value="2.13637724114583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ooc:=((([.$B$4]*[.D181])*0.9+0.1*([.$B$4]*[.$J$4]))/([.$E$4]*10^6))/3600" office:value-type="float" office:value="2.1203964248958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ooc:=((([.$B$4]*[.D182])*0.9+0.1*([.$B$4]*[.$J$4]))/([.$E$4]*10^6))/3600" office:value-type="float" office:value="2.08889138714583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ooc:=((([.$B$4]*[.D183])*0.9+0.1*([.$B$4]*[.$J$4]))/([.$E$4]*10^6))/3600" office:value-type="float" office:value="2.05799514239583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ooc:=((([.$B$4]*[.D184])*0.9+0.1*([.$B$4]*[.$J$4]))/([.$E$4]*10^6))/3600" office:value-type="float" office:value="2.02770769064583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ooc:=((([.$B$4]*[.D185])*0.9+0.1*([.$B$4]*[.$J$4]))/([.$E$4]*10^6))/3600" office:value-type="float" office:value="1.99802903189583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ooc:=((([.$B$4]*[.D186])*0.9+0.1*([.$B$4]*[.$J$4]))/([.$E$4]*10^6))/3600" office:value-type="float" office:value="1.96895916614583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ooc:=((([.$B$4]*[.D187])*0.9+0.1*([.$B$4]*[.$J$4]))/([.$E$4]*10^6))/3600" office:value-type="float" office:value="1.94049809339583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ooc:=((([.$B$4]*[.D188])*0.9+0.1*([.$B$4]*[.$J$4]))/([.$E$4]*10^6))/3600" office:value-type="float" office:value="1.91264581364583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ooc:=((([.$B$4]*[.D189])*0.9+0.1*([.$B$4]*[.$J$4]))/([.$E$4]*10^6))/3600" office:value-type="float" office:value="1.88540232689583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ooc:=((([.$B$4]*[.D190])*0.9+0.1*([.$B$4]*[.$J$4]))/([.$E$4]*10^6))/3600" office:value-type="float" office:value="1.85876763314583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ooc:=((([.$B$4]*[.D191])*0.9+0.1*([.$B$4]*[.$J$4]))/([.$E$4]*10^6))/3600" office:value-type="float" office:value="1.83274173239583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ooc:=((([.$B$4]*[.D192])*0.9+0.1*([.$B$4]*[.$J$4]))/([.$E$4]*10^6))/3600" office:value-type="float" office:value="1.80732462464583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ooc:=((([.$B$4]*[.D193])*0.9+0.1*([.$B$4]*[.$J$4]))/([.$E$4]*10^6))/3600" office:value-type="float" office:value="1.78251630989583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ooc:=((([.$B$4]*[.D194])*0.9+0.1*([.$B$4]*[.$J$4]))/([.$E$4]*10^6))/3600" office:value-type="float" office:value="1.75831678814583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ooc:=((([.$B$4]*[.D195])*0.9+0.1*([.$B$4]*[.$J$4]))/([.$E$4]*10^6))/3600" office:value-type="float" office:value="1.73472605939583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ooc:=((([.$B$4]*[.D196])*0.9+0.1*([.$B$4]*[.$J$4]))/([.$E$4]*10^6))/3600" office:value-type="float" office:value="1.71174412364583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ooc:=((([.$B$4]*[.D197])*0.9+0.1*([.$B$4]*[.$J$4]))/([.$E$4]*10^6))/3600" office:value-type="float" office:value="1.68937098089583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ooc:=((([.$B$4]*[.D198])*0.9+0.1*([.$B$4]*[.$J$4]))/([.$E$4]*10^6))/3600" office:value-type="float" office:value="1.66760663114583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ooc:=((([.$B$4]*[.D199])*0.9+0.1*([.$B$4]*[.$J$4]))/([.$E$4]*10^6))/3600" office:value-type="float" office:value="1.64645107439583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ooc:=((([.$B$4]*[.D200])*0.9+0.1*([.$B$4]*[.$J$4]))/([.$E$4]*10^6))/3600" office:value-type="float" office:value="1.62590431064583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ooc:=((([.$B$4]*[.D201])*0.9+0.1*([.$B$4]*[.$J$4]))/([.$E$4]*10^6))/3600" office:value-type="float" office:value="1.60596633989583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ooc:=((([.$B$4]*[.D202])*0.9+0.1*([.$B$4]*[.$J$4]))/([.$E$4]*10^6))/3600" office:value-type="float" office:value="1.59622565189583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ooc:=((([.$B$4]*[.D203])*0.9+0.1*([.$B$4]*[.$J$4]))/([.$E$4]*10^6))/3600" office:value-type="float" office:value="1.57720087064583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ooc:=((([.$B$4]*[.D204])*0.9+0.1*([.$B$4]*[.$J$4]))/([.$E$4]*10^6))/3600" office:value-type="float" office:value="1.55878488239583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ooc:=((([.$B$4]*[.D205])*0.9+0.1*([.$B$4]*[.$J$4]))/([.$E$4]*10^6))/3600" office:value-type="float" office:value="1.54097768714583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ooc:=((([.$B$4]*[.D206])*0.9+0.1*([.$B$4]*[.$J$4]))/([.$E$4]*10^6))/3600" office:value-type="float" office:value="1.52377928489583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ooc:=((([.$B$4]*[.D207])*0.9+0.1*([.$B$4]*[.$J$4]))/([.$E$4]*10^6))/3600" office:value-type="float" office:value="1.50718967564583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ooc:=((([.$B$4]*[.D208])*0.9+0.1*([.$B$4]*[.$J$4]))/([.$E$4]*10^6))/3600" office:value-type="float" office:value="1.49120885939583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ooc:=((([.$B$4]*[.D209])*0.9+0.1*([.$B$4]*[.$J$4]))/([.$E$4]*10^6))/3600" office:value-type="float" office:value="1.47583683614583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ooc:=((([.$B$4]*[.D210])*0.9+0.1*([.$B$4]*[.$J$4]))/([.$E$4]*10^6))/3600" office:value-type="float" office:value="1.4610736058958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ooc:=((([.$B$4]*[.D211])*0.9+0.1*([.$B$4]*[.$J$4]))/([.$E$4]*10^6))/3600" office:value-type="float" office:value="1.44691916864583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ooc:=((([.$B$4]*[.D212])*0.9+0.1*([.$B$4]*[.$J$4]))/([.$E$4]*10^6))/3600" office:value-type="float" office:value="1.43337352439583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ooc:=((([.$B$4]*[.D213])*0.9+0.1*([.$B$4]*[.$J$4]))/([.$E$4]*10^6))/3600" office:value-type="float" office:value="1.42043667314583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ooc:=((([.$B$4]*[.D214])*0.9+0.1*([.$B$4]*[.$J$4]))/([.$E$4]*10^6))/3600" office:value-type="float" office:value="1.408108614895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ooc:=((([.$B$4]*[.D215])*0.9+0.1*([.$B$4]*[.$J$4]))/([.$E$4]*10^6))/3600" office:value-type="float" office:value="1.39638934964583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ooc:=((([.$B$4]*[.D216])*0.9+0.1*([.$B$4]*[.$J$4]))/([.$E$4]*10^6))/3600" office:value-type="float" office:value="1.38527887739583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ooc:=((([.$B$4]*[.D217])*0.9+0.1*([.$B$4]*[.$J$4]))/([.$E$4]*10^6))/3600" office:value-type="float" office:value="1.37477719814583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ooc:=((([.$B$4]*[.D218])*0.9+0.1*([.$B$4]*[.$J$4]))/([.$E$4]*10^6))/3600" office:value-type="float" office:value="1.36488431189583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ooc:=((([.$B$4]*[.D219])*0.9+0.1*([.$B$4]*[.$J$4]))/([.$E$4]*10^6))/3600" office:value-type="float" office:value="1.35560021864583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ooc:=((([.$B$4]*[.D220])*0.9+0.1*([.$B$4]*[.$J$4]))/([.$E$4]*10^6))/3600" office:value-type="float" office:value="1.34692491839583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ooc:=((([.$B$4]*[.D221])*0.9+0.1*([.$B$4]*[.$J$4]))/([.$E$4]*10^6))/3600" office:value-type="float" office:value="1.33885841114583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ooc:=((([.$B$4]*[.D222])*0.9+0.1*([.$B$4]*[.$J$4]))/([.$E$4]*10^6))/3600" office:value-type="float" office:value="1.3314006968958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ooc:=((([.$B$4]*[.D223])*0.9+0.1*([.$B$4]*[.$J$4]))/([.$E$4]*10^6))/3600" office:value-type="float" office:value="1.32790013714583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ooc:=((([.$B$4]*[.D224])*0.9+0.1*([.$B$4]*[.$J$4]))/([.$E$4]*10^6))/3600" office:value-type="float" office:value="1.32135561239583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ooc:=((([.$B$4]*[.D225])*0.9+0.1*([.$B$4]*[.$J$4]))/([.$E$4]*10^6))/3600" office:value-type="float" office:value="1.31541988064583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ooc:=((([.$B$4]*[.D226])*0.9+0.1*([.$B$4]*[.$J$4]))/([.$E$4]*10^6))/3600" office:value-type="float" office:value="1.31009294189583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ooc:=((([.$B$4]*[.D227])*0.9+0.1*([.$B$4]*[.$J$4]))/([.$E$4]*10^6))/3600" office:value-type="float" office:value="1.30537479614583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ooc:=((([.$B$4]*[.D228])*0.9+0.1*([.$B$4]*[.$J$4]))/([.$E$4]*10^6))/3600" office:value-type="float" office:value="1.30126544339583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ooc:=((([.$B$4]*[.D229])*0.9+0.1*([.$B$4]*[.$J$4]))/([.$E$4]*10^6))/3600" office:value-type="float" office:value="1.29776488364583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ooc:=((([.$B$4]*[.D230])*0.9+0.1*([.$B$4]*[.$J$4]))/([.$E$4]*10^6))/3600" office:value-type="float" office:value="1.29487311689583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ooc:=((([.$B$4]*[.D231])*0.9+0.1*([.$B$4]*[.$J$4]))/([.$E$4]*10^6))/3600" office:value-type="float" office:value="1.2925901431458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ooc:=((([.$B$4]*[.D232])*0.9+0.1*([.$B$4]*[.$J$4]))/([.$E$4]*10^6))/3600" office:value-type="float" office:value="1.29091596239583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ooc:=((([.$B$4]*[.D233])*0.9+0.1*([.$B$4]*[.$J$4]))/([.$E$4]*10^6))/3600" office:value-type="float" office:value="1.28985057464583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ooc:=((([.$B$4]*[.D34])*0.8+0.2*([.$B$4]*[.$J$4]))/([.$E$4]*10^6))/3600" office:value-type="float" office:value="12.8937495511458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ooc:=((([.$B$4]*[.D35])*0.8+0.2*([.$B$4]*[.$J$4]))/([.$E$4]*10^6))/3600" office:value-type="float" office:value="12.8409874911458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ooc:=((([.$B$4]*[.D36])*0.8+0.2*([.$B$4]*[.$J$4]))/([.$E$4]*10^6))/3600" office:value-type="float" office:value="12.7358692331458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ooc:=((([.$B$4]*[.D37])*0.8+0.2*([.$B$4]*[.$J$4]))/([.$E$4]*10^6))/3600" office:value-type="float" office:value="12.6312921244792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ooc:=((([.$B$4]*[.D38])*0.8+0.2*([.$B$4]*[.$J$4]))/([.$E$4]*10^6))/3600" office:value-type="float" office:value="12.527256165145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ooc:=((([.$B$4]*[.D39])*0.8+0.2*([.$B$4]*[.$J$4]))/([.$E$4]*10^6))/3600" office:value-type="float" office:value="12.4237613551458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ooc:=((([.$B$4]*[.D40])*0.8+0.2*([.$B$4]*[.$J$4]))/([.$E$4]*10^6))/3600" office:value-type="float" office:value="12.3208076944792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ooc:=((([.$B$4]*[.D41])*0.8+0.2*([.$B$4]*[.$J$4]))/([.$E$4]*10^6))/3600" office:value-type="float" office:value="12.2183951831458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ooc:=((([.$B$4]*[.D42])*0.8+0.2*([.$B$4]*[.$J$4]))/([.$E$4]*10^6))/3600" office:value-type="float" office:value="12.1165238211458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ooc:=((([.$B$4]*[.D43])*0.8+0.2*([.$B$4]*[.$J$4]))/([.$E$4]*10^6))/3600" office:value-type="float" office:value="12.0151936084792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ooc:=((([.$B$4]*[.D44])*0.8+0.2*([.$B$4]*[.$J$4]))/([.$E$4]*10^6))/3600" office:value-type="float" office:value="11.9144045451458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ooc:=((([.$B$4]*[.D45])*0.8+0.2*([.$B$4]*[.$J$4]))/([.$E$4]*10^6))/3600" office:value-type="float" office:value="11.8141566311458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ooc:=((([.$B$4]*[.D46])*0.8+0.2*([.$B$4]*[.$J$4]))/([.$E$4]*10^6))/3600" office:value-type="float" office:value="11.7144498664792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ooc:=((([.$B$4]*[.D47])*0.8+0.2*([.$B$4]*[.$J$4]))/([.$E$4]*10^6))/3600" office:value-type="float" office:value="11.6152842511458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ooc:=((([.$B$4]*[.D48])*0.8+0.2*([.$B$4]*[.$J$4]))/([.$E$4]*10^6))/3600" office:value-type="float" office:value="11.5166597851458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ooc:=((([.$B$4]*[.D49])*0.8+0.2*([.$B$4]*[.$J$4]))/([.$E$4]*10^6))/3600" office:value-type="float" office:value="11.4185764684792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ooc:=((([.$B$4]*[.D50])*0.8+0.2*([.$B$4]*[.$J$4]))/([.$E$4]*10^6))/3600" office:value-type="float" office:value="11.3210343011458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ooc:=((([.$B$4]*[.D51])*0.8+0.2*([.$B$4]*[.$J$4]))/([.$E$4]*10^6))/3600" office:value-type="float" office:value="11.2240332831458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ooc:=((([.$B$4]*[.D52])*0.8+0.2*([.$B$4]*[.$J$4]))/([.$E$4]*10^6))/3600" office:value-type="float" office:value="11.1275734144792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ooc:=((([.$B$4]*[.D53])*0.8+0.2*([.$B$4]*[.$J$4]))/([.$E$4]*10^6))/3600" office:value-type="float" office:value="11.0316546951458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ooc:=((([.$B$4]*[.D54])*0.8+0.2*([.$B$4]*[.$J$4]))/([.$E$4]*10^6))/3600" office:value-type="float" office:value="10.9362771251458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ooc:=((([.$B$4]*[.D55])*0.8+0.2*([.$B$4]*[.$J$4]))/([.$E$4]*10^6))/3600" office:value-type="float" office:value="10.8887912711458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ooc:=((([.$B$4]*[.D56])*0.8+0.2*([.$B$4]*[.$J$4]))/([.$E$4]*10^6))/3600" office:value-type="float" office:value="10.7942254251458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ooc:=((([.$B$4]*[.D57])*0.8+0.2*([.$B$4]*[.$J$4]))/([.$E$4]*10^6))/3600" office:value-type="float" office:value="10.7002007284792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ooc:=((([.$B$4]*[.D58])*0.8+0.2*([.$B$4]*[.$J$4]))/([.$E$4]*10^6))/3600" office:value-type="float" office:value="10.6067171811458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ooc:=((([.$B$4]*[.D59])*0.8+0.2*([.$B$4]*[.$J$4]))/([.$E$4]*10^6))/3600" office:value-type="float" office:value="10.5137747831458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ooc:=((([.$B$4]*[.D60])*0.8+0.2*([.$B$4]*[.$J$4]))/([.$E$4]*10^6))/3600" office:value-type="float" office:value="10.4213735344792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ooc:=((([.$B$4]*[.D61])*0.8+0.2*([.$B$4]*[.$J$4]))/([.$E$4]*10^6))/3600" office:value-type="float" office:value="10.329513435145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ooc:=((([.$B$4]*[.D62])*0.8+0.2*([.$B$4]*[.$J$4]))/([.$E$4]*10^6))/3600" office:value-type="float" office:value="10.2381944851458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ooc:=((([.$B$4]*[.D63])*0.8+0.2*([.$B$4]*[.$J$4]))/([.$E$4]*10^6))/3600" office:value-type="float" office:value="10.1474166844792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ooc:=((([.$B$4]*[.D64])*0.8+0.2*([.$B$4]*[.$J$4]))/([.$E$4]*10^6))/3600" office:value-type="float" office:value="10.0571800331458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ooc:=((([.$B$4]*[.D65])*0.8+0.2*([.$B$4]*[.$J$4]))/([.$E$4]*10^6))/3600" office:value-type="float" office:value="9.96748453114583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ooc:=((([.$B$4]*[.D66])*0.8+0.2*([.$B$4]*[.$J$4]))/([.$E$4]*10^6))/3600" office:value-type="float" office:value="9.87833017847917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ooc:=((([.$B$4]*[.D67])*0.8+0.2*([.$B$4]*[.$J$4]))/([.$E$4]*10^6))/3600" office:value-type="float" office:value="9.78971697514583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ooc:=((([.$B$4]*[.D68])*0.8+0.2*([.$B$4]*[.$J$4]))/([.$E$4]*10^6))/3600" office:value-type="float" office:value="9.70164492114583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ooc:=((([.$B$4]*[.D69])*0.8+0.2*([.$B$4]*[.$J$4]))/([.$E$4]*10^6))/3600" office:value-type="float" office:value="9.61411401647917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ooc:=((([.$B$4]*[.D70])*0.8+0.2*([.$B$4]*[.$J$4]))/([.$E$4]*10^6))/3600" office:value-type="float" office:value="9.52712426114583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ooc:=((([.$B$4]*[.D71])*0.8+0.2*([.$B$4]*[.$J$4]))/([.$E$4]*10^6))/3600" office:value-type="float" office:value="9.44067565514583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ooc:=((([.$B$4]*[.D72])*0.8+0.2*([.$B$4]*[.$J$4]))/([.$E$4]*10^6))/3600" office:value-type="float" office:value="9.35476819847917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ooc:=((([.$B$4]*[.D73])*0.8+0.2*([.$B$4]*[.$J$4]))/([.$E$4]*10^6))/3600" office:value-type="float" office:value="9.26940189114584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ooc:=((([.$B$4]*[.D74])*0.8+0.2*([.$B$4]*[.$J$4]))/([.$E$4]*10^6))/3600" office:value-type="float" office:value="9.18457673314583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ooc:=((([.$B$4]*[.D75])*0.8+0.2*([.$B$4]*[.$J$4]))/([.$E$4]*10^6))/3600" office:value-type="float" office:value="9.10029272447917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ooc:=((([.$B$4]*[.D76])*0.8+0.2*([.$B$4]*[.$J$4]))/([.$E$4]*10^6))/3600" office:value-type="float" office:value="9.05835365114583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ooc:=((([.$B$4]*[.D77])*0.8+0.2*([.$B$4]*[.$J$4]))/([.$E$4]*10^6))/3600" office:value-type="float" office:value="8.97488136647917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ooc:=((([.$B$4]*[.D78])*0.8+0.2*([.$B$4]*[.$J$4]))/([.$E$4]*10^6))/3600" office:value-type="float" office:value="8.89195023114583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ooc:=((([.$B$4]*[.D79])*0.8+0.2*([.$B$4]*[.$J$4]))/([.$E$4]*10^6))/3600" office:value-type="float" office:value="8.80956024514583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ooc:=((([.$B$4]*[.D80])*0.8+0.2*([.$B$4]*[.$J$4]))/([.$E$4]*10^6))/3600" office:value-type="float" office:value="8.72771140847917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ooc:=((([.$B$4]*[.D81])*0.8+0.2*([.$B$4]*[.$J$4]))/([.$E$4]*10^6))/3600" office:value-type="float" office:value="8.64640372114583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ooc:=((([.$B$4]*[.D82])*0.8+0.2*([.$B$4]*[.$J$4]))/([.$E$4]*10^6))/3600" office:value-type="float" office:value="8.56563718314583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ooc:=((([.$B$4]*[.D83])*0.8+0.2*([.$B$4]*[.$J$4]))/([.$E$4]*10^6))/3600" office:value-type="float" office:value="8.48541179447917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ooc:=((([.$B$4]*[.D84])*0.8+0.2*([.$B$4]*[.$J$4]))/([.$E$4]*10^6))/3600" office:value-type="float" office:value="8.40572755514583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ooc:=((([.$B$4]*[.D85])*0.8+0.2*([.$B$4]*[.$J$4]))/([.$E$4]*10^6))/3600" office:value-type="float" office:value="8.32658446514583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ooc:=((([.$B$4]*[.D86])*0.8+0.2*([.$B$4]*[.$J$4]))/([.$E$4]*10^6))/3600" office:value-type="float" office:value="8.24798252447917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ooc:=((([.$B$4]*[.D87])*0.8+0.2*([.$B$4]*[.$J$4]))/([.$E$4]*10^6))/3600" office:value-type="float" office:value="8.16992173314583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ooc:=((([.$B$4]*[.D88])*0.8+0.2*([.$B$4]*[.$J$4]))/([.$E$4]*10^6))/3600" office:value-type="float" office:value="8.09240209114583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ooc:=((([.$B$4]*[.D89])*0.8+0.2*([.$B$4]*[.$J$4]))/([.$E$4]*10^6))/3600" office:value-type="float" office:value="8.01542359847917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ooc:=((([.$B$4]*[.D90])*0.8+0.2*([.$B$4]*[.$J$4]))/([.$E$4]*10^6))/3600" office:value-type="float" office:value="7.93898625514583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ooc:=((([.$B$4]*[.D91])*0.8+0.2*([.$B$4]*[.$J$4]))/([.$E$4]*10^6))/3600" office:value-type="float" office:value="7.86309006114583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ooc:=((([.$B$4]*[.D92])*0.8+0.2*([.$B$4]*[.$J$4]))/([.$E$4]*10^6))/3600" office:value-type="float" office:value="7.78773501647917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ooc:=((([.$B$4]*[.D93])*0.8+0.2*([.$B$4]*[.$J$4]))/([.$E$4]*10^6))/3600" office:value-type="float" office:value="7.71292112114583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ooc:=((([.$B$4]*[.D94])*0.8+0.2*([.$B$4]*[.$J$4]))/([.$E$4]*10^6))/3600" office:value-type="float" office:value="7.63864837514583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ooc:=((([.$B$4]*[.D95])*0.8+0.2*([.$B$4]*[.$J$4]))/([.$E$4]*10^6))/3600" office:value-type="float" office:value="7.56491677847917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ooc:=((([.$B$4]*[.D96])*0.8+0.2*([.$B$4]*[.$J$4]))/([.$E$4]*10^6))/3600" office:value-type="float" office:value="7.49172633114583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ooc:=((([.$B$4]*[.D97])*0.8+0.2*([.$B$4]*[.$J$4]))/([.$E$4]*10^6))/3600" office:value-type="float" office:value="7.45533403847917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ooc:=((([.$B$4]*[.D98])*0.8+0.2*([.$B$4]*[.$J$4]))/([.$E$4]*10^6))/3600" office:value-type="float" office:value="7.38295531514583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ooc:=((([.$B$4]*[.D99])*0.8+0.2*([.$B$4]*[.$J$4]))/([.$E$4]*10^6))/3600" office:value-type="float" office:value="7.31111774114583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ooc:=((([.$B$4]*[.D100])*0.8+0.2*([.$B$4]*[.$J$4]))/([.$E$4]*10^6))/3600" office:value-type="float" office:value="7.23982131647917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ooc:=((([.$B$4]*[.D101])*0.8+0.2*([.$B$4]*[.$J$4]))/([.$E$4]*10^6))/3600" office:value-type="float" office:value="7.1690660411458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ooc:=((([.$B$4]*[.D102])*0.8+0.2*([.$B$4]*[.$J$4]))/([.$E$4]*10^6))/3600" office:value-type="float" office:value="7.09885191514583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ooc:=((([.$B$4]*[.D103])*0.8+0.2*([.$B$4]*[.$J$4]))/([.$E$4]*10^6))/3600" office:value-type="float" office:value="7.02917893847917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ooc:=((([.$B$4]*[.D104])*0.8+0.2*([.$B$4]*[.$J$4]))/([.$E$4]*10^6))/3600" office:value-type="float" office:value="6.96004711114583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ooc:=((([.$B$4]*[.D105])*0.8+0.2*([.$B$4]*[.$J$4]))/([.$E$4]*10^6))/3600" office:value-type="float" office:value="6.89145643314583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ooc:=((([.$B$4]*[.D106])*0.8+0.2*([.$B$4]*[.$J$4]))/([.$E$4]*10^6))/3600" office:value-type="float" office:value="6.82340690447917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ooc:=((([.$B$4]*[.D107])*0.8+0.2*([.$B$4]*[.$J$4]))/([.$E$4]*10^6))/3600" office:value-type="float" office:value="6.75589852514583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ooc:=((([.$B$4]*[.D108])*0.8+0.2*([.$B$4]*[.$J$4]))/([.$E$4]*10^6))/3600" office:value-type="float" office:value="6.68893129514583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ooc:=((([.$B$4]*[.D109])*0.8+0.2*([.$B$4]*[.$J$4]))/([.$E$4]*10^6))/3600" office:value-type="float" office:value="6.62250521447917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ooc:=((([.$B$4]*[.D110])*0.8+0.2*([.$B$4]*[.$J$4]))/([.$E$4]*10^6))/3600" office:value-type="float" office:value="6.55662028314583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ooc:=((([.$B$4]*[.D111])*0.8+0.2*([.$B$4]*[.$J$4]))/([.$E$4]*10^6))/3600" office:value-type="float" office:value="6.4912765011458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ooc:=((([.$B$4]*[.D112])*0.8+0.2*([.$B$4]*[.$J$4]))/([.$E$4]*10^6))/3600" office:value-type="float" office:value="6.42647386847917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ooc:=((([.$B$4]*[.D113])*0.8+0.2*([.$B$4]*[.$J$4]))/([.$E$4]*10^6))/3600" office:value-type="float" office:value="6.36221238514583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ooc:=((([.$B$4]*[.D114])*0.8+0.2*([.$B$4]*[.$J$4]))/([.$E$4]*10^6))/3600" office:value-type="float" office:value="6.29849205114583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ooc:=((([.$B$4]*[.D115])*0.8+0.2*([.$B$4]*[.$J$4]))/([.$E$4]*10^6))/3600" office:value-type="float" office:value="6.23531286647917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ooc:=((([.$B$4]*[.D116])*0.8+0.2*([.$B$4]*[.$J$4]))/([.$E$4]*10^6))/3600" office:value-type="float" office:value="6.17267483114583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ooc:=((([.$B$4]*[.D117])*0.8+0.2*([.$B$4]*[.$J$4]))/([.$E$4]*10^6))/3600" office:value-type="float" office:value="6.11057794514583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ooc:=((([.$B$4]*[.D118])*0.8+0.2*([.$B$4]*[.$J$4]))/([.$E$4]*10^6))/3600" office:value-type="float" office:value="6.07973243314583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ooc:=((([.$B$4]*[.D119])*0.8+0.2*([.$B$4]*[.$J$4]))/([.$E$4]*10^6))/3600" office:value-type="float" office:value="6.01844727114583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ooc:=((([.$B$4]*[.D120])*0.8+0.2*([.$B$4]*[.$J$4]))/([.$E$4]*10^6))/3600" office:value-type="float" office:value="5.95770325847917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ooc:=((([.$B$4]*[.D121])*0.8+0.2*([.$B$4]*[.$J$4]))/([.$E$4]*10^6))/3600" office:value-type="float" office:value="5.897500395145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ooc:=((([.$B$4]*[.D122])*0.8+0.2*([.$B$4]*[.$J$4]))/([.$E$4]*10^6))/3600" office:value-type="float" office:value="5.83783868114583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ooc:=((([.$B$4]*[.D123])*0.8+0.2*([.$B$4]*[.$J$4]))/([.$E$4]*10^6))/3600" office:value-type="float" office:value="5.77871811647917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ooc:=((([.$B$4]*[.D124])*0.8+0.2*([.$B$4]*[.$J$4]))/([.$E$4]*10^6))/3600" office:value-type="float" office:value="5.72013870114583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ooc:=((([.$B$4]*[.D125])*0.8+0.2*([.$B$4]*[.$J$4]))/([.$E$4]*10^6))/3600" office:value-type="float" office:value="5.6621004351458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ooc:=((([.$B$4]*[.D126])*0.8+0.2*([.$B$4]*[.$J$4]))/([.$E$4]*10^6))/3600" office:value-type="float" office:value="5.60460331847917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ooc:=((([.$B$4]*[.D127])*0.8+0.2*([.$B$4]*[.$J$4]))/([.$E$4]*10^6))/3600" office:value-type="float" office:value="5.54764735114583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ooc:=((([.$B$4]*[.D128])*0.8+0.2*([.$B$4]*[.$J$4]))/([.$E$4]*10^6))/3600" office:value-type="float" office:value="5.49123253314583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ooc:=((([.$B$4]*[.D129])*0.8+0.2*([.$B$4]*[.$J$4]))/([.$E$4]*10^6))/3600" office:value-type="float" office:value="5.43535886447917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ooc:=((([.$B$4]*[.D130])*0.8+0.2*([.$B$4]*[.$J$4]))/([.$E$4]*10^6))/3600" office:value-type="float" office:value="5.38002634514583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ooc:=((([.$B$4]*[.D131])*0.8+0.2*([.$B$4]*[.$J$4]))/([.$E$4]*10^6))/3600" office:value-type="float" office:value="5.32523497514583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ooc:=((([.$B$4]*[.D132])*0.8+0.2*([.$B$4]*[.$J$4]))/([.$E$4]*10^6))/3600" office:value-type="float" office:value="5.27098475447917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ooc:=((([.$B$4]*[.D133])*0.8+0.2*([.$B$4]*[.$J$4]))/([.$E$4]*10^6))/3600" office:value-type="float" office:value="5.21727568314583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ooc:=((([.$B$4]*[.D134])*0.8+0.2*([.$B$4]*[.$J$4]))/([.$E$4]*10^6))/3600" office:value-type="float" office:value="5.16410776114583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ooc:=((([.$B$4]*[.D135])*0.8+0.2*([.$B$4]*[.$J$4]))/([.$E$4]*10^6))/3600" office:value-type="float" office:value="5.11148098847917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ooc:=((([.$B$4]*[.D136])*0.8+0.2*([.$B$4]*[.$J$4]))/([.$E$4]*10^6))/3600" office:value-type="float" office:value="5.05939536514583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ooc:=((([.$B$4]*[.D137])*0.8+0.2*([.$B$4]*[.$J$4]))/([.$E$4]*10^6))/3600" office:value-type="float" office:value="5.00785089114583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ooc:=((([.$B$4]*[.D138])*0.8+0.2*([.$B$4]*[.$J$4]))/([.$E$4]*10^6))/3600" office:value-type="float" office:value="4.95684756647917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ooc:=((([.$B$4]*[.D139])*0.8+0.2*([.$B$4]*[.$J$4]))/([.$E$4]*10^6))/3600" office:value-type="float" office:value="4.93154883514583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ooc:=((([.$B$4]*[.D140])*0.8+0.2*([.$B$4]*[.$J$4]))/([.$E$4]*10^6))/3600" office:value-type="float" office:value="4.88135723447917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ooc:=((([.$B$4]*[.D141])*0.8+0.2*([.$B$4]*[.$J$4]))/([.$E$4]*10^6))/3600" office:value-type="float" office:value="4.83170678314583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ooc:=((([.$B$4]*[.D142])*0.8+0.2*([.$B$4]*[.$J$4]))/([.$E$4]*10^6))/3600" office:value-type="float" office:value="4.78259748114583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ooc:=((([.$B$4]*[.D143])*0.8+0.2*([.$B$4]*[.$J$4]))/([.$E$4]*10^6))/3600" office:value-type="float" office:value="4.73402932847917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ooc:=((([.$B$4]*[.D144])*0.8+0.2*([.$B$4]*[.$J$4]))/([.$E$4]*10^6))/3600" office:value-type="float" office:value="4.68600232514583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ooc:=((([.$B$4]*[.D145])*0.8+0.2*([.$B$4]*[.$J$4]))/([.$E$4]*10^6))/3600" office:value-type="float" office:value="4.63851647114583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ooc:=((([.$B$4]*[.D146])*0.8+0.2*([.$B$4]*[.$J$4]))/([.$E$4]*10^6))/3600" office:value-type="float" office:value="4.59157176647917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ooc:=((([.$B$4]*[.D147])*0.8+0.2*([.$B$4]*[.$J$4]))/([.$E$4]*10^6))/3600" office:value-type="float" office:value="4.54516821114583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ooc:=((([.$B$4]*[.D148])*0.8+0.2*([.$B$4]*[.$J$4]))/([.$E$4]*10^6))/3600" office:value-type="float" office:value="4.49930580514583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ooc:=((([.$B$4]*[.D149])*0.8+0.2*([.$B$4]*[.$J$4]))/([.$E$4]*10^6))/3600" office:value-type="float" office:value="4.45398454847917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ooc:=((([.$B$4]*[.D150])*0.8+0.2*([.$B$4]*[.$J$4]))/([.$E$4]*10^6))/3600" office:value-type="float" office:value="4.40920444114583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ooc:=((([.$B$4]*[.D151])*0.8+0.2*([.$B$4]*[.$J$4]))/([.$E$4]*10^6))/3600" office:value-type="float" office:value="4.36496548314583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ooc:=((([.$B$4]*[.D152])*0.8+0.2*([.$B$4]*[.$J$4]))/([.$E$4]*10^6))/3600" office:value-type="float" office:value="4.32126767447917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ooc:=((([.$B$4]*[.D153])*0.8+0.2*([.$B$4]*[.$J$4]))/([.$E$4]*10^6))/3600" office:value-type="float" office:value="4.27811101514583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ooc:=((([.$B$4]*[.D154])*0.8+0.2*([.$B$4]*[.$J$4]))/([.$E$4]*10^6))/3600" office:value-type="float" office:value="4.23549550514583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ooc:=((([.$B$4]*[.D155])*0.8+0.2*([.$B$4]*[.$J$4]))/([.$E$4]*10^6))/3600" office:value-type="float" office:value="4.19342114447917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ooc:=((([.$B$4]*[.D156])*0.8+0.2*([.$B$4]*[.$J$4]))/([.$E$4]*10^6))/3600" office:value-type="float" office:value="4.15188793314583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ooc:=((([.$B$4]*[.D157])*0.8+0.2*([.$B$4]*[.$J$4]))/([.$E$4]*10^6))/3600" office:value-type="float" office:value="4.11089587114583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ooc:=((([.$B$4]*[.D158])*0.8+0.2*([.$B$4]*[.$J$4]))/([.$E$4]*10^6))/3600" office:value-type="float" office:value="4.07044495847917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ooc:=((([.$B$4]*[.D159])*0.8+0.2*([.$B$4]*[.$J$4]))/([.$E$4]*10^6))/3600" office:value-type="float" office:value="4.0305351951458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ooc:=((([.$B$4]*[.D160])*0.8+0.2*([.$B$4]*[.$J$4]))/([.$E$4]*10^6))/3600" office:value-type="float" office:value="4.01078324447917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ooc:=((([.$B$4]*[.D161])*0.8+0.2*([.$B$4]*[.$J$4]))/([.$E$4]*10^6))/3600" office:value-type="float" office:value="3.97168520514583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ooc:=((([.$B$4]*[.D162])*0.8+0.2*([.$B$4]*[.$J$4]))/([.$E$4]*10^6))/3600" office:value-type="float" office:value="3.93312831514583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ooc:=((([.$B$4]*[.D163])*0.8+0.2*([.$B$4]*[.$J$4]))/([.$E$4]*10^6))/3600" office:value-type="float" office:value="3.89511257447917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ooc:=((([.$B$4]*[.D164])*0.8+0.2*([.$B$4]*[.$J$4]))/([.$E$4]*10^6))/3600" office:value-type="float" office:value="3.85763798314583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ooc:=((([.$B$4]*[.D165])*0.8+0.2*([.$B$4]*[.$J$4]))/([.$E$4]*10^6))/3600" office:value-type="float" office:value="3.82070454114583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ooc:=((([.$B$4]*[.D166])*0.8+0.2*([.$B$4]*[.$J$4]))/([.$E$4]*10^6))/3600" office:value-type="float" office:value="3.78431224847917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ooc:=((([.$B$4]*[.D167])*0.8+0.2*([.$B$4]*[.$J$4]))/([.$E$4]*10^6))/3600" office:value-type="float" office:value="3.74846110514583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ooc:=((([.$B$4]*[.D168])*0.8+0.2*([.$B$4]*[.$J$4]))/([.$E$4]*10^6))/3600" office:value-type="float" office:value="3.71315111114583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ooc:=((([.$B$4]*[.D169])*0.8+0.2*([.$B$4]*[.$J$4]))/([.$E$4]*10^6))/3600" office:value-type="float" office:value="3.67838226647917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ooc:=((([.$B$4]*[.D170])*0.8+0.2*([.$B$4]*[.$J$4]))/([.$E$4]*10^6))/3600" office:value-type="float" office:value="3.64415457114583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ooc:=((([.$B$4]*[.D171])*0.8+0.2*([.$B$4]*[.$J$4]))/([.$E$4]*10^6))/3600" office:value-type="float" office:value="3.6104680251458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ooc:=((([.$B$4]*[.D172])*0.8+0.2*([.$B$4]*[.$J$4]))/([.$E$4]*10^6))/3600" office:value-type="float" office:value="3.57732262847917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ooc:=((([.$B$4]*[.D173])*0.8+0.2*([.$B$4]*[.$J$4]))/([.$E$4]*10^6))/3600" office:value-type="float" office:value="3.54471838114583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ooc:=((([.$B$4]*[.D174])*0.8+0.2*([.$B$4]*[.$J$4]))/([.$E$4]*10^6))/3600" office:value-type="float" office:value="3.5126552831458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ooc:=((([.$B$4]*[.D175])*0.8+0.2*([.$B$4]*[.$J$4]))/([.$E$4]*10^6))/3600" office:value-type="float" office:value="3.48113333447917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ooc:=((([.$B$4]*[.D176])*0.8+0.2*([.$B$4]*[.$J$4]))/([.$E$4]*10^6))/3600" office:value-type="float" office:value="3.45015253514583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ooc:=((([.$B$4]*[.D177])*0.8+0.2*([.$B$4]*[.$J$4]))/([.$E$4]*10^6))/3600" office:value-type="float" office:value="3.4197128851458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ooc:=((([.$B$4]*[.D178])*0.8+0.2*([.$B$4]*[.$J$4]))/([.$E$4]*10^6))/3600" office:value-type="float" office:value="3.38981438447917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ooc:=((([.$B$4]*[.D179])*0.8+0.2*([.$B$4]*[.$J$4]))/([.$E$4]*10^6))/3600" office:value-type="float" office:value="3.36045703314583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ooc:=((([.$B$4]*[.D180])*0.8+0.2*([.$B$4]*[.$J$4]))/([.$E$4]*10^6))/3600" office:value-type="float" office:value="3.33164083114583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ooc:=((([.$B$4]*[.D181])*0.8+0.2*([.$B$4]*[.$J$4]))/([.$E$4]*10^6))/3600" office:value-type="float" office:value="3.31743566114583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ooc:=((([.$B$4]*[.D182])*0.8+0.2*([.$B$4]*[.$J$4]))/([.$E$4]*10^6))/3600" office:value-type="float" office:value="3.28943118314583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ooc:=((([.$B$4]*[.D183])*0.8+0.2*([.$B$4]*[.$J$4]))/([.$E$4]*10^6))/3600" office:value-type="float" office:value="3.26196785447917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ooc:=((([.$B$4]*[.D184])*0.8+0.2*([.$B$4]*[.$J$4]))/([.$E$4]*10^6))/3600" office:value-type="float" office:value="3.23504567514583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ooc:=((([.$B$4]*[.D185])*0.8+0.2*([.$B$4]*[.$J$4]))/([.$E$4]*10^6))/3600" office:value-type="float" office:value="3.20866464514583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ooc:=((([.$B$4]*[.D186])*0.8+0.2*([.$B$4]*[.$J$4]))/([.$E$4]*10^6))/3600" office:value-type="float" office:value="3.18282476447917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ooc:=((([.$B$4]*[.D187])*0.8+0.2*([.$B$4]*[.$J$4]))/([.$E$4]*10^6))/3600" office:value-type="float" office:value="3.15752603314583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ooc:=((([.$B$4]*[.D188])*0.8+0.2*([.$B$4]*[.$J$4]))/([.$E$4]*10^6))/3600" office:value-type="float" office:value="3.13276845114583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ooc:=((([.$B$4]*[.D189])*0.8+0.2*([.$B$4]*[.$J$4]))/([.$E$4]*10^6))/3600" office:value-type="float" office:value="3.10855201847917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ooc:=((([.$B$4]*[.D190])*0.8+0.2*([.$B$4]*[.$J$4]))/([.$E$4]*10^6))/3600" office:value-type="float" office:value="3.08487673514583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ooc:=((([.$B$4]*[.D191])*0.8+0.2*([.$B$4]*[.$J$4]))/([.$E$4]*10^6))/3600" office:value-type="float" office:value="3.06174260114583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ooc:=((([.$B$4]*[.D192])*0.8+0.2*([.$B$4]*[.$J$4]))/([.$E$4]*10^6))/3600" office:value-type="float" office:value="3.03914961647917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ooc:=((([.$B$4]*[.D193])*0.8+0.2*([.$B$4]*[.$J$4]))/([.$E$4]*10^6))/3600" office:value-type="float" office:value="3.01709778114583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ooc:=((([.$B$4]*[.D194])*0.8+0.2*([.$B$4]*[.$J$4]))/([.$E$4]*10^6))/3600" office:value-type="float" office:value="2.99558709514583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ooc:=((([.$B$4]*[.D195])*0.8+0.2*([.$B$4]*[.$J$4]))/([.$E$4]*10^6))/3600" office:value-type="float" office:value="2.97461755847917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ooc:=((([.$B$4]*[.D196])*0.8+0.2*([.$B$4]*[.$J$4]))/([.$E$4]*10^6))/3600" office:value-type="float" office:value="2.95418917114583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ooc:=((([.$B$4]*[.D197])*0.8+0.2*([.$B$4]*[.$J$4]))/([.$E$4]*10^6))/3600" office:value-type="float" office:value="2.93430193314583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ooc:=((([.$B$4]*[.D198])*0.8+0.2*([.$B$4]*[.$J$4]))/([.$E$4]*10^6))/3600" office:value-type="float" office:value="2.91495584447917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ooc:=((([.$B$4]*[.D199])*0.8+0.2*([.$B$4]*[.$J$4]))/([.$E$4]*10^6))/3600" office:value-type="float" office:value="2.89615090514583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ooc:=((([.$B$4]*[.D200])*0.8+0.2*([.$B$4]*[.$J$4]))/([.$E$4]*10^6))/3600" office:value-type="float" office:value="2.87788711514583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ooc:=((([.$B$4]*[.D201])*0.8+0.2*([.$B$4]*[.$J$4]))/([.$E$4]*10^6))/3600" office:value-type="float" office:value="2.86016447447917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ooc:=((([.$B$4]*[.D202])*0.8+0.2*([.$B$4]*[.$J$4]))/([.$E$4]*10^6))/3600" office:value-type="float" office:value="2.85150608514583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ooc:=((([.$B$4]*[.D203])*0.8+0.2*([.$B$4]*[.$J$4]))/([.$E$4]*10^6))/3600" office:value-type="float" office:value="2.83459516847917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ooc:=((([.$B$4]*[.D204])*0.8+0.2*([.$B$4]*[.$J$4]))/([.$E$4]*10^6))/3600" office:value-type="float" office:value="2.81822540114583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ooc:=((([.$B$4]*[.D205])*0.8+0.2*([.$B$4]*[.$J$4]))/([.$E$4]*10^6))/3600" office:value-type="float" office:value="2.8023967831458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ooc:=((([.$B$4]*[.D206])*0.8+0.2*([.$B$4]*[.$J$4]))/([.$E$4]*10^6))/3600" office:value-type="float" office:value="2.78710931447917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ooc:=((([.$B$4]*[.D207])*0.8+0.2*([.$B$4]*[.$J$4]))/([.$E$4]*10^6))/3600" office:value-type="float" office:value="2.77236299514583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ooc:=((([.$B$4]*[.D208])*0.8+0.2*([.$B$4]*[.$J$4]))/([.$E$4]*10^6))/3600" office:value-type="float" office:value="2.75815782514583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ooc:=((([.$B$4]*[.D209])*0.8+0.2*([.$B$4]*[.$J$4]))/([.$E$4]*10^6))/3600" office:value-type="float" office:value="2.74449380447917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ooc:=((([.$B$4]*[.D210])*0.8+0.2*([.$B$4]*[.$J$4]))/([.$E$4]*10^6))/3600" office:value-type="float" office:value="2.73137093314583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ooc:=((([.$B$4]*[.D211])*0.8+0.2*([.$B$4]*[.$J$4]))/([.$E$4]*10^6))/3600" office:value-type="float" office:value="2.71878921114583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ooc:=((([.$B$4]*[.D212])*0.8+0.2*([.$B$4]*[.$J$4]))/([.$E$4]*10^6))/3600" office:value-type="float" office:value="2.70674863847917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ooc:=((([.$B$4]*[.D213])*0.8+0.2*([.$B$4]*[.$J$4]))/([.$E$4]*10^6))/3600" office:value-type="float" office:value="2.69524921514583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ooc:=((([.$B$4]*[.D214])*0.8+0.2*([.$B$4]*[.$J$4]))/([.$E$4]*10^6))/3600" office:value-type="float" office:value="2.68429094114583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ooc:=((([.$B$4]*[.D215])*0.8+0.2*([.$B$4]*[.$J$4]))/([.$E$4]*10^6))/3600" office:value-type="float" office:value="2.67387381647917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ooc:=((([.$B$4]*[.D216])*0.8+0.2*([.$B$4]*[.$J$4]))/([.$E$4]*10^6))/3600" office:value-type="float" office:value="2.66399784114583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ooc:=((([.$B$4]*[.D217])*0.8+0.2*([.$B$4]*[.$J$4]))/([.$E$4]*10^6))/3600" office:value-type="float" office:value="2.65466301514583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ooc:=((([.$B$4]*[.D218])*0.8+0.2*([.$B$4]*[.$J$4]))/([.$E$4]*10^6))/3600" office:value-type="float" office:value="2.64586933847917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ooc:=((([.$B$4]*[.D219])*0.8+0.2*([.$B$4]*[.$J$4]))/([.$E$4]*10^6))/3600" office:value-type="float" office:value="2.63761681114583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ooc:=((([.$B$4]*[.D220])*0.8+0.2*([.$B$4]*[.$J$4]))/([.$E$4]*10^6))/3600" office:value-type="float" office:value="2.62990543314583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ooc:=((([.$B$4]*[.D221])*0.8+0.2*([.$B$4]*[.$J$4]))/([.$E$4]*10^6))/3600" office:value-type="float" office:value="2.62273520447917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ooc:=((([.$B$4]*[.D222])*0.8+0.2*([.$B$4]*[.$J$4]))/([.$E$4]*10^6))/3600" office:value-type="float" office:value="2.6161061251458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ooc:=((([.$B$4]*[.D223])*0.8+0.2*([.$B$4]*[.$J$4]))/([.$E$4]*10^6))/3600" office:value-type="float" office:value="2.61299451647917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ooc:=((([.$B$4]*[.D224])*0.8+0.2*([.$B$4]*[.$J$4]))/([.$E$4]*10^6))/3600" office:value-type="float" office:value="2.60717716114583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ooc:=((([.$B$4]*[.D225])*0.8+0.2*([.$B$4]*[.$J$4]))/([.$E$4]*10^6))/3600" office:value-type="float" office:value="2.60190095514583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ooc:=((([.$B$4]*[.D226])*0.8+0.2*([.$B$4]*[.$J$4]))/([.$E$4]*10^6))/3600" office:value-type="float" office:value="2.59716589847917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ooc:=((([.$B$4]*[.D227])*0.8+0.2*([.$B$4]*[.$J$4]))/([.$E$4]*10^6))/3600" office:value-type="float" office:value="2.59297199114583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ooc:=((([.$B$4]*[.D228])*0.8+0.2*([.$B$4]*[.$J$4]))/([.$E$4]*10^6))/3600" office:value-type="float" office:value="2.58931923314583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ooc:=((([.$B$4]*[.D229])*0.8+0.2*([.$B$4]*[.$J$4]))/([.$E$4]*10^6))/3600" office:value-type="float" office:value="2.58620762447917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ooc:=((([.$B$4]*[.D230])*0.8+0.2*([.$B$4]*[.$J$4]))/([.$E$4]*10^6))/3600" office:value-type="float" office:value="2.58363716514583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ooc:=((([.$B$4]*[.D231])*0.8+0.2*([.$B$4]*[.$J$4]))/([.$E$4]*10^6))/3600" office:value-type="float" office:value="2.58160785514583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ooc:=((([.$B$4]*[.D232])*0.8+0.2*([.$B$4]*[.$J$4]))/([.$E$4]*10^6))/3600" office:value-type="float" office:value="2.58011969447917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ooc:=((([.$B$4]*[.D233])*0.8+0.2*([.$B$4]*[.$J$4]))/([.$E$4]*10^6))/3600" office:value-type="float" office:value="2.57917268314583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ooc:=((([.$B$4]*[.D34])*0.5+0.5*([.$B$4]*[.$J$4]))/([.$E$4]*10^6))/3600" office:value-type="float" office:value="12.8937495511458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ooc:=((([.$B$4]*[.D35])*0.5+0.5*([.$B$4]*[.$J$4]))/([.$E$4]*10^6))/3600" office:value-type="float" office:value="12.8607732636458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ooc:=((([.$B$4]*[.D36])*0.5+0.5*([.$B$4]*[.$J$4]))/([.$E$4]*10^6))/3600" office:value-type="float" office:value="12.7950743523958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ooc:=((([.$B$4]*[.D37])*0.5+0.5*([.$B$4]*[.$J$4]))/([.$E$4]*10^6))/3600" office:value-type="float" office:value="12.7297136594792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ooc:=((([.$B$4]*[.D38])*0.5+0.5*([.$B$4]*[.$J$4]))/([.$E$4]*10^6))/3600" office:value-type="float" office:value="12.6646911848958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ooc:=((([.$B$4]*[.D39])*0.5+0.5*([.$B$4]*[.$J$4]))/([.$E$4]*10^6))/3600" office:value-type="float" office:value="12.6000069286458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ooc:=((([.$B$4]*[.D40])*0.5+0.5*([.$B$4]*[.$J$4]))/([.$E$4]*10^6))/3600" office:value-type="float" office:value="12.5356608907292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ooc:=((([.$B$4]*[.D41])*0.5+0.5*([.$B$4]*[.$J$4]))/([.$E$4]*10^6))/3600" office:value-type="float" office:value="12.4716530711458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ooc:=((([.$B$4]*[.D42])*0.5+0.5*([.$B$4]*[.$J$4]))/([.$E$4]*10^6))/3600" office:value-type="float" office:value="12.4079834698958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ooc:=((([.$B$4]*[.D43])*0.5+0.5*([.$B$4]*[.$J$4]))/([.$E$4]*10^6))/3600" office:value-type="float" office:value="12.3446520869792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ooc:=((([.$B$4]*[.D44])*0.5+0.5*([.$B$4]*[.$J$4]))/([.$E$4]*10^6))/3600" office:value-type="float" office:value="12.2816589223958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ooc:=((([.$B$4]*[.D45])*0.5+0.5*([.$B$4]*[.$J$4]))/([.$E$4]*10^6))/3600" office:value-type="float" office:value="12.2190039761458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ooc:=((([.$B$4]*[.D46])*0.5+0.5*([.$B$4]*[.$J$4]))/([.$E$4]*10^6))/3600" office:value-type="float" office:value="12.1566872482292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ooc:=((([.$B$4]*[.D47])*0.5+0.5*([.$B$4]*[.$J$4]))/([.$E$4]*10^6))/3600" office:value-type="float" office:value="12.0947087386458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ooc:=((([.$B$4]*[.D48])*0.5+0.5*([.$B$4]*[.$J$4]))/([.$E$4]*10^6))/3600" office:value-type="float" office:value="12.0330684473958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ooc:=((([.$B$4]*[.D49])*0.5+0.5*([.$B$4]*[.$J$4]))/([.$E$4]*10^6))/3600" office:value-type="float" office:value="11.9717663744792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ooc:=((([.$B$4]*[.D50])*0.5+0.5*([.$B$4]*[.$J$4]))/([.$E$4]*10^6))/3600" office:value-type="float" office:value="11.9108025198958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ooc:=((([.$B$4]*[.D51])*0.5+0.5*([.$B$4]*[.$J$4]))/([.$E$4]*10^6))/3600" office:value-type="float" office:value="11.8501768836458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ooc:=((([.$B$4]*[.D52])*0.5+0.5*([.$B$4]*[.$J$4]))/([.$E$4]*10^6))/3600" office:value-type="float" office:value="11.7898894657292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ooc:=((([.$B$4]*[.D53])*0.5+0.5*([.$B$4]*[.$J$4]))/([.$E$4]*10^6))/3600" office:value-type="float" office:value="11.7299402661458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ooc:=((([.$B$4]*[.D54])*0.5+0.5*([.$B$4]*[.$J$4]))/([.$E$4]*10^6))/3600" office:value-type="float" office:value="11.6703292848958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ooc:=((([.$B$4]*[.D55])*0.5+0.5*([.$B$4]*[.$J$4]))/([.$E$4]*10^6))/3600" office:value-type="float" office:value="11.6406506261458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ooc:=((([.$B$4]*[.D56])*0.5+0.5*([.$B$4]*[.$J$4]))/([.$E$4]*10^6))/3600" office:value-type="float" office:value="11.5815469723958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ooc:=((([.$B$4]*[.D57])*0.5+0.5*([.$B$4]*[.$J$4]))/([.$E$4]*10^6))/3600" office:value-type="float" office:value="11.5227815369792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ooc:=((([.$B$4]*[.D58])*0.5+0.5*([.$B$4]*[.$J$4]))/([.$E$4]*10^6))/3600" office:value-type="float" office:value="11.464354319895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ooc:=((([.$B$4]*[.D59])*0.5+0.5*([.$B$4]*[.$J$4]))/([.$E$4]*10^6))/3600" office:value-type="float" office:value="11.4062653211458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ooc:=((([.$B$4]*[.D60])*0.5+0.5*([.$B$4]*[.$J$4]))/([.$E$4]*10^6))/3600" office:value-type="float" office:value="11.3485145407292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ooc:=((([.$B$4]*[.D61])*0.5+0.5*([.$B$4]*[.$J$4]))/([.$E$4]*10^6))/3600" office:value-type="float" office:value="11.2911019786458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ooc:=((([.$B$4]*[.D62])*0.5+0.5*([.$B$4]*[.$J$4]))/([.$E$4]*10^6))/3600" office:value-type="float" office:value="11.2340276348958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ooc:=((([.$B$4]*[.D63])*0.5+0.5*([.$B$4]*[.$J$4]))/([.$E$4]*10^6))/3600" office:value-type="float" office:value="11.1772915094792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ooc:=((([.$B$4]*[.D64])*0.5+0.5*([.$B$4]*[.$J$4]))/([.$E$4]*10^6))/3600" office:value-type="float" office:value="11.1208936023958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ooc:=((([.$B$4]*[.D65])*0.5+0.5*([.$B$4]*[.$J$4]))/([.$E$4]*10^6))/3600" office:value-type="float" office:value="11.064833913645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ooc:=((([.$B$4]*[.D66])*0.5+0.5*([.$B$4]*[.$J$4]))/([.$E$4]*10^6))/3600" office:value-type="float" office:value="11.0091124432292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ooc:=((([.$B$4]*[.D67])*0.5+0.5*([.$B$4]*[.$J$4]))/([.$E$4]*10^6))/3600" office:value-type="float" office:value="10.9537291911458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ooc:=((([.$B$4]*[.D68])*0.5+0.5*([.$B$4]*[.$J$4]))/([.$E$4]*10^6))/3600" office:value-type="float" office:value="10.8986841573958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ooc:=((([.$B$4]*[.D69])*0.5+0.5*([.$B$4]*[.$J$4]))/([.$E$4]*10^6))/3600" office:value-type="float" office:value="10.8439773419792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ooc:=((([.$B$4]*[.D70])*0.5+0.5*([.$B$4]*[.$J$4]))/([.$E$4]*10^6))/3600" office:value-type="float" office:value="10.7896087448958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ooc:=((([.$B$4]*[.D71])*0.5+0.5*([.$B$4]*[.$J$4]))/([.$E$4]*10^6))/3600" office:value-type="float" office:value="10.7355783661458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ooc:=((([.$B$4]*[.D72])*0.5+0.5*([.$B$4]*[.$J$4]))/([.$E$4]*10^6))/3600" office:value-type="float" office:value="10.6818862057292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ooc:=((([.$B$4]*[.D73])*0.5+0.5*([.$B$4]*[.$J$4]))/([.$E$4]*10^6))/3600" office:value-type="float" office:value="10.6285322636458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ooc:=((([.$B$4]*[.D74])*0.5+0.5*([.$B$4]*[.$J$4]))/([.$E$4]*10^6))/3600" office:value-type="float" office:value="10.5755165398958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ooc:=((([.$B$4]*[.D75])*0.5+0.5*([.$B$4]*[.$J$4]))/([.$E$4]*10^6))/3600" office:value-type="float" office:value="10.5228390344792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ooc:=((([.$B$4]*[.D76])*0.5+0.5*([.$B$4]*[.$J$4]))/([.$E$4]*10^6))/3600" office:value-type="float" office:value="10.4966271136458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ooc:=((([.$B$4]*[.D77])*0.5+0.5*([.$B$4]*[.$J$4]))/([.$E$4]*10^6))/3600" office:value-type="float" office:value="10.4444569357292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ooc:=((([.$B$4]*[.D78])*0.5+0.5*([.$B$4]*[.$J$4]))/([.$E$4]*10^6))/3600" office:value-type="float" office:value="10.3926249761458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ooc:=((([.$B$4]*[.D79])*0.5+0.5*([.$B$4]*[.$J$4]))/([.$E$4]*10^6))/3600" office:value-type="float" office:value="10.3411312348958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ooc:=((([.$B$4]*[.D80])*0.5+0.5*([.$B$4]*[.$J$4]))/([.$E$4]*10^6))/3600" office:value-type="float" office:value="10.2899757119792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ooc:=((([.$B$4]*[.D81])*0.5+0.5*([.$B$4]*[.$J$4]))/([.$E$4]*10^6))/3600" office:value-type="float" office:value="10.2391584073958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ooc:=((([.$B$4]*[.D82])*0.5+0.5*([.$B$4]*[.$J$4]))/([.$E$4]*10^6))/3600" office:value-type="float" office:value="10.1886793211458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ooc:=((([.$B$4]*[.D83])*0.5+0.5*([.$B$4]*[.$J$4]))/([.$E$4]*10^6))/3600" office:value-type="float" office:value="10.1385384532292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ooc:=((([.$B$4]*[.D84])*0.5+0.5*([.$B$4]*[.$J$4]))/([.$E$4]*10^6))/3600" office:value-type="float" office:value="10.0887358036458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ooc:=((([.$B$4]*[.D85])*0.5+0.5*([.$B$4]*[.$J$4]))/([.$E$4]*10^6))/3600" office:value-type="float" office:value="10.0392713723958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ooc:=((([.$B$4]*[.D86])*0.5+0.5*([.$B$4]*[.$J$4]))/([.$E$4]*10^6))/3600" office:value-type="float" office:value="9.99014515947917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ooc:=((([.$B$4]*[.D87])*0.5+0.5*([.$B$4]*[.$J$4]))/([.$E$4]*10^6))/3600" office:value-type="float" office:value="9.94135716489583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ooc:=((([.$B$4]*[.D88])*0.5+0.5*([.$B$4]*[.$J$4]))/([.$E$4]*10^6))/3600" office:value-type="float" office:value="9.89290738864583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ooc:=((([.$B$4]*[.D89])*0.5+0.5*([.$B$4]*[.$J$4]))/([.$E$4]*10^6))/3600" office:value-type="float" office:value="9.84479583072917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ooc:=((([.$B$4]*[.D90])*0.5+0.5*([.$B$4]*[.$J$4]))/([.$E$4]*10^6))/3600" office:value-type="float" office:value="9.79702249114583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ooc:=((([.$B$4]*[.D91])*0.5+0.5*([.$B$4]*[.$J$4]))/([.$E$4]*10^6))/3600" office:value-type="float" office:value="9.74958736989583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ooc:=((([.$B$4]*[.D92])*0.5+0.5*([.$B$4]*[.$J$4]))/([.$E$4]*10^6))/3600" office:value-type="float" office:value="9.70249046697917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ooc:=((([.$B$4]*[.D93])*0.5+0.5*([.$B$4]*[.$J$4]))/([.$E$4]*10^6))/3600" office:value-type="float" office:value="9.65573178239583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ooc:=((([.$B$4]*[.D94])*0.5+0.5*([.$B$4]*[.$J$4]))/([.$E$4]*10^6))/3600" office:value-type="float" office:value="9.60931131614583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ooc:=((([.$B$4]*[.D95])*0.5+0.5*([.$B$4]*[.$J$4]))/([.$E$4]*10^6))/3600" office:value-type="float" office:value="9.56322906822917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ooc:=((([.$B$4]*[.D96])*0.5+0.5*([.$B$4]*[.$J$4]))/([.$E$4]*10^6))/3600" office:value-type="float" office:value="9.51748503864583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ooc:=((([.$B$4]*[.D97])*0.5+0.5*([.$B$4]*[.$J$4]))/([.$E$4]*10^6))/3600" office:value-type="float" office:value="9.49473985572917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ooc:=((([.$B$4]*[.D98])*0.5+0.5*([.$B$4]*[.$J$4]))/([.$E$4]*10^6))/3600" office:value-type="float" office:value="9.44950315364583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ooc:=((([.$B$4]*[.D99])*0.5+0.5*([.$B$4]*[.$J$4]))/([.$E$4]*10^6))/3600" office:value-type="float" office:value="9.40460466989583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ooc:=((([.$B$4]*[.D100])*0.5+0.5*([.$B$4]*[.$J$4]))/([.$E$4]*10^6))/3600" office:value-type="float" office:value="9.36004440447917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ooc:=((([.$B$4]*[.D101])*0.5+0.5*([.$B$4]*[.$J$4]))/([.$E$4]*10^6))/3600" office:value-type="float" office:value="9.31582235739583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ooc:=((([.$B$4]*[.D102])*0.5+0.5*([.$B$4]*[.$J$4]))/([.$E$4]*10^6))/3600" office:value-type="float" office:value="9.27193852864583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ooc:=((([.$B$4]*[.D103])*0.5+0.5*([.$B$4]*[.$J$4]))/([.$E$4]*10^6))/3600" office:value-type="float" office:value="9.22839291822917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ooc:=((([.$B$4]*[.D104])*0.5+0.5*([.$B$4]*[.$J$4]))/([.$E$4]*10^6))/3600" office:value-type="float" office:value="9.18518552614583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ooc:=((([.$B$4]*[.D105])*0.5+0.5*([.$B$4]*[.$J$4]))/([.$E$4]*10^6))/3600" office:value-type="float" office:value="9.14231635239583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ooc:=((([.$B$4]*[.D106])*0.5+0.5*([.$B$4]*[.$J$4]))/([.$E$4]*10^6))/3600" office:value-type="float" office:value="9.09978539697917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ooc:=((([.$B$4]*[.D107])*0.5+0.5*([.$B$4]*[.$J$4]))/([.$E$4]*10^6))/3600" office:value-type="float" office:value="9.05759265989583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ooc:=((([.$B$4]*[.D108])*0.5+0.5*([.$B$4]*[.$J$4]))/([.$E$4]*10^6))/3600" office:value-type="float" office:value="9.01573814114583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ooc:=((([.$B$4]*[.D109])*0.5+0.5*([.$B$4]*[.$J$4]))/([.$E$4]*10^6))/3600" office:value-type="float" office:value="8.97422184072917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ooc:=((([.$B$4]*[.D110])*0.5+0.5*([.$B$4]*[.$J$4]))/([.$E$4]*10^6))/3600" office:value-type="float" office:value="8.93304375864583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ooc:=((([.$B$4]*[.D111])*0.5+0.5*([.$B$4]*[.$J$4]))/([.$E$4]*10^6))/3600" office:value-type="float" office:value="8.89220389489583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ooc:=((([.$B$4]*[.D112])*0.5+0.5*([.$B$4]*[.$J$4]))/([.$E$4]*10^6))/3600" office:value-type="float" office:value="8.85170224947917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ooc:=((([.$B$4]*[.D113])*0.5+0.5*([.$B$4]*[.$J$4]))/([.$E$4]*10^6))/3600" office:value-type="float" office:value="8.81153882239583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ooc:=((([.$B$4]*[.D114])*0.5+0.5*([.$B$4]*[.$J$4]))/([.$E$4]*10^6))/3600" office:value-type="float" office:value="8.77171361364583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ooc:=((([.$B$4]*[.D115])*0.5+0.5*([.$B$4]*[.$J$4]))/([.$E$4]*10^6))/3600" office:value-type="float" office:value="8.73222662322917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ooc:=((([.$B$4]*[.D116])*0.5+0.5*([.$B$4]*[.$J$4]))/([.$E$4]*10^6))/3600" office:value-type="float" office:value="8.69307785114583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ooc:=((([.$B$4]*[.D117])*0.5+0.5*([.$B$4]*[.$J$4]))/([.$E$4]*10^6))/3600" office:value-type="float" office:value="8.65426729739583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ooc:=((([.$B$4]*[.D118])*0.5+0.5*([.$B$4]*[.$J$4]))/([.$E$4]*10^6))/3600" office:value-type="float" office:value="8.6349888523958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ooc:=((([.$B$4]*[.D119])*0.5+0.5*([.$B$4]*[.$J$4]))/([.$E$4]*10^6))/3600" office:value-type="float" office:value="8.59668562614583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ooc:=((([.$B$4]*[.D120])*0.5+0.5*([.$B$4]*[.$J$4]))/([.$E$4]*10^6))/3600" office:value-type="float" office:value="8.55872061822917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ooc:=((([.$B$4]*[.D121])*0.5+0.5*([.$B$4]*[.$J$4]))/([.$E$4]*10^6))/3600" office:value-type="float" office:value="8.52109382864583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ooc:=((([.$B$4]*[.D122])*0.5+0.5*([.$B$4]*[.$J$4]))/([.$E$4]*10^6))/3600" office:value-type="float" office:value="8.48380525739583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ooc:=((([.$B$4]*[.D123])*0.5+0.5*([.$B$4]*[.$J$4]))/([.$E$4]*10^6))/3600" office:value-type="float" office:value="8.446854904479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ooc:=((([.$B$4]*[.D124])*0.5+0.5*([.$B$4]*[.$J$4]))/([.$E$4]*10^6))/3600" office:value-type="float" office:value="8.41024276989583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ooc:=((([.$B$4]*[.D125])*0.5+0.5*([.$B$4]*[.$J$4]))/([.$E$4]*10^6))/3600" office:value-type="float" office:value="8.37396885364583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ooc:=((([.$B$4]*[.D126])*0.5+0.5*([.$B$4]*[.$J$4]))/([.$E$4]*10^6))/3600" office:value-type="float" office:value="8.33803315572917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ooc:=((([.$B$4]*[.D127])*0.5+0.5*([.$B$4]*[.$J$4]))/([.$E$4]*10^6))/3600" office:value-type="float" office:value="8.30243567614583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ooc:=((([.$B$4]*[.D128])*0.5+0.5*([.$B$4]*[.$J$4]))/([.$E$4]*10^6))/3600" office:value-type="float" office:value="8.26717641489583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ooc:=((([.$B$4]*[.D129])*0.5+0.5*([.$B$4]*[.$J$4]))/([.$E$4]*10^6))/3600" office:value-type="float" office:value="8.23225537197917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ooc:=((([.$B$4]*[.D130])*0.5+0.5*([.$B$4]*[.$J$4]))/([.$E$4]*10^6))/3600" office:value-type="float" office:value="8.19767254739583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ooc:=((([.$B$4]*[.D131])*0.5+0.5*([.$B$4]*[.$J$4]))/([.$E$4]*10^6))/3600" office:value-type="float" office:value="8.16342794114583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ooc:=((([.$B$4]*[.D132])*0.5+0.5*([.$B$4]*[.$J$4]))/([.$E$4]*10^6))/3600" office:value-type="float" office:value="8.12952155322917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ooc:=((([.$B$4]*[.D133])*0.5+0.5*([.$B$4]*[.$J$4]))/([.$E$4]*10^6))/3600" office:value-type="float" office:value="8.09595338364583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ooc:=((([.$B$4]*[.D134])*0.5+0.5*([.$B$4]*[.$J$4]))/([.$E$4]*10^6))/3600" office:value-type="float" office:value="8.06272343239583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ooc:=((([.$B$4]*[.D135])*0.5+0.5*([.$B$4]*[.$J$4]))/([.$E$4]*10^6))/3600" office:value-type="float" office:value="8.02983169947917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ooc:=((([.$B$4]*[.D136])*0.5+0.5*([.$B$4]*[.$J$4]))/([.$E$4]*10^6))/3600" office:value-type="float" office:value="7.99727818489583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ooc:=((([.$B$4]*[.D137])*0.5+0.5*([.$B$4]*[.$J$4]))/([.$E$4]*10^6))/3600" office:value-type="float" office:value="7.96506288864583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ooc:=((([.$B$4]*[.D138])*0.5+0.5*([.$B$4]*[.$J$4]))/([.$E$4]*10^6))/3600" office:value-type="float" office:value="7.93318581072917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ooc:=((([.$B$4]*[.D139])*0.5+0.5*([.$B$4]*[.$J$4]))/([.$E$4]*10^6))/3600" office:value-type="float" office:value="7.91737410364583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ooc:=((([.$B$4]*[.D140])*0.5+0.5*([.$B$4]*[.$J$4]))/([.$E$4]*10^6))/3600" office:value-type="float" office:value="7.88600435322917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ooc:=((([.$B$4]*[.D141])*0.5+0.5*([.$B$4]*[.$J$4]))/([.$E$4]*10^6))/3600" office:value-type="float" office:value="7.8549728211458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ooc:=((([.$B$4]*[.D142])*0.5+0.5*([.$B$4]*[.$J$4]))/([.$E$4]*10^6))/3600" office:value-type="float" office:value="7.824279507395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ooc:=((([.$B$4]*[.D143])*0.5+0.5*([.$B$4]*[.$J$4]))/([.$E$4]*10^6))/3600" office:value-type="float" office:value="7.79392441197917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ooc:=((([.$B$4]*[.D144])*0.5+0.5*([.$B$4]*[.$J$4]))/([.$E$4]*10^6))/3600" office:value-type="float" office:value="7.76390753489583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ooc:=((([.$B$4]*[.D145])*0.5+0.5*([.$B$4]*[.$J$4]))/([.$E$4]*10^6))/3600" office:value-type="float" office:value="7.73422887614583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ooc:=((([.$B$4]*[.D146])*0.5+0.5*([.$B$4]*[.$J$4]))/([.$E$4]*10^6))/3600" office:value-type="float" office:value="7.70488843572917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ooc:=((([.$B$4]*[.D147])*0.5+0.5*([.$B$4]*[.$J$4]))/([.$E$4]*10^6))/3600" office:value-type="float" office:value="7.67588621364583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ooc:=((([.$B$4]*[.D148])*0.5+0.5*([.$B$4]*[.$J$4]))/([.$E$4]*10^6))/3600" office:value-type="float" office:value="7.6472222098958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ooc:=((([.$B$4]*[.D149])*0.5+0.5*([.$B$4]*[.$J$4]))/([.$E$4]*10^6))/3600" office:value-type="float" office:value="7.61889642447917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ooc:=((([.$B$4]*[.D150])*0.5+0.5*([.$B$4]*[.$J$4]))/([.$E$4]*10^6))/3600" office:value-type="float" office:value="7.59090885739583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ooc:=((([.$B$4]*[.D151])*0.5+0.5*([.$B$4]*[.$J$4]))/([.$E$4]*10^6))/3600" office:value-type="float" office:value="7.56325950864583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ooc:=((([.$B$4]*[.D152])*0.5+0.5*([.$B$4]*[.$J$4]))/([.$E$4]*10^6))/3600" office:value-type="float" office:value="7.53594837822917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ooc:=((([.$B$4]*[.D153])*0.5+0.5*([.$B$4]*[.$J$4]))/([.$E$4]*10^6))/3600" office:value-type="float" office:value="7.50897546614583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ooc:=((([.$B$4]*[.D154])*0.5+0.5*([.$B$4]*[.$J$4]))/([.$E$4]*10^6))/3600" office:value-type="float" office:value="7.48234077239583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ooc:=((([.$B$4]*[.D155])*0.5+0.5*([.$B$4]*[.$J$4]))/([.$E$4]*10^6))/3600" office:value-type="float" office:value="7.45604429697917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ooc:=((([.$B$4]*[.D156])*0.5+0.5*([.$B$4]*[.$J$4]))/([.$E$4]*10^6))/3600" office:value-type="float" office:value="7.43008603989583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ooc:=((([.$B$4]*[.D157])*0.5+0.5*([.$B$4]*[.$J$4]))/([.$E$4]*10^6))/3600" office:value-type="float" office:value="7.40446600114583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ooc:=((([.$B$4]*[.D158])*0.5+0.5*([.$B$4]*[.$J$4]))/([.$E$4]*10^6))/3600" office:value-type="float" office:value="7.37918418072917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ooc:=((([.$B$4]*[.D159])*0.5+0.5*([.$B$4]*[.$J$4]))/([.$E$4]*10^6))/3600" office:value-type="float" office:value="7.3542405786458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ooc:=((([.$B$4]*[.D160])*0.5+0.5*([.$B$4]*[.$J$4]))/([.$E$4]*10^6))/3600" office:value-type="float" office:value="7.34189560947917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ooc:=((([.$B$4]*[.D161])*0.5+0.5*([.$B$4]*[.$J$4]))/([.$E$4]*10^6))/3600" office:value-type="float" office:value="7.31745933489583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ooc:=((([.$B$4]*[.D162])*0.5+0.5*([.$B$4]*[.$J$4]))/([.$E$4]*10^6))/3600" office:value-type="float" office:value="7.29336127864583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ooc:=((([.$B$4]*[.D163])*0.5+0.5*([.$B$4]*[.$J$4]))/([.$E$4]*10^6))/3600" office:value-type="float" office:value="7.26960144072917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ooc:=((([.$B$4]*[.D164])*0.5+0.5*([.$B$4]*[.$J$4]))/([.$E$4]*10^6))/3600" office:value-type="float" office:value="7.24617982114583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ooc:=((([.$B$4]*[.D165])*0.5+0.5*([.$B$4]*[.$J$4]))/([.$E$4]*10^6))/3600" office:value-type="float" office:value="7.22309641989583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ooc:=((([.$B$4]*[.D166])*0.5+0.5*([.$B$4]*[.$J$4]))/([.$E$4]*10^6))/3600" office:value-type="float" office:value="7.20035123697917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ooc:=((([.$B$4]*[.D167])*0.5+0.5*([.$B$4]*[.$J$4]))/([.$E$4]*10^6))/3600" office:value-type="float" office:value="7.17794427239583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ooc:=((([.$B$4]*[.D168])*0.5+0.5*([.$B$4]*[.$J$4]))/([.$E$4]*10^6))/3600" office:value-type="float" office:value="7.15587552614583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ooc:=((([.$B$4]*[.D169])*0.5+0.5*([.$B$4]*[.$J$4]))/([.$E$4]*10^6))/3600" office:value-type="float" office:value="7.13414499822917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ooc:=((([.$B$4]*[.D170])*0.5+0.5*([.$B$4]*[.$J$4]))/([.$E$4]*10^6))/3600" office:value-type="float" office:value="7.11275268864583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ooc:=((([.$B$4]*[.D171])*0.5+0.5*([.$B$4]*[.$J$4]))/([.$E$4]*10^6))/3600" office:value-type="float" office:value="7.09169859739583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ooc:=((([.$B$4]*[.D172])*0.5+0.5*([.$B$4]*[.$J$4]))/([.$E$4]*10^6))/3600" office:value-type="float" office:value="7.07098272447917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ooc:=((([.$B$4]*[.D173])*0.5+0.5*([.$B$4]*[.$J$4]))/([.$E$4]*10^6))/3600" office:value-type="float" office:value="7.05060506989583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ooc:=((([.$B$4]*[.D174])*0.5+0.5*([.$B$4]*[.$J$4]))/([.$E$4]*10^6))/3600" office:value-type="float" office:value="7.03056563364583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ooc:=((([.$B$4]*[.D175])*0.5+0.5*([.$B$4]*[.$J$4]))/([.$E$4]*10^6))/3600" office:value-type="float" office:value="7.01086441572917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ooc:=((([.$B$4]*[.D176])*0.5+0.5*([.$B$4]*[.$J$4]))/([.$E$4]*10^6))/3600" office:value-type="float" office:value="6.99150141614583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ooc:=((([.$B$4]*[.D177])*0.5+0.5*([.$B$4]*[.$J$4]))/([.$E$4]*10^6))/3600" office:value-type="float" office:value="6.97247663489583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ooc:=((([.$B$4]*[.D178])*0.5+0.5*([.$B$4]*[.$J$4]))/([.$E$4]*10^6))/3600" office:value-type="float" office:value="6.95379007197917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ooc:=((([.$B$4]*[.D179])*0.5+0.5*([.$B$4]*[.$J$4]))/([.$E$4]*10^6))/3600" office:value-type="float" office:value="6.93544172739583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ooc:=((([.$B$4]*[.D180])*0.5+0.5*([.$B$4]*[.$J$4]))/([.$E$4]*10^6))/3600" office:value-type="float" office:value="6.9174316011458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ooc:=((([.$B$4]*[.D181])*0.5+0.5*([.$B$4]*[.$J$4]))/([.$E$4]*10^6))/3600" office:value-type="float" office:value="6.90855336989583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ooc:=((([.$B$4]*[.D182])*0.5+0.5*([.$B$4]*[.$J$4]))/([.$E$4]*10^6))/3600" office:value-type="float" office:value="6.89105057114583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ooc:=((([.$B$4]*[.D183])*0.5+0.5*([.$B$4]*[.$J$4]))/([.$E$4]*10^6))/3600" office:value-type="float" office:value="6.87388599072917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ooc:=((([.$B$4]*[.D184])*0.5+0.5*([.$B$4]*[.$J$4]))/([.$E$4]*10^6))/3600" office:value-type="float" office:value="6.85705962864583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ooc:=((([.$B$4]*[.D185])*0.5+0.5*([.$B$4]*[.$J$4]))/([.$E$4]*10^6))/3600" office:value-type="float" office:value="6.84057148489583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ooc:=((([.$B$4]*[.D186])*0.5+0.5*([.$B$4]*[.$J$4]))/([.$E$4]*10^6))/3600" office:value-type="float" office:value="6.82442155947917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ooc:=((([.$B$4]*[.D187])*0.5+0.5*([.$B$4]*[.$J$4]))/([.$E$4]*10^6))/3600" office:value-type="float" office:value="6.80860985239583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ooc:=((([.$B$4]*[.D188])*0.5+0.5*([.$B$4]*[.$J$4]))/([.$E$4]*10^6))/3600" office:value-type="float" office:value="6.7931363636458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ooc:=((([.$B$4]*[.D189])*0.5+0.5*([.$B$4]*[.$J$4]))/([.$E$4]*10^6))/3600" office:value-type="float" office:value="6.77800109322917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ooc:=((([.$B$4]*[.D190])*0.5+0.5*([.$B$4]*[.$J$4]))/([.$E$4]*10^6))/3600" office:value-type="float" office:value="6.76320404114583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ooc:=((([.$B$4]*[.D191])*0.5+0.5*([.$B$4]*[.$J$4]))/([.$E$4]*10^6))/3600" office:value-type="float" office:value="6.7487452073958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ooc:=((([.$B$4]*[.D192])*0.5+0.5*([.$B$4]*[.$J$4]))/([.$E$4]*10^6))/3600" office:value-type="float" office:value="6.73462459197917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ooc:=((([.$B$4]*[.D193])*0.5+0.5*([.$B$4]*[.$J$4]))/([.$E$4]*10^6))/3600" office:value-type="float" office:value="6.72084219489583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ooc:=((([.$B$4]*[.D194])*0.5+0.5*([.$B$4]*[.$J$4]))/([.$E$4]*10^6))/3600" office:value-type="float" office:value="6.70739801614583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ooc:=((([.$B$4]*[.D195])*0.5+0.5*([.$B$4]*[.$J$4]))/([.$E$4]*10^6))/3600" office:value-type="float" office:value="6.69429205572917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ooc:=((([.$B$4]*[.D196])*0.5+0.5*([.$B$4]*[.$J$4]))/([.$E$4]*10^6))/3600" office:value-type="float" office:value="6.68152431364583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ooc:=((([.$B$4]*[.D197])*0.5+0.5*([.$B$4]*[.$J$4]))/([.$E$4]*10^6))/3600" office:value-type="float" office:value="6.66909478989583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ooc:=((([.$B$4]*[.D198])*0.5+0.5*([.$B$4]*[.$J$4]))/([.$E$4]*10^6))/3600" office:value-type="float" office:value="6.65700348447917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ooc:=((([.$B$4]*[.D199])*0.5+0.5*([.$B$4]*[.$J$4]))/([.$E$4]*10^6))/3600" office:value-type="float" office:value="6.6452503973958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ooc:=((([.$B$4]*[.D200])*0.5+0.5*([.$B$4]*[.$J$4]))/([.$E$4]*10^6))/3600" office:value-type="float" office:value="6.63383552864583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ooc:=((([.$B$4]*[.D201])*0.5+0.5*([.$B$4]*[.$J$4]))/([.$E$4]*10^6))/3600" office:value-type="float" office:value="6.62275887822917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ooc:=((([.$B$4]*[.D202])*0.5+0.5*([.$B$4]*[.$J$4]))/([.$E$4]*10^6))/3600" office:value-type="float" office:value="6.61734738489583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ooc:=((([.$B$4]*[.D203])*0.5+0.5*([.$B$4]*[.$J$4]))/([.$E$4]*10^6))/3600" office:value-type="float" office:value="6.60677806197917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ooc:=((([.$B$4]*[.D204])*0.5+0.5*([.$B$4]*[.$J$4]))/([.$E$4]*10^6))/3600" office:value-type="float" office:value="6.59654695739583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ooc:=((([.$B$4]*[.D205])*0.5+0.5*([.$B$4]*[.$J$4]))/([.$E$4]*10^6))/3600" office:value-type="float" office:value="6.58665407114583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ooc:=((([.$B$4]*[.D206])*0.5+0.5*([.$B$4]*[.$J$4]))/([.$E$4]*10^6))/3600" office:value-type="float" office:value="6.57709940322917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ooc:=((([.$B$4]*[.D207])*0.5+0.5*([.$B$4]*[.$J$4]))/([.$E$4]*10^6))/3600" office:value-type="float" office:value="6.56788295364583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ooc:=((([.$B$4]*[.D208])*0.5+0.5*([.$B$4]*[.$J$4]))/([.$E$4]*10^6))/3600" office:value-type="float" office:value="6.55900472239583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ooc:=((([.$B$4]*[.D209])*0.5+0.5*([.$B$4]*[.$J$4]))/([.$E$4]*10^6))/3600" office:value-type="float" office:value="6.55046470947917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ooc:=((([.$B$4]*[.D210])*0.5+0.5*([.$B$4]*[.$J$4]))/([.$E$4]*10^6))/3600" office:value-type="float" office:value="6.54226291489583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ooc:=((([.$B$4]*[.D211])*0.5+0.5*([.$B$4]*[.$J$4]))/([.$E$4]*10^6))/3600" office:value-type="float" office:value="6.53439933864583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ooc:=((([.$B$4]*[.D212])*0.5+0.5*([.$B$4]*[.$J$4]))/([.$E$4]*10^6))/3600" office:value-type="float" office:value="6.52687398072917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ooc:=((([.$B$4]*[.D213])*0.5+0.5*([.$B$4]*[.$J$4]))/([.$E$4]*10^6))/3600" office:value-type="float" office:value="6.51968684114583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ooc:=((([.$B$4]*[.D214])*0.5+0.5*([.$B$4]*[.$J$4]))/([.$E$4]*10^6))/3600" office:value-type="float" office:value="6.51283791989583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ooc:=((([.$B$4]*[.D215])*0.5+0.5*([.$B$4]*[.$J$4]))/([.$E$4]*10^6))/3600" office:value-type="float" office:value="6.50632721697917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ooc:=((([.$B$4]*[.D216])*0.5+0.5*([.$B$4]*[.$J$4]))/([.$E$4]*10^6))/3600" office:value-type="float" office:value="6.50015473239583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ooc:=((([.$B$4]*[.D217])*0.5+0.5*([.$B$4]*[.$J$4]))/([.$E$4]*10^6))/3600" office:value-type="float" office:value="6.4943204661458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ooc:=((([.$B$4]*[.D218])*0.5+0.5*([.$B$4]*[.$J$4]))/([.$E$4]*10^6))/3600" office:value-type="float" office:value="6.48882441822917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ooc:=((([.$B$4]*[.D219])*0.5+0.5*([.$B$4]*[.$J$4]))/([.$E$4]*10^6))/3600" office:value-type="float" office:value="6.48366658864583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ooc:=((([.$B$4]*[.D220])*0.5+0.5*([.$B$4]*[.$J$4]))/([.$E$4]*10^6))/3600" office:value-type="float" office:value="6.47884697739583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ooc:=((([.$B$4]*[.D221])*0.5+0.5*([.$B$4]*[.$J$4]))/([.$E$4]*10^6))/3600" office:value-type="float" office:value="6.47436558447917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ooc:=((([.$B$4]*[.D222])*0.5+0.5*([.$B$4]*[.$J$4]))/([.$E$4]*10^6))/3600" office:value-type="float" office:value="6.4702224098958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ooc:=((([.$B$4]*[.D223])*0.5+0.5*([.$B$4]*[.$J$4]))/([.$E$4]*10^6))/3600" office:value-type="float" office:value="6.46827765447917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ooc:=((([.$B$4]*[.D224])*0.5+0.5*([.$B$4]*[.$J$4]))/([.$E$4]*10^6))/3600" office:value-type="float" office:value="6.464641807395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ooc:=((([.$B$4]*[.D225])*0.5+0.5*([.$B$4]*[.$J$4]))/([.$E$4]*10^6))/3600" office:value-type="float" office:value="6.46134417864583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ooc:=((([.$B$4]*[.D226])*0.5+0.5*([.$B$4]*[.$J$4]))/([.$E$4]*10^6))/3600" office:value-type="float" office:value="6.45838476822917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ooc:=((([.$B$4]*[.D227])*0.5+0.5*([.$B$4]*[.$J$4]))/([.$E$4]*10^6))/3600" office:value-type="float" office:value="6.45576357614583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ooc:=((([.$B$4]*[.D228])*0.5+0.5*([.$B$4]*[.$J$4]))/([.$E$4]*10^6))/3600" office:value-type="float" office:value="6.45348060239583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ooc:=((([.$B$4]*[.D229])*0.5+0.5*([.$B$4]*[.$J$4]))/([.$E$4]*10^6))/3600" office:value-type="float" office:value="6.45153584697917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ooc:=((([.$B$4]*[.D230])*0.5+0.5*([.$B$4]*[.$J$4]))/([.$E$4]*10^6))/3600" office:value-type="float" office:value="6.44992930989583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ooc:=((([.$B$4]*[.D231])*0.5+0.5*([.$B$4]*[.$J$4]))/([.$E$4]*10^6))/3600" office:value-type="float" office:value="6.44866099114583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ooc:=((([.$B$4]*[.D232])*0.5+0.5*([.$B$4]*[.$J$4]))/([.$E$4]*10^6))/3600" office:value-type="float" office:value="6.44773089072917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ooc:=((([.$B$4]*[.D233])*0.5+0.5*([.$B$4]*[.$J$4]))/([.$E$4]*10^6))/3600" office:value-type="float" office:value="6.44713900864583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.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.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.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/ 2.71828182" office:value-type="float" office:value="0.130065024160473">
            <text:p>0.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.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.25</text:p>
          </table:table-cell>
          <table:table-cell table:formula="oooc:=[.$B$4]*(([.$B$5]/[.$B$4])^[.C9])" office:value-type="float" office:value="0.111803398874989">
            <text:p>0.11</text:p>
          </table:table-cell>
          <table:table-cell table:formula="oooc:=[.$B$4]*(([.$B$5]/[.$B$4])^[.D9])" office:value-type="float" office:value="0.05">
            <text:p>0.05</text:p>
          </table:table-cell>
          <table:table-cell table:formula="oooc:=[.$B$4]*(([.$B$5]/[.$B$4])^[.E9])" office:value-type="float" office:value="0.0223606797749979">
            <text:p>0.02</text:p>
          </table:table-cell>
          <table:table-cell table:formula="oooc:=[.$B$4]*(([.$B$5]/[.$B$4])^[.F9])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svg:width="43.434cm" svg:height="17.707cm" svg:x="0.119cm" svg:y="0.399cm">
              <draw:object draw:notify-on-update-of-ranges="NBF.A62:NBF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.25</text:p>
          </table:table-cell>
          <table:table-cell table:style-name="ce4" table:formula="oooc:=EXP(-([.A63]/[.$B$3])/[.$E$6])*[.$C$10]" office:value-type="float" office:value="0.111803398874989">
            <text:p>0.11</text:p>
          </table:table-cell>
          <table:table-cell table:style-name="ce4" table:formula="oooc:=EXP(-([.A63]/[.$B$3])/[.$E$6])*[.$D$10]" office:value-type="float" office:value="0.05">
            <text:p>0.05</text:p>
          </table:table-cell>
          <table:table-cell table:style-name="ce4" table:formula="oooc:=EXP(-([.A63]/[.$B$3])/[.$E$6])*[.$E$10]" office:value-type="float" office:value="0.0223606797749979">
            <text:p>0.02</text:p>
          </table:table-cell>
          <table:table-cell table:style-name="ce4" table:formula="oooc:=EXP(-([.A63]/[.$B$3])/[.$E$6])*[.$F$10]" office:value-type="float" office:value="0.0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2805881264996">
            <text:p>0.23</text:p>
          </table:table-cell>
          <table:table-cell table:style-name="ce4" table:formula="oooc:=EXP(-([.A64]/[.$B$3])/[.$E$6])*[.$C$10]" office:value-type="float" office:value="0.10199100159064">
            <text:p>0.1</text:p>
          </table:table-cell>
          <table:table-cell table:style-name="ce4" table:formula="oooc:=EXP(-([.A64]/[.$B$3])/[.$E$6])*[.$D$10]" office:value-type="float" office:value="0.045611762529992">
            <text:p>0.05</text:p>
          </table:table-cell>
          <table:table-cell table:style-name="ce4" table:formula="oooc:=EXP(-([.A64]/[.$B$3])/[.$E$6])*[.$E$10]" office:value-type="float" office:value="0.020398200318128">
            <text:p>0.02</text:p>
          </table:table-cell>
          <table:table-cell table:style-name="ce4" table:formula="oooc:=EXP(-([.A64]/[.$B$3])/[.$E$6])*[.$F$10]" office:value-type="float" office:value="0.00912235250599841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08043288109238">
            <text:p>0.21</text:p>
          </table:table-cell>
          <table:table-cell table:style-name="ce4" table:formula="oooc:=EXP(-([.A65]/[.$B$3])/[.$E$6])*[.$C$10]" office:value-type="float" office:value="0.0930397868949662">
            <text:p>0.09</text:p>
          </table:table-cell>
          <table:table-cell table:style-name="ce4" table:formula="oooc:=EXP(-([.A65]/[.$B$3])/[.$E$6])*[.$D$10]" office:value-type="float" office:value="0.0416086576218477">
            <text:p>0.04</text:p>
          </table:table-cell>
          <table:table-cell table:style-name="ce4" table:formula="oooc:=EXP(-([.A65]/[.$B$3])/[.$E$6])*[.$E$10]" office:value-type="float" office:value="0.0186079573789932">
            <text:p>0.02</text:p>
          </table:table-cell>
          <table:table-cell table:style-name="ce4" table:formula="oooc:=EXP(-([.A65]/[.$B$3])/[.$E$6])*[.$F$10]" office:value-type="float" office:value="0.0083217315243695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189784421063946">
            <text:p>0.19</text:p>
          </table:table-cell>
          <table:table-cell table:style-name="ce4" table:formula="oooc:=EXP(-([.A66]/[.$B$3])/[.$E$6])*[.$C$10]" office:value-type="float" office:value="0.0848741733138852">
            <text:p>0.08</text:p>
          </table:table-cell>
          <table:table-cell table:style-name="ce4" table:formula="oooc:=EXP(-([.A66]/[.$B$3])/[.$E$6])*[.$D$10]" office:value-type="float" office:value="0.0379568842127892">
            <text:p>0.04</text:p>
          </table:table-cell>
          <table:table-cell table:style-name="ce4" table:formula="oooc:=EXP(-([.A66]/[.$B$3])/[.$E$6])*[.$E$10]" office:value-type="float" office:value="0.016974834662777">
            <text:p>0.02</text:p>
          </table:table-cell>
          <table:table-cell table:style-name="ce4" table:formula="oooc:=EXP(-([.A66]/[.$B$3])/[.$E$6])*[.$F$10]" office:value-type="float" office:value="0.0075913768425578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173128038909214">
            <text:p>0.17</text:p>
          </table:table-cell>
          <table:table-cell table:style-name="ce4" table:formula="oooc:=EXP(-([.A67]/[.$B$3])/[.$E$6])*[.$C$10]" office:value-type="float" office:value="0.0774252127624464">
            <text:p>0.08</text:p>
          </table:table-cell>
          <table:table-cell table:style-name="ce4" table:formula="oooc:=EXP(-([.A67]/[.$B$3])/[.$E$6])*[.$D$10]" office:value-type="float" office:value="0.0346256077818429">
            <text:p>0.03</text:p>
          </table:table-cell>
          <table:table-cell table:style-name="ce4" table:formula="oooc:=EXP(-([.A67]/[.$B$3])/[.$E$6])*[.$E$10]" office:value-type="float" office:value="0.0154850425524893">
            <text:p>0.02</text:p>
          </table:table-cell>
          <table:table-cell table:style-name="ce4" table:formula="oooc:=EXP(-([.A67]/[.$B$3])/[.$E$6])*[.$F$10]" office:value-type="float" office:value="0.00692512155636858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157933499960206">
            <text:p>0.16</text:p>
          </table:table-cell>
          <table:table-cell table:style-name="ce4" table:formula="oooc:=EXP(-([.A68]/[.$B$3])/[.$E$6])*[.$C$10]" office:value-type="float" office:value="0.0706300083670963">
            <text:p>0.07</text:p>
          </table:table-cell>
          <table:table-cell table:style-name="ce4" table:formula="oooc:=EXP(-([.A68]/[.$B$3])/[.$E$6])*[.$D$10]" office:value-type="float" office:value="0.0315866999920412">
            <text:p>0.03</text:p>
          </table:table-cell>
          <table:table-cell table:style-name="ce4" table:formula="oooc:=EXP(-([.A68]/[.$B$3])/[.$E$6])*[.$E$10]" office:value-type="float" office:value="0.0141260016734193">
            <text:p>0.01</text:p>
          </table:table-cell>
          <table:table-cell table:style-name="ce4" table:formula="oooc:=EXP(-([.A68]/[.$B$3])/[.$E$6])*[.$F$10]" office:value-type="float" office:value="0.0063173399984082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144072505914309">
            <text:p>0.14</text:p>
          </table:table-cell>
          <table:table-cell table:style-name="ce4" table:formula="oooc:=EXP(-([.A69]/[.$B$3])/[.$E$6])*[.$C$10]" office:value-type="float" office:value="0.0644311833826269">
            <text:p>0.06</text:p>
          </table:table-cell>
          <table:table-cell table:style-name="ce4" table:formula="oooc:=EXP(-([.A69]/[.$B$3])/[.$E$6])*[.$D$10]" office:value-type="float" office:value="0.0288145011828617">
            <text:p>0.03</text:p>
          </table:table-cell>
          <table:table-cell table:style-name="ce4" table:formula="oooc:=EXP(-([.A69]/[.$B$3])/[.$E$6])*[.$E$10]" office:value-type="float" office:value="0.0128862366765254">
            <text:p>0.01</text:p>
          </table:table-cell>
          <table:table-cell table:style-name="ce4" table:formula="oooc:=EXP(-([.A69]/[.$B$3])/[.$E$6])*[.$F$10]" office:value-type="float" office:value="0.00576290023657234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31428018537286">
            <text:p>0.13</text:p>
          </table:table-cell>
          <table:table-cell table:style-name="ce4" table:formula="oooc:=EXP(-([.A70]/[.$B$3])/[.$E$6])*[.$C$10]" office:value-type="float" office:value="0.0587763967194949">
            <text:p>0.06</text:p>
          </table:table-cell>
          <table:table-cell table:style-name="ce4" table:formula="oooc:=EXP(-([.A70]/[.$B$3])/[.$E$6])*[.$D$10]" office:value-type="float" office:value="0.0262856037074573">
            <text:p>0.03</text:p>
          </table:table-cell>
          <table:table-cell table:style-name="ce4" table:formula="oooc:=EXP(-([.A70]/[.$B$3])/[.$E$6])*[.$E$10]" office:value-type="float" office:value="0.011755279343899">
            <text:p>0.01</text:p>
          </table:table-cell>
          <table:table-cell table:style-name="ce4" table:formula="oooc:=EXP(-([.A70]/[.$B$3])/[.$E$6])*[.$F$10]" office:value-type="float" office:value="0.00525712074149145">
            <text:p>0.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19893271426202">
            <text:p>0.12</text:p>
          </table:table-cell>
          <table:table-cell table:style-name="ce4" table:formula="oooc:=EXP(-([.A71]/[.$B$3])/[.$E$6])*[.$C$10]" office:value-type="float" office:value="0.0536179009907641">
            <text:p>0.05</text:p>
          </table:table-cell>
          <table:table-cell table:style-name="ce4" table:formula="oooc:=EXP(-([.A71]/[.$B$3])/[.$E$6])*[.$D$10]" office:value-type="float" office:value="0.0239786542852404">
            <text:p>0.02</text:p>
          </table:table-cell>
          <table:table-cell table:style-name="ce4" table:formula="oooc:=EXP(-([.A71]/[.$B$3])/[.$E$6])*[.$E$10]" office:value-type="float" office:value="0.0107235801981528">
            <text:p>0.01</text:p>
          </table:table-cell>
          <table:table-cell table:style-name="ce4" table:formula="oooc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09370868504716">
            <text:p>0.11</text:p>
          </table:table-cell>
          <table:table-cell table:style-name="ce4" table:formula="oooc:=EXP(-([.A72]/[.$B$3])/[.$E$6])*[.$C$10]" office:value-type="float" office:value="0.0489121393469471">
            <text:p>0.05</text:p>
          </table:table-cell>
          <table:table-cell table:style-name="ce4" table:formula="oooc:=EXP(-([.A72]/[.$B$3])/[.$E$6])*[.$D$10]" office:value-type="float" office:value="0.0218741737009432">
            <text:p>0.02</text:p>
          </table:table-cell>
          <table:table-cell table:style-name="ce4" table:formula="oooc:=EXP(-([.A72]/[.$B$3])/[.$E$6])*[.$E$10]" office:value-type="float" office:value="0.00978242786938942">
            <text:p>0.01</text:p>
          </table:table-cell>
          <table:table-cell table:style-name="ce4" table:formula="oooc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0997719616387217">
            <text:p>0.1</text:p>
          </table:table-cell>
          <table:table-cell table:style-name="ce4" table:formula="oooc:=EXP(-([.A73]/[.$B$3])/[.$E$6])*[.$C$10]" office:value-type="float" office:value="0.0446193776945366">
            <text:p>0.04</text:p>
          </table:table-cell>
          <table:table-cell table:style-name="ce4" table:formula="oooc:=EXP(-([.A73]/[.$B$3])/[.$E$6])*[.$D$10]" office:value-type="float" office:value="0.0199543923277444">
            <text:p>0.02</text:p>
          </table:table-cell>
          <table:table-cell table:style-name="ce4" table:formula="oooc:=EXP(-([.A73]/[.$B$3])/[.$E$6])*[.$E$10]" office:value-type="float" office:value="0.00892387553890733">
            <text:p>0.01</text:p>
          </table:table-cell>
          <table:table-cell table:style-name="ce4" table:formula="oooc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091015500428337">
            <text:p>0.09</text:p>
          </table:table-cell>
          <table:table-cell table:style-name="ce4" table:formula="oooc:=EXP(-([.A74]/[.$B$3])/[.$E$6])*[.$C$10]" office:value-type="float" office:value="0.0407033691927846">
            <text:p>0.04</text:p>
          </table:table-cell>
          <table:table-cell table:style-name="ce4" table:formula="oooc:=EXP(-([.A74]/[.$B$3])/[.$E$6])*[.$D$10]" office:value-type="float" office:value="0.0182031000856674">
            <text:p>0.02</text:p>
          </table:table-cell>
          <table:table-cell table:style-name="ce4" table:formula="oooc:=EXP(-([.A74]/[.$B$3])/[.$E$6])*[.$E$10]" office:value-type="float" office:value="0.00814067383855691">
            <text:p>0.01</text:p>
          </table:table-cell>
          <table:table-cell table:style-name="ce4" table:formula="oooc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0830275478417139">
            <text:p>0.08</text:p>
          </table:table-cell>
          <table:table-cell table:style-name="ce4" table:formula="oooc:=EXP(-([.A75]/[.$B$3])/[.$E$6])*[.$C$10]" office:value-type="float" office:value="0.0371310481958376">
            <text:p>0.04</text:p>
          </table:table-cell>
          <table:table-cell table:style-name="ce4" table:formula="oooc:=EXP(-([.A75]/[.$B$3])/[.$E$6])*[.$D$10]" office:value-type="float" office:value="0.0166055095683428">
            <text:p>0.02</text:p>
          </table:table-cell>
          <table:table-cell table:style-name="ce4" table:formula="oooc:=EXP(-([.A75]/[.$B$3])/[.$E$6])*[.$E$10]" office:value-type="float" office:value="0.00742620963916753">
            <text:p>0.01</text:p>
          </table:table-cell>
          <table:table-cell table:style-name="ce4" table:formula="oooc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0757406559120761">
            <text:p>0.08</text:p>
          </table:table-cell>
          <table:table-cell table:style-name="ce4" table:formula="oooc:=EXP(-([.A76]/[.$B$3])/[.$E$6])*[.$C$10]" office:value-type="float" office:value="0.0338722510559647">
            <text:p>0.03</text:p>
          </table:table-cell>
          <table:table-cell table:style-name="ce4" table:formula="oooc:=EXP(-([.A76]/[.$B$3])/[.$E$6])*[.$D$10]" office:value-type="float" office:value="0.0151481311824152">
            <text:p>0.02</text:p>
          </table:table-cell>
          <table:table-cell table:style-name="ce4" table:formula="oooc:=EXP(-([.A76]/[.$B$3])/[.$E$6])*[.$E$10]" office:value-type="float" office:value="0.00677445021119294">
            <text:p>0.01</text:p>
          </table:table-cell>
          <table:table-cell table:style-name="ce4" table:formula="oooc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0690932962265491">
            <text:p>0.07</text:p>
          </table:table-cell>
          <table:table-cell table:style-name="ce4" table:formula="oooc:=EXP(-([.A77]/[.$B$3])/[.$E$6])*[.$C$10]" office:value-type="float" office:value="0.0308994614304187">
            <text:p>0.03</text:p>
          </table:table-cell>
          <table:table-cell table:style-name="ce4" table:formula="oooc:=EXP(-([.A77]/[.$B$3])/[.$E$6])*[.$D$10]" office:value-type="float" office:value="0.0138186592453098">
            <text:p>0.01</text:p>
          </table:table-cell>
          <table:table-cell table:style-name="ce4" table:formula="oooc:=EXP(-([.A77]/[.$B$3])/[.$E$6])*[.$E$10]" office:value-type="float" office:value="0.00617989228608374">
            <text:p>0.01</text:p>
          </table:table-cell>
          <table:table-cell table:style-name="ce4" table:formula="oooc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063029340397995">
            <text:p>0.06</text:p>
          </table:table-cell>
          <table:table-cell table:style-name="ce4" table:formula="oooc:=EXP(-([.A78]/[.$B$3])/[.$E$6])*[.$C$10]" office:value-type="float" office:value="0.0281875779413781">
            <text:p>0.03</text:p>
          </table:table-cell>
          <table:table-cell table:style-name="ce4" table:formula="oooc:=EXP(-([.A78]/[.$B$3])/[.$E$6])*[.$D$10]" office:value-type="float" office:value="0.012605868079599">
            <text:p>0.01</text:p>
          </table:table-cell>
          <table:table-cell table:style-name="ce4" table:formula="oooc:=EXP(-([.A78]/[.$B$3])/[.$E$6])*[.$E$10]" office:value-type="float" office:value="0.00563751558827562">
            <text:p>0.01</text:p>
          </table:table-cell>
          <table:table-cell table:style-name="ce4" table:formula="oooc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0574975861331076">
            <text:p>0.06</text:p>
          </table:table-cell>
          <table:table-cell table:style-name="ce4" table:formula="oooc:=EXP(-([.A79]/[.$B$3])/[.$E$6])*[.$C$10]" office:value-type="float" office:value="0.0257137022271556">
            <text:p>0.03</text:p>
          </table:table-cell>
          <table:table-cell table:style-name="ce4" table:formula="oooc:=EXP(-([.A79]/[.$B$3])/[.$E$6])*[.$D$10]" office:value-type="float" office:value="0.0114995172266215">
            <text:p>0.01</text:p>
          </table:table-cell>
          <table:table-cell table:style-name="ce4" table:formula="oooc:=EXP(-([.A79]/[.$B$3])/[.$E$6])*[.$E$10]" office:value-type="float" office:value="0.00514274044543112">
            <text:p>0.01</text:p>
          </table:table-cell>
          <table:table-cell table:style-name="ce4" table:formula="oooc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0524513248950214">
            <text:p>0.05</text:p>
          </table:table-cell>
          <table:table-cell table:style-name="ce4" table:formula="oooc:=EXP(-([.A80]/[.$B$3])/[.$E$6])*[.$C$10]" office:value-type="float" office:value="0.023456945595039">
            <text:p>0.02</text:p>
          </table:table-cell>
          <table:table-cell table:style-name="ce4" table:formula="oooc:=EXP(-([.A80]/[.$B$3])/[.$E$6])*[.$D$10]" office:value-type="float" office:value="0.0104902649790043">
            <text:p>0.01</text:p>
          </table:table-cell>
          <table:table-cell table:style-name="ce4" table:formula="oooc:=EXP(-([.A80]/[.$B$3])/[.$E$6])*[.$E$10]" office:value-type="float" office:value="0.00469138911900779">
            <text:p>0</text:p>
          </table:table-cell>
          <table:table-cell table:style-name="ce4" table:formula="oooc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0478479475099035">
            <text:p>0.05</text:p>
          </table:table-cell>
          <table:table-cell table:style-name="ce4" table:formula="oooc:=EXP(-([.A81]/[.$B$3])/[.$E$6])*[.$C$10]" office:value-type="float" office:value="0.0213982526431972">
            <text:p>0.02</text:p>
          </table:table-cell>
          <table:table-cell table:style-name="ce4" table:formula="oooc:=EXP(-([.A81]/[.$B$3])/[.$E$6])*[.$D$10]" office:value-type="float" office:value="0.00956958950198069">
            <text:p>0.01</text:p>
          </table:table-cell>
          <table:table-cell table:style-name="ce4" table:formula="oooc:=EXP(-([.A81]/[.$B$3])/[.$E$6])*[.$E$10]" office:value-type="float" office:value="0.00427965052863944">
            <text:p>0</text:p>
          </table:table-cell>
          <table:table-cell table:style-name="ce4" table:formula="oooc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0436485843873848">
            <text:p>0.04</text:p>
          </table:table-cell>
          <table:table-cell table:style-name="ce4" table:formula="oooc:=EXP(-([.A82]/[.$B$3])/[.$E$6])*[.$C$10]" office:value-type="float" office:value="0.0195202403623657">
            <text:p>0.02</text:p>
          </table:table-cell>
          <table:table-cell table:style-name="ce4" table:formula="oooc:=EXP(-([.A82]/[.$B$3])/[.$E$6])*[.$D$10]" office:value-type="float" office:value="0.00872971687747696">
            <text:p>0.01</text:p>
          </table:table-cell>
          <table:table-cell table:style-name="ce4" table:formula="oooc:=EXP(-([.A82]/[.$B$3])/[.$E$6])*[.$E$10]" office:value-type="float" office:value="0.00390404807247314">
            <text:p>0</text:p>
          </table:table-cell>
          <table:table-cell table:style-name="ce4" table:formula="oooc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0398177773169543">
            <text:p>0.04</text:p>
          </table:table-cell>
          <table:table-cell table:style-name="ce4" table:formula="oooc:=EXP(-([.A83]/[.$B$3])/[.$E$6])*[.$C$10]" office:value-type="float" office:value="0.0178070513587318">
            <text:p>0.02</text:p>
          </table:table-cell>
          <table:table-cell table:style-name="ce4" table:formula="oooc:=EXP(-([.A83]/[.$B$3])/[.$E$6])*[.$D$10]" office:value-type="float" office:value="0.00796355546339085">
            <text:p>0.01</text:p>
          </table:table-cell>
          <table:table-cell table:style-name="ce4" table:formula="oooc:=EXP(-([.A83]/[.$B$3])/[.$E$6])*[.$E$10]" office:value-type="float" office:value="0.00356141027174636">
            <text:p>0</text:p>
          </table:table-cell>
          <table:table-cell table:style-name="ce4" table:formula="oooc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0363231800690604">
            <text:p>0.04</text:p>
          </table:table-cell>
          <table:table-cell table:style-name="ce4" table:formula="oooc:=EXP(-([.A84]/[.$B$3])/[.$E$6])*[.$C$10]" office:value-type="float" office:value="0.0162442199586769">
            <text:p>0.02</text:p>
          </table:table-cell>
          <table:table-cell table:style-name="ce4" table:formula="oooc:=EXP(-([.A84]/[.$B$3])/[.$E$6])*[.$D$10]" office:value-type="float" office:value="0.00726463601381208">
            <text:p>0.01</text:p>
          </table:table-cell>
          <table:table-cell table:style-name="ce4" table:formula="oooc:=EXP(-([.A84]/[.$B$3])/[.$E$6])*[.$E$10]" office:value-type="float" office:value="0.00324884399173538">
            <text:p>0</text:p>
          </table:table-cell>
          <table:table-cell table:style-name="ce4" table:formula="oooc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0331352852728824">
            <text:p>0.03</text:p>
          </table:table-cell>
          <table:table-cell table:style-name="ce4" table:formula="oooc:=EXP(-([.A85]/[.$B$3])/[.$E$6])*[.$C$10]" office:value-type="float" office:value="0.0148185500648026">
            <text:p>0.01</text:p>
          </table:table-cell>
          <table:table-cell table:style-name="ce4" table:formula="oooc:=EXP(-([.A85]/[.$B$3])/[.$E$6])*[.$D$10]" office:value-type="float" office:value="0.00662705705457649">
            <text:p>0.01</text:p>
          </table:table-cell>
          <table:table-cell table:style-name="ce4" table:formula="oooc:=EXP(-([.A85]/[.$B$3])/[.$E$6])*[.$E$10]" office:value-type="float" office:value="0.00296371001296051">
            <text:p>0</text:p>
          </table:table-cell>
          <table:table-cell table:style-name="ce4" table:formula="oooc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0302271752646051">
            <text:p>0.03</text:p>
          </table:table-cell>
          <table:table-cell table:style-name="ce4" table:formula="oooc:=EXP(-([.A86]/[.$B$3])/[.$E$6])*[.$C$10]" office:value-type="float" office:value="0.0135180037318915">
            <text:p>0.01</text:p>
          </table:table-cell>
          <table:table-cell table:style-name="ce4" table:formula="oooc:=EXP(-([.A86]/[.$B$3])/[.$E$6])*[.$D$10]" office:value-type="float" office:value="0.00604543505292103">
            <text:p>0.01</text:p>
          </table:table-cell>
          <table:table-cell table:style-name="ce4" table:formula="oooc:=EXP(-([.A86]/[.$B$3])/[.$E$6])*[.$E$10]" office:value-type="float" office:value="0.00270360074637829">
            <text:p>0</text:p>
          </table:table-cell>
          <table:table-cell table:style-name="ce4" table:formula="oooc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0275742948024324">
            <text:p>0.03</text:p>
          </table:table-cell>
          <table:table-cell table:style-name="ce4" table:formula="oooc:=EXP(-([.A87]/[.$B$3])/[.$E$6])*[.$C$10]" office:value-type="float" office:value="0.0123315995219716">
            <text:p>0.01</text:p>
          </table:table-cell>
          <table:table-cell table:style-name="ce4" table:formula="oooc:=EXP(-([.A87]/[.$B$3])/[.$E$6])*[.$D$10]" office:value-type="float" office:value="0.00551485896048647">
            <text:p>0.01</text:p>
          </table:table-cell>
          <table:table-cell table:style-name="ce4" table:formula="oooc:=EXP(-([.A87]/[.$B$3])/[.$E$6])*[.$E$10]" office:value-type="float" office:value="0.00246631990439432">
            <text:p>0</text:p>
          </table:table-cell>
          <table:table-cell table:style-name="ce4" table:formula="oooc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0251542437292108">
            <text:p>0.03</text:p>
          </table:table-cell>
          <table:table-cell table:style-name="ce4" table:formula="oooc:=EXP(-([.A88]/[.$B$3])/[.$E$6])*[.$C$10]" office:value-type="float" office:value="0.0112493197802226">
            <text:p>0.01</text:p>
          </table:table-cell>
          <table:table-cell table:style-name="ce4" table:formula="oooc:=EXP(-([.A88]/[.$B$3])/[.$E$6])*[.$D$10]" office:value-type="float" office:value="0.00503084874584215">
            <text:p>0.01</text:p>
          </table:table-cell>
          <table:table-cell table:style-name="ce4" table:formula="oooc:=EXP(-([.A88]/[.$B$3])/[.$E$6])*[.$E$10]" office:value-type="float" office:value="0.00224986395604452">
            <text:p>0</text:p>
          </table:table-cell>
          <table:table-cell table:style-name="ce4" table:formula="oooc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022946587831966">
            <text:p>0.02</text:p>
          </table:table-cell>
          <table:table-cell table:style-name="ce4" table:formula="oooc:=EXP(-([.A89]/[.$B$3])/[.$E$6])*[.$C$10]" office:value-type="float" office:value="0.0102620260487891">
            <text:p>0.01</text:p>
          </table:table-cell>
          <table:table-cell table:style-name="ce4" table:formula="oooc:=EXP(-([.A89]/[.$B$3])/[.$E$6])*[.$D$10]" office:value-type="float" office:value="0.00458931756639321">
            <text:p>0</text:p>
          </table:table-cell>
          <table:table-cell table:style-name="ce4" table:formula="oooc:=EXP(-([.A89]/[.$B$3])/[.$E$6])*[.$E$10]" office:value-type="float" office:value="0.00205240520975782">
            <text:p>0</text:p>
          </table:table-cell>
          <table:table-cell table:style-name="ce4" table:formula="oooc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0209326863013048">
            <text:p>0.02</text:p>
          </table:table-cell>
          <table:table-cell table:style-name="ce4" table:formula="oooc:=EXP(-([.A90]/[.$B$3])/[.$E$6])*[.$C$10]" office:value-type="float" office:value="0.00936138190427923">
            <text:p>0.01</text:p>
          </table:table-cell>
          <table:table-cell table:style-name="ce4" table:formula="oooc:=EXP(-([.A90]/[.$B$3])/[.$E$6])*[.$D$10]" office:value-type="float" office:value="0.00418653726026096">
            <text:p>0</text:p>
          </table:table-cell>
          <table:table-cell table:style-name="ce4" table:formula="oooc:=EXP(-([.A90]/[.$B$3])/[.$E$6])*[.$E$10]" office:value-type="float" office:value="0.00187227638085585">
            <text:p>0</text:p>
          </table:table-cell>
          <table:table-cell table:style-name="ce4" table:formula="oooc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190955343337986">
            <text:p>0.02</text:p>
          </table:table-cell>
          <table:table-cell table:style-name="ce4" table:formula="oooc:=EXP(-([.A91]/[.$B$3])/[.$E$6])*[.$C$10]" office:value-type="float" office:value="0.00853978256741098">
            <text:p>0.01</text:p>
          </table:table-cell>
          <table:table-cell table:style-name="ce4" table:formula="oooc:=EXP(-([.A91]/[.$B$3])/[.$E$6])*[.$D$10]" office:value-type="float" office:value="0.00381910686675973">
            <text:p>0</text:p>
          </table:table-cell>
          <table:table-cell table:style-name="ce4" table:formula="oooc:=EXP(-([.A91]/[.$B$3])/[.$E$6])*[.$E$10]" office:value-type="float" office:value="0.0017079565134822">
            <text:p>0</text:p>
          </table:table-cell>
          <table:table-cell table:style-name="ce4" table:formula="oooc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174196195483307">
            <text:p>0.02</text:p>
          </table:table-cell>
          <table:table-cell table:style-name="ce4" table:formula="oooc:=EXP(-([.A92]/[.$B$3])/[.$E$6])*[.$C$10]" office:value-type="float" office:value="0.0077902906904503">
            <text:p>0.01</text:p>
          </table:table-cell>
          <table:table-cell table:style-name="ce4" table:formula="oooc:=EXP(-([.A92]/[.$B$3])/[.$E$6])*[.$D$10]" office:value-type="float" office:value="0.00348392390966613">
            <text:p>0</text:p>
          </table:table-cell>
          <table:table-cell table:style-name="ce4" table:formula="oooc:=EXP(-([.A92]/[.$B$3])/[.$E$6])*[.$E$10]" office:value-type="float" office:value="0.00155805813809006">
            <text:p>0</text:p>
          </table:table-cell>
          <table:table-cell table:style-name="ce4" table:formula="oooc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158907910040253">
            <text:p>0.02</text:p>
          </table:table-cell>
          <table:table-cell table:style-name="ce4" table:formula="oooc:=EXP(-([.A93]/[.$B$3])/[.$E$6])*[.$C$10]" office:value-type="float" office:value="0.00710657778024854">
            <text:p>0.01</text:p>
          </table:table-cell>
          <table:table-cell table:style-name="ce4" table:formula="oooc:=EXP(-([.A93]/[.$B$3])/[.$E$6])*[.$D$10]" office:value-type="float" office:value="0.00317815820080506">
            <text:p>0</text:p>
          </table:table-cell>
          <table:table-cell table:style-name="ce4" table:formula="oooc:=EXP(-([.A93]/[.$B$3])/[.$E$6])*[.$E$10]" office:value-type="float" office:value="0.00142131555604971">
            <text:p>0</text:p>
          </table:table-cell>
          <table:table-cell table:style-name="ce4" table:formula="oooc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144961397137867">
            <text:p>0.01</text:p>
          </table:table-cell>
          <table:table-cell table:style-name="ce4" table:formula="oooc:=EXP(-([.A94]/[.$B$3])/[.$E$6])*[.$C$10]" office:value-type="float" office:value="0.00648287076227229">
            <text:p>0.01</text:p>
          </table:table-cell>
          <table:table-cell table:style-name="ce4" table:formula="oooc:=EXP(-([.A94]/[.$B$3])/[.$E$6])*[.$D$10]" office:value-type="float" office:value="0.00289922794275734">
            <text:p>0</text:p>
          </table:table-cell>
          <table:table-cell table:style-name="ce4" table:formula="oooc:=EXP(-([.A94]/[.$B$3])/[.$E$6])*[.$E$10]" office:value-type="float" office:value="0.00129657415245446">
            <text:p>0</text:p>
          </table:table-cell>
          <table:table-cell table:style-name="ce4" table:formula="oooc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132238896445365">
            <text:p>0.01</text:p>
          </table:table-cell>
          <table:table-cell table:style-name="ce4" table:formula="oooc:=EXP(-([.A95]/[.$B$3])/[.$E$6])*[.$C$10]" office:value-type="float" office:value="0.00591390323442784">
            <text:p>0.01</text:p>
          </table:table-cell>
          <table:table-cell table:style-name="ce4" table:formula="oooc:=EXP(-([.A95]/[.$B$3])/[.$E$6])*[.$D$10]" office:value-type="float" office:value="0.0026447779289073">
            <text:p>0</text:p>
          </table:table-cell>
          <table:table-cell table:style-name="ce4" table:formula="oooc:=EXP(-([.A95]/[.$B$3])/[.$E$6])*[.$E$10]" office:value-type="float" office:value="0.00118278064688557">
            <text:p>0</text:p>
          </table:table-cell>
          <table:table-cell table:style-name="ce4" table:formula="oooc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120632982837884">
            <text:p>0.01</text:p>
          </table:table-cell>
          <table:table-cell table:style-name="ce4" table:formula="oooc:=EXP(-([.A96]/[.$B$3])/[.$E$6])*[.$C$10]" office:value-type="float" office:value="0.00539487099908149">
            <text:p>0.01</text:p>
          </table:table-cell>
          <table:table-cell table:style-name="ce4" table:formula="oooc:=EXP(-([.A96]/[.$B$3])/[.$E$6])*[.$D$10]" office:value-type="float" office:value="0.00241265965675768">
            <text:p>0</text:p>
          </table:table-cell>
          <table:table-cell table:style-name="ce4" table:formula="oooc:=EXP(-([.A96]/[.$B$3])/[.$E$6])*[.$E$10]" office:value-type="float" office:value="0.0010789741998163">
            <text:p>0</text:p>
          </table:table-cell>
          <table:table-cell table:style-name="ce4" table:formula="oooc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110045659329723">
            <text:p>0.01</text:p>
          </table:table-cell>
          <table:table-cell table:style-name="ce4" table:formula="oooc:=EXP(-([.A97]/[.$B$3])/[.$E$6])*[.$C$10]" office:value-type="float" office:value="0.00492139149780091">
            <text:p>0</text:p>
          </table:table-cell>
          <table:table-cell table:style-name="ce4" table:formula="oooc:=EXP(-([.A97]/[.$B$3])/[.$E$6])*[.$D$10]" office:value-type="float" office:value="0.00220091318659447">
            <text:p>0</text:p>
          </table:table-cell>
          <table:table-cell table:style-name="ce4" table:formula="oooc:=EXP(-([.A97]/[.$B$3])/[.$E$6])*[.$E$10]" office:value-type="float" office:value="0.000984278299560183">
            <text:p>0</text:p>
          </table:table-cell>
          <table:table-cell table:style-name="ce4" table:formula="oooc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100387529616075">
            <text:p>0.01</text:p>
          </table:table-cell>
          <table:table-cell table:style-name="ce4" table:formula="oooc:=EXP(-([.A98]/[.$B$3])/[.$E$6])*[.$C$10]" office:value-type="float" office:value="0.00448946680629634">
            <text:p>0</text:p>
          </table:table-cell>
          <table:table-cell table:style-name="ce4" table:formula="oooc:=EXP(-([.A98]/[.$B$3])/[.$E$6])*[.$D$10]" office:value-type="float" office:value="0.0020077505923215">
            <text:p>0</text:p>
          </table:table-cell>
          <table:table-cell table:style-name="ce4" table:formula="oooc:=EXP(-([.A98]/[.$B$3])/[.$E$6])*[.$E$10]" office:value-type="float" office:value="0.000897893361259268">
            <text:p>0</text:p>
          </table:table-cell>
          <table:table-cell table:style-name="ce4" table:formula="oooc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091577043236419">
            <text:p>0.01</text:p>
          </table:table-cell>
          <table:table-cell table:style-name="ce4" table:formula="oooc:=EXP(-([.A99]/[.$B$3])/[.$E$6])*[.$C$10]" office:value-type="float" office:value="0.00409544987710141">
            <text:p>0</text:p>
          </table:table-cell>
          <table:table-cell table:style-name="ce4" table:formula="oooc:=EXP(-([.A99]/[.$B$3])/[.$E$6])*[.$D$10]" office:value-type="float" office:value="0.00183154086472838">
            <text:p>0</text:p>
          </table:table-cell>
          <table:table-cell table:style-name="ce4" table:formula="oooc:=EXP(-([.A99]/[.$B$3])/[.$E$6])*[.$E$10]" office:value-type="float" office:value="0.000819089975420281">
            <text:p>0</text:p>
          </table:table-cell>
          <table:table-cell table:style-name="ce4" table:formula="oooc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0835398069859672">
            <text:p>0.01</text:p>
          </table:table-cell>
          <table:table-cell table:style-name="ce4" table:formula="oooc:=EXP(-([.A100]/[.$B$3])/[.$E$6])*[.$C$10]" office:value-type="float" office:value="0.00373601374495669">
            <text:p>0</text:p>
          </table:table-cell>
          <table:table-cell table:style-name="ce4" table:formula="oooc:=EXP(-([.A100]/[.$B$3])/[.$E$6])*[.$D$10]" office:value-type="float" office:value="0.00167079613971934">
            <text:p>0</text:p>
          </table:table-cell>
          <table:table-cell table:style-name="ce4" table:formula="oooc:=EXP(-([.A100]/[.$B$3])/[.$E$6])*[.$E$10]" office:value-type="float" office:value="0.000747202748991338">
            <text:p>0</text:p>
          </table:table-cell>
          <table:table-cell table:style-name="ce4" table:formula="oooc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0762079567609061">
            <text:p>0.01</text:p>
          </table:table-cell>
          <table:table-cell table:style-name="ce4" table:formula="oooc:=EXP(-([.A101]/[.$B$3])/[.$E$6])*[.$C$10]" office:value-type="float" office:value="0.00340812343487501">
            <text:p>0</text:p>
          </table:table-cell>
          <table:table-cell table:style-name="ce4" table:formula="oooc:=EXP(-([.A101]/[.$B$3])/[.$E$6])*[.$D$10]" office:value-type="float" office:value="0.00152415913521812">
            <text:p>0</text:p>
          </table:table-cell>
          <table:table-cell table:style-name="ce4" table:formula="oooc:=EXP(-([.A101]/[.$B$3])/[.$E$6])*[.$E$10]" office:value-type="float" office:value="0.000681624686975003">
            <text:p>0</text:p>
          </table:table-cell>
          <table:table-cell table:style-name="ce4" table:formula="oooc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069519584533487">
            <text:p>0.01</text:p>
          </table:table-cell>
          <table:table-cell table:style-name="ce4" table:formula="oooc:=EXP(-([.A102]/[.$B$3])/[.$E$6])*[.$C$10]" office:value-type="float" office:value="0.0031090103356884">
            <text:p>0</text:p>
          </table:table-cell>
          <table:table-cell table:style-name="ce4" table:formula="oooc:=EXP(-([.A102]/[.$B$3])/[.$E$6])*[.$D$10]" office:value-type="float" office:value="0.00139039169066974">
            <text:p>0</text:p>
          </table:table-cell>
          <table:table-cell table:style-name="ce4" table:formula="oooc:=EXP(-([.A102]/[.$B$3])/[.$E$6])*[.$E$10]" office:value-type="float" office:value="0.000621802067137679">
            <text:p>0</text:p>
          </table:table-cell>
          <table:table-cell table:style-name="ce4" table:formula="oooc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0634182156185023">
            <text:p>0.01</text:p>
          </table:table-cell>
          <table:table-cell table:style-name="ce4" table:formula="oooc:=EXP(-([.A103]/[.$B$3])/[.$E$6])*[.$C$10]" office:value-type="float" office:value="0.0028361488226942">
            <text:p>0</text:p>
          </table:table-cell>
          <table:table-cell table:style-name="ce4" table:formula="oooc:=EXP(-([.A103]/[.$B$3])/[.$E$6])*[.$D$10]" office:value-type="float" office:value="0.00126836431237005">
            <text:p>0</text:p>
          </table:table-cell>
          <table:table-cell table:style-name="ce4" table:formula="oooc:=EXP(-([.A103]/[.$B$3])/[.$E$6])*[.$E$10]" office:value-type="float" office:value="0.00056722976453884">
            <text:p>0</text:p>
          </table:table-cell>
          <table:table-cell table:style-name="ce4" table:formula="oooc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0578523318173391">
            <text:p>0.01</text:p>
          </table:table-cell>
          <table:table-cell table:style-name="ce4" table:formula="oooc:=EXP(-([.A104]/[.$B$3])/[.$E$6])*[.$C$10]" office:value-type="float" office:value="0.00258723493200889">
            <text:p>0</text:p>
          </table:table-cell>
          <table:table-cell table:style-name="ce4" table:formula="oooc:=EXP(-([.A104]/[.$B$3])/[.$E$6])*[.$D$10]" office:value-type="float" office:value="0.00115704663634678">
            <text:p>0</text:p>
          </table:table-cell>
          <table:table-cell table:style-name="ce4" table:formula="oooc:=EXP(-([.A104]/[.$B$3])/[.$E$6])*[.$E$10]" office:value-type="float" office:value="0.000517446986401777">
            <text:p>0</text:p>
          </table:table-cell>
          <table:table-cell table:style-name="ce4" table:formula="oooc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0527749364131755">
            <text:p>0.01</text:p>
          </table:table-cell>
          <table:table-cell table:style-name="ce4" table:formula="oooc:=EXP(-([.A105]/[.$B$3])/[.$E$6])*[.$C$10]" office:value-type="float" office:value="0.00236016690656179">
            <text:p>0</text:p>
          </table:table-cell>
          <table:table-cell table:style-name="ce4" table:formula="oooc:=EXP(-([.A105]/[.$B$3])/[.$E$6])*[.$D$10]" office:value-type="float" office:value="0.00105549872826351">
            <text:p>0</text:p>
          </table:table-cell>
          <table:table-cell table:style-name="ce4" table:formula="oooc:=EXP(-([.A105]/[.$B$3])/[.$E$6])*[.$E$10]" office:value-type="float" office:value="0.000472033381312358">
            <text:p>0</text:p>
          </table:table-cell>
          <table:table-cell table:style-name="ce4" table:formula="oooc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0481431573442638">
            <text:p>0</text:p>
          </table:table-cell>
          <table:table-cell table:style-name="ce4" table:formula="oooc:=EXP(-([.A106]/[.$B$3])/[.$E$6])*[.$C$10]" office:value-type="float" office:value="0.00215302744946484">
            <text:p>0</text:p>
          </table:table-cell>
          <table:table-cell table:style-name="ce4" table:formula="oooc:=EXP(-([.A106]/[.$B$3])/[.$E$6])*[.$D$10]" office:value-type="float" office:value="0.000962863146885276">
            <text:p>0</text:p>
          </table:table-cell>
          <table:table-cell table:style-name="ce4" table:formula="oooc:=EXP(-([.A106]/[.$B$3])/[.$E$6])*[.$E$10]" office:value-type="float" office:value="0.000430605489892968">
            <text:p>0</text:p>
          </table:table-cell>
          <table:table-cell table:style-name="ce4" table:formula="oooc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043917885204612">
            <text:p>0</text:p>
          </table:table-cell>
          <table:table-cell table:style-name="ce4" table:formula="oooc:=EXP(-([.A107]/[.$B$3])/[.$E$6])*[.$C$10]" office:value-type="float" office:value="0.00196406753491089">
            <text:p>0</text:p>
          </table:table-cell>
          <table:table-cell table:style-name="ce4" table:formula="oooc:=EXP(-([.A107]/[.$B$3])/[.$E$6])*[.$D$10]" office:value-type="float" office:value="0.00087835770409224">
            <text:p>0</text:p>
          </table:table-cell>
          <table:table-cell table:style-name="ce4" table:formula="oooc:=EXP(-([.A107]/[.$B$3])/[.$E$6])*[.$E$10]" office:value-type="float" office:value="0.000392813506982179">
            <text:p>0</text:p>
          </table:table-cell>
          <table:table-cell table:style-name="ce4" table:formula="oooc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0400634430154443">
            <text:p>0</text:p>
          </table:table-cell>
          <table:table-cell table:style-name="ce4" table:formula="oooc:=EXP(-([.A108]/[.$B$3])/[.$E$6])*[.$C$10]" office:value-type="float" office:value="0.00179169163990445">
            <text:p>0</text:p>
          </table:table-cell>
          <table:table-cell table:style-name="ce4" table:formula="oooc:=EXP(-([.A108]/[.$B$3])/[.$E$6])*[.$D$10]" office:value-type="float" office:value="0.000801268860308886">
            <text:p>0</text:p>
          </table:table-cell>
          <table:table-cell table:style-name="ce4" table:formula="oooc:=EXP(-([.A108]/[.$B$3])/[.$E$6])*[.$E$10]" office:value-type="float" office:value="0.00035833832798089">
            <text:p>0</text:p>
          </table:table-cell>
          <table:table-cell table:style-name="ce4" table:formula="oooc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0365472849790862">
            <text:p>0</text:p>
          </table:table-cell>
          <table:table-cell table:style-name="ce4" table:formula="oooc:=EXP(-([.A109]/[.$B$3])/[.$E$6])*[.$C$10]" office:value-type="float" office:value="0.00163444427212588">
            <text:p>0</text:p>
          </table:table-cell>
          <table:table-cell table:style-name="ce4" table:formula="oooc:=EXP(-([.A109]/[.$B$3])/[.$E$6])*[.$D$10]" office:value-type="float" office:value="0.000730945699581725">
            <text:p>0</text:p>
          </table:table-cell>
          <table:table-cell table:style-name="ce4" table:formula="oooc:=EXP(-([.A109]/[.$B$3])/[.$E$6])*[.$E$10]" office:value-type="float" office:value="0.000326888854425175">
            <text:p>0</text:p>
          </table:table-cell>
          <table:table-cell table:style-name="ce4" table:formula="oooc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0333397216716405">
            <text:p>0</text:p>
          </table:table-cell>
          <table:table-cell table:style-name="ce4" table:formula="oooc:=EXP(-([.A110]/[.$B$3])/[.$E$6])*[.$C$10]" office:value-type="float" office:value="0.00149099768017422">
            <text:p>0</text:p>
          </table:table-cell>
          <table:table-cell table:style-name="ce4" table:formula="oooc:=EXP(-([.A110]/[.$B$3])/[.$E$6])*[.$D$10]" office:value-type="float" office:value="0.000666794433432811">
            <text:p>0</text:p>
          </table:table-cell>
          <table:table-cell table:style-name="ce4" table:formula="oooc:=EXP(-([.A110]/[.$B$3])/[.$E$6])*[.$E$10]" office:value-type="float" office:value="0.000298199536034845">
            <text:p>0</text:p>
          </table:table-cell>
          <table:table-cell table:style-name="ce4" table:formula="oooc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0304136693540579">
            <text:p>0</text:p>
          </table:table-cell>
          <table:table-cell table:style-name="ce4" table:formula="oooc:=EXP(-([.A111]/[.$B$3])/[.$E$6])*[.$C$10]" office:value-type="float" office:value="0.00136014064241751">
            <text:p>0</text:p>
          </table:table-cell>
          <table:table-cell table:style-name="ce4" table:formula="oooc:=EXP(-([.A111]/[.$B$3])/[.$E$6])*[.$D$10]" office:value-type="float" office:value="0.000608273387081159">
            <text:p>0</text:p>
          </table:table-cell>
          <table:table-cell table:style-name="ce4" table:formula="oooc:=EXP(-([.A111]/[.$B$3])/[.$E$6])*[.$E$10]" office:value-type="float" office:value="0.000272028128483503">
            <text:p>0</text:p>
          </table:table-cell>
          <table:table-cell table:style-name="ce4" table:formula="oooc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0277444212848597">
            <text:p>0</text:p>
          </table:table-cell>
          <table:table-cell table:style-name="ce4" table:formula="oooc:=EXP(-([.A112]/[.$B$3])/[.$E$6])*[.$C$10]" office:value-type="float" office:value="0.00124076823978677">
            <text:p>0</text:p>
          </table:table-cell>
          <table:table-cell table:style-name="ce4" table:formula="oooc:=EXP(-([.A112]/[.$B$3])/[.$E$6])*[.$D$10]" office:value-type="float" office:value="0.000554888425697195">
            <text:p>0</text:p>
          </table:table-cell>
          <table:table-cell table:style-name="ce4" table:formula="oooc:=EXP(-([.A112]/[.$B$3])/[.$E$6])*[.$E$10]" office:value-type="float" office:value="0.000248153647957354">
            <text:p>0</text:p>
          </table:table-cell>
          <table:table-cell table:style-name="ce4" table:formula="oooc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0253094391035416">
            <text:p>0</text:p>
          </table:table-cell>
          <table:table-cell table:style-name="ce4" table:formula="oooc:=EXP(-([.A113]/[.$B$3])/[.$E$6])*[.$C$10]" office:value-type="float" office:value="0.00113187252615821">
            <text:p>0</text:p>
          </table:table-cell>
          <table:table-cell table:style-name="ce4" table:formula="oooc:=EXP(-([.A113]/[.$B$3])/[.$E$6])*[.$D$10]" office:value-type="float" office:value="0.000506188782070831">
            <text:p>0</text:p>
          </table:table-cell>
          <table:table-cell table:style-name="ce4" table:formula="oooc:=EXP(-([.A113]/[.$B$3])/[.$E$6])*[.$E$10]" office:value-type="float" office:value="0.000226374505231641">
            <text:p>0</text:p>
          </table:table-cell>
          <table:table-cell table:style-name="ce4" table:formula="oooc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0230881625231607">
            <text:p>0</text:p>
          </table:table-cell>
          <table:table-cell table:style-name="ce4" table:formula="oooc:=EXP(-([.A114]/[.$B$3])/[.$E$6])*[.$C$10]" office:value-type="float" office:value="0.00103253401754701">
            <text:p>0</text:p>
          </table:table-cell>
          <table:table-cell table:style-name="ce4" table:formula="oooc:=EXP(-([.A114]/[.$B$3])/[.$E$6])*[.$D$10]" office:value-type="float" office:value="0.000461763250463213">
            <text:p>0</text:p>
          </table:table-cell>
          <table:table-cell table:style-name="ce4" table:formula="oooc:=EXP(-([.A114]/[.$B$3])/[.$E$6])*[.$E$10]" office:value-type="float" office:value="0.000206506803509401">
            <text:p>0</text:p>
          </table:table-cell>
          <table:table-cell table:style-name="ce4" table:formula="oooc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0210618357252053">
            <text:p>0</text:p>
          </table:table-cell>
          <table:table-cell table:style-name="ce4" table:formula="oooc:=EXP(-([.A115]/[.$B$3])/[.$E$6])*[.$C$10]" office:value-type="float" office:value="0.000941913928249852">
            <text:p>0</text:p>
          </table:table-cell>
          <table:table-cell table:style-name="ce4" table:formula="oooc:=EXP(-([.A115]/[.$B$3])/[.$E$6])*[.$D$10]" office:value-type="float" office:value="0.000421236714504106">
            <text:p>0</text:p>
          </table:table-cell>
          <table:table-cell table:style-name="ce4" table:formula="oooc:=EXP(-([.A115]/[.$B$3])/[.$E$6])*[.$E$10]" office:value-type="float" office:value="0.00018838278564997">
            <text:p>0</text:p>
          </table:table-cell>
          <table:table-cell table:style-name="ce4" table:formula="oooc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0192133489908753">
            <text:p>0</text:p>
          </table:table-cell>
          <table:table-cell table:style-name="ce4" table:formula="oooc:=EXP(-([.A116]/[.$B$3])/[.$E$6])*[.$C$10]" office:value-type="float" office:value="0.000859247088380484">
            <text:p>0</text:p>
          </table:table-cell>
          <table:table-cell table:style-name="ce4" table:formula="oooc:=EXP(-([.A116]/[.$B$3])/[.$E$6])*[.$D$10]" office:value-type="float" office:value="0.000384266979817506">
            <text:p>0</text:p>
          </table:table-cell>
          <table:table-cell table:style-name="ce4" table:formula="oooc:=EXP(-([.A116]/[.$B$3])/[.$E$6])*[.$E$10]" office:value-type="float" office:value="0.000171849417676097">
            <text:p>0</text:p>
          </table:table-cell>
          <table:table-cell table:style-name="ce4" table:formula="oooc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0175270942315533">
            <text:p>0</text:p>
          </table:table-cell>
          <table:table-cell table:style-name="ce4" table:formula="oooc:=EXP(-([.A117]/[.$B$3])/[.$E$6])*[.$C$10]" office:value-type="float" office:value="0.000783835482995954">
            <text:p>0</text:p>
          </table:table-cell>
          <table:table-cell table:style-name="ce4" table:formula="oooc:=EXP(-([.A117]/[.$B$3])/[.$E$6])*[.$D$10]" office:value-type="float" office:value="0.000350541884631067">
            <text:p>0</text:p>
          </table:table-cell>
          <table:table-cell table:style-name="ce4" table:formula="oooc:=EXP(-([.A117]/[.$B$3])/[.$E$6])*[.$E$10]" office:value-type="float" office:value="0.000156767096599191">
            <text:p>0</text:p>
          </table:table-cell>
          <table:table-cell table:style-name="ce4" table:formula="oooc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0159888331986081">
            <text:p>0</text:p>
          </table:table-cell>
          <table:table-cell table:style-name="ce4" table:formula="oooc:=EXP(-([.A118]/[.$B$3])/[.$E$6])*[.$C$10]" office:value-type="float" office:value="0.000715042358259862">
            <text:p>0</text:p>
          </table:table-cell>
          <table:table-cell table:style-name="ce4" table:formula="oooc:=EXP(-([.A118]/[.$B$3])/[.$E$6])*[.$D$10]" office:value-type="float" office:value="0.000319776663972162">
            <text:p>0</text:p>
          </table:table-cell>
          <table:table-cell table:style-name="ce4" table:formula="oooc:=EXP(-([.A118]/[.$B$3])/[.$E$6])*[.$E$10]" office:value-type="float" office:value="0.000143008471651972">
            <text:p>0</text:p>
          </table:table-cell>
          <table:table-cell table:style-name="ce4" table:formula="oooc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0145855772597313">
            <text:p>0</text:p>
          </table:table-cell>
          <table:table-cell table:style-name="ce4" table:formula="oooc:=EXP(-([.A119]/[.$B$3])/[.$E$6])*[.$C$10]" office:value-type="float" office:value="0.000652286844876686">
            <text:p>0</text:p>
          </table:table-cell>
          <table:table-cell table:style-name="ce4" table:formula="oooc:=EXP(-([.A119]/[.$B$3])/[.$E$6])*[.$D$10]" office:value-type="float" office:value="0.000291711545194626">
            <text:p>0</text:p>
          </table:table-cell>
          <table:table-cell table:style-name="ce4" table:formula="oooc:=EXP(-([.A119]/[.$B$3])/[.$E$6])*[.$E$10]" office:value-type="float" office:value="0.000130457368975337">
            <text:p>0</text:p>
          </table:table-cell>
          <table:table-cell table:style-name="ce4" table:formula="oooc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0133054777266743">
            <text:p>0</text:p>
          </table:table-cell>
          <table:table-cell table:style-name="ce4" table:formula="oooc:=EXP(-([.A120]/[.$B$3])/[.$E$6])*[.$C$10]" office:value-type="float" office:value="0.000595039053399063">
            <text:p>0</text:p>
          </table:table-cell>
          <table:table-cell table:style-name="ce4" table:formula="oooc:=EXP(-([.A120]/[.$B$3])/[.$E$6])*[.$D$10]" office:value-type="float" office:value="0.000266109554533486">
            <text:p>0</text:p>
          </table:table-cell>
          <table:table-cell table:style-name="ce4" table:formula="oooc:=EXP(-([.A120]/[.$B$3])/[.$E$6])*[.$E$10]" office:value-type="float" office:value="0.000119007810679813">
            <text:p>0</text:p>
          </table:table-cell>
          <table:table-cell table:style-name="ce4" table:formula="oooc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0121377258083433">
            <text:p>0</text:p>
          </table:table-cell>
          <table:table-cell table:style-name="ce4" table:formula="oooc:=EXP(-([.A121]/[.$B$3])/[.$E$6])*[.$C$10]" office:value-type="float" office:value="0.000542815599994186">
            <text:p>0</text:p>
          </table:table-cell>
          <table:table-cell table:style-name="ce4" table:formula="oooc:=EXP(-([.A121]/[.$B$3])/[.$E$6])*[.$D$10]" office:value-type="float" office:value="0.000242754516166867">
            <text:p>0</text:p>
          </table:table-cell>
          <table:table-cell table:style-name="ce4" table:formula="oooc:=EXP(-([.A121]/[.$B$3])/[.$E$6])*[.$E$10]" office:value-type="float" office:value="0.000108563119998837">
            <text:p>0</text:p>
          </table:table-cell>
          <table:table-cell table:style-name="ce4" table:formula="oooc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0110724613444862">
            <text:p>0</text:p>
          </table:table-cell>
          <table:table-cell table:style-name="ce4" table:formula="oooc:=EXP(-([.A122]/[.$B$3])/[.$E$6])*[.$C$10]" office:value-type="float" office:value="0.000495175524890199">
            <text:p>0</text:p>
          </table:table-cell>
          <table:table-cell table:style-name="ce4" table:formula="oooc:=EXP(-([.A122]/[.$B$3])/[.$E$6])*[.$D$10]" office:value-type="float" office:value="0.000221449226889725">
            <text:p>0</text:p>
          </table:table-cell>
          <table:table-cell table:style-name="ce4" table:formula="oooc:=EXP(-([.A122]/[.$B$3])/[.$E$6])*[.$E$10]" office:value-type="float" office:value="0.0000990351049780399">
            <text:p>0</text:p>
          </table:table-cell>
          <table:table-cell table:style-name="ce4" table:formula="oooc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0101006895493444">
            <text:p>0</text:p>
          </table:table-cell>
          <table:table-cell table:style-name="ce4" table:formula="oooc:=EXP(-([.A123]/[.$B$3])/[.$E$6])*[.$C$10]" office:value-type="float" office:value="0.000451716569039118">
            <text:p>0</text:p>
          </table:table-cell>
          <table:table-cell table:style-name="ce4" table:formula="oooc:=EXP(-([.A123]/[.$B$3])/[.$E$6])*[.$D$10]" office:value-type="float" office:value="0.000202013790986889">
            <text:p>0</text:p>
          </table:table-cell>
          <table:table-cell table:style-name="ce4" table:formula="oooc:=EXP(-([.A123]/[.$B$3])/[.$E$6])*[.$E$10]" office:value-type="float" office:value="0.0000903433138078236">
            <text:p>0</text:p>
          </table:table-cell>
          <table:table-cell table:style-name="ce4" table:formula="oooc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00921420506227742">
            <text:p>0</text:p>
          </table:table-cell>
          <table:table-cell table:style-name="ce4" table:formula="oooc:=EXP(-([.A124]/[.$B$3])/[.$E$6])*[.$C$10]" office:value-type="float" office:value="0.0004120717775575">
            <text:p>0</text:p>
          </table:table-cell>
          <table:table-cell table:style-name="ce4" table:formula="oooc:=EXP(-([.A124]/[.$B$3])/[.$E$6])*[.$D$10]" office:value-type="float" office:value="0.000184284101245549">
            <text:p>0</text:p>
          </table:table-cell>
          <table:table-cell table:style-name="ce4" table:formula="oooc:=EXP(-([.A124]/[.$B$3])/[.$E$6])*[.$E$10]" office:value-type="float" office:value="0.0000824143555115">
            <text:p>0</text:p>
          </table:table-cell>
          <table:table-cell table:style-name="ce4" table:formula="oooc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00840552266406497">
            <text:p>0</text:p>
          </table:table-cell>
          <table:table-cell table:style-name="ce4" table:formula="oooc:=EXP(-([.A125]/[.$B$3])/[.$E$6])*[.$C$10]" office:value-type="float" office:value="0.000375906401265288">
            <text:p>0</text:p>
          </table:table-cell>
          <table:table-cell table:style-name="ce4" table:formula="oooc:=EXP(-([.A125]/[.$B$3])/[.$E$6])*[.$D$10]" office:value-type="float" office:value="0.000168110453281299">
            <text:p>0</text:p>
          </table:table-cell>
          <table:table-cell table:style-name="ce4" table:formula="oooc:=EXP(-([.A125]/[.$B$3])/[.$E$6])*[.$E$10]" office:value-type="float" office:value="0.0000751812802530576">
            <text:p>0</text:p>
          </table:table-cell>
          <table:table-cell table:style-name="ce4" table:formula="oooc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00766781407387595">
            <text:p>0</text:p>
          </table:table-cell>
          <table:table-cell table:style-name="ce4" table:formula="oooc:=EXP(-([.A126]/[.$B$3])/[.$E$6])*[.$C$10]" office:value-type="float" office:value="0.000342915070160324">
            <text:p>0</text:p>
          </table:table-cell>
          <table:table-cell table:style-name="ce4" table:formula="oooc:=EXP(-([.A126]/[.$B$3])/[.$E$6])*[.$D$10]" office:value-type="float" office:value="0.000153356281477519">
            <text:p>0</text:p>
          </table:table-cell>
          <table:table-cell table:style-name="ce4" table:formula="oooc:=EXP(-([.A126]/[.$B$3])/[.$E$6])*[.$E$10]" office:value-type="float" office:value="0.0000685830140320648">
            <text:p>0</text:p>
          </table:table-cell>
          <table:table-cell table:style-name="ce4" table:formula="oooc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00699485029323521">
            <text:p>0</text:p>
          </table:table-cell>
          <table:table-cell table:style-name="ce4" table:formula="oooc:=EXP(-([.A127]/[.$B$3])/[.$E$6])*[.$C$10]" office:value-type="float" office:value="0.000312819214962165">
            <text:p>0</text:p>
          </table:table-cell>
          <table:table-cell table:style-name="ce4" table:formula="oooc:=EXP(-([.A127]/[.$B$3])/[.$E$6])*[.$D$10]" office:value-type="float" office:value="0.000139897005864704">
            <text:p>0</text:p>
          </table:table-cell>
          <table:table-cell table:style-name="ce4" table:formula="oooc:=EXP(-([.A127]/[.$B$3])/[.$E$6])*[.$E$10]" office:value-type="float" office:value="0.000062563842992433">
            <text:p>0</text:p>
          </table:table-cell>
          <table:table-cell table:style-name="ce4" table:formula="oooc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00638094901015779">
            <text:p>0</text:p>
          </table:table-cell>
          <table:table-cell table:style-name="ce4" table:formula="oooc:=EXP(-([.A128]/[.$B$3])/[.$E$6])*[.$C$10]" office:value-type="float" office:value="0.000285364714953456">
            <text:p>0</text:p>
          </table:table-cell>
          <table:table-cell table:style-name="ce4" table:formula="oooc:=EXP(-([.A128]/[.$B$3])/[.$E$6])*[.$D$10]" office:value-type="float" office:value="0.000127618980203156">
            <text:p>0</text:p>
          </table:table-cell>
          <table:table-cell table:style-name="ce4" table:formula="oooc:=EXP(-([.A128]/[.$B$3])/[.$E$6])*[.$E$10]" office:value-type="float" office:value="0.0000570729429906912">
            <text:p>0</text:p>
          </table:table-cell>
          <table:table-cell table:style-name="ce4" table:formula="oooc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0058209266193461">
            <text:p>0</text:p>
          </table:table-cell>
          <table:table-cell table:style-name="ce4" table:formula="oooc:=EXP(-([.A129]/[.$B$3])/[.$E$6])*[.$C$10]" office:value-type="float" office:value="0.000260319752257918">
            <text:p>0</text:p>
          </table:table-cell>
          <table:table-cell table:style-name="ce4" table:formula="oooc:=EXP(-([.A129]/[.$B$3])/[.$E$6])*[.$D$10]" office:value-type="float" office:value="0.000116418532386922">
            <text:p>0</text:p>
          </table:table-cell>
          <table:table-cell table:style-name="ce4" table:formula="oooc:=EXP(-([.A129]/[.$B$3])/[.$E$6])*[.$E$10]" office:value-type="float" office:value="0.0000520639504515837">
            <text:p>0</text:p>
          </table:table-cell>
          <table:table-cell table:style-name="ce4" table:formula="oooc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00531005445332246">
            <text:p>0</text:p>
          </table:table-cell>
          <table:table-cell table:style-name="ce4" table:formula="oooc:=EXP(-([.A130]/[.$B$3])/[.$E$6])*[.$C$10]" office:value-type="float" office:value="0.00023747285443709">
            <text:p>0</text:p>
          </table:table-cell>
          <table:table-cell table:style-name="ce4" table:formula="oooc:=EXP(-([.A130]/[.$B$3])/[.$E$6])*[.$D$10]" office:value-type="float" office:value="0.000106201089066449">
            <text:p>0</text:p>
          </table:table-cell>
          <table:table-cell table:style-name="ce4" table:formula="oooc:=EXP(-([.A130]/[.$B$3])/[.$E$6])*[.$E$10]" office:value-type="float" office:value="0.0000474945708874181">
            <text:p>0</text:p>
          </table:table-cell>
          <table:table-cell table:style-name="ce4" table:formula="oooc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00484401885492542">
            <text:p>0</text:p>
          </table:table-cell>
          <table:table-cell table:style-name="ce4" table:formula="oooc:=EXP(-([.A131]/[.$B$3])/[.$E$6])*[.$C$10]" office:value-type="float" office:value="0.000216631108878079">
            <text:p>0</text:p>
          </table:table-cell>
          <table:table-cell table:style-name="ce4" table:formula="oooc:=EXP(-([.A131]/[.$B$3])/[.$E$6])*[.$D$10]" office:value-type="float" office:value="0.0000968803770985084">
            <text:p>0</text:p>
          </table:table-cell>
          <table:table-cell table:style-name="ce4" table:formula="oooc:=EXP(-([.A131]/[.$B$3])/[.$E$6])*[.$E$10]" office:value-type="float" office:value="0.0000433262217756157">
            <text:p>0</text:p>
          </table:table-cell>
          <table:table-cell table:style-name="ce4" table:formula="oooc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00441888475403324">
            <text:p>0</text:p>
          </table:table-cell>
          <table:table-cell table:style-name="ce4" table:formula="oooc:=EXP(-([.A132]/[.$B$3])/[.$E$6])*[.$C$10]" office:value-type="float" office:value="0.000197618533895115">
            <text:p>0</text:p>
          </table:table-cell>
          <table:table-cell table:style-name="ce4" table:formula="oooc:=EXP(-([.A132]/[.$B$3])/[.$E$6])*[.$D$10]" office:value-type="float" office:value="0.0000883776950806648">
            <text:p>0</text:p>
          </table:table-cell>
          <table:table-cell table:style-name="ce4" table:formula="oooc:=EXP(-([.A132]/[.$B$3])/[.$E$6])*[.$E$10]" office:value-type="float" office:value="0.0000395237067790231">
            <text:p>0</text:p>
          </table:table-cell>
          <table:table-cell table:style-name="ce4" table:formula="oooc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00403106244096733">
            <text:p>0</text:p>
          </table:table-cell>
          <table:table-cell table:style-name="ce4" table:formula="oooc:=EXP(-([.A133]/[.$B$3])/[.$E$6])*[.$C$10]" office:value-type="float" office:value="0.000180274592790984">
            <text:p>0</text:p>
          </table:table-cell>
          <table:table-cell table:style-name="ce4" table:formula="oooc:=EXP(-([.A133]/[.$B$3])/[.$E$6])*[.$D$10]" office:value-type="float" office:value="0.0000806212488193466">
            <text:p>0</text:p>
          </table:table-cell>
          <table:table-cell table:style-name="ce4" table:formula="oooc:=EXP(-([.A133]/[.$B$3])/[.$E$6])*[.$E$10]" office:value-type="float" office:value="0.0000360549185581967">
            <text:p>0</text:p>
          </table:table-cell>
          <table:table-cell table:style-name="ce4" table:formula="oooc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00367727725601944">
            <text:p>0</text:p>
          </table:table-cell>
          <table:table-cell table:style-name="ce4" table:formula="oooc:=EXP(-([.A134]/[.$B$3])/[.$E$6])*[.$C$10]" office:value-type="float" office:value="0.000164452838331467">
            <text:p>0</text:p>
          </table:table-cell>
          <table:table-cell table:style-name="ce4" table:formula="oooc:=EXP(-([.A134]/[.$B$3])/[.$E$6])*[.$D$10]" office:value-type="float" office:value="0.0000735455451203887">
            <text:p>0</text:p>
          </table:table-cell>
          <table:table-cell table:style-name="ce4" table:formula="oooc:=EXP(-([.A134]/[.$B$3])/[.$E$6])*[.$E$10]" office:value-type="float" office:value="0.0000328905676662934">
            <text:p>0</text:p>
          </table:table-cell>
          <table:table-cell table:style-name="ce4" table:formula="oooc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00335454193916998">
            <text:p>0</text:p>
          </table:table-cell>
          <table:table-cell table:style-name="ce4" table:formula="oooc:=EXP(-([.A135]/[.$B$3])/[.$E$6])*[.$C$10]" office:value-type="float" office:value="0.000150019676187161">
            <text:p>0</text:p>
          </table:table-cell>
          <table:table-cell table:style-name="ce4" table:formula="oooc:=EXP(-([.A135]/[.$B$3])/[.$E$6])*[.$D$10]" office:value-type="float" office:value="0.0000670908387833997">
            <text:p>0</text:p>
          </table:table-cell>
          <table:table-cell table:style-name="ce4" table:formula="oooc:=EXP(-([.A135]/[.$B$3])/[.$E$6])*[.$E$10]" office:value-type="float" office:value="0.0000300039352374322">
            <text:p>0</text:p>
          </table:table-cell>
          <table:table-cell table:style-name="ce4" table:formula="oooc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0030601314065264">
            <text:p>0</text:p>
          </table:table-cell>
          <table:table-cell table:style-name="ce4" table:formula="oooc:=EXP(-([.A136]/[.$B$3])/[.$E$6])*[.$C$10]" office:value-type="float" office:value="0.000136853236901502">
            <text:p>0</text:p>
          </table:table-cell>
          <table:table-cell table:style-name="ce4" table:formula="oooc:=EXP(-([.A136]/[.$B$3])/[.$E$6])*[.$D$10]" office:value-type="float" office:value="0.0000612026281305281">
            <text:p>0</text:p>
          </table:table-cell>
          <table:table-cell table:style-name="ce4" table:formula="oooc:=EXP(-([.A136]/[.$B$3])/[.$E$6])*[.$E$10]" office:value-type="float" office:value="0.0000273706473803003">
            <text:p>0</text:p>
          </table:table-cell>
          <table:table-cell table:style-name="ce4" table:formula="oooc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00279155974050106">
            <text:p>0</text:p>
          </table:table-cell>
          <table:table-cell table:style-name="ce4" table:formula="oooc:=EXP(-([.A137]/[.$B$3])/[.$E$6])*[.$C$10]" office:value-type="float" office:value="0.000124842346860241">
            <text:p>0</text:p>
          </table:table-cell>
          <table:table-cell table:style-name="ce4" table:formula="oooc:=EXP(-([.A137]/[.$B$3])/[.$E$6])*[.$D$10]" office:value-type="float" office:value="0.0000558311948100212">
            <text:p>0</text:p>
          </table:table-cell>
          <table:table-cell table:style-name="ce4" table:formula="oooc:=EXP(-([.A137]/[.$B$3])/[.$E$6])*[.$E$10]" office:value-type="float" office:value="0.0000249684693720482">
            <text:p>0</text:p>
          </table:table-cell>
          <table:table-cell table:style-name="ce4" table:formula="oooc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00254655919944041">
            <text:p>0</text:p>
          </table:table-cell>
          <table:table-cell table:style-name="ce4" table:formula="oooc:=EXP(-([.A138]/[.$B$3])/[.$E$6])*[.$C$10]" office:value-type="float" office:value="0.000113885589573524">
            <text:p>0</text:p>
          </table:table-cell>
          <table:table-cell table:style-name="ce4" table:formula="oooc:=EXP(-([.A138]/[.$B$3])/[.$E$6])*[.$D$10]" office:value-type="float" office:value="0.0000509311839888082">
            <text:p>0</text:p>
          </table:table-cell>
          <table:table-cell table:style-name="ce4" table:formula="oooc:=EXP(-([.A138]/[.$B$3])/[.$E$6])*[.$E$10]" office:value-type="float" office:value="0.0000227771179147048">
            <text:p>0</text:p>
          </table:table-cell>
          <table:table-cell table:style-name="ce4" table:formula="oooc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00232306106946885">
            <text:p>0</text:p>
          </table:table-cell>
          <table:table-cell table:style-name="ce4" table:formula="oooc:=EXP(-([.A139]/[.$B$3])/[.$E$6])*[.$C$10]" office:value-type="float" office:value="0.000103890449344314">
            <text:p>0</text:p>
          </table:table-cell>
          <table:table-cell table:style-name="ce4" table:formula="oooc:=EXP(-([.A139]/[.$B$3])/[.$E$6])*[.$D$10]" office:value-type="float" office:value="0.000046461221389377">
            <text:p>0</text:p>
          </table:table-cell>
          <table:table-cell table:style-name="ce4" table:formula="oooc:=EXP(-([.A139]/[.$B$3])/[.$E$6])*[.$E$10]" office:value-type="float" office:value="0.0000207780898688629">
            <text:p>0</text:p>
          </table:table-cell>
          <table:table-cell table:style-name="ce4" table:formula="oooc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00211917819686565">
            <text:p>0</text:p>
          </table:table-cell>
          <table:table-cell table:style-name="ce4" table:formula="oooc:=EXP(-([.A140]/[.$B$3])/[.$E$6])*[.$C$10]" office:value-type="float" office:value="0.0000947725300925405">
            <text:p>0</text:p>
          </table:table-cell>
          <table:table-cell table:style-name="ce4" table:formula="oooc:=EXP(-([.A140]/[.$B$3])/[.$E$6])*[.$D$10]" office:value-type="float" office:value="0.000042383563937313">
            <text:p>0</text:p>
          </table:table-cell>
          <table:table-cell table:style-name="ce4" table:formula="oooc:=EXP(-([.A140]/[.$B$3])/[.$E$6])*[.$E$10]" office:value-type="float" office:value="0.0000189545060185081">
            <text:p>0</text:p>
          </table:table-cell>
          <table:table-cell table:style-name="ce4" table:formula="oooc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00193318905348345">
            <text:p>0</text:p>
          </table:table-cell>
          <table:table-cell table:style-name="ce4" table:formula="oooc:=EXP(-([.A141]/[.$B$3])/[.$E$6])*[.$C$10]" office:value-type="float" office:value="0.0000864548427389496">
            <text:p>0</text:p>
          </table:table-cell>
          <table:table-cell table:style-name="ce4" table:formula="oooc:=EXP(-([.A141]/[.$B$3])/[.$E$6])*[.$D$10]" office:value-type="float" office:value="0.0000386637810696691">
            <text:p>0</text:p>
          </table:table-cell>
          <table:table-cell table:style-name="ce4" table:formula="oooc:=EXP(-([.A141]/[.$B$3])/[.$E$6])*[.$E$10]" office:value-type="float" office:value="0.0000172909685477899">
            <text:p>0</text:p>
          </table:table-cell>
          <table:table-cell table:style-name="ce4" table:formula="oooc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00176352320066135">
            <text:p>0</text:p>
          </table:table-cell>
          <table:table-cell table:style-name="ce4" table:formula="oooc:=EXP(-([.A142]/[.$B$3])/[.$E$6])*[.$C$10]" office:value-type="float" office:value="0.0000788671551315355">
            <text:p>0</text:p>
          </table:table-cell>
          <table:table-cell table:style-name="ce4" table:formula="oooc:=EXP(-([.A142]/[.$B$3])/[.$E$6])*[.$D$10]" office:value-type="float" office:value="0.000035270464013227">
            <text:p>0</text:p>
          </table:table-cell>
          <table:table-cell table:style-name="ce4" table:formula="oooc:=EXP(-([.A142]/[.$B$3])/[.$E$6])*[.$E$10]" office:value-type="float" office:value="0.0000157734310263071">
            <text:p>0</text:p>
          </table:table-cell>
          <table:table-cell table:style-name="ce4" table:formula="oooc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00160874802889394">
            <text:p>0</text:p>
          </table:table-cell>
          <table:table-cell table:style-name="ce4" table:formula="oooc:=EXP(-([.A143]/[.$B$3])/[.$E$6])*[.$C$10]" office:value-type="float" office:value="0.0000719453990255128">
            <text:p>0</text:p>
          </table:table-cell>
          <table:table-cell table:style-name="ce4" table:formula="oooc:=EXP(-([.A143]/[.$B$3])/[.$E$6])*[.$D$10]" office:value-type="float" office:value="0.0000321749605778788">
            <text:p>0</text:p>
          </table:table-cell>
          <table:table-cell table:style-name="ce4" table:formula="oooc:=EXP(-([.A143]/[.$B$3])/[.$E$6])*[.$E$10]" office:value-type="float" office:value="0.0000143890798051026">
            <text:p>0</text:p>
          </table:table-cell>
          <table:table-cell table:style-name="ce4" table:formula="oooc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00146755666129006">
            <text:p>0</text:p>
          </table:table-cell>
          <table:table-cell table:style-name="ce4" table:formula="oooc:=EXP(-([.A144]/[.$B$3])/[.$E$6])*[.$C$10]" office:value-type="float" office:value="0.0000656311291095442">
            <text:p>0</text:p>
          </table:table-cell>
          <table:table-cell table:style-name="ce4" table:formula="oooc:=EXP(-([.A144]/[.$B$3])/[.$E$6])*[.$D$10]" office:value-type="float" office:value="0.0000293511332258012">
            <text:p>0</text:p>
          </table:table-cell>
          <table:table-cell table:style-name="ce4" table:formula="oooc:=EXP(-([.A144]/[.$B$3])/[.$E$6])*[.$E$10]" office:value-type="float" office:value="0.0000131262258219088">
            <text:p>0</text:p>
          </table:table-cell>
          <table:table-cell table:style-name="ce4" table:formula="oooc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0013387569186814">
            <text:p>0</text:p>
          </table:table-cell>
          <table:table-cell table:style-name="ce4" table:formula="oooc:=EXP(-([.A145]/[.$B$3])/[.$E$6])*[.$C$10]" office:value-type="float" office:value="0.0000598710295103956">
            <text:p>0</text:p>
          </table:table-cell>
          <table:table-cell table:style-name="ce4" table:formula="oooc:=EXP(-([.A145]/[.$B$3])/[.$E$6])*[.$D$10]" office:value-type="float" office:value="0.0000267751383736281">
            <text:p>0</text:p>
          </table:table-cell>
          <table:table-cell table:style-name="ce4" table:formula="oooc:=EXP(-([.A145]/[.$B$3])/[.$E$6])*[.$E$10]" office:value-type="float" office:value="0.0000119742059020791">
            <text:p>0</text:p>
          </table:table-cell>
          <table:table-cell table:style-name="ce4" table:formula="oooc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0012212612532056">
            <text:p>0</text:p>
          </table:table-cell>
          <table:table-cell table:style-name="ce4" table:formula="oooc:=EXP(-([.A146]/[.$B$3])/[.$E$6])*[.$C$10]" office:value-type="float" office:value="0.0000546164636090861">
            <text:p>0</text:p>
          </table:table-cell>
          <table:table-cell table:style-name="ce4" table:formula="oooc:=EXP(-([.A146]/[.$B$3])/[.$E$6])*[.$D$10]" office:value-type="float" office:value="0.000024425225064112">
            <text:p>0</text:p>
          </table:table-cell>
          <table:table-cell table:style-name="ce4" table:formula="oooc:=EXP(-([.A146]/[.$B$3])/[.$E$6])*[.$E$10]" office:value-type="float" office:value="0.0000109232927218172">
            <text:p>0</text:p>
          </table:table-cell>
          <table:table-cell table:style-name="ce4" table:formula="oooc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00111407756536589">
            <text:p>0</text:p>
          </table:table-cell>
          <table:table-cell table:style-name="ce4" table:formula="oooc:=EXP(-([.A147]/[.$B$3])/[.$E$6])*[.$C$10]" office:value-type="float" office:value="0.0000498230633673118">
            <text:p>0</text:p>
          </table:table-cell>
          <table:table-cell table:style-name="ce4" table:formula="oooc:=EXP(-([.A147]/[.$B$3])/[.$E$6])*[.$D$10]" office:value-type="float" office:value="0.0000222815513073177">
            <text:p>0</text:p>
          </table:table-cell>
          <table:table-cell table:style-name="ce4" table:formula="oooc:=EXP(-([.A147]/[.$B$3])/[.$E$6])*[.$E$10]" office:value-type="float" office:value="0.00000996461267346236">
            <text:p>0</text:p>
          </table:table-cell>
          <table:table-cell table:style-name="ce4" table:formula="oooc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00101630082702921">
            <text:p>0</text:p>
          </table:table-cell>
          <table:table-cell table:style-name="ce4" table:formula="oooc:=EXP(-([.A148]/[.$B$3])/[.$E$6])*[.$C$10]" office:value-type="float" office:value="0.0000454503546965314">
            <text:p>0</text:p>
          </table:table-cell>
          <table:table-cell table:style-name="ce4" table:formula="oooc:=EXP(-([.A148]/[.$B$3])/[.$E$6])*[.$D$10]" office:value-type="float" office:value="0.0000203260165405842">
            <text:p>0</text:p>
          </table:table-cell>
          <table:table-cell table:style-name="ce4" table:formula="oooc:=EXP(-([.A148]/[.$B$3])/[.$E$6])*[.$E$10]" office:value-type="float" office:value="0.00000909007093930628">
            <text:p>0</text:p>
          </table:table-cell>
          <table:table-cell table:style-name="ce4" table:formula="oooc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000927105439629816">
            <text:p>0</text:p>
          </table:table-cell>
          <table:table-cell table:style-name="ce4" table:formula="oooc:=EXP(-([.A149]/[.$B$3])/[.$E$6])*[.$C$10]" office:value-type="float" office:value="0.0000414614157064419">
            <text:p>0</text:p>
          </table:table-cell>
          <table:table-cell table:style-name="ce4" table:formula="oooc:=EXP(-([.A149]/[.$B$3])/[.$E$6])*[.$D$10]" office:value-type="float" office:value="0.0000185421087925963">
            <text:p>0</text:p>
          </table:table-cell>
          <table:table-cell table:style-name="ce4" table:formula="oooc:=EXP(-([.A149]/[.$B$3])/[.$E$6])*[.$E$10]" office:value-type="float" office:value="0.00000829228314128839">
            <text:p>0</text:p>
          </table:table-cell>
          <table:table-cell table:style-name="ce4" table:formula="oooc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000845738263053181">
            <text:p>0</text:p>
          </table:table-cell>
          <table:table-cell table:style-name="ce4" table:formula="oooc:=EXP(-([.A150]/[.$B$3])/[.$E$6])*[.$C$10]" office:value-type="float" office:value="0.0000378225649471902">
            <text:p>0</text:p>
          </table:table-cell>
          <table:table-cell table:style-name="ce4" table:formula="oooc:=EXP(-([.A150]/[.$B$3])/[.$E$6])*[.$D$10]" office:value-type="float" office:value="0.0000169147652610636">
            <text:p>0</text:p>
          </table:table-cell>
          <table:table-cell table:style-name="ce4" table:formula="oooc:=EXP(-([.A150]/[.$B$3])/[.$E$6])*[.$E$10]" office:value-type="float" office:value="0.00000756451298943805">
            <text:p>0</text:p>
          </table:table-cell>
          <table:table-cell table:style-name="ce4" table:formula="oooc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ooc:=ROUNDUP(SQRT([.B4]))^2" office:value-type="float" office:value="609961">
            <text:p>60996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.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ooc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ooc:=(([.J4]*[.B4])/([.E4]*10^6))/3600" office:value-type="float" office:value="12.8937495511458">
            <text:p>12.8937</text:p>
          </table:table-cell>
          <table:table-cell table:formula="oooc:=[.B11]/24" office:value-type="float" office:value="0.537239564631076">
            <text:p>0.54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ooc:=(([.J4]*[.B4])/([.E5]*10^6))/3600" office:value-type="float" office:value="23.0760618365026">
            <text:p>23.0761</text:p>
          </table:table-cell>
          <table:table-cell table:formula="oooc:=[.B12]/24" office:value-type="float" office:value="0.961502576520942">
            <text:p>0.9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ooc:=[.B11]+[.B12]" office:value-type="float" office:value="35.9698113876484">
            <text:p>35.9698</text:p>
          </table:table-cell>
          <table:table-cell table:formula="oooc:=[.B13]/24" office:value-type="float" office:value="1.49874214115202">
            <text:p>1.5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ooc:=[.B13]*[.B5]" office:value-type="float" office:value="7193.96227752969">
            <text:p>7193.9623</text:p>
          </table:table-cell>
          <table:table-cell table:formula="oooc:=[.B14]/24" office:value-type="float" office:value="299.748428230404">
            <text:p>299.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ooc:=((([.B4]*[.J7])*0.9+0.1*([.B4]*[.J4]))/([.E4]*10^6))/3600" office:value-type="float" office:value="1.28985057464583">
            <text:p>1.28985</text:p>
          </table:table-cell>
          <table:table-cell table:style-name="ce14" table:formula="oooc:=[.B17]/24" office:value-type="float" office:value="0.0537437739435764">
            <text:p>0.05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ooc:=(([.B4]*16*16)/([.E4]*10^6))/3600" office:value-type="float" office:value="0.00541149333333333">
            <text:p>0.00541</text:p>
          </table:table-cell>
          <table:table-cell table:style-name="ce14" table:formula="oooc:=[.B18]/24" office:value-type="float" office:value="0.000225478888888889">
            <text:p>0.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ooc:=[.B17]+[.B18]" office:value-type="float" office:value="1.29526206797917">
            <text:p>1.29526</text:p>
          </table:table-cell>
          <table:table-cell table:style-name="ce14" table:formula="oooc:=[.B19]/24" office:value-type="float" office:value="0.0539692528324653">
            <text:p>0.05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ooc:=[.B19]*[.B5]" office:value-type="float" office:value="259.052413595833">
            <text:p>259.05241</text:p>
          </table:table-cell>
          <table:table-cell table:style-name="ce14" table:formula="oooc:=[.B20]/24" office:value-type="float" office:value="10.7938505664931">
            <text:p>10.79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ooc:=[.B8]*[.B4]/(1024*1024*1024)" office:value-type="float" office:value="1.13396532833576">
            <text:p>1.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ooc:=[.B8]*[.J4]/(1024*1024*1024)" office:value-type="float" office:value="1.13614089787006">
            <text:p>1.14</text:p>
          </table:table-cell>
          <table:table-cell table:number-columns-repeated="254"/>
        </table:table-row>
        <table:table-row table:style-name="ro2">
          <table:table-cell office:value-type="string">
            <text:p>Totat [GB]</text:p>
          </table:table-cell>
          <table:table-cell table:formula="oooc:=[.B23]+[.B24]" office:value-type="float" office:value="2.27010622620583">
            <text:p>2.27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ooc:==ROUNDUP(SQRT([.B4]))" office:value-type="float" office:value="781">
            <text:p>781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0.9">
            <text:p>0.9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3" table:formula="oooc:=[.A34]/[.$B$5]" office:value-type="float" office:value="0.005">
            <text:p>0.005</text:p>
          </table:table-cell>
          <table:table-cell table:style-name="ce9" table:formula="oooc:=ROUND((1-[.B34])*0.5*[.$B$28]+2)" office:value-type="float" office:value="391">
            <text:p>391</text:p>
          </table:table-cell>
          <table:table-cell table:style-name="ce9" table:formula="oooc:=MIN(([.C34]*2+1)^2;[.$J$4])" office:value-type="float" office:value="609961">
            <text:p>609961</text:p>
          </table:table-cell>
          <table:table-cell table:style-name="ce9" table:formula="oooc:=((([.$B$4]*[.D34])*[.$B$29]+(1-[.$B$29])*([.$B$4]*[.$J$4]))/([.$E$4]*10^6))/3600" office:value-type="float" office:value="12.8937495511458">
            <text:p>12.89</text:p>
          </table:table-cell>
          <table:table-cell table:style-name="ce9" table:formula="oooc:=[.E34]/24" office:value-type="float" office:value="0.537239564631076">
            <text:p>0.54</text:p>
          </table:table-cell>
          <table:table-cell table:style-name="ce9" table:formula="oooc:=(([.$B$4]*[.D34])/([.$E$5]*10^6))/3600" office:value-type="float" office:value="23.0760618365026">
            <text:p>23.08</text:p>
          </table:table-cell>
          <table:table-cell table:style-name="ce9" table:formula="oooc:=[.G34]/24" office:value-type="float" office:value="0.961502576520942">
            <text:p>0.96</text:p>
          </table:table-cell>
          <table:table-cell table:style-name="ce9" table:formula="oooc:=[.E34]+[.G34]" office:value-type="float" office:value="35.9698113876484">
            <text:p>35.97</text:p>
          </table:table-cell>
          <table:table-cell table:style-name="ce9" table:formula="oooc:=[.I34]/24" office:value-type="float" office:value="1.49874214115202">
            <text:p>1.5</text:p>
          </table:table-cell>
          <table:table-cell table:style-name="ce9" table:formula="oooc:=SUM([.$J$34:.J34])" office:value-type="float" office:value="1.49874214115202">
            <text:p>1.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">
            <text:p>2</text:p>
          </table:table-cell>
          <table:table-cell table:style-name="ce13" table:formula="oooc:=[.A35]/[.$B$5]" office:value-type="float" office:value="0.01">
            <text:p>0.010</text:p>
          </table:table-cell>
          <table:table-cell table:style-name="ce9" table:formula="oooc:=ROUND((1-[.B35])*0.5*[.$B$28]+2)" office:value-type="float" office:value="389">
            <text:p>389</text:p>
          </table:table-cell>
          <table:table-cell table:style-name="ce9" table:formula="oooc:=MIN(([.C35]*2+1)^2;[.$J$4])" office:value-type="float" office:value="606841">
            <text:p>606841</text:p>
          </table:table-cell>
          <table:table-cell table:style-name="ce9" table:formula="oooc:=((([.$B$4]*[.D35])*[.$B$29]+(1-[.$B$29])*([.$B$4]*[.$J$4]))/([.$E$4]*10^6))/3600" office:value-type="float" office:value="12.8343922336458">
            <text:p>12.83</text:p>
          </table:table-cell>
          <table:table-cell table:style-name="ce9" table:formula="oooc:=[.E35]/24" office:value-type="float" office:value="0.534766343068576">
            <text:p>0.53</text:p>
          </table:table-cell>
          <table:table-cell table:style-name="ce9" table:formula="oooc:=(([.$B$4]*[.D35])/([.$E$5]*10^6))/3600" office:value-type="float" office:value="22.958025908091">
            <text:p>22.96</text:p>
          </table:table-cell>
          <table:table-cell table:style-name="ce9" table:formula="oooc:=[.G35]/24" office:value-type="float" office:value="0.956584412837124">
            <text:p>0.96</text:p>
          </table:table-cell>
          <table:table-cell table:style-name="ce9" table:formula="oooc:=[.E35]+[.G35]" office:value-type="float" office:value="35.7924181417368">
            <text:p>35.79</text:p>
          </table:table-cell>
          <table:table-cell table:style-name="ce9" table:formula="oooc:=[.I35]/24" office:value-type="float" office:value="1.4913507559057">
            <text:p>1.49</text:p>
          </table:table-cell>
          <table:table-cell table:style-name="ce9" table:formula="oooc:=SUM([.$J$34:.J35])" office:value-type="float" office:value="2.99009289705772">
            <text:p>2.9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">
            <text:p>3</text:p>
          </table:table-cell>
          <table:table-cell table:style-name="ce13" table:formula="oooc:=[.A36]/[.$B$5]" office:value-type="float" office:value="0.015">
            <text:p>0.015</text:p>
          </table:table-cell>
          <table:table-cell table:style-name="ce9" table:formula="oooc:=ROUND((1-[.B36])*0.5*[.$B$28]+2)" office:value-type="float" office:value="387">
            <text:p>387</text:p>
          </table:table-cell>
          <table:table-cell table:style-name="ce9" table:formula="oooc:=MIN(([.C36]*2+1)^2;[.$J$4])" office:value-type="float" office:value="600625">
            <text:p>600625</text:p>
          </table:table-cell>
          <table:table-cell table:style-name="ce9" table:formula="oooc:=((([.$B$4]*[.D36])*[.$B$29]+(1-[.$B$29])*([.$B$4]*[.$J$4]))/([.$E$4]*10^6))/3600" office:value-type="float" office:value="12.7161341933958">
            <text:p>12.72</text:p>
          </table:table-cell>
          <table:table-cell table:style-name="ce9" table:formula="oooc:=[.E36]/24" office:value-type="float" office:value="0.529838924724826">
            <text:p>0.53</text:p>
          </table:table-cell>
          <table:table-cell table:style-name="ce9" table:formula="oooc:=(([.$B$4]*[.D36])/([.$E$5]*10^6))/3600" office:value-type="float" office:value="22.7228620199478">
            <text:p>22.72</text:p>
          </table:table-cell>
          <table:table-cell table:style-name="ce9" table:formula="oooc:=[.G36]/24" office:value-type="float" office:value="0.946785917497825">
            <text:p>0.95</text:p>
          </table:table-cell>
          <table:table-cell table:style-name="ce9" table:formula="oooc:=[.E36]+[.G36]" office:value-type="float" office:value="35.4389962133436">
            <text:p>35.44</text:p>
          </table:table-cell>
          <table:table-cell table:style-name="ce9" table:formula="oooc:=[.I36]/24" office:value-type="float" office:value="1.47662484222265">
            <text:p>1.48</text:p>
          </table:table-cell>
          <table:table-cell table:style-name="ce9" table:formula="oooc:=SUM([.$J$34:.J36])" office:value-type="float" office:value="4.46671773928037">
            <text:p>4.4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13" table:formula="oooc:=[.A37]/[.$B$5]" office:value-type="float" office:value="0.02">
            <text:p>0.020</text:p>
          </table:table-cell>
          <table:table-cell table:style-name="ce9" table:formula="oooc:=ROUND((1-[.B37])*0.5*[.$B$28]+2)" office:value-type="float" office:value="385">
            <text:p>385</text:p>
          </table:table-cell>
          <table:table-cell table:style-name="ce9" table:formula="oooc:=MIN(([.C37]*2+1)^2;[.$J$4])" office:value-type="float" office:value="594441">
            <text:p>594441</text:p>
          </table:table-cell>
          <table:table-cell table:style-name="ce9" table:formula="oooc:=((([.$B$4]*[.D37])*[.$B$29]+(1-[.$B$29])*([.$B$4]*[.$J$4]))/([.$E$4]*10^6))/3600" office:value-type="float" office:value="12.5984849461458">
            <text:p>12.6</text:p>
          </table:table-cell>
          <table:table-cell table:style-name="ce9" table:formula="oooc:=[.E37]/24" office:value-type="float" office:value="0.524936872756076">
            <text:p>0.52</text:p>
          </table:table-cell>
          <table:table-cell table:style-name="ce9" table:formula="oooc:=(([.$B$4]*[.D37])/([.$E$5]*10^6))/3600" office:value-type="float" office:value="22.4889087567114">
            <text:p>22.49</text:p>
          </table:table-cell>
          <table:table-cell table:style-name="ce9" table:formula="oooc:=[.G37]/24" office:value-type="float" office:value="0.937037864862976">
            <text:p>0.94</text:p>
          </table:table-cell>
          <table:table-cell table:style-name="ce9" table:formula="oooc:=[.E37]+[.G37]" office:value-type="float" office:value="35.0873937028572">
            <text:p>35.09</text:p>
          </table:table-cell>
          <table:table-cell table:style-name="ce9" table:formula="oooc:=[.I37]/24" office:value-type="float" office:value="1.46197473761905">
            <text:p>1.46</text:p>
          </table:table-cell>
          <table:table-cell table:style-name="ce9" table:formula="oooc:=SUM([.$J$34:.J37])" office:value-type="float" office:value="5.92869247689942">
            <text:p>5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">
            <text:p>5</text:p>
          </table:table-cell>
          <table:table-cell table:style-name="ce13" table:formula="oooc:=[.A38]/[.$B$5]" office:value-type="float" office:value="0.025">
            <text:p>0.025</text:p>
          </table:table-cell>
          <table:table-cell table:style-name="ce9" table:formula="oooc:=ROUND((1-[.B38])*0.5*[.$B$28]+2)" office:value-type="float" office:value="383">
            <text:p>383</text:p>
          </table:table-cell>
          <table:table-cell table:style-name="ce9" table:formula="oooc:=MIN(([.C38]*2+1)^2;[.$J$4])" office:value-type="float" office:value="588289">
            <text:p>588289</text:p>
          </table:table-cell>
          <table:table-cell table:style-name="ce9" table:formula="oooc:=((([.$B$4]*[.D38])*[.$B$29]+(1-[.$B$29])*([.$B$4]*[.$J$4]))/([.$E$4]*10^6))/3600" office:value-type="float" office:value="12.4814444918958">
            <text:p>12.48</text:p>
          </table:table-cell>
          <table:table-cell table:style-name="ce9" table:formula="oooc:=[.E38]/24" office:value-type="float" office:value="0.520060187162326">
            <text:p>0.52</text:p>
          </table:table-cell>
          <table:table-cell table:style-name="ce9" table:formula="oooc:=(([.$B$4]*[.D38])/([.$E$5]*10^6))/3600" office:value-type="float" office:value="22.2561661183818">
            <text:p>22.26</text:p>
          </table:table-cell>
          <table:table-cell table:style-name="ce9" table:formula="oooc:=[.G38]/24" office:value-type="float" office:value="0.927340254932575">
            <text:p>0.93</text:p>
          </table:table-cell>
          <table:table-cell table:style-name="ce9" table:formula="oooc:=[.E38]+[.G38]" office:value-type="float" office:value="34.7376106102776">
            <text:p>34.74</text:p>
          </table:table-cell>
          <table:table-cell table:style-name="ce9" table:formula="oooc:=[.I38]/24" office:value-type="float" office:value="1.4474004420949">
            <text:p>1.45</text:p>
          </table:table-cell>
          <table:table-cell table:style-name="ce9" table:formula="oooc:=SUM([.$J$34:.J38])" office:value-type="float" office:value="7.37609291899432">
            <text:p>7.3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">
            <text:p>6</text:p>
          </table:table-cell>
          <table:table-cell table:style-name="ce13" table:formula="oooc:=[.A39]/[.$B$5]" office:value-type="float" office:value="0.03">
            <text:p>0.030</text:p>
          </table:table-cell>
          <table:table-cell table:style-name="ce9" table:formula="oooc:=ROUND((1-[.B39])*0.5*[.$B$28]+2)" office:value-type="float" office:value="381">
            <text:p>381</text:p>
          </table:table-cell>
          <table:table-cell table:style-name="ce9" table:formula="oooc:=MIN(([.C39]*2+1)^2;[.$J$4])" office:value-type="float" office:value="582169">
            <text:p>582169</text:p>
          </table:table-cell>
          <table:table-cell table:style-name="ce9" table:formula="oooc:=((([.$B$4]*[.D39])*[.$B$29]+(1-[.$B$29])*([.$B$4]*[.$J$4]))/([.$E$4]*10^6))/3600" office:value-type="float" office:value="12.3650128306458">
            <text:p>12.37</text:p>
          </table:table-cell>
          <table:table-cell table:style-name="ce9" table:formula="oooc:=[.E39]/24" office:value-type="float" office:value="0.515208867943576">
            <text:p>0.52</text:p>
          </table:table-cell>
          <table:table-cell table:style-name="ce9" table:formula="oooc:=(([.$B$4]*[.D39])/([.$E$5]*10^6))/3600" office:value-type="float" office:value="22.024634104959">
            <text:p>22.02</text:p>
          </table:table-cell>
          <table:table-cell table:style-name="ce9" table:formula="oooc:=[.G39]/24" office:value-type="float" office:value="0.917693087706624">
            <text:p>0.92</text:p>
          </table:table-cell>
          <table:table-cell table:style-name="ce9" table:formula="oooc:=[.E39]+[.G39]" office:value-type="float" office:value="34.3896469356048">
            <text:p>34.39</text:p>
          </table:table-cell>
          <table:table-cell table:style-name="ce9" table:formula="oooc:=[.I39]/24" office:value-type="float" office:value="1.4329019556502">
            <text:p>1.43</text:p>
          </table:table-cell>
          <table:table-cell table:style-name="ce9" table:formula="oooc:=SUM([.$J$34:.J39])" office:value-type="float" office:value="8.80899487464452">
            <text:p>8.8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">
            <text:p>7</text:p>
          </table:table-cell>
          <table:table-cell table:style-name="ce13" table:formula="oooc:=[.A40]/[.$B$5]" office:value-type="float" office:value="0.035">
            <text:p>0.035</text:p>
          </table:table-cell>
          <table:table-cell table:style-name="ce9" table:formula="oooc:=ROUND((1-[.B40])*0.5*[.$B$28]+2)" office:value-type="float" office:value="379">
            <text:p>379</text:p>
          </table:table-cell>
          <table:table-cell table:style-name="ce9" table:formula="oooc:=MIN(([.C40]*2+1)^2;[.$J$4])" office:value-type="float" office:value="576081">
            <text:p>576081</text:p>
          </table:table-cell>
          <table:table-cell table:style-name="ce9" table:formula="oooc:=((([.$B$4]*[.D40])*[.$B$29]+(1-[.$B$29])*([.$B$4]*[.$J$4]))/([.$E$4]*10^6))/3600" office:value-type="float" office:value="12.2491899623958">
            <text:p>12.25</text:p>
          </table:table-cell>
          <table:table-cell table:style-name="ce9" table:formula="oooc:=[.E40]/24" office:value-type="float" office:value="0.510382915099826">
            <text:p>0.51</text:p>
          </table:table-cell>
          <table:table-cell table:style-name="ce9" table:formula="oooc:=(([.$B$4]*[.D40])/([.$E$5]*10^6))/3600" office:value-type="float" office:value="21.794312716443">
            <text:p>21.79</text:p>
          </table:table-cell>
          <table:table-cell table:style-name="ce9" table:formula="oooc:=[.G40]/24" office:value-type="float" office:value="0.908096363185123">
            <text:p>0.91</text:p>
          </table:table-cell>
          <table:table-cell table:style-name="ce9" table:formula="oooc:=[.E40]+[.G40]" office:value-type="float" office:value="34.0435026788388">
            <text:p>34.04</text:p>
          </table:table-cell>
          <table:table-cell table:style-name="ce9" table:formula="oooc:=[.I40]/24" office:value-type="float" office:value="1.41847927828495">
            <text:p>1.42</text:p>
          </table:table-cell>
          <table:table-cell table:style-name="ce9" table:formula="oooc:=SUM([.$J$34:.J40])" office:value-type="float" office:value="10.2274741529295">
            <text:p>10.2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">
            <text:p>8</text:p>
          </table:table-cell>
          <table:table-cell table:style-name="ce13" table:formula="oooc:=[.A41]/[.$B$5]" office:value-type="float" office:value="0.04">
            <text:p>0.040</text:p>
          </table:table-cell>
          <table:table-cell table:style-name="ce9" table:formula="oooc:=ROUND((1-[.B41])*0.5*[.$B$28]+2)" office:value-type="float" office:value="377">
            <text:p>377</text:p>
          </table:table-cell>
          <table:table-cell table:style-name="ce9" table:formula="oooc:=MIN(([.C41]*2+1)^2;[.$J$4])" office:value-type="float" office:value="570025">
            <text:p>570025</text:p>
          </table:table-cell>
          <table:table-cell table:style-name="ce9" table:formula="oooc:=((([.$B$4]*[.D41])*[.$B$29]+(1-[.$B$29])*([.$B$4]*[.$J$4]))/([.$E$4]*10^6))/3600" office:value-type="float" office:value="12.1339758871458">
            <text:p>12.13</text:p>
          </table:table-cell>
          <table:table-cell table:style-name="ce9" table:formula="oooc:=[.E41]/24" office:value-type="float" office:value="0.505582328631076">
            <text:p>0.51</text:p>
          </table:table-cell>
          <table:table-cell table:style-name="ce9" table:formula="oooc:=(([.$B$4]*[.D41])/([.$E$5]*10^6))/3600" office:value-type="float" office:value="21.5652019528337">
            <text:p>21.57</text:p>
          </table:table-cell>
          <table:table-cell table:style-name="ce9" table:formula="oooc:=[.G41]/24" office:value-type="float" office:value="0.898550081368071">
            <text:p>0.9</text:p>
          </table:table-cell>
          <table:table-cell table:style-name="ce9" table:formula="oooc:=[.E41]+[.G41]" office:value-type="float" office:value="33.6991778399795">
            <text:p>33.7</text:p>
          </table:table-cell>
          <table:table-cell table:style-name="ce9" table:formula="oooc:=[.I41]/24" office:value-type="float" office:value="1.40413240999915">
            <text:p>1.4</text:p>
          </table:table-cell>
          <table:table-cell table:style-name="ce9" table:formula="oooc:=SUM([.$J$34:.J41])" office:value-type="float" office:value="11.6316065629286">
            <text:p>11.6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">
            <text:p>9</text:p>
          </table:table-cell>
          <table:table-cell table:style-name="ce13" table:formula="oooc:=[.A42]/[.$B$5]" office:value-type="float" office:value="0.045">
            <text:p>0.045</text:p>
          </table:table-cell>
          <table:table-cell table:style-name="ce9" table:formula="oooc:=ROUND((1-[.B42])*0.5*[.$B$28]+2)" office:value-type="float" office:value="375">
            <text:p>375</text:p>
          </table:table-cell>
          <table:table-cell table:style-name="ce9" table:formula="oooc:=MIN(([.C42]*2+1)^2;[.$J$4])" office:value-type="float" office:value="564001">
            <text:p>564001</text:p>
          </table:table-cell>
          <table:table-cell table:style-name="ce9" table:formula="oooc:=((([.$B$4]*[.D42])*[.$B$29]+(1-[.$B$29])*([.$B$4]*[.$J$4]))/([.$E$4]*10^6))/3600" office:value-type="float" office:value="12.0193706048958">
            <text:p>12.02</text:p>
          </table:table-cell>
          <table:table-cell table:style-name="ce9" table:formula="oooc:=[.E42]/24" office:value-type="float" office:value="0.500807108537326">
            <text:p>0.5</text:p>
          </table:table-cell>
          <table:table-cell table:style-name="ce9" table:formula="oooc:=(([.$B$4]*[.D42])/([.$E$5]*10^6))/3600" office:value-type="float" office:value="21.3373018141312">
            <text:p>21.34</text:p>
          </table:table-cell>
          <table:table-cell table:style-name="ce9" table:formula="oooc:=[.G42]/24" office:value-type="float" office:value="0.889054242255469">
            <text:p>0.89</text:p>
          </table:table-cell>
          <table:table-cell table:style-name="ce9" table:formula="oooc:=[.E42]+[.G42]" office:value-type="float" office:value="33.3566724190271">
            <text:p>33.36</text:p>
          </table:table-cell>
          <table:table-cell table:style-name="ce9" table:formula="oooc:=[.I42]/24" office:value-type="float" office:value="1.3898613507928">
            <text:p>1.39</text:p>
          </table:table-cell>
          <table:table-cell table:style-name="ce9" table:formula="oooc:=SUM([.$J$34:.J42])" office:value-type="float" office:value="13.0214679137214">
            <text:p>13.0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">
            <text:p>10</text:p>
          </table:table-cell>
          <table:table-cell table:style-name="ce13" table:formula="oooc:=[.A43]/[.$B$5]" office:value-type="float" office:value="0.05">
            <text:p>0.050</text:p>
          </table:table-cell>
          <table:table-cell table:style-name="ce9" table:formula="oooc:=ROUND((1-[.B43])*0.5*[.$B$28]+2)" office:value-type="float" office:value="373">
            <text:p>373</text:p>
          </table:table-cell>
          <table:table-cell table:style-name="ce9" table:formula="oooc:=MIN(([.C43]*2+1)^2;[.$J$4])" office:value-type="float" office:value="558009">
            <text:p>558009</text:p>
          </table:table-cell>
          <table:table-cell table:style-name="ce9" table:formula="oooc:=((([.$B$4]*[.D43])*[.$B$29]+(1-[.$B$29])*([.$B$4]*[.$J$4]))/([.$E$4]*10^6))/3600" office:value-type="float" office:value="11.9053741156458">
            <text:p>11.91</text:p>
          </table:table-cell>
          <table:table-cell table:style-name="ce9" table:formula="oooc:=[.E43]/24" office:value-type="float" office:value="0.496057254818576">
            <text:p>0.5</text:p>
          </table:table-cell>
          <table:table-cell table:style-name="ce9" table:formula="oooc:=(([.$B$4]*[.D43])/([.$E$5]*10^6))/3600" office:value-type="float" office:value="21.1106123003356">
            <text:p>21.11</text:p>
          </table:table-cell>
          <table:table-cell table:style-name="ce9" table:formula="oooc:=[.G43]/24" office:value-type="float" office:value="0.879608845847315">
            <text:p>0.88</text:p>
          </table:table-cell>
          <table:table-cell table:style-name="ce9" table:formula="oooc:=[.E43]+[.G43]" office:value-type="float" office:value="33.0159864159814">
            <text:p>33.02</text:p>
          </table:table-cell>
          <table:table-cell table:style-name="ce9" table:formula="oooc:=[.I43]/24" office:value-type="float" office:value="1.37566610066589">
            <text:p>1.38</text:p>
          </table:table-cell>
          <table:table-cell table:style-name="ce9" table:formula="oooc:=SUM([.$J$34:.J43])" office:value-type="float" office:value="14.3971340143873">
            <text:p>14.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">
            <text:p>11</text:p>
          </table:table-cell>
          <table:table-cell table:style-name="ce13" table:formula="oooc:=[.A44]/[.$B$5]" office:value-type="float" office:value="0.055">
            <text:p>0.055</text:p>
          </table:table-cell>
          <table:table-cell table:style-name="ce9" table:formula="oooc:=ROUND((1-[.B44])*0.5*[.$B$28]+2)" office:value-type="float" office:value="371">
            <text:p>371</text:p>
          </table:table-cell>
          <table:table-cell table:style-name="ce9" table:formula="oooc:=MIN(([.C44]*2+1)^2;[.$J$4])" office:value-type="float" office:value="552049">
            <text:p>552049</text:p>
          </table:table-cell>
          <table:table-cell table:style-name="ce9" table:formula="oooc:=((([.$B$4]*[.D44])*[.$B$29]+(1-[.$B$29])*([.$B$4]*[.$J$4]))/([.$E$4]*10^6))/3600" office:value-type="float" office:value="11.7919864193958">
            <text:p>11.79</text:p>
          </table:table-cell>
          <table:table-cell table:style-name="ce9" table:formula="oooc:=[.E44]/24" office:value-type="float" office:value="0.491332767474826">
            <text:p>0.49</text:p>
          </table:table-cell>
          <table:table-cell table:style-name="ce9" table:formula="oooc:=(([.$B$4]*[.D44])/([.$E$5]*10^6))/3600" office:value-type="float" office:value="20.8851334114467">
            <text:p>20.89</text:p>
          </table:table-cell>
          <table:table-cell table:style-name="ce9" table:formula="oooc:=[.G44]/24" office:value-type="float" office:value="0.870213892143612">
            <text:p>0.87</text:p>
          </table:table-cell>
          <table:table-cell table:style-name="ce9" table:formula="oooc:=[.E44]+[.G44]" office:value-type="float" office:value="32.6771198308425">
            <text:p>32.68</text:p>
          </table:table-cell>
          <table:table-cell table:style-name="ce9" table:formula="oooc:=[.I44]/24" office:value-type="float" office:value="1.36154665961844">
            <text:p>1.36</text:p>
          </table:table-cell>
          <table:table-cell table:style-name="ce9" table:formula="oooc:=SUM([.$J$34:.J44])" office:value-type="float" office:value="15.7586806740057">
            <text:p>15.7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">
            <text:p>12</text:p>
          </table:table-cell>
          <table:table-cell table:style-name="ce13" table:formula="oooc:=[.A45]/[.$B$5]" office:value-type="float" office:value="0.06">
            <text:p>0.060</text:p>
          </table:table-cell>
          <table:table-cell table:style-name="ce9" table:formula="oooc:=ROUND((1-[.B45])*0.5*[.$B$28]+2)" office:value-type="float" office:value="369">
            <text:p>369</text:p>
          </table:table-cell>
          <table:table-cell table:style-name="ce9" table:formula="oooc:=MIN(([.C45]*2+1)^2;[.$J$4])" office:value-type="float" office:value="546121">
            <text:p>546121</text:p>
          </table:table-cell>
          <table:table-cell table:style-name="ce9" table:formula="oooc:=((([.$B$4]*[.D45])*[.$B$29]+(1-[.$B$29])*([.$B$4]*[.$J$4]))/([.$E$4]*10^6))/3600" office:value-type="float" office:value="11.6792075161458">
            <text:p>11.68</text:p>
          </table:table-cell>
          <table:table-cell table:style-name="ce9" table:formula="oooc:=[.E45]/24" office:value-type="float" office:value="0.486633646506076">
            <text:p>0.49</text:p>
          </table:table-cell>
          <table:table-cell table:style-name="ce9" table:formula="oooc:=(([.$B$4]*[.D45])/([.$E$5]*10^6))/3600" office:value-type="float" office:value="20.6608651474646">
            <text:p>20.66</text:p>
          </table:table-cell>
          <table:table-cell table:style-name="ce9" table:formula="oooc:=[.G45]/24" office:value-type="float" office:value="0.860869381144357">
            <text:p>0.86</text:p>
          </table:table-cell>
          <table:table-cell table:style-name="ce9" table:formula="oooc:=[.E45]+[.G45]" office:value-type="float" office:value="32.3400726636104">
            <text:p>32.34</text:p>
          </table:table-cell>
          <table:table-cell table:style-name="ce9" table:formula="oooc:=[.I45]/24" office:value-type="float" office:value="1.34750302765043">
            <text:p>1.35</text:p>
          </table:table-cell>
          <table:table-cell table:style-name="ce9" table:formula="oooc:=SUM([.$J$34:.J45])" office:value-type="float" office:value="17.1061837016562">
            <text:p>17.1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">
            <text:p>13</text:p>
          </table:table-cell>
          <table:table-cell table:style-name="ce13" table:formula="oooc:=[.A46]/[.$B$5]" office:value-type="float" office:value="0.065">
            <text:p>0.065</text:p>
          </table:table-cell>
          <table:table-cell table:style-name="ce9" table:formula="oooc:=ROUND((1-[.B46])*0.5*[.$B$28]+2)" office:value-type="float" office:value="367">
            <text:p>367</text:p>
          </table:table-cell>
          <table:table-cell table:style-name="ce9" table:formula="oooc:=MIN(([.C46]*2+1)^2;[.$J$4])" office:value-type="float" office:value="540225">
            <text:p>540225</text:p>
          </table:table-cell>
          <table:table-cell table:style-name="ce9" table:formula="oooc:=((([.$B$4]*[.D46])*[.$B$29]+(1-[.$B$29])*([.$B$4]*[.$J$4]))/([.$E$4]*10^6))/3600" office:value-type="float" office:value="11.5670374058958">
            <text:p>11.57</text:p>
          </table:table-cell>
          <table:table-cell table:style-name="ce9" table:formula="oooc:=[.E46]/24" office:value-type="float" office:value="0.481959891912326">
            <text:p>0.48</text:p>
          </table:table-cell>
          <table:table-cell table:style-name="ce9" table:formula="oooc:=(([.$B$4]*[.D46])/([.$E$5]*10^6))/3600" office:value-type="float" office:value="20.4378075083893">
            <text:p>20.44</text:p>
          </table:table-cell>
          <table:table-cell table:style-name="ce9" table:formula="oooc:=[.G46]/24" office:value-type="float" office:value="0.851575312849553">
            <text:p>0.85</text:p>
          </table:table-cell>
          <table:table-cell table:style-name="ce9" table:formula="oooc:=[.E46]+[.G46]" office:value-type="float" office:value="32.0048449142851">
            <text:p>32</text:p>
          </table:table-cell>
          <table:table-cell table:style-name="ce9" table:formula="oooc:=[.I46]/24" office:value-type="float" office:value="1.33353520476188">
            <text:p>1.33</text:p>
          </table:table-cell>
          <table:table-cell table:style-name="ce9" table:formula="oooc:=SUM([.$J$34:.J46])" office:value-type="float" office:value="18.4397189064181">
            <text:p>18.4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">
            <text:p>14</text:p>
          </table:table-cell>
          <table:table-cell table:style-name="ce13" table:formula="oooc:=[.A47]/[.$B$5]" office:value-type="float" office:value="0.07">
            <text:p>0.070</text:p>
          </table:table-cell>
          <table:table-cell table:style-name="ce9" table:formula="oooc:=ROUND((1-[.B47])*0.5*[.$B$28]+2)" office:value-type="float" office:value="365">
            <text:p>365</text:p>
          </table:table-cell>
          <table:table-cell table:style-name="ce9" table:formula="oooc:=MIN(([.C47]*2+1)^2;[.$J$4])" office:value-type="float" office:value="534361">
            <text:p>534361</text:p>
          </table:table-cell>
          <table:table-cell table:style-name="ce9" table:formula="oooc:=((([.$B$4]*[.D47])*[.$B$29]+(1-[.$B$29])*([.$B$4]*[.$J$4]))/([.$E$4]*10^6))/3600" office:value-type="float" office:value="11.4554760886458">
            <text:p>11.46</text:p>
          </table:table-cell>
          <table:table-cell table:style-name="ce9" table:formula="oooc:=[.E47]/24" office:value-type="float" office:value="0.477311503693576">
            <text:p>0.48</text:p>
          </table:table-cell>
          <table:table-cell table:style-name="ce9" table:formula="oooc:=(([.$B$4]*[.D47])/([.$E$5]*10^6))/3600" office:value-type="float" office:value="20.2159604942207">
            <text:p>20.22</text:p>
          </table:table-cell>
          <table:table-cell table:style-name="ce9" table:formula="oooc:=[.G47]/24" office:value-type="float" office:value="0.842331687259197">
            <text:p>0.84</text:p>
          </table:table-cell>
          <table:table-cell table:style-name="ce9" table:formula="oooc:=[.E47]+[.G47]" office:value-type="float" office:value="31.6714365828666">
            <text:p>31.67</text:p>
          </table:table-cell>
          <table:table-cell table:style-name="ce9" table:formula="oooc:=[.I47]/24" office:value-type="float" office:value="1.31964319095277">
            <text:p>1.32</text:p>
          </table:table-cell>
          <table:table-cell table:style-name="ce9" table:formula="oooc:=SUM([.$J$34:.J47])" office:value-type="float" office:value="19.7593620973708">
            <text:p>19.7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">
            <text:p>15</text:p>
          </table:table-cell>
          <table:table-cell table:style-name="ce13" table:formula="oooc:=[.A48]/[.$B$5]" office:value-type="float" office:value="0.075">
            <text:p>0.075</text:p>
          </table:table-cell>
          <table:table-cell table:style-name="ce9" table:formula="oooc:=ROUND((1-[.B48])*0.5*[.$B$28]+2)" office:value-type="float" office:value="363">
            <text:p>363</text:p>
          </table:table-cell>
          <table:table-cell table:style-name="ce9" table:formula="oooc:=MIN(([.C48]*2+1)^2;[.$J$4])" office:value-type="float" office:value="528529">
            <text:p>528529</text:p>
          </table:table-cell>
          <table:table-cell table:style-name="ce9" table:formula="oooc:=((([.$B$4]*[.D48])*[.$B$29]+(1-[.$B$29])*([.$B$4]*[.$J$4]))/([.$E$4]*10^6))/3600" office:value-type="float" office:value="11.3445235643958">
            <text:p>11.34</text:p>
          </table:table-cell>
          <table:table-cell table:style-name="ce9" table:formula="oooc:=[.E48]/24" office:value-type="float" office:value="0.472688481849826">
            <text:p>0.47</text:p>
          </table:table-cell>
          <table:table-cell table:style-name="ce9" table:formula="oooc:=(([.$B$4]*[.D48])/([.$E$5]*10^6))/3600" office:value-type="float" office:value="19.995324104959">
            <text:p>20</text:p>
          </table:table-cell>
          <table:table-cell table:style-name="ce9" table:formula="oooc:=[.G48]/24" office:value-type="float" office:value="0.833138504373291">
            <text:p>0.83</text:p>
          </table:table-cell>
          <table:table-cell table:style-name="ce9" table:formula="oooc:=[.E48]+[.G48]" office:value-type="float" office:value="31.3398476693548">
            <text:p>31.34</text:p>
          </table:table-cell>
          <table:table-cell table:style-name="ce9" table:formula="oooc:=[.I48]/24" office:value-type="float" office:value="1.30582698622312">
            <text:p>1.31</text:p>
          </table:table-cell>
          <table:table-cell table:style-name="ce9" table:formula="oooc:=SUM([.$J$34:.J48])" office:value-type="float" office:value="21.065189083594">
            <text:p>21.0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">
            <text:p>16</text:p>
          </table:table-cell>
          <table:table-cell table:style-name="ce13" table:formula="oooc:=[.A49]/[.$B$5]" office:value-type="float" office:value="0.08">
            <text:p>0.080</text:p>
          </table:table-cell>
          <table:table-cell table:style-name="ce9" table:formula="oooc:=ROUND((1-[.B49])*0.5*[.$B$28]+2)" office:value-type="float" office:value="361">
            <text:p>361</text:p>
          </table:table-cell>
          <table:table-cell table:style-name="ce9" table:formula="oooc:=MIN(([.C49]*2+1)^2;[.$J$4])" office:value-type="float" office:value="522729">
            <text:p>522729</text:p>
          </table:table-cell>
          <table:table-cell table:style-name="ce9" table:formula="oooc:=((([.$B$4]*[.D49])*[.$B$29]+(1-[.$B$29])*([.$B$4]*[.$J$4]))/([.$E$4]*10^6))/3600" office:value-type="float" office:value="11.2341798331458">
            <text:p>11.23</text:p>
          </table:table-cell>
          <table:table-cell table:style-name="ce9" table:formula="oooc:=[.E49]/24" office:value-type="float" office:value="0.468090826381076">
            <text:p>0.47</text:p>
          </table:table-cell>
          <table:table-cell table:style-name="ce9" table:formula="oooc:=(([.$B$4]*[.D49])/([.$E$5]*10^6))/3600" office:value-type="float" office:value="19.775898340604">
            <text:p>19.78</text:p>
          </table:table-cell>
          <table:table-cell table:style-name="ce9" table:formula="oooc:=[.G49]/24" office:value-type="float" office:value="0.823995764191834">
            <text:p>0.82</text:p>
          </table:table-cell>
          <table:table-cell table:style-name="ce9" table:formula="oooc:=[.E49]+[.G49]" office:value-type="float" office:value="31.0100781737499">
            <text:p>31.01</text:p>
          </table:table-cell>
          <table:table-cell table:style-name="ce9" table:formula="oooc:=[.I49]/24" office:value-type="float" office:value="1.29208659057291">
            <text:p>1.29</text:p>
          </table:table-cell>
          <table:table-cell table:style-name="ce9" table:formula="oooc:=SUM([.$J$34:.J49])" office:value-type="float" office:value="22.3572756741669">
            <text:p>22.3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">
            <text:p>17</text:p>
          </table:table-cell>
          <table:table-cell table:style-name="ce13" table:formula="oooc:=[.A50]/[.$B$5]" office:value-type="float" office:value="0.085">
            <text:p>0.085</text:p>
          </table:table-cell>
          <table:table-cell table:style-name="ce9" table:formula="oooc:=ROUND((1-[.B50])*0.5*[.$B$28]+2)" office:value-type="float" office:value="359">
            <text:p>359</text:p>
          </table:table-cell>
          <table:table-cell table:style-name="ce9" table:formula="oooc:=MIN(([.C50]*2+1)^2;[.$J$4])" office:value-type="float" office:value="516961">
            <text:p>516961</text:p>
          </table:table-cell>
          <table:table-cell table:style-name="ce9" table:formula="oooc:=((([.$B$4]*[.D50])*[.$B$29]+(1-[.$B$29])*([.$B$4]*[.$J$4]))/([.$E$4]*10^6))/3600" office:value-type="float" office:value="11.1244448948958">
            <text:p>11.12</text:p>
          </table:table-cell>
          <table:table-cell table:style-name="ce9" table:formula="oooc:=[.E50]/24" office:value-type="float" office:value="0.463518537287326">
            <text:p>0.46</text:p>
          </table:table-cell>
          <table:table-cell table:style-name="ce9" table:formula="oooc:=(([.$B$4]*[.D50])/([.$E$5]*10^6))/3600" office:value-type="float" office:value="19.5576832011559">
            <text:p>19.56</text:p>
          </table:table-cell>
          <table:table-cell table:style-name="ce9" table:formula="oooc:=[.G50]/24" office:value-type="float" office:value="0.814903466714827">
            <text:p>0.81</text:p>
          </table:table-cell>
          <table:table-cell table:style-name="ce9" table:formula="oooc:=[.E50]+[.G50]" office:value-type="float" office:value="30.6821280960517">
            <text:p>30.68</text:p>
          </table:table-cell>
          <table:table-cell table:style-name="ce9" table:formula="oooc:=[.I50]/24" office:value-type="float" office:value="1.27842200400215">
            <text:p>1.28</text:p>
          </table:table-cell>
          <table:table-cell table:style-name="ce9" table:formula="oooc:=SUM([.$J$34:.J50])" office:value-type="float" office:value="23.635697678169">
            <text:p>23.6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">
            <text:p>18</text:p>
          </table:table-cell>
          <table:table-cell table:style-name="ce13" table:formula="oooc:=[.A51]/[.$B$5]" office:value-type="float" office:value="0.09">
            <text:p>0.090</text:p>
          </table:table-cell>
          <table:table-cell table:style-name="ce9" table:formula="oooc:=ROUND((1-[.B51])*0.5*[.$B$28]+2)" office:value-type="float" office:value="357">
            <text:p>357</text:p>
          </table:table-cell>
          <table:table-cell table:style-name="ce9" table:formula="oooc:=MIN(([.C51]*2+1)^2;[.$J$4])" office:value-type="float" office:value="511225">
            <text:p>511225</text:p>
          </table:table-cell>
          <table:table-cell table:style-name="ce9" table:formula="oooc:=((([.$B$4]*[.D51])*[.$B$29]+(1-[.$B$29])*([.$B$4]*[.$J$4]))/([.$E$4]*10^6))/3600" office:value-type="float" office:value="11.0153187496458">
            <text:p>11.02</text:p>
          </table:table-cell>
          <table:table-cell table:style-name="ce9" table:formula="oooc:=[.E51]/24" office:value-type="float" office:value="0.458971614568576">
            <text:p>0.46</text:p>
          </table:table-cell>
          <table:table-cell table:style-name="ce9" table:formula="oooc:=(([.$B$4]*[.D51])/([.$E$5]*10^6))/3600" office:value-type="float" office:value="19.3406786866145">
            <text:p>19.34</text:p>
          </table:table-cell>
          <table:table-cell table:style-name="ce9" table:formula="oooc:=[.G51]/24" office:value-type="float" office:value="0.805861611942269">
            <text:p>0.81</text:p>
          </table:table-cell>
          <table:table-cell table:style-name="ce9" table:formula="oooc:=[.E51]+[.G51]" office:value-type="float" office:value="30.3559974362603">
            <text:p>30.36</text:p>
          </table:table-cell>
          <table:table-cell table:style-name="ce9" table:formula="oooc:=[.I51]/24" office:value-type="float" office:value="1.26483322651085">
            <text:p>1.26</text:p>
          </table:table-cell>
          <table:table-cell table:style-name="ce9" table:formula="oooc:=SUM([.$J$34:.J51])" office:value-type="float" office:value="24.9005309046799">
            <text:p>24.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">
            <text:p>19</text:p>
          </table:table-cell>
          <table:table-cell table:style-name="ce13" table:formula="oooc:=[.A52]/[.$B$5]" office:value-type="float" office:value="0.095">
            <text:p>0.095</text:p>
          </table:table-cell>
          <table:table-cell table:style-name="ce9" table:formula="oooc:=ROUND((1-[.B52])*0.5*[.$B$28]+2)" office:value-type="float" office:value="355">
            <text:p>355</text:p>
          </table:table-cell>
          <table:table-cell table:style-name="ce9" table:formula="oooc:=MIN(([.C52]*2+1)^2;[.$J$4])" office:value-type="float" office:value="505521">
            <text:p>505521</text:p>
          </table:table-cell>
          <table:table-cell table:style-name="ce9" table:formula="oooc:=((([.$B$4]*[.D52])*[.$B$29]+(1-[.$B$29])*([.$B$4]*[.$J$4]))/([.$E$4]*10^6))/3600" office:value-type="float" office:value="10.9068013973958">
            <text:p>10.91</text:p>
          </table:table-cell>
          <table:table-cell table:style-name="ce9" table:formula="oooc:=[.E52]/24" office:value-type="float" office:value="0.454450058224826">
            <text:p>0.45</text:p>
          </table:table-cell>
          <table:table-cell table:style-name="ce9" table:formula="oooc:=(([.$B$4]*[.D52])/([.$E$5]*10^6))/3600" office:value-type="float" office:value="19.1248847969799">
            <text:p>19.12</text:p>
          </table:table-cell>
          <table:table-cell table:style-name="ce9" table:formula="oooc:=[.G52]/24" office:value-type="float" office:value="0.796870199874161">
            <text:p>0.8</text:p>
          </table:table-cell>
          <table:table-cell table:style-name="ce9" table:formula="oooc:=[.E52]+[.G52]" office:value-type="float" office:value="30.0316861943757">
            <text:p>30.03</text:p>
          </table:table-cell>
          <table:table-cell table:style-name="ce9" table:formula="oooc:=[.I52]/24" office:value-type="float" office:value="1.25132025809899">
            <text:p>1.25</text:p>
          </table:table-cell>
          <table:table-cell table:style-name="ce9" table:formula="oooc:=SUM([.$J$34:.J52])" office:value-type="float" office:value="26.1518511627788">
            <text:p>26.1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0">
            <text:p>20</text:p>
          </table:table-cell>
          <table:table-cell table:style-name="ce13" table:formula="oooc:=[.A53]/[.$B$5]" office:value-type="float" office:value="0.1">
            <text:p>0.100</text:p>
          </table:table-cell>
          <table:table-cell table:style-name="ce9" table:formula="oooc:=ROUND((1-[.B53])*0.5*[.$B$28]+2)" office:value-type="float" office:value="353">
            <text:p>353</text:p>
          </table:table-cell>
          <table:table-cell table:style-name="ce9" table:formula="oooc:=MIN(([.C53]*2+1)^2;[.$J$4])" office:value-type="float" office:value="499849">
            <text:p>499849</text:p>
          </table:table-cell>
          <table:table-cell table:style-name="ce9" table:formula="oooc:=((([.$B$4]*[.D53])*[.$B$29]+(1-[.$B$29])*([.$B$4]*[.$J$4]))/([.$E$4]*10^6))/3600" office:value-type="float" office:value="10.7988928381458">
            <text:p>10.8</text:p>
          </table:table-cell>
          <table:table-cell table:style-name="ce9" table:formula="oooc:=[.E53]/24" office:value-type="float" office:value="0.449953868256076">
            <text:p>0.45</text:p>
          </table:table-cell>
          <table:table-cell table:style-name="ce9" table:formula="oooc:=(([.$B$4]*[.D53])/([.$E$5]*10^6))/3600" office:value-type="float" office:value="18.9103015322521">
            <text:p>18.91</text:p>
          </table:table-cell>
          <table:table-cell table:style-name="ce9" table:formula="oooc:=[.G53]/24" office:value-type="float" office:value="0.787929230510502">
            <text:p>0.79</text:p>
          </table:table-cell>
          <table:table-cell table:style-name="ce9" table:formula="oooc:=[.E53]+[.G53]" office:value-type="float" office:value="29.7091943703979">
            <text:p>29.71</text:p>
          </table:table-cell>
          <table:table-cell table:style-name="ce9" table:formula="oooc:=[.I53]/24" office:value-type="float" office:value="1.23788309876658">
            <text:p>1.24</text:p>
          </table:table-cell>
          <table:table-cell table:style-name="ce9" table:formula="oooc:=SUM([.$J$34:.J53])" office:value-type="float" office:value="27.3897342615454">
            <text:p>27.3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1">
            <text:p>21</text:p>
          </table:table-cell>
          <table:table-cell table:style-name="ce13" table:formula="oooc:=[.A54]/[.$B$5]" office:value-type="float" office:value="0.105">
            <text:p>0.105</text:p>
          </table:table-cell>
          <table:table-cell table:style-name="ce9" table:formula="oooc:=ROUND((1-[.B54])*0.5*[.$B$28]+2)" office:value-type="float" office:value="351">
            <text:p>351</text:p>
          </table:table-cell>
          <table:table-cell table:style-name="ce9" table:formula="oooc:=MIN(([.C54]*2+1)^2;[.$J$4])" office:value-type="float" office:value="494209">
            <text:p>494209</text:p>
          </table:table-cell>
          <table:table-cell table:style-name="ce9" table:formula="oooc:=((([.$B$4]*[.D54])*[.$B$29]+(1-[.$B$29])*([.$B$4]*[.$J$4]))/([.$E$4]*10^6))/3600" office:value-type="float" office:value="10.6915930718958">
            <text:p>10.69</text:p>
          </table:table-cell>
          <table:table-cell table:style-name="ce9" table:formula="oooc:=[.E54]/24" office:value-type="float" office:value="0.445483044662326">
            <text:p>0.45</text:p>
          </table:table-cell>
          <table:table-cell table:style-name="ce9" table:formula="oooc:=(([.$B$4]*[.D54])/([.$E$5]*10^6))/3600" office:value-type="float" office:value="18.696928892431">
            <text:p>18.7</text:p>
          </table:table-cell>
          <table:table-cell table:style-name="ce9" table:formula="oooc:=[.G54]/24" office:value-type="float" office:value="0.779038703851293">
            <text:p>0.78</text:p>
          </table:table-cell>
          <table:table-cell table:style-name="ce9" table:formula="oooc:=[.E54]+[.G54]" office:value-type="float" office:value="29.3885219643269">
            <text:p>29.39</text:p>
          </table:table-cell>
          <table:table-cell table:style-name="ce9" table:formula="oooc:=[.I54]/24" office:value-type="float" office:value="1.22452174851362">
            <text:p>1.22</text:p>
          </table:table-cell>
          <table:table-cell table:style-name="ce9" table:formula="oooc:=SUM([.$J$34:.J54])" office:value-type="float" office:value="28.614256010059">
            <text:p>28.6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2">
            <text:p>22</text:p>
          </table:table-cell>
          <table:table-cell table:style-name="ce13" table:formula="oooc:=[.A55]/[.$B$5]" office:value-type="float" office:value="0.11">
            <text:p>0.110</text:p>
          </table:table-cell>
          <table:table-cell table:style-name="ce9" table:formula="oooc:=ROUND((1-[.B55])*0.5*[.$B$28]+2)" office:value-type="float" office:value="350">
            <text:p>350</text:p>
          </table:table-cell>
          <table:table-cell table:style-name="ce9" table:formula="oooc:=MIN(([.C55]*2+1)^2;[.$J$4])" office:value-type="float" office:value="491401">
            <text:p>491401</text:p>
          </table:table-cell>
          <table:table-cell table:style-name="ce9" table:formula="oooc:=((([.$B$4]*[.D55])*[.$B$29]+(1-[.$B$29])*([.$B$4]*[.$J$4]))/([.$E$4]*10^6))/3600" office:value-type="float" office:value="10.6381714861458">
            <text:p>10.64</text:p>
          </table:table-cell>
          <table:table-cell table:style-name="ce9" table:formula="oooc:=[.E55]/24" office:value-type="float" office:value="0.443257145256076">
            <text:p>0.44</text:p>
          </table:table-cell>
          <table:table-cell table:style-name="ce9" table:formula="oooc:=(([.$B$4]*[.D55])/([.$E$5]*10^6))/3600" office:value-type="float" office:value="18.5906965568606">
            <text:p>18.59</text:p>
          </table:table-cell>
          <table:table-cell table:style-name="ce9" table:formula="oooc:=[.G55]/24" office:value-type="float" office:value="0.774612356535856">
            <text:p>0.77</text:p>
          </table:table-cell>
          <table:table-cell table:style-name="ce9" table:formula="oooc:=[.E55]+[.G55]" office:value-type="float" office:value="29.2288680430064">
            <text:p>29.23</text:p>
          </table:table-cell>
          <table:table-cell table:style-name="ce9" table:formula="oooc:=[.I55]/24" office:value-type="float" office:value="1.21786950179193">
            <text:p>1.22</text:p>
          </table:table-cell>
          <table:table-cell table:style-name="ce9" table:formula="oooc:=SUM([.$J$34:.J55])" office:value-type="float" office:value="29.832125511851">
            <text:p>29.8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3">
            <text:p>23</text:p>
          </table:table-cell>
          <table:table-cell table:style-name="ce13" table:formula="oooc:=[.A56]/[.$B$5]" office:value-type="float" office:value="0.115">
            <text:p>0.115</text:p>
          </table:table-cell>
          <table:table-cell table:style-name="ce9" table:formula="oooc:=ROUND((1-[.B56])*0.5*[.$B$28]+2)" office:value-type="float" office:value="348">
            <text:p>348</text:p>
          </table:table-cell>
          <table:table-cell table:style-name="ce9" table:formula="oooc:=MIN(([.C56]*2+1)^2;[.$J$4])" office:value-type="float" office:value="485809">
            <text:p>485809</text:p>
          </table:table-cell>
          <table:table-cell table:style-name="ce9" table:formula="oooc:=((([.$B$4]*[.D56])*[.$B$29]+(1-[.$B$29])*([.$B$4]*[.$J$4]))/([.$E$4]*10^6))/3600" office:value-type="float" office:value="10.5317849093958">
            <text:p>10.53</text:p>
          </table:table-cell>
          <table:table-cell table:style-name="ce9" table:formula="oooc:=[.E56]/24" office:value-type="float" office:value="0.438824371224827">
            <text:p>0.44</text:p>
          </table:table-cell>
          <table:table-cell table:style-name="ce9" table:formula="oooc:=(([.$B$4]*[.D56])/([.$E$5]*10^6))/3600" office:value-type="float" office:value="18.3791398543997">
            <text:p>18.38</text:p>
          </table:table-cell>
          <table:table-cell table:style-name="ce9" table:formula="oooc:=[.G56]/24" office:value-type="float" office:value="0.765797493933321">
            <text:p>0.77</text:p>
          </table:table-cell>
          <table:table-cell table:style-name="ce9" table:formula="oooc:=[.E56]+[.G56]" office:value-type="float" office:value="28.9109247637955">
            <text:p>28.91</text:p>
          </table:table-cell>
          <table:table-cell table:style-name="ce9" table:formula="oooc:=[.I56]/24" office:value-type="float" office:value="1.20462186515815">
            <text:p>1.2</text:p>
          </table:table-cell>
          <table:table-cell table:style-name="ce9" table:formula="oooc:=SUM([.$J$34:.J56])" office:value-type="float" office:value="31.0367473770091">
            <text:p>31.0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4">
            <text:p>24</text:p>
          </table:table-cell>
          <table:table-cell table:style-name="ce13" table:formula="oooc:=[.A57]/[.$B$5]" office:value-type="float" office:value="0.12">
            <text:p>0.120</text:p>
          </table:table-cell>
          <table:table-cell table:style-name="ce9" table:formula="oooc:=ROUND((1-[.B57])*0.5*[.$B$28]+2)" office:value-type="float" office:value="346">
            <text:p>346</text:p>
          </table:table-cell>
          <table:table-cell table:style-name="ce9" table:formula="oooc:=MIN(([.C57]*2+1)^2;[.$J$4])" office:value-type="float" office:value="480249">
            <text:p>480249</text:p>
          </table:table-cell>
          <table:table-cell table:style-name="ce9" table:formula="oooc:=((([.$B$4]*[.D57])*[.$B$29]+(1-[.$B$29])*([.$B$4]*[.$J$4]))/([.$E$4]*10^6))/3600" office:value-type="float" office:value="10.4260071256458">
            <text:p>10.43</text:p>
          </table:table-cell>
          <table:table-cell table:style-name="ce9" table:formula="oooc:=[.E57]/24" office:value-type="float" office:value="0.434416963568576">
            <text:p>0.43</text:p>
          </table:table-cell>
          <table:table-cell table:style-name="ce9" table:formula="oooc:=(([.$B$4]*[.D57])/([.$E$5]*10^6))/3600" office:value-type="float" office:value="18.1687937768456">
            <text:p>18.17</text:p>
          </table:table-cell>
          <table:table-cell table:style-name="ce9" table:formula="oooc:=[.G57]/24" office:value-type="float" office:value="0.757033074035235">
            <text:p>0.76</text:p>
          </table:table-cell>
          <table:table-cell table:style-name="ce9" table:formula="oooc:=[.E57]+[.G57]" office:value-type="float" office:value="28.5948009024915">
            <text:p>28.59</text:p>
          </table:table-cell>
          <table:table-cell table:style-name="ce9" table:formula="oooc:=[.I57]/24" office:value-type="float" office:value="1.19145003760381">
            <text:p>1.19</text:p>
          </table:table-cell>
          <table:table-cell table:style-name="ce9" table:formula="oooc:=SUM([.$J$34:.J57])" office:value-type="float" office:value="32.2281974146129">
            <text:p>32.2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5">
            <text:p>25</text:p>
          </table:table-cell>
          <table:table-cell table:style-name="ce13" table:formula="oooc:=[.A58]/[.$B$5]" office:value-type="float" office:value="0.125">
            <text:p>0.125</text:p>
          </table:table-cell>
          <table:table-cell table:style-name="ce9" table:formula="oooc:=ROUND((1-[.B58])*0.5*[.$B$28]+2)" office:value-type="float" office:value="344">
            <text:p>344</text:p>
          </table:table-cell>
          <table:table-cell table:style-name="ce9" table:formula="oooc:=MIN(([.C58]*2+1)^2;[.$J$4])" office:value-type="float" office:value="474721">
            <text:p>474721</text:p>
          </table:table-cell>
          <table:table-cell table:style-name="ce9" table:formula="oooc:=((([.$B$4]*[.D58])*[.$B$29]+(1-[.$B$29])*([.$B$4]*[.$J$4]))/([.$E$4]*10^6))/3600" office:value-type="float" office:value="10.3208381348958">
            <text:p>10.32</text:p>
          </table:table-cell>
          <table:table-cell table:style-name="ce9" table:formula="oooc:=[.E58]/24" office:value-type="float" office:value="0.430034922287326">
            <text:p>0.43</text:p>
          </table:table-cell>
          <table:table-cell table:style-name="ce9" table:formula="oooc:=(([.$B$4]*[.D58])/([.$E$5]*10^6))/3600" office:value-type="float" office:value="17.9596583241984">
            <text:p>17.96</text:p>
          </table:table-cell>
          <table:table-cell table:style-name="ce9" table:formula="oooc:=[.G58]/24" office:value-type="float" office:value="0.748319096841598">
            <text:p>0.75</text:p>
          </table:table-cell>
          <table:table-cell table:style-name="ce9" table:formula="oooc:=[.E58]+[.G58]" office:value-type="float" office:value="28.2804964590942">
            <text:p>28.28</text:p>
          </table:table-cell>
          <table:table-cell table:style-name="ce9" table:formula="oooc:=[.I58]/24" office:value-type="float" office:value="1.17835401912892">
            <text:p>1.18</text:p>
          </table:table-cell>
          <table:table-cell table:style-name="ce9" table:formula="oooc:=SUM([.$J$34:.J58])" office:value-type="float" office:value="33.4065514337419">
            <text:p>33.4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6">
            <text:p>26</text:p>
          </table:table-cell>
          <table:table-cell table:style-name="ce13" table:formula="oooc:=[.A59]/[.$B$5]" office:value-type="float" office:value="0.13">
            <text:p>0.130</text:p>
          </table:table-cell>
          <table:table-cell table:style-name="ce9" table:formula="oooc:=ROUND((1-[.B59])*0.5*[.$B$28]+2)" office:value-type="float" office:value="342">
            <text:p>342</text:p>
          </table:table-cell>
          <table:table-cell table:style-name="ce9" table:formula="oooc:=MIN(([.C59]*2+1)^2;[.$J$4])" office:value-type="float" office:value="469225">
            <text:p>469225</text:p>
          </table:table-cell>
          <table:table-cell table:style-name="ce9" table:formula="oooc:=((([.$B$4]*[.D59])*[.$B$29]+(1-[.$B$29])*([.$B$4]*[.$J$4]))/([.$E$4]*10^6))/3600" office:value-type="float" office:value="10.2162779371458">
            <text:p>10.22</text:p>
          </table:table-cell>
          <table:table-cell table:style-name="ce9" table:formula="oooc:=[.E59]/24" office:value-type="float" office:value="0.425678247381076">
            <text:p>0.43</text:p>
          </table:table-cell>
          <table:table-cell table:style-name="ce9" table:formula="oooc:=(([.$B$4]*[.D59])/([.$E$5]*10^6))/3600" office:value-type="float" office:value="17.7517334964579">
            <text:p>17.75</text:p>
          </table:table-cell>
          <table:table-cell table:style-name="ce9" table:formula="oooc:=[.G59]/24" office:value-type="float" office:value="0.739655562352411">
            <text:p>0.74</text:p>
          </table:table-cell>
          <table:table-cell table:style-name="ce9" table:formula="oooc:=[.E59]+[.G59]" office:value-type="float" office:value="27.9680114336037">
            <text:p>27.97</text:p>
          </table:table-cell>
          <table:table-cell table:style-name="ce9" table:formula="oooc:=[.I59]/24" office:value-type="float" office:value="1.16533380973349">
            <text:p>1.17</text:p>
          </table:table-cell>
          <table:table-cell table:style-name="ce9" table:formula="oooc:=SUM([.$J$34:.J59])" office:value-type="float" office:value="34.5718852434754">
            <text:p>34.5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7">
            <text:p>27</text:p>
          </table:table-cell>
          <table:table-cell table:style-name="ce13" table:formula="oooc:=[.A60]/[.$B$5]" office:value-type="float" office:value="0.135">
            <text:p>0.135</text:p>
          </table:table-cell>
          <table:table-cell table:style-name="ce9" table:formula="oooc:=ROUND((1-[.B60])*0.5*[.$B$28]+2)" office:value-type="float" office:value="340">
            <text:p>340</text:p>
          </table:table-cell>
          <table:table-cell table:style-name="ce9" table:formula="oooc:=MIN(([.C60]*2+1)^2;[.$J$4])" office:value-type="float" office:value="463761">
            <text:p>463761</text:p>
          </table:table-cell>
          <table:table-cell table:style-name="ce9" table:formula="oooc:=((([.$B$4]*[.D60])*[.$B$29]+(1-[.$B$29])*([.$B$4]*[.$J$4]))/([.$E$4]*10^6))/3600" office:value-type="float" office:value="10.1123265323958">
            <text:p>10.11</text:p>
          </table:table-cell>
          <table:table-cell table:style-name="ce9" table:formula="oooc:=[.E60]/24" office:value-type="float" office:value="0.421346938849826">
            <text:p>0.42</text:p>
          </table:table-cell>
          <table:table-cell table:style-name="ce9" table:formula="oooc:=(([.$B$4]*[.D60])/([.$E$5]*10^6))/3600" office:value-type="float" office:value="17.5450192936242">
            <text:p>17.55</text:p>
          </table:table-cell>
          <table:table-cell table:style-name="ce9" table:formula="oooc:=[.G60]/24" office:value-type="float" office:value="0.731042470567673">
            <text:p>0.73</text:p>
          </table:table-cell>
          <table:table-cell table:style-name="ce9" table:formula="oooc:=[.E60]+[.G60]" office:value-type="float" office:value="27.65734582602">
            <text:p>27.66</text:p>
          </table:table-cell>
          <table:table-cell table:style-name="ce9" table:formula="oooc:=[.I60]/24" office:value-type="float" office:value="1.1523894094175">
            <text:p>1.15</text:p>
          </table:table-cell>
          <table:table-cell table:style-name="ce9" table:formula="oooc:=SUM([.$J$34:.J60])" office:value-type="float" office:value="35.7242746528929">
            <text:p>35.7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8">
            <text:p>28</text:p>
          </table:table-cell>
          <table:table-cell table:style-name="ce13" table:formula="oooc:=[.A61]/[.$B$5]" office:value-type="float" office:value="0.14">
            <text:p>0.140</text:p>
          </table:table-cell>
          <table:table-cell table:style-name="ce9" table:formula="oooc:=ROUND((1-[.B61])*0.5*[.$B$28]+2)" office:value-type="float" office:value="338">
            <text:p>338</text:p>
          </table:table-cell>
          <table:table-cell table:style-name="ce9" table:formula="oooc:=MIN(([.C61]*2+1)^2;[.$J$4])" office:value-type="float" office:value="458329">
            <text:p>458329</text:p>
          </table:table-cell>
          <table:table-cell table:style-name="ce9" table:formula="oooc:=((([.$B$4]*[.D61])*[.$B$29]+(1-[.$B$29])*([.$B$4]*[.$J$4]))/([.$E$4]*10^6))/3600" office:value-type="float" office:value="10.0089839206458">
            <text:p>10.01</text:p>
          </table:table-cell>
          <table:table-cell table:style-name="ce9" table:formula="oooc:=[.E61]/24" office:value-type="float" office:value="0.417040996693576">
            <text:p>0.42</text:p>
          </table:table-cell>
          <table:table-cell table:style-name="ce9" table:formula="oooc:=(([.$B$4]*[.D61])/([.$E$5]*10^6))/3600" office:value-type="float" office:value="17.3395157156972">
            <text:p>17.34</text:p>
          </table:table-cell>
          <table:table-cell table:style-name="ce9" table:formula="oooc:=[.G61]/24" office:value-type="float" office:value="0.722479821487385">
            <text:p>0.72</text:p>
          </table:table-cell>
          <table:table-cell table:style-name="ce9" table:formula="oooc:=[.E61]+[.G61]" office:value-type="float" office:value="27.3484996363431">
            <text:p>27.35</text:p>
          </table:table-cell>
          <table:table-cell table:style-name="ce9" table:formula="oooc:=[.I61]/24" office:value-type="float" office:value="1.13952081818096">
            <text:p>1.14</text:p>
          </table:table-cell>
          <table:table-cell table:style-name="ce9" table:formula="oooc:=SUM([.$J$34:.J61])" office:value-type="float" office:value="36.8637954710738">
            <text:p>36.8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9">
            <text:p>29</text:p>
          </table:table-cell>
          <table:table-cell table:style-name="ce13" table:formula="oooc:=[.A62]/[.$B$5]" office:value-type="float" office:value="0.145">
            <text:p>0.145</text:p>
          </table:table-cell>
          <table:table-cell table:style-name="ce9" table:formula="oooc:=ROUND((1-[.B62])*0.5*[.$B$28]+2)" office:value-type="float" office:value="336">
            <text:p>336</text:p>
          </table:table-cell>
          <table:table-cell table:style-name="ce9" table:formula="oooc:=MIN(([.C62]*2+1)^2;[.$J$4])" office:value-type="float" office:value="452929">
            <text:p>452929</text:p>
          </table:table-cell>
          <table:table-cell table:style-name="ce9" table:formula="oooc:=((([.$B$4]*[.D62])*[.$B$29]+(1-[.$B$29])*([.$B$4]*[.$J$4]))/([.$E$4]*10^6))/3600" office:value-type="float" office:value="9.90625010189584">
            <text:p>9.91</text:p>
          </table:table-cell>
          <table:table-cell table:style-name="ce9" table:formula="oooc:=[.E62]/24" office:value-type="float" office:value="0.412760420912327">
            <text:p>0.41</text:p>
          </table:table-cell>
          <table:table-cell table:style-name="ce9" table:formula="oooc:=(([.$B$4]*[.D62])/([.$E$5]*10^6))/3600" office:value-type="float" office:value="17.1352227626771">
            <text:p>17.14</text:p>
          </table:table-cell>
          <table:table-cell table:style-name="ce9" table:formula="oooc:=[.G62]/24" office:value-type="float" office:value="0.713967615111546">
            <text:p>0.71</text:p>
          </table:table-cell>
          <table:table-cell table:style-name="ce9" table:formula="oooc:=[.E62]+[.G62]" office:value-type="float" office:value="27.0414728645729">
            <text:p>27.04</text:p>
          </table:table-cell>
          <table:table-cell table:style-name="ce9" table:formula="oooc:=[.I62]/24" office:value-type="float" office:value="1.12672803602387">
            <text:p>1.13</text:p>
          </table:table-cell>
          <table:table-cell table:style-name="ce9" table:formula="oooc:=SUM([.$J$34:.J62])" office:value-type="float" office:value="37.9905235070977">
            <text:p>37.9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0">
            <text:p>30</text:p>
          </table:table-cell>
          <table:table-cell table:style-name="ce13" table:formula="oooc:=[.A63]/[.$B$5]" office:value-type="float" office:value="0.15">
            <text:p>0.150</text:p>
          </table:table-cell>
          <table:table-cell table:style-name="ce9" table:formula="oooc:=ROUND((1-[.B63])*0.5*[.$B$28]+2)" office:value-type="float" office:value="334">
            <text:p>334</text:p>
          </table:table-cell>
          <table:table-cell table:style-name="ce9" table:formula="oooc:=MIN(([.C63]*2+1)^2;[.$J$4])" office:value-type="float" office:value="447561">
            <text:p>447561</text:p>
          </table:table-cell>
          <table:table-cell table:style-name="ce9" table:formula="oooc:=((([.$B$4]*[.D63])*[.$B$29]+(1-[.$B$29])*([.$B$4]*[.$J$4]))/([.$E$4]*10^6))/3600" office:value-type="float" office:value="9.80412507614583">
            <text:p>9.8</text:p>
          </table:table-cell>
          <table:table-cell table:style-name="ce9" table:formula="oooc:=[.E63]/24" office:value-type="float" office:value="0.408505211506076">
            <text:p>0.41</text:p>
          </table:table-cell>
          <table:table-cell table:style-name="ce9" table:formula="oooc:=(([.$B$4]*[.D63])/([.$E$5]*10^6))/3600" office:value-type="float" office:value="16.9321404345638">
            <text:p>16.93</text:p>
          </table:table-cell>
          <table:table-cell table:style-name="ce9" table:formula="oooc:=[.G63]/24" office:value-type="float" office:value="0.705505851440157">
            <text:p>0.71</text:p>
          </table:table-cell>
          <table:table-cell table:style-name="ce9" table:formula="oooc:=[.E63]+[.G63]" office:value-type="float" office:value="26.7362655107096">
            <text:p>26.74</text:p>
          </table:table-cell>
          <table:table-cell table:style-name="ce9" table:formula="oooc:=[.I63]/24" office:value-type="float" office:value="1.11401106294623">
            <text:p>1.11</text:p>
          </table:table-cell>
          <table:table-cell table:style-name="ce9" table:formula="oooc:=SUM([.$J$34:.J63])" office:value-type="float" office:value="39.1045345700439">
            <text:p>39.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1">
            <text:p>31</text:p>
          </table:table-cell>
          <table:table-cell table:style-name="ce13" table:formula="oooc:=[.A64]/[.$B$5]" office:value-type="float" office:value="0.155">
            <text:p>0.155</text:p>
          </table:table-cell>
          <table:table-cell table:style-name="ce9" table:formula="oooc:=ROUND((1-[.B64])*0.5*[.$B$28]+2)" office:value-type="float" office:value="332">
            <text:p>332</text:p>
          </table:table-cell>
          <table:table-cell table:style-name="ce9" table:formula="oooc:=MIN(([.C64]*2+1)^2;[.$J$4])" office:value-type="float" office:value="442225">
            <text:p>442225</text:p>
          </table:table-cell>
          <table:table-cell table:style-name="ce9" table:formula="oooc:=((([.$B$4]*[.D64])*[.$B$29]+(1-[.$B$29])*([.$B$4]*[.$J$4]))/([.$E$4]*10^6))/3600" office:value-type="float" office:value="9.70260884339583">
            <text:p>9.7</text:p>
          </table:table-cell>
          <table:table-cell table:style-name="ce9" table:formula="oooc:=[.E64]/24" office:value-type="float" office:value="0.404275368474826">
            <text:p>0.4</text:p>
          </table:table-cell>
          <table:table-cell table:style-name="ce9" table:formula="oooc:=(([.$B$4]*[.D64])/([.$E$5]*10^6))/3600" office:value-type="float" office:value="16.7302687313572">
            <text:p>16.73</text:p>
          </table:table-cell>
          <table:table-cell table:style-name="ce9" table:formula="oooc:=[.G64]/24" office:value-type="float" office:value="0.697094530473216">
            <text:p>0.7</text:p>
          </table:table-cell>
          <table:table-cell table:style-name="ce9" table:formula="oooc:=[.E64]+[.G64]" office:value-type="float" office:value="26.432877574753">
            <text:p>26.43</text:p>
          </table:table-cell>
          <table:table-cell table:style-name="ce9" table:formula="oooc:=[.I64]/24" office:value-type="float" office:value="1.10136989894804">
            <text:p>1.1</text:p>
          </table:table-cell>
          <table:table-cell table:style-name="ce9" table:formula="oooc:=SUM([.$J$34:.J64])" office:value-type="float" office:value="40.205904468992">
            <text:p>40.2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2">
            <text:p>32</text:p>
          </table:table-cell>
          <table:table-cell table:style-name="ce13" table:formula="oooc:=[.A65]/[.$B$5]" office:value-type="float" office:value="0.16">
            <text:p>0.160</text:p>
          </table:table-cell>
          <table:table-cell table:style-name="ce9" table:formula="oooc:=ROUND((1-[.B65])*0.5*[.$B$28]+2)" office:value-type="float" office:value="330">
            <text:p>330</text:p>
          </table:table-cell>
          <table:table-cell table:style-name="ce9" table:formula="oooc:=MIN(([.C65]*2+1)^2;[.$J$4])" office:value-type="float" office:value="436921">
            <text:p>436921</text:p>
          </table:table-cell>
          <table:table-cell table:style-name="ce9" table:formula="oooc:=((([.$B$4]*[.D65])*[.$B$29]+(1-[.$B$29])*([.$B$4]*[.$J$4]))/([.$E$4]*10^6))/3600" office:value-type="float" office:value="9.60170140364583">
            <text:p>9.6</text:p>
          </table:table-cell>
          <table:table-cell table:style-name="ce9" table:formula="oooc:=[.E65]/24" office:value-type="float" office:value="0.400070891818576">
            <text:p>0.4</text:p>
          </table:table-cell>
          <table:table-cell table:style-name="ce9" table:formula="oooc:=(([.$B$4]*[.D65])/([.$E$5]*10^6))/3600" office:value-type="float" office:value="16.5296076530574">
            <text:p>16.53</text:p>
          </table:table-cell>
          <table:table-cell table:style-name="ce9" table:formula="oooc:=[.G65]/24" office:value-type="float" office:value="0.688733652210726">
            <text:p>0.69</text:p>
          </table:table-cell>
          <table:table-cell table:style-name="ce9" table:formula="oooc:=[.E65]+[.G65]" office:value-type="float" office:value="26.1313090567033">
            <text:p>26.13</text:p>
          </table:table-cell>
          <table:table-cell table:style-name="ce9" table:formula="oooc:=[.I65]/24" office:value-type="float" office:value="1.0888045440293">
            <text:p>1.09</text:p>
          </table:table-cell>
          <table:table-cell table:style-name="ce9" table:formula="oooc:=SUM([.$J$34:.J65])" office:value-type="float" office:value="41.2947090130213">
            <text:p>41.2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3">
            <text:p>33</text:p>
          </table:table-cell>
          <table:table-cell table:style-name="ce13" table:formula="oooc:=[.A66]/[.$B$5]" office:value-type="float" office:value="0.165">
            <text:p>0.165</text:p>
          </table:table-cell>
          <table:table-cell table:style-name="ce9" table:formula="oooc:=ROUND((1-[.B66])*0.5*[.$B$28]+2)" office:value-type="float" office:value="328">
            <text:p>328</text:p>
          </table:table-cell>
          <table:table-cell table:style-name="ce9" table:formula="oooc:=MIN(([.C66]*2+1)^2;[.$J$4])" office:value-type="float" office:value="431649">
            <text:p>431649</text:p>
          </table:table-cell>
          <table:table-cell table:style-name="ce9" table:formula="oooc:=((([.$B$4]*[.D66])*[.$B$29]+(1-[.$B$29])*([.$B$4]*[.$J$4]))/([.$E$4]*10^6))/3600" office:value-type="float" office:value="9.50140275689583">
            <text:p>9.5</text:p>
          </table:table-cell>
          <table:table-cell table:style-name="ce9" table:formula="oooc:=[.E66]/24" office:value-type="float" office:value="0.395891781537326">
            <text:p>0.4</text:p>
          </table:table-cell>
          <table:table-cell table:style-name="ce9" table:formula="oooc:=(([.$B$4]*[.D66])/([.$E$5]*10^6))/3600" office:value-type="float" office:value="16.3301571996644">
            <text:p>16.33</text:p>
          </table:table-cell>
          <table:table-cell table:style-name="ce9" table:formula="oooc:=[.G66]/24" office:value-type="float" office:value="0.680423216652685">
            <text:p>0.68</text:p>
          </table:table-cell>
          <table:table-cell table:style-name="ce9" table:formula="oooc:=[.E66]+[.G66]" office:value-type="float" office:value="25.8315599565603">
            <text:p>25.83</text:p>
          </table:table-cell>
          <table:table-cell table:style-name="ce9" table:formula="oooc:=[.I66]/24" office:value-type="float" office:value="1.07631499819001">
            <text:p>1.08</text:p>
          </table:table-cell>
          <table:table-cell table:style-name="ce9" table:formula="oooc:=SUM([.$J$34:.J66])" office:value-type="float" office:value="42.3710240112113">
            <text:p>42.3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4">
            <text:p>34</text:p>
          </table:table-cell>
          <table:table-cell table:style-name="ce13" table:formula="oooc:=[.A67]/[.$B$5]" office:value-type="float" office:value="0.17">
            <text:p>0.170</text:p>
          </table:table-cell>
          <table:table-cell table:style-name="ce9" table:formula="oooc:=ROUND((1-[.B67])*0.5*[.$B$28]+2)" office:value-type="float" office:value="326">
            <text:p>326</text:p>
          </table:table-cell>
          <table:table-cell table:style-name="ce9" table:formula="oooc:=MIN(([.C67]*2+1)^2;[.$J$4])" office:value-type="float" office:value="426409">
            <text:p>426409</text:p>
          </table:table-cell>
          <table:table-cell table:style-name="ce9" table:formula="oooc:=((([.$B$4]*[.D67])*[.$B$29]+(1-[.$B$29])*([.$B$4]*[.$J$4]))/([.$E$4]*10^6))/3600" office:value-type="float" office:value="9.40171290314583">
            <text:p>9.4</text:p>
          </table:table-cell>
          <table:table-cell table:style-name="ce9" table:formula="oooc:=[.E67]/24" office:value-type="float" office:value="0.391738037631076">
            <text:p>0.39</text:p>
          </table:table-cell>
          <table:table-cell table:style-name="ce9" table:formula="oooc:=(([.$B$4]*[.D67])/([.$E$5]*10^6))/3600" office:value-type="float" office:value="16.1319173711782">
            <text:p>16.13</text:p>
          </table:table-cell>
          <table:table-cell table:style-name="ce9" table:formula="oooc:=[.G67]/24" office:value-type="float" office:value="0.672163223799093">
            <text:p>0.67</text:p>
          </table:table-cell>
          <table:table-cell table:style-name="ce9" table:formula="oooc:=[.E67]+[.G67]" office:value-type="float" office:value="25.5336302743241">
            <text:p>25.53</text:p>
          </table:table-cell>
          <table:table-cell table:style-name="ce9" table:formula="oooc:=[.I67]/24" office:value-type="float" office:value="1.06390126143017">
            <text:p>1.06</text:p>
          </table:table-cell>
          <table:table-cell table:style-name="ce9" table:formula="oooc:=SUM([.$J$34:.J67])" office:value-type="float" office:value="43.4349252726415">
            <text:p>43.4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5">
            <text:p>35</text:p>
          </table:table-cell>
          <table:table-cell table:style-name="ce13" table:formula="oooc:=[.A68]/[.$B$5]" office:value-type="float" office:value="0.175">
            <text:p>0.175</text:p>
          </table:table-cell>
          <table:table-cell table:style-name="ce9" table:formula="oooc:=ROUND((1-[.B68])*0.5*[.$B$28]+2)" office:value-type="float" office:value="324">
            <text:p>324</text:p>
          </table:table-cell>
          <table:table-cell table:style-name="ce9" table:formula="oooc:=MIN(([.C68]*2+1)^2;[.$J$4])" office:value-type="float" office:value="421201">
            <text:p>421201</text:p>
          </table:table-cell>
          <table:table-cell table:style-name="ce9" table:formula="oooc:=((([.$B$4]*[.D68])*[.$B$29]+(1-[.$B$29])*([.$B$4]*[.$J$4]))/([.$E$4]*10^6))/3600" office:value-type="float" office:value="9.30263184239584">
            <text:p>9.3</text:p>
          </table:table-cell>
          <table:table-cell table:style-name="ce9" table:formula="oooc:=[.E68]/24" office:value-type="float" office:value="0.387609660099826">
            <text:p>0.39</text:p>
          </table:table-cell>
          <table:table-cell table:style-name="ce9" table:formula="oooc:=(([.$B$4]*[.D68])/([.$E$5]*10^6))/3600" office:value-type="float" office:value="15.9348881675988">
            <text:p>15.93</text:p>
          </table:table-cell>
          <table:table-cell table:style-name="ce9" table:formula="oooc:=[.G68]/24" office:value-type="float" office:value="0.66395367364995">
            <text:p>0.66</text:p>
          </table:table-cell>
          <table:table-cell table:style-name="ce9" table:formula="oooc:=[.E68]+[.G68]" office:value-type="float" office:value="25.2375200099946">
            <text:p>25.24</text:p>
          </table:table-cell>
          <table:table-cell table:style-name="ce9" table:formula="oooc:=[.I68]/24" office:value-type="float" office:value="1.05156333374978">
            <text:p>1.05</text:p>
          </table:table-cell>
          <table:table-cell table:style-name="ce9" table:formula="oooc:=SUM([.$J$34:.J68])" office:value-type="float" office:value="44.4864886063912">
            <text:p>44.4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6">
            <text:p>36</text:p>
          </table:table-cell>
          <table:table-cell table:style-name="ce13" table:formula="oooc:=[.A69]/[.$B$5]" office:value-type="float" office:value="0.18">
            <text:p>0.180</text:p>
          </table:table-cell>
          <table:table-cell table:style-name="ce9" table:formula="oooc:=ROUND((1-[.B69])*0.5*[.$B$28]+2)" office:value-type="float" office:value="322">
            <text:p>322</text:p>
          </table:table-cell>
          <table:table-cell table:style-name="ce9" table:formula="oooc:=MIN(([.C69]*2+1)^2;[.$J$4])" office:value-type="float" office:value="416025">
            <text:p>416025</text:p>
          </table:table-cell>
          <table:table-cell table:style-name="ce9" table:formula="oooc:=((([.$B$4]*[.D69])*[.$B$29]+(1-[.$B$29])*([.$B$4]*[.$J$4]))/([.$E$4]*10^6))/3600" office:value-type="float" office:value="9.20415957464583">
            <text:p>9.2</text:p>
          </table:table-cell>
          <table:table-cell table:style-name="ce9" table:formula="oooc:=[.E69]/24" office:value-type="float" office:value="0.383506648943576">
            <text:p>0.38</text:p>
          </table:table-cell>
          <table:table-cell table:style-name="ce9" table:formula="oooc:=(([.$B$4]*[.D69])/([.$E$5]*10^6))/3600" office:value-type="float" office:value="15.7390695889262">
            <text:p>15.74</text:p>
          </table:table-cell>
          <table:table-cell table:style-name="ce9" table:formula="oooc:=[.G69]/24" office:value-type="float" office:value="0.655794566205257">
            <text:p>0.66</text:p>
          </table:table-cell>
          <table:table-cell table:style-name="ce9" table:formula="oooc:=[.E69]+[.G69]" office:value-type="float" office:value="24.943229163572">
            <text:p>24.94</text:p>
          </table:table-cell>
          <table:table-cell table:style-name="ce9" table:formula="oooc:=[.I69]/24" office:value-type="float" office:value="1.03930121514883">
            <text:p>1.04</text:p>
          </table:table-cell>
          <table:table-cell table:style-name="ce9" table:formula="oooc:=SUM([.$J$34:.J69])" office:value-type="float" office:value="45.5257898215401">
            <text:p>45.5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7">
            <text:p>37</text:p>
          </table:table-cell>
          <table:table-cell table:style-name="ce13" table:formula="oooc:=[.A70]/[.$B$5]" office:value-type="float" office:value="0.185">
            <text:p>0.185</text:p>
          </table:table-cell>
          <table:table-cell table:style-name="ce9" table:formula="oooc:=ROUND((1-[.B70])*0.5*[.$B$28]+2)" office:value-type="float" office:value="320">
            <text:p>320</text:p>
          </table:table-cell>
          <table:table-cell table:style-name="ce9" table:formula="oooc:=MIN(([.C70]*2+1)^2;[.$J$4])" office:value-type="float" office:value="410881">
            <text:p>410881</text:p>
          </table:table-cell>
          <table:table-cell table:style-name="ce9" table:formula="oooc:=((([.$B$4]*[.D70])*[.$B$29]+(1-[.$B$29])*([.$B$4]*[.$J$4]))/([.$E$4]*10^6))/3600" office:value-type="float" office:value="9.10629609989583">
            <text:p>9.11</text:p>
          </table:table-cell>
          <table:table-cell table:style-name="ce9" table:formula="oooc:=[.E70]/24" office:value-type="float" office:value="0.379429004162326">
            <text:p>0.38</text:p>
          </table:table-cell>
          <table:table-cell table:style-name="ce9" table:formula="oooc:=(([.$B$4]*[.D70])/([.$E$5]*10^6))/3600" office:value-type="float" office:value="15.5444616351603">
            <text:p>15.54</text:p>
          </table:table-cell>
          <table:table-cell table:style-name="ce9" table:formula="oooc:=[.G70]/24" office:value-type="float" office:value="0.647685901465014">
            <text:p>0.65</text:p>
          </table:table-cell>
          <table:table-cell table:style-name="ce9" table:formula="oooc:=[.E70]+[.G70]" office:value-type="float" office:value="24.6507577350562">
            <text:p>24.65</text:p>
          </table:table-cell>
          <table:table-cell table:style-name="ce9" table:formula="oooc:=[.I70]/24" office:value-type="float" office:value="1.02711490562734">
            <text:p>1.03</text:p>
          </table:table-cell>
          <table:table-cell table:style-name="ce9" table:formula="oooc:=SUM([.$J$34:.J70])" office:value-type="float" office:value="46.5529047271674">
            <text:p>46.5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8">
            <text:p>38</text:p>
          </table:table-cell>
          <table:table-cell table:style-name="ce13" table:formula="oooc:=[.A71]/[.$B$5]" office:value-type="float" office:value="0.19">
            <text:p>0.190</text:p>
          </table:table-cell>
          <table:table-cell table:style-name="ce9" table:formula="oooc:=ROUND((1-[.B71])*0.5*[.$B$28]+2)" office:value-type="float" office:value="318">
            <text:p>318</text:p>
          </table:table-cell>
          <table:table-cell table:style-name="ce9" table:formula="oooc:=MIN(([.C71]*2+1)^2;[.$J$4])" office:value-type="float" office:value="405769">
            <text:p>405769</text:p>
          </table:table-cell>
          <table:table-cell table:style-name="ce9" table:formula="oooc:=((([.$B$4]*[.D71])*[.$B$29]+(1-[.$B$29])*([.$B$4]*[.$J$4]))/([.$E$4]*10^6))/3600" office:value-type="float" office:value="9.00904141814583">
            <text:p>9.01</text:p>
          </table:table-cell>
          <table:table-cell table:style-name="ce9" table:formula="oooc:=[.E71]/24" office:value-type="float" office:value="0.375376725756076">
            <text:p>0.38</text:p>
          </table:table-cell>
          <table:table-cell table:style-name="ce9" table:formula="oooc:=(([.$B$4]*[.D71])/([.$E$5]*10^6))/3600" office:value-type="float" office:value="15.3510643063013">
            <text:p>15.35</text:p>
          </table:table-cell>
          <table:table-cell table:style-name="ce9" table:formula="oooc:=[.G71]/24" office:value-type="float" office:value="0.63962767942922">
            <text:p>0.64</text:p>
          </table:table-cell>
          <table:table-cell table:style-name="ce9" table:formula="oooc:=[.E71]+[.G71]" office:value-type="float" office:value="24.3601057244471">
            <text:p>24.36</text:p>
          </table:table-cell>
          <table:table-cell table:style-name="ce9" table:formula="oooc:=[.I71]/24" office:value-type="float" office:value="1.0150044051853">
            <text:p>1.02</text:p>
          </table:table-cell>
          <table:table-cell table:style-name="ce9" table:formula="oooc:=SUM([.$J$34:.J71])" office:value-type="float" office:value="47.5679091323527">
            <text:p>47.5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39">
            <text:p>39</text:p>
          </table:table-cell>
          <table:table-cell table:style-name="ce13" table:formula="oooc:=[.A72]/[.$B$5]" office:value-type="float" office:value="0.195">
            <text:p>0.195</text:p>
          </table:table-cell>
          <table:table-cell table:style-name="ce9" table:formula="oooc:=ROUND((1-[.B72])*0.5*[.$B$28]+2)" office:value-type="float" office:value="316">
            <text:p>316</text:p>
          </table:table-cell>
          <table:table-cell table:style-name="ce9" table:formula="oooc:=MIN(([.C72]*2+1)^2;[.$J$4])" office:value-type="float" office:value="400689">
            <text:p>400689</text:p>
          </table:table-cell>
          <table:table-cell table:style-name="ce9" table:formula="oooc:=((([.$B$4]*[.D72])*[.$B$29]+(1-[.$B$29])*([.$B$4]*[.$J$4]))/([.$E$4]*10^6))/3600" office:value-type="float" office:value="8.91239552939583">
            <text:p>8.91</text:p>
          </table:table-cell>
          <table:table-cell table:style-name="ce9" table:formula="oooc:=[.E72]/24" office:value-type="float" office:value="0.371349813724826">
            <text:p>0.37</text:p>
          </table:table-cell>
          <table:table-cell table:style-name="ce9" table:formula="oooc:=(([.$B$4]*[.D72])/([.$E$5]*10^6))/3600" office:value-type="float" office:value="15.158877602349">
            <text:p>15.16</text:p>
          </table:table-cell>
          <table:table-cell table:style-name="ce9" table:formula="oooc:=[.G72]/24" office:value-type="float" office:value="0.631619900097875">
            <text:p>0.63</text:p>
          </table:table-cell>
          <table:table-cell table:style-name="ce9" table:formula="oooc:=[.E72]+[.G72]" office:value-type="float" office:value="24.0712731317448">
            <text:p>24.07</text:p>
          </table:table-cell>
          <table:table-cell table:style-name="ce9" table:formula="oooc:=[.I72]/24" office:value-type="float" office:value="1.0029697138227">
            <text:p>1</text:p>
          </table:table-cell>
          <table:table-cell table:style-name="ce9" table:formula="oooc:=SUM([.$J$34:.J72])" office:value-type="float" office:value="48.5708788461754">
            <text:p>48.5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0">
            <text:p>40</text:p>
          </table:table-cell>
          <table:table-cell table:style-name="ce13" table:formula="oooc:=[.A73]/[.$B$5]" office:value-type="float" office:value="0.2">
            <text:p>0.200</text:p>
          </table:table-cell>
          <table:table-cell table:style-name="ce9" table:formula="oooc:=ROUND((1-[.B73])*0.5*[.$B$28]+2)" office:value-type="float" office:value="314">
            <text:p>314</text:p>
          </table:table-cell>
          <table:table-cell table:style-name="ce9" table:formula="oooc:=MIN(([.C73]*2+1)^2;[.$J$4])" office:value-type="float" office:value="395641">
            <text:p>395641</text:p>
          </table:table-cell>
          <table:table-cell table:style-name="ce9" table:formula="oooc:=((([.$B$4]*[.D73])*[.$B$29]+(1-[.$B$29])*([.$B$4]*[.$J$4]))/([.$E$4]*10^6))/3600" office:value-type="float" office:value="8.81635843364583">
            <text:p>8.82</text:p>
          </table:table-cell>
          <table:table-cell table:style-name="ce9" table:formula="oooc:=[.E73]/24" office:value-type="float" office:value="0.367348268068576">
            <text:p>0.37</text:p>
          </table:table-cell>
          <table:table-cell table:style-name="ce9" table:formula="oooc:=(([.$B$4]*[.D73])/([.$E$5]*10^6))/3600" office:value-type="float" office:value="14.9679015233035">
            <text:p>14.97</text:p>
          </table:table-cell>
          <table:table-cell table:style-name="ce9" table:formula="oooc:=[.G73]/24" office:value-type="float" office:value="0.623662563470979">
            <text:p>0.62</text:p>
          </table:table-cell>
          <table:table-cell table:style-name="ce9" table:formula="oooc:=[.E73]+[.G73]" office:value-type="float" office:value="23.7842599569493">
            <text:p>23.78</text:p>
          </table:table-cell>
          <table:table-cell table:style-name="ce9" table:formula="oooc:=[.I73]/24" office:value-type="float" office:value="0.991010831539556">
            <text:p>0.99</text:p>
          </table:table-cell>
          <table:table-cell table:style-name="ce9" table:formula="oooc:=SUM([.$J$34:.J73])" office:value-type="float" office:value="49.561889677715">
            <text:p>49.5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1">
            <text:p>41</text:p>
          </table:table-cell>
          <table:table-cell table:style-name="ce13" table:formula="oooc:=[.A74]/[.$B$5]" office:value-type="float" office:value="0.205">
            <text:p>0.205</text:p>
          </table:table-cell>
          <table:table-cell table:style-name="ce9" table:formula="oooc:=ROUND((1-[.B74])*0.5*[.$B$28]+2)" office:value-type="float" office:value="312">
            <text:p>312</text:p>
          </table:table-cell>
          <table:table-cell table:style-name="ce9" table:formula="oooc:=MIN(([.C74]*2+1)^2;[.$J$4])" office:value-type="float" office:value="390625">
            <text:p>390625</text:p>
          </table:table-cell>
          <table:table-cell table:style-name="ce9" table:formula="oooc:=((([.$B$4]*[.D74])*[.$B$29]+(1-[.$B$29])*([.$B$4]*[.$J$4]))/([.$E$4]*10^6))/3600" office:value-type="float" office:value="8.72093013089583">
            <text:p>8.72</text:p>
          </table:table-cell>
          <table:table-cell table:style-name="ce9" table:formula="oooc:=[.E74]/24" office:value-type="float" office:value="0.363372088787326">
            <text:p>0.36</text:p>
          </table:table-cell>
          <table:table-cell table:style-name="ce9" table:formula="oooc:=(([.$B$4]*[.D74])/([.$E$5]*10^6))/3600" office:value-type="float" office:value="14.7781360691648">
            <text:p>14.78</text:p>
          </table:table-cell>
          <table:table-cell table:style-name="ce9" table:formula="oooc:=[.G74]/24" office:value-type="float" office:value="0.615755669548533">
            <text:p>0.62</text:p>
          </table:table-cell>
          <table:table-cell table:style-name="ce9" table:formula="oooc:=[.E74]+[.G74]" office:value-type="float" office:value="23.4990662000606">
            <text:p>23.5</text:p>
          </table:table-cell>
          <table:table-cell table:style-name="ce9" table:formula="oooc:=[.I74]/24" office:value-type="float" office:value="0.97912775833586">
            <text:p>0.98</text:p>
          </table:table-cell>
          <table:table-cell table:style-name="ce9" table:formula="oooc:=SUM([.$J$34:.J74])" office:value-type="float" office:value="50.5410174360508">
            <text:p>50.5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2">
            <text:p>42</text:p>
          </table:table-cell>
          <table:table-cell table:style-name="ce13" table:formula="oooc:=[.A75]/[.$B$5]" office:value-type="float" office:value="0.21">
            <text:p>0.210</text:p>
          </table:table-cell>
          <table:table-cell table:style-name="ce9" table:formula="oooc:=ROUND((1-[.B75])*0.5*[.$B$28]+2)" office:value-type="float" office:value="310">
            <text:p>310</text:p>
          </table:table-cell>
          <table:table-cell table:style-name="ce9" table:formula="oooc:=MIN(([.C75]*2+1)^2;[.$J$4])" office:value-type="float" office:value="385641">
            <text:p>385641</text:p>
          </table:table-cell>
          <table:table-cell table:style-name="ce9" table:formula="oooc:=((([.$B$4]*[.D75])*[.$B$29]+(1-[.$B$29])*([.$B$4]*[.$J$4]))/([.$E$4]*10^6))/3600" office:value-type="float" office:value="8.62611062114583">
            <text:p>8.63</text:p>
          </table:table-cell>
          <table:table-cell table:style-name="ce9" table:formula="oooc:=[.E75]/24" office:value-type="float" office:value="0.359421275881076">
            <text:p>0.36</text:p>
          </table:table-cell>
          <table:table-cell table:style-name="ce9" table:formula="oooc:=(([.$B$4]*[.D75])/([.$E$5]*10^6))/3600" office:value-type="float" office:value="14.5895812399329">
            <text:p>14.59</text:p>
          </table:table-cell>
          <table:table-cell table:style-name="ce9" table:formula="oooc:=[.G75]/24" office:value-type="float" office:value="0.607899218330537">
            <text:p>0.61</text:p>
          </table:table-cell>
          <table:table-cell table:style-name="ce9" table:formula="oooc:=[.E75]+[.G75]" office:value-type="float" office:value="23.2156918610787">
            <text:p>23.22</text:p>
          </table:table-cell>
          <table:table-cell table:style-name="ce9" table:formula="oooc:=[.I75]/24" office:value-type="float" office:value="0.967320494211613">
            <text:p>0.97</text:p>
          </table:table-cell>
          <table:table-cell table:style-name="ce9" table:formula="oooc:=SUM([.$J$34:.J75])" office:value-type="float" office:value="51.5083379302624">
            <text:p>51.5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3">
            <text:p>43</text:p>
          </table:table-cell>
          <table:table-cell table:style-name="ce13" table:formula="oooc:=[.A76]/[.$B$5]" office:value-type="float" office:value="0.215">
            <text:p>0.215</text:p>
          </table:table-cell>
          <table:table-cell table:style-name="ce9" table:formula="oooc:=ROUND((1-[.B76])*0.5*[.$B$28]+2)" office:value-type="float" office:value="309">
            <text:p>309</text:p>
          </table:table-cell>
          <table:table-cell table:style-name="ce9" table:formula="oooc:=MIN(([.C76]*2+1)^2;[.$J$4])" office:value-type="float" office:value="383161">
            <text:p>383161</text:p>
          </table:table-cell>
          <table:table-cell table:style-name="ce9" table:formula="oooc:=((([.$B$4]*[.D76])*[.$B$29]+(1-[.$B$29])*([.$B$4]*[.$J$4]))/([.$E$4]*10^6))/3600" office:value-type="float" office:value="8.57892916364583">
            <text:p>8.58</text:p>
          </table:table-cell>
          <table:table-cell table:style-name="ce9" table:formula="oooc:=[.E76]/24" office:value-type="float" office:value="0.357455381818576">
            <text:p>0.36</text:p>
          </table:table-cell>
          <table:table-cell table:style-name="ce9" table:formula="oooc:=(([.$B$4]*[.D76])/([.$E$5]*10^6))/3600" office:value-type="float" office:value="14.495757809657">
            <text:p>14.5</text:p>
          </table:table-cell>
          <table:table-cell table:style-name="ce9" table:formula="oooc:=[.G76]/24" office:value-type="float" office:value="0.603989908735707">
            <text:p>0.6</text:p>
          </table:table-cell>
          <table:table-cell table:style-name="ce9" table:formula="oooc:=[.E76]+[.G76]" office:value-type="float" office:value="23.0746869733028">
            <text:p>23.07</text:p>
          </table:table-cell>
          <table:table-cell table:style-name="ce9" table:formula="oooc:=[.I76]/24" office:value-type="float" office:value="0.961445290554284">
            <text:p>0.96</text:p>
          </table:table-cell>
          <table:table-cell table:style-name="ce9" table:formula="oooc:=SUM([.$J$34:.J76])" office:value-type="float" office:value="52.4697832208167">
            <text:p>52.4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4">
            <text:p>44</text:p>
          </table:table-cell>
          <table:table-cell table:style-name="ce13" table:formula="oooc:=[.A77]/[.$B$5]" office:value-type="float" office:value="0.22">
            <text:p>0.220</text:p>
          </table:table-cell>
          <table:table-cell table:style-name="ce9" table:formula="oooc:=ROUND((1-[.B77])*0.5*[.$B$28]+2)" office:value-type="float" office:value="307">
            <text:p>307</text:p>
          </table:table-cell>
          <table:table-cell table:style-name="ce9" table:formula="oooc:=MIN(([.C77]*2+1)^2;[.$J$4])" office:value-type="float" office:value="378225">
            <text:p>378225</text:p>
          </table:table-cell>
          <table:table-cell table:style-name="ce9" table:formula="oooc:=((([.$B$4]*[.D77])*[.$B$29]+(1-[.$B$29])*([.$B$4]*[.$J$4]))/([.$E$4]*10^6))/3600" office:value-type="float" office:value="8.48502284339583">
            <text:p>8.49</text:p>
          </table:table-cell>
          <table:table-cell table:style-name="ce9" table:formula="oooc:=[.E77]/24" office:value-type="float" office:value="0.353542618474826">
            <text:p>0.35</text:p>
          </table:table-cell>
          <table:table-cell table:style-name="ce9" table:formula="oooc:=(([.$B$4]*[.D77])/([.$E$5]*10^6))/3600" office:value-type="float" office:value="14.3090189177852">
            <text:p>14.31</text:p>
          </table:table-cell>
          <table:table-cell table:style-name="ce9" table:formula="oooc:=[.G77]/24" office:value-type="float" office:value="0.596209121574385">
            <text:p>0.6</text:p>
          </table:table-cell>
          <table:table-cell table:style-name="ce9" table:formula="oooc:=[.E77]+[.G77]" office:value-type="float" office:value="22.7940417611811">
            <text:p>22.79</text:p>
          </table:table-cell>
          <table:table-cell table:style-name="ce9" table:formula="oooc:=[.I77]/24" office:value-type="float" office:value="0.949751740049211">
            <text:p>0.95</text:p>
          </table:table-cell>
          <table:table-cell table:style-name="ce9" table:formula="oooc:=SUM([.$J$34:.J77])" office:value-type="float" office:value="53.4195349608659">
            <text:p>53.4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5">
            <text:p>45</text:p>
          </table:table-cell>
          <table:table-cell table:style-name="ce13" table:formula="oooc:=[.A78]/[.$B$5]" office:value-type="float" office:value="0.225">
            <text:p>0.225</text:p>
          </table:table-cell>
          <table:table-cell table:style-name="ce9" table:formula="oooc:=ROUND((1-[.B78])*0.5*[.$B$28]+2)" office:value-type="float" office:value="305">
            <text:p>305</text:p>
          </table:table-cell>
          <table:table-cell table:style-name="ce9" table:formula="oooc:=MIN(([.C78]*2+1)^2;[.$J$4])" office:value-type="float" office:value="373321">
            <text:p>373321</text:p>
          </table:table-cell>
          <table:table-cell table:style-name="ce9" table:formula="oooc:=((([.$B$4]*[.D78])*[.$B$29]+(1-[.$B$29])*([.$B$4]*[.$J$4]))/([.$E$4]*10^6))/3600" office:value-type="float" office:value="8.39172531614583">
            <text:p>8.39</text:p>
          </table:table-cell>
          <table:table-cell table:style-name="ce9" table:formula="oooc:=[.E78]/24" office:value-type="float" office:value="0.349655221506076">
            <text:p>0.35</text:p>
          </table:table-cell>
          <table:table-cell table:style-name="ce9" table:formula="oooc:=(([.$B$4]*[.D78])/([.$E$5]*10^6))/3600" office:value-type="float" office:value="14.1234906508203">
            <text:p>14.12</text:p>
          </table:table-cell>
          <table:table-cell table:style-name="ce9" table:formula="oooc:=[.G78]/24" office:value-type="float" office:value="0.588478777117512">
            <text:p>0.59</text:p>
          </table:table-cell>
          <table:table-cell table:style-name="ce9" table:formula="oooc:=[.E78]+[.G78]" office:value-type="float" office:value="22.5152159669661">
            <text:p>22.52</text:p>
          </table:table-cell>
          <table:table-cell table:style-name="ce9" table:formula="oooc:=[.I78]/24" office:value-type="float" office:value="0.938133998623588">
            <text:p>0.94</text:p>
          </table:table-cell>
          <table:table-cell table:style-name="ce9" table:formula="oooc:=SUM([.$J$34:.J78])" office:value-type="float" office:value="54.3576689594895">
            <text:p>54.3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6">
            <text:p>46</text:p>
          </table:table-cell>
          <table:table-cell table:style-name="ce13" table:formula="oooc:=[.A79]/[.$B$5]" office:value-type="float" office:value="0.23">
            <text:p>0.230</text:p>
          </table:table-cell>
          <table:table-cell table:style-name="ce9" table:formula="oooc:=ROUND((1-[.B79])*0.5*[.$B$28]+2)" office:value-type="float" office:value="303">
            <text:p>303</text:p>
          </table:table-cell>
          <table:table-cell table:style-name="ce9" table:formula="oooc:=MIN(([.C79]*2+1)^2;[.$J$4])" office:value-type="float" office:value="368449">
            <text:p>368449</text:p>
          </table:table-cell>
          <table:table-cell table:style-name="ce9" table:formula="oooc:=((([.$B$4]*[.D79])*[.$B$29]+(1-[.$B$29])*([.$B$4]*[.$J$4]))/([.$E$4]*10^6))/3600" office:value-type="float" office:value="8.29903658189583">
            <text:p>8.3</text:p>
          </table:table-cell>
          <table:table-cell table:style-name="ce9" table:formula="oooc:=[.E79]/24" office:value-type="float" office:value="0.345793190912326">
            <text:p>0.35</text:p>
          </table:table-cell>
          <table:table-cell table:style-name="ce9" table:formula="oooc:=(([.$B$4]*[.D79])/([.$E$5]*10^6))/3600" office:value-type="float" office:value="13.9391730087621">
            <text:p>13.94</text:p>
          </table:table-cell>
          <table:table-cell table:style-name="ce9" table:formula="oooc:=[.G79]/24" office:value-type="float" office:value="0.580798875365088">
            <text:p>0.58</text:p>
          </table:table-cell>
          <table:table-cell table:style-name="ce9" table:formula="oooc:=[.E79]+[.G79]" office:value-type="float" office:value="22.238209590658">
            <text:p>22.24</text:p>
          </table:table-cell>
          <table:table-cell table:style-name="ce9" table:formula="oooc:=[.I79]/24" office:value-type="float" office:value="0.926592066277415">
            <text:p>0.93</text:p>
          </table:table-cell>
          <table:table-cell table:style-name="ce9" table:formula="oooc:=SUM([.$J$34:.J79])" office:value-type="float" office:value="55.2842610257669">
            <text:p>55.2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7">
            <text:p>47</text:p>
          </table:table-cell>
          <table:table-cell table:style-name="ce13" table:formula="oooc:=[.A80]/[.$B$5]" office:value-type="float" office:value="0.235">
            <text:p>0.235</text:p>
          </table:table-cell>
          <table:table-cell table:style-name="ce9" table:formula="oooc:=ROUND((1-[.B80])*0.5*[.$B$28]+2)" office:value-type="float" office:value="301">
            <text:p>301</text:p>
          </table:table-cell>
          <table:table-cell table:style-name="ce9" table:formula="oooc:=MIN(([.C80]*2+1)^2;[.$J$4])" office:value-type="float" office:value="363609">
            <text:p>363609</text:p>
          </table:table-cell>
          <table:table-cell table:style-name="ce9" table:formula="oooc:=((([.$B$4]*[.D80])*[.$B$29]+(1-[.$B$29])*([.$B$4]*[.$J$4]))/([.$E$4]*10^6))/3600" office:value-type="float" office:value="8.20695664064583">
            <text:p>8.21</text:p>
          </table:table-cell>
          <table:table-cell table:style-name="ce9" table:formula="oooc:=[.E80]/24" office:value-type="float" office:value="0.341956526693576">
            <text:p>0.34</text:p>
          </table:table-cell>
          <table:table-cell table:style-name="ce9" table:formula="oooc:=(([.$B$4]*[.D80])/([.$E$5]*10^6))/3600" office:value-type="float" office:value="13.7560659916107">
            <text:p>13.76</text:p>
          </table:table-cell>
          <table:table-cell table:style-name="ce9" table:formula="oooc:=[.G80]/24" office:value-type="float" office:value="0.573169416317114">
            <text:p>0.57</text:p>
          </table:table-cell>
          <table:table-cell table:style-name="ce9" table:formula="oooc:=[.E80]+[.G80]" office:value-type="float" office:value="21.9630226322566">
            <text:p>21.96</text:p>
          </table:table-cell>
          <table:table-cell table:style-name="ce9" table:formula="oooc:=[.I80]/24" office:value-type="float" office:value="0.91512594301069">
            <text:p>0.92</text:p>
          </table:table-cell>
          <table:table-cell table:style-name="ce9" table:formula="oooc:=SUM([.$J$34:.J80])" office:value-type="float" office:value="56.1993869687776">
            <text:p>56.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8">
            <text:p>48</text:p>
          </table:table-cell>
          <table:table-cell table:style-name="ce13" table:formula="oooc:=[.A81]/[.$B$5]" office:value-type="float" office:value="0.24">
            <text:p>0.240</text:p>
          </table:table-cell>
          <table:table-cell table:style-name="ce9" table:formula="oooc:=ROUND((1-[.B81])*0.5*[.$B$28]+2)" office:value-type="float" office:value="299">
            <text:p>299</text:p>
          </table:table-cell>
          <table:table-cell table:style-name="ce9" table:formula="oooc:=MIN(([.C81]*2+1)^2;[.$J$4])" office:value-type="float" office:value="358801">
            <text:p>358801</text:p>
          </table:table-cell>
          <table:table-cell table:style-name="ce9" table:formula="oooc:=((([.$B$4]*[.D81])*[.$B$29]+(1-[.$B$29])*([.$B$4]*[.$J$4]))/([.$E$4]*10^6))/3600" office:value-type="float" office:value="8.11548549239583">
            <text:p>8.12</text:p>
          </table:table-cell>
          <table:table-cell table:style-name="ce9" table:formula="oooc:=[.E81]/24" office:value-type="float" office:value="0.338145228849826">
            <text:p>0.34</text:p>
          </table:table-cell>
          <table:table-cell table:style-name="ce9" table:formula="oooc:=(([.$B$4]*[.D81])/([.$E$5]*10^6))/3600" office:value-type="float" office:value="13.5741695993661">
            <text:p>13.57</text:p>
          </table:table-cell>
          <table:table-cell table:style-name="ce9" table:formula="oooc:=[.G81]/24" office:value-type="float" office:value="0.565590399973589">
            <text:p>0.57</text:p>
          </table:table-cell>
          <table:table-cell table:style-name="ce9" table:formula="oooc:=[.E81]+[.G81]" office:value-type="float" office:value="21.689655091762">
            <text:p>21.69</text:p>
          </table:table-cell>
          <table:table-cell table:style-name="ce9" table:formula="oooc:=[.I81]/24" office:value-type="float" office:value="0.903735628823416">
            <text:p>0.9</text:p>
          </table:table-cell>
          <table:table-cell table:style-name="ce9" table:formula="oooc:=SUM([.$J$34:.J81])" office:value-type="float" office:value="57.103122597601">
            <text:p>57.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49">
            <text:p>49</text:p>
          </table:table-cell>
          <table:table-cell table:style-name="ce13" table:formula="oooc:=[.A82]/[.$B$5]" office:value-type="float" office:value="0.245">
            <text:p>0.245</text:p>
          </table:table-cell>
          <table:table-cell table:style-name="ce9" table:formula="oooc:=ROUND((1-[.B82])*0.5*[.$B$28]+2)" office:value-type="float" office:value="297">
            <text:p>297</text:p>
          </table:table-cell>
          <table:table-cell table:style-name="ce9" table:formula="oooc:=MIN(([.C82]*2+1)^2;[.$J$4])" office:value-type="float" office:value="354025">
            <text:p>354025</text:p>
          </table:table-cell>
          <table:table-cell table:style-name="ce9" table:formula="oooc:=((([.$B$4]*[.D82])*[.$B$29]+(1-[.$B$29])*([.$B$4]*[.$J$4]))/([.$E$4]*10^6))/3600" office:value-type="float" office:value="8.02462313714583">
            <text:p>8.02</text:p>
          </table:table-cell>
          <table:table-cell table:style-name="ce9" table:formula="oooc:=[.E82]/24" office:value-type="float" office:value="0.334359297381076">
            <text:p>0.33</text:p>
          </table:table-cell>
          <table:table-cell table:style-name="ce9" table:formula="oooc:=(([.$B$4]*[.D82])/([.$E$5]*10^6))/3600" office:value-type="float" office:value="13.3934838320283">
            <text:p>13.39</text:p>
          </table:table-cell>
          <table:table-cell table:style-name="ce9" table:formula="oooc:=[.G82]/24" office:value-type="float" office:value="0.558061826334514">
            <text:p>0.56</text:p>
          </table:table-cell>
          <table:table-cell table:style-name="ce9" table:formula="oooc:=[.E82]+[.G82]" office:value-type="float" office:value="21.4181069691742">
            <text:p>21.42</text:p>
          </table:table-cell>
          <table:table-cell table:style-name="ce9" table:formula="oooc:=[.I82]/24" office:value-type="float" office:value="0.89242112371559">
            <text:p>0.89</text:p>
          </table:table-cell>
          <table:table-cell table:style-name="ce9" table:formula="oooc:=SUM([.$J$34:.J82])" office:value-type="float" office:value="57.9955437213166">
            <text:p>5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0">
            <text:p>50</text:p>
          </table:table-cell>
          <table:table-cell table:style-name="ce13" table:formula="oooc:=[.A83]/[.$B$5]" office:value-type="float" office:value="0.25">
            <text:p>0.250</text:p>
          </table:table-cell>
          <table:table-cell table:style-name="ce9" table:formula="oooc:=ROUND((1-[.B83])*0.5*[.$B$28]+2)" office:value-type="float" office:value="295">
            <text:p>295</text:p>
          </table:table-cell>
          <table:table-cell table:style-name="ce9" table:formula="oooc:=MIN(([.C83]*2+1)^2;[.$J$4])" office:value-type="float" office:value="349281">
            <text:p>349281</text:p>
          </table:table-cell>
          <table:table-cell table:style-name="ce9" table:formula="oooc:=((([.$B$4]*[.D83])*[.$B$29]+(1-[.$B$29])*([.$B$4]*[.$J$4]))/([.$E$4]*10^6))/3600" office:value-type="float" office:value="7.93436957489583">
            <text:p>7.93</text:p>
          </table:table-cell>
          <table:table-cell table:style-name="ce9" table:formula="oooc:=[.E83]/24" office:value-type="float" office:value="0.330598732287326">
            <text:p>0.33</text:p>
          </table:table-cell>
          <table:table-cell table:style-name="ce9" table:formula="oooc:=(([.$B$4]*[.D83])/([.$E$5]*10^6))/3600" office:value-type="float" office:value="13.2140086895973">
            <text:p>13.21</text:p>
          </table:table-cell>
          <table:table-cell table:style-name="ce9" table:formula="oooc:=[.G83]/24" office:value-type="float" office:value="0.550583695399888">
            <text:p>0.55</text:p>
          </table:table-cell>
          <table:table-cell table:style-name="ce9" table:formula="oooc:=[.E83]+[.G83]" office:value-type="float" office:value="21.1483782644931">
            <text:p>21.15</text:p>
          </table:table-cell>
          <table:table-cell table:style-name="ce9" table:formula="oooc:=[.I83]/24" office:value-type="float" office:value="0.881182427687214">
            <text:p>0.88</text:p>
          </table:table-cell>
          <table:table-cell table:style-name="ce9" table:formula="oooc:=SUM([.$J$34:.J83])" office:value-type="float" office:value="58.8767261490038">
            <text:p>58.8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1">
            <text:p>51</text:p>
          </table:table-cell>
          <table:table-cell table:style-name="ce13" table:formula="oooc:=[.A84]/[.$B$5]" office:value-type="float" office:value="0.255">
            <text:p>0.255</text:p>
          </table:table-cell>
          <table:table-cell table:style-name="ce9" table:formula="oooc:=ROUND((1-[.B84])*0.5*[.$B$28]+2)" office:value-type="float" office:value="293">
            <text:p>293</text:p>
          </table:table-cell>
          <table:table-cell table:style-name="ce9" table:formula="oooc:=MIN(([.C84]*2+1)^2;[.$J$4])" office:value-type="float" office:value="344569">
            <text:p>344569</text:p>
          </table:table-cell>
          <table:table-cell table:style-name="ce9" table:formula="oooc:=((([.$B$4]*[.D84])*[.$B$29]+(1-[.$B$29])*([.$B$4]*[.$J$4]))/([.$E$4]*10^6))/3600" office:value-type="float" office:value="7.84472480564583">
            <text:p>7.84</text:p>
          </table:table-cell>
          <table:table-cell table:style-name="ce9" table:formula="oooc:=[.E84]/24" office:value-type="float" office:value="0.326863533568576">
            <text:p>0.33</text:p>
          </table:table-cell>
          <table:table-cell table:style-name="ce9" table:formula="oooc:=(([.$B$4]*[.D84])/([.$E$5]*10^6))/3600" office:value-type="float" office:value="13.0357441720731">
            <text:p>13.04</text:p>
          </table:table-cell>
          <table:table-cell table:style-name="ce9" table:formula="oooc:=[.G84]/24" office:value-type="float" office:value="0.543156007169712">
            <text:p>0.54</text:p>
          </table:table-cell>
          <table:table-cell table:style-name="ce9" table:formula="oooc:=[.E84]+[.G84]" office:value-type="float" office:value="20.8804689777189">
            <text:p>20.88</text:p>
          </table:table-cell>
          <table:table-cell table:style-name="ce9" table:formula="oooc:=[.I84]/24" office:value-type="float" office:value="0.870019540738288">
            <text:p>0.87</text:p>
          </table:table-cell>
          <table:table-cell table:style-name="ce9" table:formula="oooc:=SUM([.$J$34:.J84])" office:value-type="float" office:value="59.7467456897421">
            <text:p>59.7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2">
            <text:p>52</text:p>
          </table:table-cell>
          <table:table-cell table:style-name="ce13" table:formula="oooc:=[.A85]/[.$B$5]" office:value-type="float" office:value="0.26">
            <text:p>0.260</text:p>
          </table:table-cell>
          <table:table-cell table:style-name="ce9" table:formula="oooc:=ROUND((1-[.B85])*0.5*[.$B$28]+2)" office:value-type="float" office:value="291">
            <text:p>291</text:p>
          </table:table-cell>
          <table:table-cell table:style-name="ce9" table:formula="oooc:=MIN(([.C85]*2+1)^2;[.$J$4])" office:value-type="float" office:value="339889">
            <text:p>339889</text:p>
          </table:table-cell>
          <table:table-cell table:style-name="ce9" table:formula="oooc:=((([.$B$4]*[.D85])*[.$B$29]+(1-[.$B$29])*([.$B$4]*[.$J$4]))/([.$E$4]*10^6))/3600" office:value-type="float" office:value="7.75568882939583">
            <text:p>7.76</text:p>
          </table:table-cell>
          <table:table-cell table:style-name="ce9" table:formula="oooc:=[.E85]/24" office:value-type="float" office:value="0.323153701224826">
            <text:p>0.32</text:p>
          </table:table-cell>
          <table:table-cell table:style-name="ce9" table:formula="oooc:=(([.$B$4]*[.D85])/([.$E$5]*10^6))/3600" office:value-type="float" office:value="12.8586902794556">
            <text:p>12.86</text:p>
          </table:table-cell>
          <table:table-cell table:style-name="ce9" table:formula="oooc:=[.G85]/24" office:value-type="float" office:value="0.535778761643985">
            <text:p>0.54</text:p>
          </table:table-cell>
          <table:table-cell table:style-name="ce9" table:formula="oooc:=[.E85]+[.G85]" office:value-type="float" office:value="20.6143791088515">
            <text:p>20.61</text:p>
          </table:table-cell>
          <table:table-cell table:style-name="ce9" table:formula="oooc:=[.I85]/24" office:value-type="float" office:value="0.858932462868811">
            <text:p>0.86</text:p>
          </table:table-cell>
          <table:table-cell table:style-name="ce9" table:formula="oooc:=SUM([.$J$34:.J85])" office:value-type="float" office:value="60.6056781526109">
            <text:p>60.6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3">
            <text:p>53</text:p>
          </table:table-cell>
          <table:table-cell table:style-name="ce13" table:formula="oooc:=[.A86]/[.$B$5]" office:value-type="float" office:value="0.265">
            <text:p>0.265</text:p>
          </table:table-cell>
          <table:table-cell table:style-name="ce9" table:formula="oooc:=ROUND((1-[.B86])*0.5*[.$B$28]+2)" office:value-type="float" office:value="289">
            <text:p>289</text:p>
          </table:table-cell>
          <table:table-cell table:style-name="ce9" table:formula="oooc:=MIN(([.C86]*2+1)^2;[.$J$4])" office:value-type="float" office:value="335241">
            <text:p>335241</text:p>
          </table:table-cell>
          <table:table-cell table:style-name="ce9" table:formula="oooc:=((([.$B$4]*[.D86])*[.$B$29]+(1-[.$B$29])*([.$B$4]*[.$J$4]))/([.$E$4]*10^6))/3600" office:value-type="float" office:value="7.66726164614583">
            <text:p>7.67</text:p>
          </table:table-cell>
          <table:table-cell table:style-name="ce9" table:formula="oooc:=[.E86]/24" office:value-type="float" office:value="0.319469235256076">
            <text:p>0.32</text:p>
          </table:table-cell>
          <table:table-cell table:style-name="ce9" table:formula="oooc:=(([.$B$4]*[.D86])/([.$E$5]*10^6))/3600" office:value-type="float" office:value="12.682847011745">
            <text:p>12.68</text:p>
          </table:table-cell>
          <table:table-cell table:style-name="ce9" table:formula="oooc:=[.G86]/24" office:value-type="float" office:value="0.528451958822707">
            <text:p>0.53</text:p>
          </table:table-cell>
          <table:table-cell table:style-name="ce9" table:formula="oooc:=[.E86]+[.G86]" office:value-type="float" office:value="20.3501086578908">
            <text:p>20.35</text:p>
          </table:table-cell>
          <table:table-cell table:style-name="ce9" table:formula="oooc:=[.I86]/24" office:value-type="float" office:value="0.847921194078783">
            <text:p>0.85</text:p>
          </table:table-cell>
          <table:table-cell table:style-name="ce9" table:formula="oooc:=SUM([.$J$34:.J86])" office:value-type="float" office:value="61.4535993466897">
            <text:p>61.4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4">
            <text:p>54</text:p>
          </table:table-cell>
          <table:table-cell table:style-name="ce13" table:formula="oooc:=[.A87]/[.$B$5]" office:value-type="float" office:value="0.27">
            <text:p>0.270</text:p>
          </table:table-cell>
          <table:table-cell table:style-name="ce9" table:formula="oooc:=ROUND((1-[.B87])*0.5*[.$B$28]+2)" office:value-type="float" office:value="287">
            <text:p>287</text:p>
          </table:table-cell>
          <table:table-cell table:style-name="ce9" table:formula="oooc:=MIN(([.C87]*2+1)^2;[.$J$4])" office:value-type="float" office:value="330625">
            <text:p>330625</text:p>
          </table:table-cell>
          <table:table-cell table:style-name="ce9" table:formula="oooc:=((([.$B$4]*[.D87])*[.$B$29]+(1-[.$B$29])*([.$B$4]*[.$J$4]))/([.$E$4]*10^6))/3600" office:value-type="float" office:value="7.57944325589583">
            <text:p>7.58</text:p>
          </table:table-cell>
          <table:table-cell table:style-name="ce9" table:formula="oooc:=[.E87]/24" office:value-type="float" office:value="0.315810135662326">
            <text:p>0.32</text:p>
          </table:table-cell>
          <table:table-cell table:style-name="ce9" table:formula="oooc:=(([.$B$4]*[.D87])/([.$E$5]*10^6))/3600" office:value-type="float" office:value="12.5082143689411">
            <text:p>12.51</text:p>
          </table:table-cell>
          <table:table-cell table:style-name="ce9" table:formula="oooc:=[.G87]/24" office:value-type="float" office:value="0.521175598705879">
            <text:p>0.52</text:p>
          </table:table-cell>
          <table:table-cell table:style-name="ce9" table:formula="oooc:=[.E87]+[.G87]" office:value-type="float" office:value="20.0876576248369">
            <text:p>20.09</text:p>
          </table:table-cell>
          <table:table-cell table:style-name="ce9" table:formula="oooc:=[.I87]/24" office:value-type="float" office:value="0.836985734368205">
            <text:p>0.84</text:p>
          </table:table-cell>
          <table:table-cell table:style-name="ce9" table:formula="oooc:=SUM([.$J$34:.J87])" office:value-type="float" office:value="62.2905850810579">
            <text:p>62.2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5">
            <text:p>55</text:p>
          </table:table-cell>
          <table:table-cell table:style-name="ce13" table:formula="oooc:=[.A88]/[.$B$5]" office:value-type="float" office:value="0.275">
            <text:p>0.275</text:p>
          </table:table-cell>
          <table:table-cell table:style-name="ce9" table:formula="oooc:=ROUND((1-[.B88])*0.5*[.$B$28]+2)" office:value-type="float" office:value="285">
            <text:p>285</text:p>
          </table:table-cell>
          <table:table-cell table:style-name="ce9" table:formula="oooc:=MIN(([.C88]*2+1)^2;[.$J$4])" office:value-type="float" office:value="326041">
            <text:p>326041</text:p>
          </table:table-cell>
          <table:table-cell table:style-name="ce9" table:formula="oooc:=((([.$B$4]*[.D88])*[.$B$29]+(1-[.$B$29])*([.$B$4]*[.$J$4]))/([.$E$4]*10^6))/3600" office:value-type="float" office:value="7.49223365864583">
            <text:p>7.49</text:p>
          </table:table-cell>
          <table:table-cell table:style-name="ce9" table:formula="oooc:=[.E88]/24" office:value-type="float" office:value="0.312176402443576">
            <text:p>0.31</text:p>
          </table:table-cell>
          <table:table-cell table:style-name="ce9" table:formula="oooc:=(([.$B$4]*[.D88])/([.$E$5]*10^6))/3600" office:value-type="float" office:value="12.334792351044">
            <text:p>12.33</text:p>
          </table:table-cell>
          <table:table-cell table:style-name="ce9" table:formula="oooc:=[.G88]/24" office:value-type="float" office:value="0.5139496812935">
            <text:p>0.51</text:p>
          </table:table-cell>
          <table:table-cell table:style-name="ce9" table:formula="oooc:=[.E88]+[.G88]" office:value-type="float" office:value="19.8270260096898">
            <text:p>19.83</text:p>
          </table:table-cell>
          <table:table-cell table:style-name="ce9" table:formula="oooc:=[.I88]/24" office:value-type="float" office:value="0.826126083737076">
            <text:p>0.83</text:p>
          </table:table-cell>
          <table:table-cell table:style-name="ce9" table:formula="oooc:=SUM([.$J$34:.J88])" office:value-type="float" office:value="63.116711164795">
            <text:p>63.1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6">
            <text:p>56</text:p>
          </table:table-cell>
          <table:table-cell table:style-name="ce13" table:formula="oooc:=[.A89]/[.$B$5]" office:value-type="float" office:value="0.28">
            <text:p>0.280</text:p>
          </table:table-cell>
          <table:table-cell table:style-name="ce9" table:formula="oooc:=ROUND((1-[.B89])*0.5*[.$B$28]+2)" office:value-type="float" office:value="283">
            <text:p>283</text:p>
          </table:table-cell>
          <table:table-cell table:style-name="ce9" table:formula="oooc:=MIN(([.C89]*2+1)^2;[.$J$4])" office:value-type="float" office:value="321489">
            <text:p>321489</text:p>
          </table:table-cell>
          <table:table-cell table:style-name="ce9" table:formula="oooc:=((([.$B$4]*[.D89])*[.$B$29]+(1-[.$B$29])*([.$B$4]*[.$J$4]))/([.$E$4]*10^6))/3600" office:value-type="float" office:value="7.40563285439583">
            <text:p>7.41</text:p>
          </table:table-cell>
          <table:table-cell table:style-name="ce9" table:formula="oooc:=[.E89]/24" office:value-type="float" office:value="0.308568035599826">
            <text:p>0.31</text:p>
          </table:table-cell>
          <table:table-cell table:style-name="ce9" table:formula="oooc:=(([.$B$4]*[.D89])/([.$E$5]*10^6))/3600" office:value-type="float" office:value="12.1625809580537">
            <text:p>12.16</text:p>
          </table:table-cell>
          <table:table-cell table:style-name="ce9" table:formula="oooc:=[.G89]/24" office:value-type="float" office:value="0.506774206585571">
            <text:p>0.51</text:p>
          </table:table-cell>
          <table:table-cell table:style-name="ce9" table:formula="oooc:=[.E89]+[.G89]" office:value-type="float" office:value="19.5682138124495">
            <text:p>19.57</text:p>
          </table:table-cell>
          <table:table-cell table:style-name="ce9" table:formula="oooc:=[.I89]/24" office:value-type="float" office:value="0.815342242185397">
            <text:p>0.82</text:p>
          </table:table-cell>
          <table:table-cell table:style-name="ce9" table:formula="oooc:=SUM([.$J$34:.J89])" office:value-type="float" office:value="63.9320534069804">
            <text:p>63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7">
            <text:p>57</text:p>
          </table:table-cell>
          <table:table-cell table:style-name="ce13" table:formula="oooc:=[.A90]/[.$B$5]" office:value-type="float" office:value="0.285">
            <text:p>0.285</text:p>
          </table:table-cell>
          <table:table-cell table:style-name="ce9" table:formula="oooc:=ROUND((1-[.B90])*0.5*[.$B$28]+2)" office:value-type="float" office:value="281">
            <text:p>281</text:p>
          </table:table-cell>
          <table:table-cell table:style-name="ce9" table:formula="oooc:=MIN(([.C90]*2+1)^2;[.$J$4])" office:value-type="float" office:value="316969">
            <text:p>316969</text:p>
          </table:table-cell>
          <table:table-cell table:style-name="ce9" table:formula="oooc:=((([.$B$4]*[.D90])*[.$B$29]+(1-[.$B$29])*([.$B$4]*[.$J$4]))/([.$E$4]*10^6))/3600" office:value-type="float" office:value="7.31964084314583">
            <text:p>7.32</text:p>
          </table:table-cell>
          <table:table-cell table:style-name="ce9" table:formula="oooc:=[.E90]/24" office:value-type="float" office:value="0.304985035131076">
            <text:p>0.3</text:p>
          </table:table-cell>
          <table:table-cell table:style-name="ce9" table:formula="oooc:=(([.$B$4]*[.D90])/([.$E$5]*10^6))/3600" office:value-type="float" office:value="11.9915801899702">
            <text:p>11.99</text:p>
          </table:table-cell>
          <table:table-cell table:style-name="ce9" table:formula="oooc:=[.G90]/24" office:value-type="float" office:value="0.49964917458209">
            <text:p>0.5</text:p>
          </table:table-cell>
          <table:table-cell table:style-name="ce9" table:formula="oooc:=[.E90]+[.G90]" office:value-type="float" office:value="19.311221033116">
            <text:p>19.31</text:p>
          </table:table-cell>
          <table:table-cell table:style-name="ce9" table:formula="oooc:=[.I90]/24" office:value-type="float" office:value="0.804634209713167">
            <text:p>0.8</text:p>
          </table:table-cell>
          <table:table-cell table:style-name="ce9" table:formula="oooc:=SUM([.$J$34:.J90])" office:value-type="float" office:value="64.7366876166936">
            <text:p>64.7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8">
            <text:p>58</text:p>
          </table:table-cell>
          <table:table-cell table:style-name="ce13" table:formula="oooc:=[.A91]/[.$B$5]" office:value-type="float" office:value="0.29">
            <text:p>0.290</text:p>
          </table:table-cell>
          <table:table-cell table:style-name="ce9" table:formula="oooc:=ROUND((1-[.B91])*0.5*[.$B$28]+2)" office:value-type="float" office:value="279">
            <text:p>279</text:p>
          </table:table-cell>
          <table:table-cell table:style-name="ce9" table:formula="oooc:=MIN(([.C91]*2+1)^2;[.$J$4])" office:value-type="float" office:value="312481">
            <text:p>312481</text:p>
          </table:table-cell>
          <table:table-cell table:style-name="ce9" table:formula="oooc:=((([.$B$4]*[.D91])*[.$B$29]+(1-[.$B$29])*([.$B$4]*[.$J$4]))/([.$E$4]*10^6))/3600" office:value-type="float" office:value="7.23425762489583">
            <text:p>7.23</text:p>
          </table:table-cell>
          <table:table-cell table:style-name="ce9" table:formula="oooc:=[.E91]/24" office:value-type="float" office:value="0.301427401037326">
            <text:p>0.3</text:p>
          </table:table-cell>
          <table:table-cell table:style-name="ce9" table:formula="oooc:=(([.$B$4]*[.D91])/([.$E$5]*10^6))/3600" office:value-type="float" office:value="11.8217900467934">
            <text:p>11.82</text:p>
          </table:table-cell>
          <table:table-cell table:style-name="ce9" table:formula="oooc:=[.G91]/24" office:value-type="float" office:value="0.49257458528306">
            <text:p>0.49</text:p>
          </table:table-cell>
          <table:table-cell table:style-name="ce9" table:formula="oooc:=[.E91]+[.G91]" office:value-type="float" office:value="19.0560476716893">
            <text:p>19.06</text:p>
          </table:table-cell>
          <table:table-cell table:style-name="ce9" table:formula="oooc:=[.I91]/24" office:value-type="float" office:value="0.794001986320386">
            <text:p>0.79</text:p>
          </table:table-cell>
          <table:table-cell table:style-name="ce9" table:formula="oooc:=SUM([.$J$34:.J91])" office:value-type="float" office:value="65.530689603014">
            <text:p>65.5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59">
            <text:p>59</text:p>
          </table:table-cell>
          <table:table-cell table:style-name="ce13" table:formula="oooc:=[.A92]/[.$B$5]" office:value-type="float" office:value="0.295">
            <text:p>0.295</text:p>
          </table:table-cell>
          <table:table-cell table:style-name="ce9" table:formula="oooc:=ROUND((1-[.B92])*0.5*[.$B$28]+2)" office:value-type="float" office:value="277">
            <text:p>277</text:p>
          </table:table-cell>
          <table:table-cell table:style-name="ce9" table:formula="oooc:=MIN(([.C92]*2+1)^2;[.$J$4])" office:value-type="float" office:value="308025">
            <text:p>308025</text:p>
          </table:table-cell>
          <table:table-cell table:style-name="ce9" table:formula="oooc:=((([.$B$4]*[.D92])*[.$B$29]+(1-[.$B$29])*([.$B$4]*[.$J$4]))/([.$E$4]*10^6))/3600" office:value-type="float" office:value="7.14948319964583">
            <text:p>7.15</text:p>
          </table:table-cell>
          <table:table-cell table:style-name="ce9" table:formula="oooc:=[.E92]/24" office:value-type="float" office:value="0.297895133318576">
            <text:p>0.3</text:p>
          </table:table-cell>
          <table:table-cell table:style-name="ce9" table:formula="oooc:=(([.$B$4]*[.D92])/([.$E$5]*10^6))/3600" office:value-type="float" office:value="11.6532105285235">
            <text:p>11.65</text:p>
          </table:table-cell>
          <table:table-cell table:style-name="ce9" table:formula="oooc:=[.G92]/24" office:value-type="float" office:value="0.485550438688479">
            <text:p>0.49</text:p>
          </table:table-cell>
          <table:table-cell table:style-name="ce9" table:formula="oooc:=[.E92]+[.G92]" office:value-type="float" office:value="18.8026937281693">
            <text:p>18.8</text:p>
          </table:table-cell>
          <table:table-cell table:style-name="ce9" table:formula="oooc:=[.I92]/24" office:value-type="float" office:value="0.783445572007055">
            <text:p>0.78</text:p>
          </table:table-cell>
          <table:table-cell table:style-name="ce9" table:formula="oooc:=SUM([.$J$34:.J92])" office:value-type="float" office:value="66.314135175021">
            <text:p>66.3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0">
            <text:p>60</text:p>
          </table:table-cell>
          <table:table-cell table:style-name="ce13" table:formula="oooc:=[.A93]/[.$B$5]" office:value-type="float" office:value="0.3">
            <text:p>0.300</text:p>
          </table:table-cell>
          <table:table-cell table:style-name="ce9" table:formula="oooc:=ROUND((1-[.B93])*0.5*[.$B$28]+2)" office:value-type="float" office:value="275">
            <text:p>275</text:p>
          </table:table-cell>
          <table:table-cell table:style-name="ce9" table:formula="oooc:=MIN(([.C93]*2+1)^2;[.$J$4])" office:value-type="float" office:value="303601">
            <text:p>303601</text:p>
          </table:table-cell>
          <table:table-cell table:style-name="ce9" table:formula="oooc:=((([.$B$4]*[.D93])*[.$B$29]+(1-[.$B$29])*([.$B$4]*[.$J$4]))/([.$E$4]*10^6))/3600" office:value-type="float" office:value="7.06531756739583">
            <text:p>7.07</text:p>
          </table:table-cell>
          <table:table-cell table:style-name="ce9" table:formula="oooc:=[.E93]/24" office:value-type="float" office:value="0.294388231974826">
            <text:p>0.29</text:p>
          </table:table-cell>
          <table:table-cell table:style-name="ce9" table:formula="oooc:=(([.$B$4]*[.D93])/([.$E$5]*10^6))/3600" office:value-type="float" office:value="11.4858416351603">
            <text:p>11.49</text:p>
          </table:table-cell>
          <table:table-cell table:style-name="ce9" table:formula="oooc:=[.G93]/24" office:value-type="float" office:value="0.478576734798347">
            <text:p>0.48</text:p>
          </table:table-cell>
          <table:table-cell table:style-name="ce9" table:formula="oooc:=[.E93]+[.G93]" office:value-type="float" office:value="18.5511592025562">
            <text:p>18.55</text:p>
          </table:table-cell>
          <table:table-cell table:style-name="ce9" table:formula="oooc:=[.I93]/24" office:value-type="float" office:value="0.772964966773173">
            <text:p>0.77</text:p>
          </table:table-cell>
          <table:table-cell table:style-name="ce9" table:formula="oooc:=SUM([.$J$34:.J93])" office:value-type="float" office:value="67.0871001417942">
            <text:p>67.0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1">
            <text:p>61</text:p>
          </table:table-cell>
          <table:table-cell table:style-name="ce13" table:formula="oooc:=[.A94]/[.$B$5]" office:value-type="float" office:value="0.305">
            <text:p>0.305</text:p>
          </table:table-cell>
          <table:table-cell table:style-name="ce9" table:formula="oooc:=ROUND((1-[.B94])*0.5*[.$B$28]+2)" office:value-type="float" office:value="273">
            <text:p>273</text:p>
          </table:table-cell>
          <table:table-cell table:style-name="ce9" table:formula="oooc:=MIN(([.C94]*2+1)^2;[.$J$4])" office:value-type="float" office:value="299209">
            <text:p>299209</text:p>
          </table:table-cell>
          <table:table-cell table:style-name="ce9" table:formula="oooc:=((([.$B$4]*[.D94])*[.$B$29]+(1-[.$B$29])*([.$B$4]*[.$J$4]))/([.$E$4]*10^6))/3600" office:value-type="float" office:value="6.98176072814583">
            <text:p>6.98</text:p>
          </table:table-cell>
          <table:table-cell table:style-name="ce9" table:formula="oooc:=[.E94]/24" office:value-type="float" office:value="0.290906697006076">
            <text:p>0.29</text:p>
          </table:table-cell>
          <table:table-cell table:style-name="ce9" table:formula="oooc:=(([.$B$4]*[.D94])/([.$E$5]*10^6))/3600" office:value-type="float" office:value="11.319683366704">
            <text:p>11.32</text:p>
          </table:table-cell>
          <table:table-cell table:style-name="ce9" table:formula="oooc:=[.G94]/24" office:value-type="float" office:value="0.471653473612665">
            <text:p>0.47</text:p>
          </table:table-cell>
          <table:table-cell table:style-name="ce9" table:formula="oooc:=[.E94]+[.G94]" office:value-type="float" office:value="18.3014440948498">
            <text:p>18.3</text:p>
          </table:table-cell>
          <table:table-cell table:style-name="ce9" table:formula="oooc:=[.I94]/24" office:value-type="float" office:value="0.762560170618741">
            <text:p>0.76</text:p>
          </table:table-cell>
          <table:table-cell table:style-name="ce9" table:formula="oooc:=SUM([.$J$34:.J94])" office:value-type="float" office:value="67.8496603124129">
            <text:p>67.8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2">
            <text:p>62</text:p>
          </table:table-cell>
          <table:table-cell table:style-name="ce13" table:formula="oooc:=[.A95]/[.$B$5]" office:value-type="float" office:value="0.31">
            <text:p>0.310</text:p>
          </table:table-cell>
          <table:table-cell table:style-name="ce9" table:formula="oooc:=ROUND((1-[.B95])*0.5*[.$B$28]+2)" office:value-type="float" office:value="271">
            <text:p>271</text:p>
          </table:table-cell>
          <table:table-cell table:style-name="ce9" table:formula="oooc:=MIN(([.C95]*2+1)^2;[.$J$4])" office:value-type="float" office:value="294849">
            <text:p>294849</text:p>
          </table:table-cell>
          <table:table-cell table:style-name="ce9" table:formula="oooc:=((([.$B$4]*[.D95])*[.$B$29]+(1-[.$B$29])*([.$B$4]*[.$J$4]))/([.$E$4]*10^6))/3600" office:value-type="float" office:value="6.89881268189583">
            <text:p>6.9</text:p>
          </table:table-cell>
          <table:table-cell table:style-name="ce9" table:formula="oooc:=[.E95]/24" office:value-type="float" office:value="0.287450528412326">
            <text:p>0.29</text:p>
          </table:table-cell>
          <table:table-cell table:style-name="ce9" table:formula="oooc:=(([.$B$4]*[.D95])/([.$E$5]*10^6))/3600" office:value-type="float" office:value="11.1547357231544">
            <text:p>11.15</text:p>
          </table:table-cell>
          <table:table-cell table:style-name="ce9" table:formula="oooc:=[.G95]/24" office:value-type="float" office:value="0.464780655131432">
            <text:p>0.46</text:p>
          </table:table-cell>
          <table:table-cell table:style-name="ce9" table:formula="oooc:=[.E95]+[.G95]" office:value-type="float" office:value="18.0535484050502">
            <text:p>18.05</text:p>
          </table:table-cell>
          <table:table-cell table:style-name="ce9" table:formula="oooc:=[.I95]/24" office:value-type="float" office:value="0.752231183543758">
            <text:p>0.75</text:p>
          </table:table-cell>
          <table:table-cell table:style-name="ce9" table:formula="oooc:=SUM([.$J$34:.J95])" office:value-type="float" office:value="68.6018914959567">
            <text:p>68.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3">
            <text:p>63</text:p>
          </table:table-cell>
          <table:table-cell table:style-name="ce13" table:formula="oooc:=[.A96]/[.$B$5]" office:value-type="float" office:value="0.315">
            <text:p>0.315</text:p>
          </table:table-cell>
          <table:table-cell table:style-name="ce9" table:formula="oooc:=ROUND((1-[.B96])*0.5*[.$B$28]+2)" office:value-type="float" office:value="269">
            <text:p>269</text:p>
          </table:table-cell>
          <table:table-cell table:style-name="ce9" table:formula="oooc:=MIN(([.C96]*2+1)^2;[.$J$4])" office:value-type="float" office:value="290521">
            <text:p>290521</text:p>
          </table:table-cell>
          <table:table-cell table:style-name="ce9" table:formula="oooc:=((([.$B$4]*[.D96])*[.$B$29]+(1-[.$B$29])*([.$B$4]*[.$J$4]))/([.$E$4]*10^6))/3600" office:value-type="float" office:value="6.81647342864583">
            <text:p>6.82</text:p>
          </table:table-cell>
          <table:table-cell table:style-name="ce9" table:formula="oooc:=[.E96]/24" office:value-type="float" office:value="0.284019726193576">
            <text:p>0.28</text:p>
          </table:table-cell>
          <table:table-cell table:style-name="ce9" table:formula="oooc:=(([.$B$4]*[.D96])/([.$E$5]*10^6))/3600" office:value-type="float" office:value="10.9909987045116">
            <text:p>10.99</text:p>
          </table:table-cell>
          <table:table-cell table:style-name="ce9" table:formula="oooc:=[.G96]/24" office:value-type="float" office:value="0.457958279354648">
            <text:p>0.46</text:p>
          </table:table-cell>
          <table:table-cell table:style-name="ce9" table:formula="oooc:=[.E96]+[.G96]" office:value-type="float" office:value="17.8074721331574">
            <text:p>17.81</text:p>
          </table:table-cell>
          <table:table-cell table:style-name="ce9" table:formula="oooc:=[.I96]/24" office:value-type="float" office:value="0.741978005548225">
            <text:p>0.74</text:p>
          </table:table-cell>
          <table:table-cell table:style-name="ce9" table:formula="oooc:=SUM([.$J$34:.J96])" office:value-type="float" office:value="69.3438695015049">
            <text:p>69.3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4">
            <text:p>64</text:p>
          </table:table-cell>
          <table:table-cell table:style-name="ce13" table:formula="oooc:=[.A97]/[.$B$5]" office:value-type="float" office:value="0.32">
            <text:p>0.320</text:p>
          </table:table-cell>
          <table:table-cell table:style-name="ce9" table:formula="oooc:=ROUND((1-[.B97])*0.5*[.$B$28]+2)" office:value-type="float" office:value="268">
            <text:p>268</text:p>
          </table:table-cell>
          <table:table-cell table:style-name="ce9" table:formula="oooc:=MIN(([.C97]*2+1)^2;[.$J$4])" office:value-type="float" office:value="288369">
            <text:p>288369</text:p>
          </table:table-cell>
          <table:table-cell table:style-name="ce9" table:formula="oooc:=((([.$B$4]*[.D97])*[.$B$29]+(1-[.$B$29])*([.$B$4]*[.$J$4]))/([.$E$4]*10^6))/3600" office:value-type="float" office:value="6.77553209939583">
            <text:p>6.78</text:p>
          </table:table-cell>
          <table:table-cell table:style-name="ce9" table:formula="oooc:=[.E97]/24" office:value-type="float" office:value="0.282313837474826">
            <text:p>0.28</text:p>
          </table:table-cell>
          <table:table-cell table:style-name="ce9" table:formula="oooc:=(([.$B$4]*[.D97])/([.$E$5]*10^6))/3600" office:value-type="float" office:value="10.9095841795302">
            <text:p>10.91</text:p>
          </table:table-cell>
          <table:table-cell table:style-name="ce9" table:formula="oooc:=[.G97]/24" office:value-type="float" office:value="0.454566007480425">
            <text:p>0.45</text:p>
          </table:table-cell>
          <table:table-cell table:style-name="ce9" table:formula="oooc:=[.E97]+[.G97]" office:value-type="float" office:value="17.685116278926">
            <text:p>17.69</text:p>
          </table:table-cell>
          <table:table-cell table:style-name="ce9" table:formula="oooc:=[.I97]/24" office:value-type="float" office:value="0.736879844955251">
            <text:p>0.74</text:p>
          </table:table-cell>
          <table:table-cell table:style-name="ce9" table:formula="oooc:=SUM([.$J$34:.J97])" office:value-type="float" office:value="70.0807493464602">
            <text:p>70.0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5">
            <text:p>65</text:p>
          </table:table-cell>
          <table:table-cell table:style-name="ce13" table:formula="oooc:=[.A98]/[.$B$5]" office:value-type="float" office:value="0.325">
            <text:p>0.325</text:p>
          </table:table-cell>
          <table:table-cell table:style-name="ce9" table:formula="oooc:=ROUND((1-[.B98])*0.5*[.$B$28]+2)" office:value-type="float" office:value="266">
            <text:p>266</text:p>
          </table:table-cell>
          <table:table-cell table:style-name="ce9" table:formula="oooc:=MIN(([.C98]*2+1)^2;[.$J$4])" office:value-type="float" office:value="284089">
            <text:p>284089</text:p>
          </table:table-cell>
          <table:table-cell table:style-name="ce9" table:formula="oooc:=((([.$B$4]*[.D98])*[.$B$29]+(1-[.$B$29])*([.$B$4]*[.$J$4]))/([.$E$4]*10^6))/3600" office:value-type="float" office:value="6.69410603564583">
            <text:p>6.69</text:p>
          </table:table-cell>
          <table:table-cell table:style-name="ce9" table:formula="oooc:=[.E98]/24" office:value-type="float" office:value="0.278921084818576">
            <text:p>0.28</text:p>
          </table:table-cell>
          <table:table-cell table:style-name="ce9" table:formula="oooc:=(([.$B$4]*[.D98])/([.$E$5]*10^6))/3600" office:value-type="float" office:value="10.7476630982476">
            <text:p>10.75</text:p>
          </table:table-cell>
          <table:table-cell table:style-name="ce9" table:formula="oooc:=[.G98]/24" office:value-type="float" office:value="0.447819295760316">
            <text:p>0.45</text:p>
          </table:table-cell>
          <table:table-cell table:style-name="ce9" table:formula="oooc:=[.E98]+[.G98]" office:value-type="float" office:value="17.4417691338934">
            <text:p>17.44</text:p>
          </table:table-cell>
          <table:table-cell table:style-name="ce9" table:formula="oooc:=[.I98]/24" office:value-type="float" office:value="0.726740380578892">
            <text:p>0.73</text:p>
          </table:table-cell>
          <table:table-cell table:style-name="ce9" table:formula="oooc:=SUM([.$J$34:.J98])" office:value-type="float" office:value="70.807489727039">
            <text:p>70.8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6">
            <text:p>66</text:p>
          </table:table-cell>
          <table:table-cell table:style-name="ce13" table:formula="oooc:=[.A99]/[.$B$5]" office:value-type="float" office:value="0.33">
            <text:p>0.330</text:p>
          </table:table-cell>
          <table:table-cell table:style-name="ce9" table:formula="oooc:=ROUND((1-[.B99])*0.5*[.$B$28]+2)" office:value-type="float" office:value="264">
            <text:p>264</text:p>
          </table:table-cell>
          <table:table-cell table:style-name="ce9" table:formula="oooc:=MIN(([.C99]*2+1)^2;[.$J$4])" office:value-type="float" office:value="279841">
            <text:p>279841</text:p>
          </table:table-cell>
          <table:table-cell table:style-name="ce9" table:formula="oooc:=((([.$B$4]*[.D99])*[.$B$29]+(1-[.$B$29])*([.$B$4]*[.$J$4]))/([.$E$4]*10^6))/3600" office:value-type="float" office:value="6.61328876489583">
            <text:p>6.61</text:p>
          </table:table-cell>
          <table:table-cell table:style-name="ce9" table:formula="oooc:=[.E99]/24" office:value-type="float" office:value="0.275553698537326">
            <text:p>0.28</text:p>
          </table:table-cell>
          <table:table-cell table:style-name="ce9" table:formula="oooc:=(([.$B$4]*[.D99])/([.$E$5]*10^6))/3600" office:value-type="float" office:value="10.5869526418717">
            <text:p>10.59</text:p>
          </table:table-cell>
          <table:table-cell table:style-name="ce9" table:formula="oooc:=[.G99]/24" office:value-type="float" office:value="0.441123026744656">
            <text:p>0.44</text:p>
          </table:table-cell>
          <table:table-cell table:style-name="ce9" table:formula="oooc:=[.E99]+[.G99]" office:value-type="float" office:value="17.2002414067676">
            <text:p>17.2</text:p>
          </table:table-cell>
          <table:table-cell table:style-name="ce9" table:formula="oooc:=[.I99]/24" office:value-type="float" office:value="0.716676725281982">
            <text:p>0.72</text:p>
          </table:table-cell>
          <table:table-cell table:style-name="ce9" table:formula="oooc:=SUM([.$J$34:.J99])" office:value-type="float" office:value="71.524166452321">
            <text:p>71.5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7">
            <text:p>67</text:p>
          </table:table-cell>
          <table:table-cell table:style-name="ce13" table:formula="oooc:=[.A100]/[.$B$5]" office:value-type="float" office:value="0.335">
            <text:p>0.335</text:p>
          </table:table-cell>
          <table:table-cell table:style-name="ce9" table:formula="oooc:=ROUND((1-[.B100])*0.5*[.$B$28]+2)" office:value-type="float" office:value="262">
            <text:p>262</text:p>
          </table:table-cell>
          <table:table-cell table:style-name="ce9" table:formula="oooc:=MIN(([.C100]*2+1)^2;[.$J$4])" office:value-type="float" office:value="275625">
            <text:p>275625</text:p>
          </table:table-cell>
          <table:table-cell table:style-name="ce9" table:formula="oooc:=((([.$B$4]*[.D100])*[.$B$29]+(1-[.$B$29])*([.$B$4]*[.$J$4]))/([.$E$4]*10^6))/3600" office:value-type="float" office:value="6.53308028714583">
            <text:p>6.53</text:p>
          </table:table-cell>
          <table:table-cell table:style-name="ce9" table:formula="oooc:=[.E100]/24" office:value-type="float" office:value="0.272211678631076">
            <text:p>0.27</text:p>
          </table:table-cell>
          <table:table-cell table:style-name="ce9" table:formula="oooc:=(([.$B$4]*[.D100])/([.$E$5]*10^6))/3600" office:value-type="float" office:value="10.4274528104027">
            <text:p>10.43</text:p>
          </table:table-cell>
          <table:table-cell table:style-name="ce9" table:formula="oooc:=[.G100]/24" office:value-type="float" office:value="0.434477200433445">
            <text:p>0.43</text:p>
          </table:table-cell>
          <table:table-cell table:style-name="ce9" table:formula="oooc:=[.E100]+[.G100]" office:value-type="float" office:value="16.9605330975485">
            <text:p>16.96</text:p>
          </table:table-cell>
          <table:table-cell table:style-name="ce9" table:formula="oooc:=[.I100]/24" office:value-type="float" office:value="0.706688879064522">
            <text:p>0.71</text:p>
          </table:table-cell>
          <table:table-cell table:style-name="ce9" table:formula="oooc:=SUM([.$J$34:.J100])" office:value-type="float" office:value="72.2308553313855">
            <text:p>72.2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8">
            <text:p>68</text:p>
          </table:table-cell>
          <table:table-cell table:style-name="ce13" table:formula="oooc:=[.A101]/[.$B$5]" office:value-type="float" office:value="0.34">
            <text:p>0.340</text:p>
          </table:table-cell>
          <table:table-cell table:style-name="ce9" table:formula="oooc:=ROUND((1-[.B101])*0.5*[.$B$28]+2)" office:value-type="float" office:value="260">
            <text:p>260</text:p>
          </table:table-cell>
          <table:table-cell table:style-name="ce9" table:formula="oooc:=MIN(([.C101]*2+1)^2;[.$J$4])" office:value-type="float" office:value="271441">
            <text:p>271441</text:p>
          </table:table-cell>
          <table:table-cell table:style-name="ce9" table:formula="oooc:=((([.$B$4]*[.D101])*[.$B$29]+(1-[.$B$29])*([.$B$4]*[.$J$4]))/([.$E$4]*10^6))/3600" office:value-type="float" office:value="6.45348060239583">
            <text:p>6.45</text:p>
          </table:table-cell>
          <table:table-cell table:style-name="ce9" table:formula="oooc:=[.E101]/24" office:value-type="float" office:value="0.268895025099826">
            <text:p>0.27</text:p>
          </table:table-cell>
          <table:table-cell table:style-name="ce9" table:formula="oooc:=(([.$B$4]*[.D101])/([.$E$5]*10^6))/3600" office:value-type="float" office:value="10.2691636038404">
            <text:p>10.27</text:p>
          </table:table-cell>
          <table:table-cell table:style-name="ce9" table:formula="oooc:=[.G101]/24" office:value-type="float" office:value="0.427881816826684">
            <text:p>0.43</text:p>
          </table:table-cell>
          <table:table-cell table:style-name="ce9" table:formula="oooc:=[.E101]+[.G101]" office:value-type="float" office:value="16.7226442062363">
            <text:p>16.72</text:p>
          </table:table-cell>
          <table:table-cell table:style-name="ce9" table:formula="oooc:=[.I101]/24" office:value-type="float" office:value="0.69677684192651">
            <text:p>0.7</text:p>
          </table:table-cell>
          <table:table-cell table:style-name="ce9" table:formula="oooc:=SUM([.$J$34:.J101])" office:value-type="float" office:value="72.927632173312">
            <text:p>72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69">
            <text:p>69</text:p>
          </table:table-cell>
          <table:table-cell table:style-name="ce13" table:formula="oooc:=[.A102]/[.$B$5]" office:value-type="float" office:value="0.345">
            <text:p>0.345</text:p>
          </table:table-cell>
          <table:table-cell table:style-name="ce9" table:formula="oooc:=ROUND((1-[.B102])*0.5*[.$B$28]+2)" office:value-type="float" office:value="258">
            <text:p>258</text:p>
          </table:table-cell>
          <table:table-cell table:style-name="ce9" table:formula="oooc:=MIN(([.C102]*2+1)^2;[.$J$4])" office:value-type="float" office:value="267289">
            <text:p>267289</text:p>
          </table:table-cell>
          <table:table-cell table:style-name="ce9" table:formula="oooc:=((([.$B$4]*[.D102])*[.$B$29]+(1-[.$B$29])*([.$B$4]*[.$J$4]))/([.$E$4]*10^6))/3600" office:value-type="float" office:value="6.37448971064583">
            <text:p>6.37</text:p>
          </table:table-cell>
          <table:table-cell table:style-name="ce9" table:formula="oooc:=[.E102]/24" office:value-type="float" office:value="0.265603737943576">
            <text:p>0.27</text:p>
          </table:table-cell>
          <table:table-cell table:style-name="ce9" table:formula="oooc:=(([.$B$4]*[.D102])/([.$E$5]*10^6))/3600" office:value-type="float" office:value="10.1120850221849">
            <text:p>10.11</text:p>
          </table:table-cell>
          <table:table-cell table:style-name="ce9" table:formula="oooc:=[.G102]/24" office:value-type="float" office:value="0.421336875924372">
            <text:p>0.42</text:p>
          </table:table-cell>
          <table:table-cell table:style-name="ce9" table:formula="oooc:=[.E102]+[.G102]" office:value-type="float" office:value="16.4865747328308">
            <text:p>16.49</text:p>
          </table:table-cell>
          <table:table-cell table:style-name="ce9" table:formula="oooc:=[.I102]/24" office:value-type="float" office:value="0.686940613867949">
            <text:p>0.69</text:p>
          </table:table-cell>
          <table:table-cell table:style-name="ce9" table:formula="oooc:=SUM([.$J$34:.J102])" office:value-type="float" office:value="73.61457278718">
            <text:p>73.6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0">
            <text:p>70</text:p>
          </table:table-cell>
          <table:table-cell table:style-name="ce13" table:formula="oooc:=[.A103]/[.$B$5]" office:value-type="float" office:value="0.35">
            <text:p>0.350</text:p>
          </table:table-cell>
          <table:table-cell table:style-name="ce9" table:formula="oooc:=ROUND((1-[.B103])*0.5*[.$B$28]+2)" office:value-type="float" office:value="256">
            <text:p>256</text:p>
          </table:table-cell>
          <table:table-cell table:style-name="ce9" table:formula="oooc:=MIN(([.C103]*2+1)^2;[.$J$4])" office:value-type="float" office:value="263169">
            <text:p>263169</text:p>
          </table:table-cell>
          <table:table-cell table:style-name="ce9" table:formula="oooc:=((([.$B$4]*[.D103])*[.$B$29]+(1-[.$B$29])*([.$B$4]*[.$J$4]))/([.$E$4]*10^6))/3600" office:value-type="float" office:value="6.29610761189583">
            <text:p>6.3</text:p>
          </table:table-cell>
          <table:table-cell table:style-name="ce9" table:formula="oooc:=[.E103]/24" office:value-type="float" office:value="0.262337817162326">
            <text:p>0.26</text:p>
          </table:table-cell>
          <table:table-cell table:style-name="ce9" table:formula="oooc:=(([.$B$4]*[.D103])/([.$E$5]*10^6))/3600" office:value-type="float" office:value="9.95621706543624">
            <text:p>9.96</text:p>
          </table:table-cell>
          <table:table-cell table:style-name="ce9" table:formula="oooc:=[.G103]/24" office:value-type="float" office:value="0.41484237772651">
            <text:p>0.41</text:p>
          </table:table-cell>
          <table:table-cell table:style-name="ce9" table:formula="oooc:=[.E103]+[.G103]" office:value-type="float" office:value="16.2523246773321">
            <text:p>16.25</text:p>
          </table:table-cell>
          <table:table-cell table:style-name="ce9" table:formula="oooc:=[.I103]/24" office:value-type="float" office:value="0.677180194888836">
            <text:p>0.68</text:p>
          </table:table-cell>
          <table:table-cell table:style-name="ce9" table:formula="oooc:=SUM([.$J$34:.J103])" office:value-type="float" office:value="74.2917529820688">
            <text:p>74.2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1">
            <text:p>71</text:p>
          </table:table-cell>
          <table:table-cell table:style-name="ce13" table:formula="oooc:=[.A104]/[.$B$5]" office:value-type="float" office:value="0.355">
            <text:p>0.355</text:p>
          </table:table-cell>
          <table:table-cell table:style-name="ce9" table:formula="oooc:=ROUND((1-[.B104])*0.5*[.$B$28]+2)" office:value-type="float" office:value="254">
            <text:p>254</text:p>
          </table:table-cell>
          <table:table-cell table:style-name="ce9" table:formula="oooc:=MIN(([.C104]*2+1)^2;[.$J$4])" office:value-type="float" office:value="259081">
            <text:p>259081</text:p>
          </table:table-cell>
          <table:table-cell table:style-name="ce9" table:formula="oooc:=((([.$B$4]*[.D104])*[.$B$29]+(1-[.$B$29])*([.$B$4]*[.$J$4]))/([.$E$4]*10^6))/3600" office:value-type="float" office:value="6.21833430614583">
            <text:p>6.22</text:p>
          </table:table-cell>
          <table:table-cell table:style-name="ce9" table:formula="oooc:=[.E104]/24" office:value-type="float" office:value="0.259097262756076">
            <text:p>0.26</text:p>
          </table:table-cell>
          <table:table-cell table:style-name="ce9" table:formula="oooc:=(([.$B$4]*[.D104])/([.$E$5]*10^6))/3600" office:value-type="float" office:value="9.80155973359433">
            <text:p>9.8</text:p>
          </table:table-cell>
          <table:table-cell table:style-name="ce9" table:formula="oooc:=[.G104]/24" office:value-type="float" office:value="0.408398322233097">
            <text:p>0.41</text:p>
          </table:table-cell>
          <table:table-cell table:style-name="ce9" table:formula="oooc:=[.E104]+[.G104]" office:value-type="float" office:value="16.0198940397402">
            <text:p>16.02</text:p>
          </table:table-cell>
          <table:table-cell table:style-name="ce9" table:formula="oooc:=[.I104]/24" office:value-type="float" office:value="0.667495584989174">
            <text:p>0.67</text:p>
          </table:table-cell>
          <table:table-cell table:style-name="ce9" table:formula="oooc:=SUM([.$J$34:.J104])" office:value-type="float" office:value="74.959248567058">
            <text:p>74.9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2">
            <text:p>72</text:p>
          </table:table-cell>
          <table:table-cell table:style-name="ce13" table:formula="oooc:=[.A105]/[.$B$5]" office:value-type="float" office:value="0.36">
            <text:p>0.360</text:p>
          </table:table-cell>
          <table:table-cell table:style-name="ce9" table:formula="oooc:=ROUND((1-[.B105])*0.5*[.$B$28]+2)" office:value-type="float" office:value="252">
            <text:p>252</text:p>
          </table:table-cell>
          <table:table-cell table:style-name="ce9" table:formula="oooc:=MIN(([.C105]*2+1)^2;[.$J$4])" office:value-type="float" office:value="255025">
            <text:p>255025</text:p>
          </table:table-cell>
          <table:table-cell table:style-name="ce9" table:formula="oooc:=((([.$B$4]*[.D105])*[.$B$29]+(1-[.$B$29])*([.$B$4]*[.$J$4]))/([.$E$4]*10^6))/3600" office:value-type="float" office:value="6.14116979339583">
            <text:p>6.14</text:p>
          </table:table-cell>
          <table:table-cell table:style-name="ce9" table:formula="oooc:=[.E105]/24" office:value-type="float" office:value="0.255882074724826">
            <text:p>0.26</text:p>
          </table:table-cell>
          <table:table-cell table:style-name="ce9" table:formula="oooc:=(([.$B$4]*[.D105])/([.$E$5]*10^6))/3600" office:value-type="float" office:value="9.64811302665921">
            <text:p>9.65</text:p>
          </table:table-cell>
          <table:table-cell table:style-name="ce9" table:formula="oooc:=[.G105]/24" office:value-type="float" office:value="0.402004709444134">
            <text:p>0.4</text:p>
          </table:table-cell>
          <table:table-cell table:style-name="ce9" table:formula="oooc:=[.E105]+[.G105]" office:value-type="float" office:value="15.789282820055">
            <text:p>15.79</text:p>
          </table:table-cell>
          <table:table-cell table:style-name="ce9" table:formula="oooc:=[.I105]/24" office:value-type="float" office:value="0.65788678416896">
            <text:p>0.66</text:p>
          </table:table-cell>
          <table:table-cell table:style-name="ce9" table:formula="oooc:=SUM([.$J$34:.J105])" office:value-type="float" office:value="75.617135351227">
            <text:p>75.6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3">
            <text:p>73</text:p>
          </table:table-cell>
          <table:table-cell table:style-name="ce13" table:formula="oooc:=[.A106]/[.$B$5]" office:value-type="float" office:value="0.365">
            <text:p>0.365</text:p>
          </table:table-cell>
          <table:table-cell table:style-name="ce9" table:formula="oooc:=ROUND((1-[.B106])*0.5*[.$B$28]+2)" office:value-type="float" office:value="250">
            <text:p>250</text:p>
          </table:table-cell>
          <table:table-cell table:style-name="ce9" table:formula="oooc:=MIN(([.C106]*2+1)^2;[.$J$4])" office:value-type="float" office:value="251001">
            <text:p>251001</text:p>
          </table:table-cell>
          <table:table-cell table:style-name="ce9" table:formula="oooc:=((([.$B$4]*[.D106])*[.$B$29]+(1-[.$B$29])*([.$B$4]*[.$J$4]))/([.$E$4]*10^6))/3600" office:value-type="float" office:value="6.06461407364583">
            <text:p>6.06</text:p>
          </table:table-cell>
          <table:table-cell table:style-name="ce9" table:formula="oooc:=[.E106]/24" office:value-type="float" office:value="0.252692253068576">
            <text:p>0.25</text:p>
          </table:table-cell>
          <table:table-cell table:style-name="ce9" table:formula="oooc:=(([.$B$4]*[.D106])/([.$E$5]*10^6))/3600" office:value-type="float" office:value="9.49587694463087">
            <text:p>9.5</text:p>
          </table:table-cell>
          <table:table-cell table:style-name="ce9" table:formula="oooc:=[.G106]/24" office:value-type="float" office:value="0.39566153935962">
            <text:p>0.4</text:p>
          </table:table-cell>
          <table:table-cell table:style-name="ce9" table:formula="oooc:=[.E106]+[.G106]" office:value-type="float" office:value="15.5604910182767">
            <text:p>15.56</text:p>
          </table:table-cell>
          <table:table-cell table:style-name="ce9" table:formula="oooc:=[.I106]/24" office:value-type="float" office:value="0.648353792428196">
            <text:p>0.65</text:p>
          </table:table-cell>
          <table:table-cell table:style-name="ce9" table:formula="oooc:=SUM([.$J$34:.J106])" office:value-type="float" office:value="76.2654891436552">
            <text:p>76.2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4">
            <text:p>74</text:p>
          </table:table-cell>
          <table:table-cell table:style-name="ce13" table:formula="oooc:=[.A107]/[.$B$5]" office:value-type="float" office:value="0.37">
            <text:p>0.370</text:p>
          </table:table-cell>
          <table:table-cell table:style-name="ce9" table:formula="oooc:=ROUND((1-[.B107])*0.5*[.$B$28]+2)" office:value-type="float" office:value="248">
            <text:p>248</text:p>
          </table:table-cell>
          <table:table-cell table:style-name="ce9" table:formula="oooc:=MIN(([.C107]*2+1)^2;[.$J$4])" office:value-type="float" office:value="247009">
            <text:p>247009</text:p>
          </table:table-cell>
          <table:table-cell table:style-name="ce9" table:formula="oooc:=((([.$B$4]*[.D107])*[.$B$29]+(1-[.$B$29])*([.$B$4]*[.$J$4]))/([.$E$4]*10^6))/3600" office:value-type="float" office:value="5.98866714689583">
            <text:p>5.99</text:p>
          </table:table-cell>
          <table:table-cell table:style-name="ce9" table:formula="oooc:=[.E107]/24" office:value-type="float" office:value="0.249527797787326">
            <text:p>0.25</text:p>
          </table:table-cell>
          <table:table-cell table:style-name="ce9" table:formula="oooc:=(([.$B$4]*[.D107])/([.$E$5]*10^6))/3600" office:value-type="float" office:value="9.34485148750932">
            <text:p>9.34</text:p>
          </table:table-cell>
          <table:table-cell table:style-name="ce9" table:formula="oooc:=[.G107]/24" office:value-type="float" office:value="0.389368811979555">
            <text:p>0.39</text:p>
          </table:table-cell>
          <table:table-cell table:style-name="ce9" table:formula="oooc:=[.E107]+[.G107]" office:value-type="float" office:value="15.3335186344052">
            <text:p>15.33</text:p>
          </table:table-cell>
          <table:table-cell table:style-name="ce9" table:formula="oooc:=[.I107]/24" office:value-type="float" office:value="0.638896609766881">
            <text:p>0.64</text:p>
          </table:table-cell>
          <table:table-cell table:style-name="ce9" table:formula="oooc:=SUM([.$J$34:.J107])" office:value-type="float" office:value="76.904385753422">
            <text:p>76.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5">
            <text:p>75</text:p>
          </table:table-cell>
          <table:table-cell table:style-name="ce13" table:formula="oooc:=[.A108]/[.$B$5]" office:value-type="float" office:value="0.375">
            <text:p>0.375</text:p>
          </table:table-cell>
          <table:table-cell table:style-name="ce9" table:formula="oooc:=ROUND((1-[.B108])*0.5*[.$B$28]+2)" office:value-type="float" office:value="246">
            <text:p>246</text:p>
          </table:table-cell>
          <table:table-cell table:style-name="ce9" table:formula="oooc:=MIN(([.C108]*2+1)^2;[.$J$4])" office:value-type="float" office:value="243049">
            <text:p>243049</text:p>
          </table:table-cell>
          <table:table-cell table:style-name="ce9" table:formula="oooc:=((([.$B$4]*[.D108])*[.$B$29]+(1-[.$B$29])*([.$B$4]*[.$J$4]))/([.$E$4]*10^6))/3600" office:value-type="float" office:value="5.91332901314583">
            <text:p>5.91</text:p>
          </table:table-cell>
          <table:table-cell table:style-name="ce9" table:formula="oooc:=[.E108]/24" office:value-type="float" office:value="0.246388708881076">
            <text:p>0.25</text:p>
          </table:table-cell>
          <table:table-cell table:style-name="ce9" table:formula="oooc:=(([.$B$4]*[.D108])/([.$E$5]*10^6))/3600" office:value-type="float" office:value="9.19503665529456">
            <text:p>9.2</text:p>
          </table:table-cell>
          <table:table-cell table:style-name="ce9" table:formula="oooc:=[.G108]/24" office:value-type="float" office:value="0.38312652730394">
            <text:p>0.38</text:p>
          </table:table-cell>
          <table:table-cell table:style-name="ce9" table:formula="oooc:=[.E108]+[.G108]" office:value-type="float" office:value="15.1083656684404">
            <text:p>15.11</text:p>
          </table:table-cell>
          <table:table-cell table:style-name="ce9" table:formula="oooc:=[.I108]/24" office:value-type="float" office:value="0.629515236185016">
            <text:p>0.63</text:p>
          </table:table-cell>
          <table:table-cell table:style-name="ce9" table:formula="oooc:=SUM([.$J$34:.J108])" office:value-type="float" office:value="77.5339009896071">
            <text:p>77.5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6">
            <text:p>76</text:p>
          </table:table-cell>
          <table:table-cell table:style-name="ce13" table:formula="oooc:=[.A109]/[.$B$5]" office:value-type="float" office:value="0.38">
            <text:p>0.380</text:p>
          </table:table-cell>
          <table:table-cell table:style-name="ce9" table:formula="oooc:=ROUND((1-[.B109])*0.5*[.$B$28]+2)" office:value-type="float" office:value="244">
            <text:p>244</text:p>
          </table:table-cell>
          <table:table-cell table:style-name="ce9" table:formula="oooc:=MIN(([.C109]*2+1)^2;[.$J$4])" office:value-type="float" office:value="239121">
            <text:p>239121</text:p>
          </table:table-cell>
          <table:table-cell table:style-name="ce9" table:formula="oooc:=((([.$B$4]*[.D109])*[.$B$29]+(1-[.$B$29])*([.$B$4]*[.$J$4]))/([.$E$4]*10^6))/3600" office:value-type="float" office:value="5.83859967239583">
            <text:p>5.84</text:p>
          </table:table-cell>
          <table:table-cell table:style-name="ce9" table:formula="oooc:=[.E109]/24" office:value-type="float" office:value="0.243274986349826">
            <text:p>0.24</text:p>
          </table:table-cell>
          <table:table-cell table:style-name="ce9" table:formula="oooc:=(([.$B$4]*[.D109])/([.$E$5]*10^6))/3600" office:value-type="float" office:value="9.04643244798658">
            <text:p>9.05</text:p>
          </table:table-cell>
          <table:table-cell table:style-name="ce9" table:formula="oooc:=[.G109]/24" office:value-type="float" office:value="0.376934685332774">
            <text:p>0.38</text:p>
          </table:table-cell>
          <table:table-cell table:style-name="ce9" table:formula="oooc:=[.E109]+[.G109]" office:value-type="float" office:value="14.8850321203824">
            <text:p>14.89</text:p>
          </table:table-cell>
          <table:table-cell table:style-name="ce9" table:formula="oooc:=[.I109]/24" office:value-type="float" office:value="0.6202096716826">
            <text:p>0.62</text:p>
          </table:table-cell>
          <table:table-cell table:style-name="ce9" table:formula="oooc:=SUM([.$J$34:.J109])" office:value-type="float" office:value="78.1541106612897">
            <text:p>78.1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7">
            <text:p>77</text:p>
          </table:table-cell>
          <table:table-cell table:style-name="ce13" table:formula="oooc:=[.A110]/[.$B$5]" office:value-type="float" office:value="0.385">
            <text:p>0.385</text:p>
          </table:table-cell>
          <table:table-cell table:style-name="ce9" table:formula="oooc:=ROUND((1-[.B110])*0.5*[.$B$28]+2)" office:value-type="float" office:value="242">
            <text:p>242</text:p>
          </table:table-cell>
          <table:table-cell table:style-name="ce9" table:formula="oooc:=MIN(([.C110]*2+1)^2;[.$J$4])" office:value-type="float" office:value="235225">
            <text:p>235225</text:p>
          </table:table-cell>
          <table:table-cell table:style-name="ce9" table:formula="oooc:=((([.$B$4]*[.D110])*[.$B$29]+(1-[.$B$29])*([.$B$4]*[.$J$4]))/([.$E$4]*10^6))/3600" office:value-type="float" office:value="5.76447912464583">
            <text:p>5.76</text:p>
          </table:table-cell>
          <table:table-cell table:style-name="ce9" table:formula="oooc:=[.E110]/24" office:value-type="float" office:value="0.240186630193576">
            <text:p>0.24</text:p>
          </table:table-cell>
          <table:table-cell table:style-name="ce9" table:formula="oooc:=(([.$B$4]*[.D110])/([.$E$5]*10^6))/3600" office:value-type="float" office:value="8.89903886558538">
            <text:p>8.9</text:p>
          </table:table-cell>
          <table:table-cell table:style-name="ce9" table:formula="oooc:=[.G110]/24" office:value-type="float" office:value="0.370793286066058">
            <text:p>0.37</text:p>
          </table:table-cell>
          <table:table-cell table:style-name="ce9" table:formula="oooc:=[.E110]+[.G110]" office:value-type="float" office:value="14.6635179902312">
            <text:p>14.66</text:p>
          </table:table-cell>
          <table:table-cell table:style-name="ce9" table:formula="oooc:=[.I110]/24" office:value-type="float" office:value="0.610979916259634">
            <text:p>0.61</text:p>
          </table:table-cell>
          <table:table-cell table:style-name="ce9" table:formula="oooc:=SUM([.$J$34:.J110])" office:value-type="float" office:value="78.7650905775493">
            <text:p>78.7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8">
            <text:p>78</text:p>
          </table:table-cell>
          <table:table-cell table:style-name="ce13" table:formula="oooc:=[.A111]/[.$B$5]" office:value-type="float" office:value="0.39">
            <text:p>0.390</text:p>
          </table:table-cell>
          <table:table-cell table:style-name="ce9" table:formula="oooc:=ROUND((1-[.B111])*0.5*[.$B$28]+2)" office:value-type="float" office:value="240">
            <text:p>240</text:p>
          </table:table-cell>
          <table:table-cell table:style-name="ce9" table:formula="oooc:=MIN(([.C111]*2+1)^2;[.$J$4])" office:value-type="float" office:value="231361">
            <text:p>231361</text:p>
          </table:table-cell>
          <table:table-cell table:style-name="ce9" table:formula="oooc:=((([.$B$4]*[.D111])*[.$B$29]+(1-[.$B$29])*([.$B$4]*[.$J$4]))/([.$E$4]*10^6))/3600" office:value-type="float" office:value="5.69096736989583">
            <text:p>5.69</text:p>
          </table:table-cell>
          <table:table-cell table:style-name="ce9" table:formula="oooc:=[.E111]/24" office:value-type="float" office:value="0.237123640412326">
            <text:p>0.24</text:p>
          </table:table-cell>
          <table:table-cell table:style-name="ce9" table:formula="oooc:=(([.$B$4]*[.D111])/([.$E$5]*10^6))/3600" office:value-type="float" office:value="8.75285590809098">
            <text:p>8.75</text:p>
          </table:table-cell>
          <table:table-cell table:style-name="ce9" table:formula="oooc:=[.G111]/24" office:value-type="float" office:value="0.364702329503791">
            <text:p>0.36</text:p>
          </table:table-cell>
          <table:table-cell table:style-name="ce9" table:formula="oooc:=[.E111]+[.G111]" office:value-type="float" office:value="14.4438232779868">
            <text:p>14.44</text:p>
          </table:table-cell>
          <table:table-cell table:style-name="ce9" table:formula="oooc:=[.I111]/24" office:value-type="float" office:value="0.601825969916117">
            <text:p>0.6</text:p>
          </table:table-cell>
          <table:table-cell table:style-name="ce9" table:formula="oooc:=SUM([.$J$34:.J111])" office:value-type="float" office:value="79.3669165474654">
            <text:p>79.3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79">
            <text:p>79</text:p>
          </table:table-cell>
          <table:table-cell table:style-name="ce13" table:formula="oooc:=[.A112]/[.$B$5]" office:value-type="float" office:value="0.395">
            <text:p>0.395</text:p>
          </table:table-cell>
          <table:table-cell table:style-name="ce9" table:formula="oooc:=ROUND((1-[.B112])*0.5*[.$B$28]+2)" office:value-type="float" office:value="238">
            <text:p>238</text:p>
          </table:table-cell>
          <table:table-cell table:style-name="ce9" table:formula="oooc:=MIN(([.C112]*2+1)^2;[.$J$4])" office:value-type="float" office:value="227529">
            <text:p>227529</text:p>
          </table:table-cell>
          <table:table-cell table:style-name="ce9" table:formula="oooc:=((([.$B$4]*[.D112])*[.$B$29]+(1-[.$B$29])*([.$B$4]*[.$J$4]))/([.$E$4]*10^6))/3600" office:value-type="float" office:value="5.61806440814583">
            <text:p>5.62</text:p>
          </table:table-cell>
          <table:table-cell table:style-name="ce9" table:formula="oooc:=[.E112]/24" office:value-type="float" office:value="0.234086017006076">
            <text:p>0.23</text:p>
          </table:table-cell>
          <table:table-cell table:style-name="ce9" table:formula="oooc:=(([.$B$4]*[.D112])/([.$E$5]*10^6))/3600" office:value-type="float" office:value="8.60788357550336">
            <text:p>8.61</text:p>
          </table:table-cell>
          <table:table-cell table:style-name="ce9" table:formula="oooc:=[.G112]/24" office:value-type="float" office:value="0.358661815645973">
            <text:p>0.36</text:p>
          </table:table-cell>
          <table:table-cell table:style-name="ce9" table:formula="oooc:=[.E112]+[.G112]" office:value-type="float" office:value="14.2259479836492">
            <text:p>14.23</text:p>
          </table:table-cell>
          <table:table-cell table:style-name="ce9" table:formula="oooc:=[.I112]/24" office:value-type="float" office:value="0.59274783265205">
            <text:p>0.59</text:p>
          </table:table-cell>
          <table:table-cell table:style-name="ce9" table:formula="oooc:=SUM([.$J$34:.J112])" office:value-type="float" office:value="79.9596643801175">
            <text:p>79.9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0">
            <text:p>80</text:p>
          </table:table-cell>
          <table:table-cell table:style-name="ce13" table:formula="oooc:=[.A113]/[.$B$5]" office:value-type="float" office:value="0.4">
            <text:p>0.400</text:p>
          </table:table-cell>
          <table:table-cell table:style-name="ce9" table:formula="oooc:=ROUND((1-[.B113])*0.5*[.$B$28]+2)" office:value-type="float" office:value="236">
            <text:p>236</text:p>
          </table:table-cell>
          <table:table-cell table:style-name="ce9" table:formula="oooc:=MIN(([.C113]*2+1)^2;[.$J$4])" office:value-type="float" office:value="223729">
            <text:p>223729</text:p>
          </table:table-cell>
          <table:table-cell table:style-name="ce9" table:formula="oooc:=((([.$B$4]*[.D113])*[.$B$29]+(1-[.$B$29])*([.$B$4]*[.$J$4]))/([.$E$4]*10^6))/3600" office:value-type="float" office:value="5.54577023939583">
            <text:p>5.55</text:p>
          </table:table-cell>
          <table:table-cell table:style-name="ce9" table:formula="oooc:=[.E113]/24" office:value-type="float" office:value="0.231073759974826">
            <text:p>0.23</text:p>
          </table:table-cell>
          <table:table-cell table:style-name="ce9" table:formula="oooc:=(([.$B$4]*[.D113])/([.$E$5]*10^6))/3600" office:value-type="float" office:value="8.46412186782252">
            <text:p>8.46</text:p>
          </table:table-cell>
          <table:table-cell table:style-name="ce9" table:formula="oooc:=[.G113]/24" office:value-type="float" office:value="0.352671744492605">
            <text:p>0.35</text:p>
          </table:table-cell>
          <table:table-cell table:style-name="ce9" table:formula="oooc:=[.E113]+[.G113]" office:value-type="float" office:value="14.0098921072184">
            <text:p>14.01</text:p>
          </table:table-cell>
          <table:table-cell table:style-name="ce9" table:formula="oooc:=[.I113]/24" office:value-type="float" office:value="0.583745504467431">
            <text:p>0.58</text:p>
          </table:table-cell>
          <table:table-cell table:style-name="ce9" table:formula="oooc:=SUM([.$J$34:.J113])" office:value-type="float" office:value="80.5434098845849">
            <text:p>80.5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1">
            <text:p>81</text:p>
          </table:table-cell>
          <table:table-cell table:style-name="ce13" table:formula="oooc:=[.A114]/[.$B$5]" office:value-type="float" office:value="0.405">
            <text:p>0.405</text:p>
          </table:table-cell>
          <table:table-cell table:style-name="ce9" table:formula="oooc:=ROUND((1-[.B114])*0.5*[.$B$28]+2)" office:value-type="float" office:value="234">
            <text:p>234</text:p>
          </table:table-cell>
          <table:table-cell table:style-name="ce9" table:formula="oooc:=MIN(([.C114]*2+1)^2;[.$J$4])" office:value-type="float" office:value="219961">
            <text:p>219961</text:p>
          </table:table-cell>
          <table:table-cell table:style-name="ce9" table:formula="oooc:=((([.$B$4]*[.D114])*[.$B$29]+(1-[.$B$29])*([.$B$4]*[.$J$4]))/([.$E$4]*10^6))/3600" office:value-type="float" office:value="5.47408486364583">
            <text:p>5.47</text:p>
          </table:table-cell>
          <table:table-cell table:style-name="ce9" table:formula="oooc:=[.E114]/24" office:value-type="float" office:value="0.228086869318576">
            <text:p>0.23</text:p>
          </table:table-cell>
          <table:table-cell table:style-name="ce9" table:formula="oooc:=(([.$B$4]*[.D114])/([.$E$5]*10^6))/3600" office:value-type="float" office:value="8.32157078504847">
            <text:p>8.32</text:p>
          </table:table-cell>
          <table:table-cell table:style-name="ce9" table:formula="oooc:=[.G114]/24" office:value-type="float" office:value="0.346732116043686">
            <text:p>0.35</text:p>
          </table:table-cell>
          <table:table-cell table:style-name="ce9" table:formula="oooc:=[.E114]+[.G114]" office:value-type="float" office:value="13.7956556486943">
            <text:p>13.8</text:p>
          </table:table-cell>
          <table:table-cell table:style-name="ce9" table:formula="oooc:=[.I114]/24" office:value-type="float" office:value="0.574818985362263">
            <text:p>0.57</text:p>
          </table:table-cell>
          <table:table-cell table:style-name="ce9" table:formula="oooc:=SUM([.$J$34:.J114])" office:value-type="float" office:value="81.1182288699472">
            <text:p>81.1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2">
            <text:p>82</text:p>
          </table:table-cell>
          <table:table-cell table:style-name="ce13" table:formula="oooc:=[.A115]/[.$B$5]" office:value-type="float" office:value="0.41">
            <text:p>0.410</text:p>
          </table:table-cell>
          <table:table-cell table:style-name="ce9" table:formula="oooc:=ROUND((1-[.B115])*0.5*[.$B$28]+2)" office:value-type="float" office:value="232">
            <text:p>232</text:p>
          </table:table-cell>
          <table:table-cell table:style-name="ce9" table:formula="oooc:=MIN(([.C115]*2+1)^2;[.$J$4])" office:value-type="float" office:value="216225">
            <text:p>216225</text:p>
          </table:table-cell>
          <table:table-cell table:style-name="ce9" table:formula="oooc:=((([.$B$4]*[.D115])*[.$B$29]+(1-[.$B$29])*([.$B$4]*[.$J$4]))/([.$E$4]*10^6))/3600" office:value-type="float" office:value="5.40300828089583">
            <text:p>5.4</text:p>
          </table:table-cell>
          <table:table-cell table:style-name="ce9" table:formula="oooc:=[.E115]/24" office:value-type="float" office:value="0.225125345037326">
            <text:p>0.23</text:p>
          </table:table-cell>
          <table:table-cell table:style-name="ce9" table:formula="oooc:=(([.$B$4]*[.D115])/([.$E$5]*10^6))/3600" office:value-type="float" office:value="8.18023032718121">
            <text:p>8.18</text:p>
          </table:table-cell>
          <table:table-cell table:style-name="ce9" table:formula="oooc:=[.G115]/24" office:value-type="float" office:value="0.340842930299217">
            <text:p>0.34</text:p>
          </table:table-cell>
          <table:table-cell table:style-name="ce9" table:formula="oooc:=[.E115]+[.G115]" office:value-type="float" office:value="13.583238608077">
            <text:p>13.58</text:p>
          </table:table-cell>
          <table:table-cell table:style-name="ce9" table:formula="oooc:=[.I115]/24" office:value-type="float" office:value="0.565968275336543">
            <text:p>0.57</text:p>
          </table:table-cell>
          <table:table-cell table:style-name="ce9" table:formula="oooc:=SUM([.$J$34:.J115])" office:value-type="float" office:value="81.6841971452837">
            <text:p>81.6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3">
            <text:p>83</text:p>
          </table:table-cell>
          <table:table-cell table:style-name="ce13" table:formula="oooc:=[.A116]/[.$B$5]" office:value-type="float" office:value="0.415">
            <text:p>0.415</text:p>
          </table:table-cell>
          <table:table-cell table:style-name="ce9" table:formula="oooc:=ROUND((1-[.B116])*0.5*[.$B$28]+2)" office:value-type="float" office:value="230">
            <text:p>230</text:p>
          </table:table-cell>
          <table:table-cell table:style-name="ce9" table:formula="oooc:=MIN(([.C116]*2+1)^2;[.$J$4])" office:value-type="float" office:value="212521">
            <text:p>212521</text:p>
          </table:table-cell>
          <table:table-cell table:style-name="ce9" table:formula="oooc:=((([.$B$4]*[.D116])*[.$B$29]+(1-[.$B$29])*([.$B$4]*[.$J$4]))/([.$E$4]*10^6))/3600" office:value-type="float" office:value="5.33254049114583">
            <text:p>5.33</text:p>
          </table:table-cell>
          <table:table-cell table:style-name="ce9" table:formula="oooc:=[.E116]/24" office:value-type="float" office:value="0.222189187131076">
            <text:p>0.22</text:p>
          </table:table-cell>
          <table:table-cell table:style-name="ce9" table:formula="oooc:=(([.$B$4]*[.D116])/([.$E$5]*10^6))/3600" office:value-type="float" office:value="8.04010049422073">
            <text:p>8.04</text:p>
          </table:table-cell>
          <table:table-cell table:style-name="ce9" table:formula="oooc:=[.G116]/24" office:value-type="float" office:value="0.335004187259197">
            <text:p>0.34</text:p>
          </table:table-cell>
          <table:table-cell table:style-name="ce9" table:formula="oooc:=[.E116]+[.G116]" office:value-type="float" office:value="13.3726409853666">
            <text:p>13.37</text:p>
          </table:table-cell>
          <table:table-cell table:style-name="ce9" table:formula="oooc:=[.I116]/24" office:value-type="float" office:value="0.557193374390273">
            <text:p>0.56</text:p>
          </table:table-cell>
          <table:table-cell table:style-name="ce9" table:formula="oooc:=SUM([.$J$34:.J116])" office:value-type="float" office:value="82.241390519674">
            <text:p>82.2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4">
            <text:p>84</text:p>
          </table:table-cell>
          <table:table-cell table:style-name="ce13" table:formula="oooc:=[.A117]/[.$B$5]" office:value-type="float" office:value="0.42">
            <text:p>0.420</text:p>
          </table:table-cell>
          <table:table-cell table:style-name="ce9" table:formula="oooc:=ROUND((1-[.B117])*0.5*[.$B$28]+2)" office:value-type="float" office:value="228">
            <text:p>228</text:p>
          </table:table-cell>
          <table:table-cell table:style-name="ce9" table:formula="oooc:=MIN(([.C117]*2+1)^2;[.$J$4])" office:value-type="float" office:value="208849">
            <text:p>208849</text:p>
          </table:table-cell>
          <table:table-cell table:style-name="ce9" table:formula="oooc:=((([.$B$4]*[.D117])*[.$B$29]+(1-[.$B$29])*([.$B$4]*[.$J$4]))/([.$E$4]*10^6))/3600" office:value-type="float" office:value="5.26268149439583">
            <text:p>5.26</text:p>
          </table:table-cell>
          <table:table-cell table:style-name="ce9" table:formula="oooc:=[.E117]/24" office:value-type="float" office:value="0.219278395599826">
            <text:p>0.22</text:p>
          </table:table-cell>
          <table:table-cell table:style-name="ce9" table:formula="oooc:=(([.$B$4]*[.D117])/([.$E$5]*10^6))/3600" office:value-type="float" office:value="7.90118128616704">
            <text:p>7.9</text:p>
          </table:table-cell>
          <table:table-cell table:style-name="ce9" table:formula="oooc:=[.G117]/24" office:value-type="float" office:value="0.329215886923627">
            <text:p>0.33</text:p>
          </table:table-cell>
          <table:table-cell table:style-name="ce9" table:formula="oooc:=[.E117]+[.G117]" office:value-type="float" office:value="13.1638627805629">
            <text:p>13.16</text:p>
          </table:table-cell>
          <table:table-cell table:style-name="ce9" table:formula="oooc:=[.I117]/24" office:value-type="float" office:value="0.548494282523453">
            <text:p>0.55</text:p>
          </table:table-cell>
          <table:table-cell table:style-name="ce9" table:formula="oooc:=SUM([.$J$34:.J117])" office:value-type="float" office:value="82.7898848021974">
            <text:p>82.7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5">
            <text:p>85</text:p>
          </table:table-cell>
          <table:table-cell table:style-name="ce13" table:formula="oooc:=[.A118]/[.$B$5]" office:value-type="float" office:value="0.425">
            <text:p>0.425</text:p>
          </table:table-cell>
          <table:table-cell table:style-name="ce9" table:formula="oooc:=ROUND((1-[.B118])*0.5*[.$B$28]+2)" office:value-type="float" office:value="227">
            <text:p>227</text:p>
          </table:table-cell>
          <table:table-cell table:style-name="ce9" table:formula="oooc:=MIN(([.C118]*2+1)^2;[.$J$4])" office:value-type="float" office:value="207025">
            <text:p>207025</text:p>
          </table:table-cell>
          <table:table-cell table:style-name="ce9" table:formula="oooc:=((([.$B$4]*[.D118])*[.$B$29]+(1-[.$B$29])*([.$B$4]*[.$J$4]))/([.$E$4]*10^6))/3600" office:value-type="float" office:value="5.22798029339583">
            <text:p>5.23</text:p>
          </table:table-cell>
          <table:table-cell table:style-name="ce9" table:formula="oooc:=[.E118]/24" office:value-type="float" office:value="0.217832512224826">
            <text:p>0.22</text:p>
          </table:table-cell>
          <table:table-cell table:style-name="ce9" table:formula="oooc:=(([.$B$4]*[.D118])/([.$E$5]*10^6))/3600" office:value-type="float" office:value="7.83217566648024">
            <text:p>7.83</text:p>
          </table:table-cell>
          <table:table-cell table:style-name="ce9" table:formula="oooc:=[.G118]/24" office:value-type="float" office:value="0.32634065277001">
            <text:p>0.33</text:p>
          </table:table-cell>
          <table:table-cell table:style-name="ce9" table:formula="oooc:=[.E118]+[.G118]" office:value-type="float" office:value="13.0601559598761">
            <text:p>13.06</text:p>
          </table:table-cell>
          <table:table-cell table:style-name="ce9" table:formula="oooc:=[.I118]/24" office:value-type="float" office:value="0.544173164994836">
            <text:p>0.54</text:p>
          </table:table-cell>
          <table:table-cell table:style-name="ce9" table:formula="oooc:=SUM([.$J$34:.J118])" office:value-type="float" office:value="83.3340579671923">
            <text:p>83.3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6">
            <text:p>86</text:p>
          </table:table-cell>
          <table:table-cell table:style-name="ce13" table:formula="oooc:=[.A119]/[.$B$5]" office:value-type="float" office:value="0.43">
            <text:p>0.430</text:p>
          </table:table-cell>
          <table:table-cell table:style-name="ce9" table:formula="oooc:=ROUND((1-[.B119])*0.5*[.$B$28]+2)" office:value-type="float" office:value="225">
            <text:p>225</text:p>
          </table:table-cell>
          <table:table-cell table:style-name="ce9" table:formula="oooc:=MIN(([.C119]*2+1)^2;[.$J$4])" office:value-type="float" office:value="203401">
            <text:p>203401</text:p>
          </table:table-cell>
          <table:table-cell table:style-name="ce9" table:formula="oooc:=((([.$B$4]*[.D119])*[.$B$29]+(1-[.$B$29])*([.$B$4]*[.$J$4]))/([.$E$4]*10^6))/3600" office:value-type="float" office:value="5.15903448614583">
            <text:p>5.16</text:p>
          </table:table-cell>
          <table:table-cell table:style-name="ce9" table:formula="oooc:=[.E119]/24" office:value-type="float" office:value="0.214959770256076">
            <text:p>0.21</text:p>
          </table:table-cell>
          <table:table-cell table:style-name="ce9" table:formula="oooc:=(([.$B$4]*[.D119])/([.$E$5]*10^6))/3600" office:value-type="float" office:value="7.69507239578673">
            <text:p>7.7</text:p>
          </table:table-cell>
          <table:table-cell table:style-name="ce9" table:formula="oooc:=[.G119]/24" office:value-type="float" office:value="0.320628016491114">
            <text:p>0.32</text:p>
          </table:table-cell>
          <table:table-cell table:style-name="ce9" table:formula="oooc:=[.E119]+[.G119]" office:value-type="float" office:value="12.8541068819326">
            <text:p>12.85</text:p>
          </table:table-cell>
          <table:table-cell table:style-name="ce9" table:formula="oooc:=[.I119]/24" office:value-type="float" office:value="0.53558778674719">
            <text:p>0.54</text:p>
          </table:table-cell>
          <table:table-cell table:style-name="ce9" table:formula="oooc:=SUM([.$J$34:.J119])" office:value-type="float" office:value="83.8696457539395">
            <text:p>83.8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7">
            <text:p>87</text:p>
          </table:table-cell>
          <table:table-cell table:style-name="ce13" table:formula="oooc:=[.A120]/[.$B$5]" office:value-type="float" office:value="0.435">
            <text:p>0.435</text:p>
          </table:table-cell>
          <table:table-cell table:style-name="ce9" table:formula="oooc:=ROUND((1-[.B120])*0.5*[.$B$28]+2)" office:value-type="float" office:value="223">
            <text:p>223</text:p>
          </table:table-cell>
          <table:table-cell table:style-name="ce9" table:formula="oooc:=MIN(([.C120]*2+1)^2;[.$J$4])" office:value-type="float" office:value="199809">
            <text:p>199809</text:p>
          </table:table-cell>
          <table:table-cell table:style-name="ce9" table:formula="oooc:=((([.$B$4]*[.D120])*[.$B$29]+(1-[.$B$29])*([.$B$4]*[.$J$4]))/([.$E$4]*10^6))/3600" office:value-type="float" office:value="5.09069747189583">
            <text:p>5.09</text:p>
          </table:table-cell>
          <table:table-cell table:style-name="ce9" table:formula="oooc:=[.E120]/24" office:value-type="float" office:value="0.212112394662326">
            <text:p>0.21</text:p>
          </table:table-cell>
          <table:table-cell table:style-name="ce9" table:formula="oooc:=(([.$B$4]*[.D120])/([.$E$5]*10^6))/3600" office:value-type="float" office:value="7.55917975">
            <text:p>7.56</text:p>
          </table:table-cell>
          <table:table-cell table:style-name="ce9" table:formula="oooc:=[.G120]/24" office:value-type="float" office:value="0.314965822916667">
            <text:p>0.31</text:p>
          </table:table-cell>
          <table:table-cell table:style-name="ce9" table:formula="oooc:=[.E120]+[.G120]" office:value-type="float" office:value="12.6498772218958">
            <text:p>12.65</text:p>
          </table:table-cell>
          <table:table-cell table:style-name="ce9" table:formula="oooc:=[.I120]/24" office:value-type="float" office:value="0.527078217578993">
            <text:p>0.53</text:p>
          </table:table-cell>
          <table:table-cell table:style-name="ce9" table:formula="oooc:=SUM([.$J$34:.J120])" office:value-type="float" office:value="84.3967239715184">
            <text:p>84.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8">
            <text:p>88</text:p>
          </table:table-cell>
          <table:table-cell table:style-name="ce13" table:formula="oooc:=[.A121]/[.$B$5]" office:value-type="float" office:value="0.44">
            <text:p>0.440</text:p>
          </table:table-cell>
          <table:table-cell table:style-name="ce9" table:formula="oooc:=ROUND((1-[.B121])*0.5*[.$B$28]+2)" office:value-type="float" office:value="221">
            <text:p>221</text:p>
          </table:table-cell>
          <table:table-cell table:style-name="ce9" table:formula="oooc:=MIN(([.C121]*2+1)^2;[.$J$4])" office:value-type="float" office:value="196249">
            <text:p>196249</text:p>
          </table:table-cell>
          <table:table-cell table:style-name="ce9" table:formula="oooc:=((([.$B$4]*[.D121])*[.$B$29]+(1-[.$B$29])*([.$B$4]*[.$J$4]))/([.$E$4]*10^6))/3600" office:value-type="float" office:value="5.02296925064583">
            <text:p>5.02</text:p>
          </table:table-cell>
          <table:table-cell table:style-name="ce9" table:formula="oooc:=[.E121]/24" office:value-type="float" office:value="0.209290385443576">
            <text:p>0.21</text:p>
          </table:table-cell>
          <table:table-cell table:style-name="ce9" table:formula="oooc:=(([.$B$4]*[.D121])/([.$E$5]*10^6))/3600" office:value-type="float" office:value="7.42449772912006">
            <text:p>7.42</text:p>
          </table:table-cell>
          <table:table-cell table:style-name="ce9" table:formula="oooc:=[.G121]/24" office:value-type="float" office:value="0.309354072046669">
            <text:p>0.31</text:p>
          </table:table-cell>
          <table:table-cell table:style-name="ce9" table:formula="oooc:=[.E121]+[.G121]" office:value-type="float" office:value="12.4474669797659">
            <text:p>12.45</text:p>
          </table:table-cell>
          <table:table-cell table:style-name="ce9" table:formula="oooc:=[.I121]/24" office:value-type="float" office:value="0.518644457490246">
            <text:p>0.52</text:p>
          </table:table-cell>
          <table:table-cell table:style-name="ce9" table:formula="oooc:=SUM([.$J$34:.J121])" office:value-type="float" office:value="84.9153684290087">
            <text:p>84.9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89">
            <text:p>89</text:p>
          </table:table-cell>
          <table:table-cell table:style-name="ce13" table:formula="oooc:=[.A122]/[.$B$5]" office:value-type="float" office:value="0.445">
            <text:p>0.445</text:p>
          </table:table-cell>
          <table:table-cell table:style-name="ce9" table:formula="oooc:=ROUND((1-[.B122])*0.5*[.$B$28]+2)" office:value-type="float" office:value="219">
            <text:p>219</text:p>
          </table:table-cell>
          <table:table-cell table:style-name="ce9" table:formula="oooc:=MIN(([.C122]*2+1)^2;[.$J$4])" office:value-type="float" office:value="192721">
            <text:p>192721</text:p>
          </table:table-cell>
          <table:table-cell table:style-name="ce9" table:formula="oooc:=((([.$B$4]*[.D122])*[.$B$29]+(1-[.$B$29])*([.$B$4]*[.$J$4]))/([.$E$4]*10^6))/3600" office:value-type="float" office:value="4.95584982239583">
            <text:p>4.96</text:p>
          </table:table-cell>
          <table:table-cell table:style-name="ce9" table:formula="oooc:=[.E122]/24" office:value-type="float" office:value="0.206493742599826">
            <text:p>0.21</text:p>
          </table:table-cell>
          <table:table-cell table:style-name="ce9" table:formula="oooc:=(([.$B$4]*[.D122])/([.$E$5]*10^6))/3600" office:value-type="float" office:value="7.29102633314691">
            <text:p>7.29</text:p>
          </table:table-cell>
          <table:table-cell table:style-name="ce9" table:formula="oooc:=[.G122]/24" office:value-type="float" office:value="0.303792763881121">
            <text:p>0.3</text:p>
          </table:table-cell>
          <table:table-cell table:style-name="ce9" table:formula="oooc:=[.E122]+[.G122]" office:value-type="float" office:value="12.2468761555427">
            <text:p>12.25</text:p>
          </table:table-cell>
          <table:table-cell table:style-name="ce9" table:formula="oooc:=[.I122]/24" office:value-type="float" office:value="0.510286506480947">
            <text:p>0.51</text:p>
          </table:table-cell>
          <table:table-cell table:style-name="ce9" table:formula="oooc:=SUM([.$J$34:.J122])" office:value-type="float" office:value="85.4256549354896">
            <text:p>85.4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0">
            <text:p>90</text:p>
          </table:table-cell>
          <table:table-cell table:style-name="ce13" table:formula="oooc:=[.A123]/[.$B$5]" office:value-type="float" office:value="0.45">
            <text:p>0.450</text:p>
          </table:table-cell>
          <table:table-cell table:style-name="ce9" table:formula="oooc:=ROUND((1-[.B123])*0.5*[.$B$28]+2)" office:value-type="float" office:value="217">
            <text:p>217</text:p>
          </table:table-cell>
          <table:table-cell table:style-name="ce9" table:formula="oooc:=MIN(([.C123]*2+1)^2;[.$J$4])" office:value-type="float" office:value="189225">
            <text:p>189225</text:p>
          </table:table-cell>
          <table:table-cell table:style-name="ce9" table:formula="oooc:=((([.$B$4]*[.D123])*[.$B$29]+(1-[.$B$29])*([.$B$4]*[.$J$4]))/([.$E$4]*10^6))/3600" office:value-type="float" office:value="4.88933918714583">
            <text:p>4.89</text:p>
          </table:table-cell>
          <table:table-cell table:style-name="ce9" table:formula="oooc:=[.E123]/24" office:value-type="float" office:value="0.203722466131076">
            <text:p>0.2</text:p>
          </table:table-cell>
          <table:table-cell table:style-name="ce9" table:formula="oooc:=(([.$B$4]*[.D123])/([.$E$5]*10^6))/3600" office:value-type="float" office:value="7.15876556208054">
            <text:p>7.16</text:p>
          </table:table-cell>
          <table:table-cell table:style-name="ce9" table:formula="oooc:=[.G123]/24" office:value-type="float" office:value="0.298281898420022">
            <text:p>0.3</text:p>
          </table:table-cell>
          <table:table-cell table:style-name="ce9" table:formula="oooc:=[.E123]+[.G123]" office:value-type="float" office:value="12.0481047492264">
            <text:p>12.05</text:p>
          </table:table-cell>
          <table:table-cell table:style-name="ce9" table:formula="oooc:=[.I123]/24" office:value-type="float" office:value="0.502004364551099">
            <text:p>0.5</text:p>
          </table:table-cell>
          <table:table-cell table:style-name="ce9" table:formula="oooc:=SUM([.$J$34:.J123])" office:value-type="float" office:value="85.9276593000407">
            <text:p>85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1">
            <text:p>91</text:p>
          </table:table-cell>
          <table:table-cell table:style-name="ce13" table:formula="oooc:=[.A124]/[.$B$5]" office:value-type="float" office:value="0.455">
            <text:p>0.455</text:p>
          </table:table-cell>
          <table:table-cell table:style-name="ce9" table:formula="oooc:=ROUND((1-[.B124])*0.5*[.$B$28]+2)" office:value-type="float" office:value="215">
            <text:p>215</text:p>
          </table:table-cell>
          <table:table-cell table:style-name="ce9" table:formula="oooc:=MIN(([.C124]*2+1)^2;[.$J$4])" office:value-type="float" office:value="185761">
            <text:p>185761</text:p>
          </table:table-cell>
          <table:table-cell table:style-name="ce9" table:formula="oooc:=((([.$B$4]*[.D124])*[.$B$29]+(1-[.$B$29])*([.$B$4]*[.$J$4]))/([.$E$4]*10^6))/3600" office:value-type="float" office:value="4.82343734489583">
            <text:p>4.82</text:p>
          </table:table-cell>
          <table:table-cell table:style-name="ce9" table:formula="oooc:=[.E124]/24" office:value-type="float" office:value="0.200976556037326">
            <text:p>0.2</text:p>
          </table:table-cell>
          <table:table-cell table:style-name="ce9" table:formula="oooc:=(([.$B$4]*[.D124])/([.$E$5]*10^6))/3600" office:value-type="float" office:value="7.02771541592095">
            <text:p>7.03</text:p>
          </table:table-cell>
          <table:table-cell table:style-name="ce9" table:formula="oooc:=[.G124]/24" office:value-type="float" office:value="0.292821475663373">
            <text:p>0.29</text:p>
          </table:table-cell>
          <table:table-cell table:style-name="ce9" table:formula="oooc:=[.E124]+[.G124]" office:value-type="float" office:value="11.8511527608168">
            <text:p>11.85</text:p>
          </table:table-cell>
          <table:table-cell table:style-name="ce9" table:formula="oooc:=[.I124]/24" office:value-type="float" office:value="0.4937980317007">
            <text:p>0.49</text:p>
          </table:table-cell>
          <table:table-cell table:style-name="ce9" table:formula="oooc:=SUM([.$J$34:.J124])" office:value-type="float" office:value="86.4214573317414">
            <text:p>86.4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2">
            <text:p>92</text:p>
          </table:table-cell>
          <table:table-cell table:style-name="ce13" table:formula="oooc:=[.A125]/[.$B$5]" office:value-type="float" office:value="0.46">
            <text:p>0.460</text:p>
          </table:table-cell>
          <table:table-cell table:style-name="ce9" table:formula="oooc:=ROUND((1-[.B125])*0.5*[.$B$28]+2)" office:value-type="float" office:value="213">
            <text:p>213</text:p>
          </table:table-cell>
          <table:table-cell table:style-name="ce9" table:formula="oooc:=MIN(([.C125]*2+1)^2;[.$J$4])" office:value-type="float" office:value="182329">
            <text:p>182329</text:p>
          </table:table-cell>
          <table:table-cell table:style-name="ce9" table:formula="oooc:=((([.$B$4]*[.D125])*[.$B$29]+(1-[.$B$29])*([.$B$4]*[.$J$4]))/([.$E$4]*10^6))/3600" office:value-type="float" office:value="4.75814429564583">
            <text:p>4.76</text:p>
          </table:table-cell>
          <table:table-cell table:style-name="ce9" table:formula="oooc:=[.E125]/24" office:value-type="float" office:value="0.198256012318576">
            <text:p>0.2</text:p>
          </table:table-cell>
          <table:table-cell table:style-name="ce9" table:formula="oooc:=(([.$B$4]*[.D125])/([.$E$5]*10^6))/3600" office:value-type="float" office:value="6.89787589466816">
            <text:p>6.9</text:p>
          </table:table-cell>
          <table:table-cell table:style-name="ce9" table:formula="oooc:=[.G125]/24" office:value-type="float" office:value="0.287411495611173">
            <text:p>0.29</text:p>
          </table:table-cell>
          <table:table-cell table:style-name="ce9" table:formula="oooc:=[.E125]+[.G125]" office:value-type="float" office:value="11.656020190314">
            <text:p>11.66</text:p>
          </table:table-cell>
          <table:table-cell table:style-name="ce9" table:formula="oooc:=[.I125]/24" office:value-type="float" office:value="0.48566750792975">
            <text:p>0.49</text:p>
          </table:table-cell>
          <table:table-cell table:style-name="ce9" table:formula="oooc:=SUM([.$J$34:.J125])" office:value-type="float" office:value="86.9071248396712">
            <text:p>86.9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3">
            <text:p>93</text:p>
          </table:table-cell>
          <table:table-cell table:style-name="ce13" table:formula="oooc:=[.A126]/[.$B$5]" office:value-type="float" office:value="0.465">
            <text:p>0.465</text:p>
          </table:table-cell>
          <table:table-cell table:style-name="ce9" table:formula="oooc:=ROUND((1-[.B126])*0.5*[.$B$28]+2)" office:value-type="float" office:value="211">
            <text:p>211</text:p>
          </table:table-cell>
          <table:table-cell table:style-name="ce9" table:formula="oooc:=MIN(([.C126]*2+1)^2;[.$J$4])" office:value-type="float" office:value="178929">
            <text:p>178929</text:p>
          </table:table-cell>
          <table:table-cell table:style-name="ce9" table:formula="oooc:=((([.$B$4]*[.D126])*[.$B$29]+(1-[.$B$29])*([.$B$4]*[.$J$4]))/([.$E$4]*10^6))/3600" office:value-type="float" office:value="4.69346003939583">
            <text:p>4.69</text:p>
          </table:table-cell>
          <table:table-cell table:style-name="ce9" table:formula="oooc:=[.E126]/24" office:value-type="float" office:value="0.195560834974826">
            <text:p>0.2</text:p>
          </table:table-cell>
          <table:table-cell table:style-name="ce9" table:formula="oooc:=(([.$B$4]*[.D126])/([.$E$5]*10^6))/3600" office:value-type="float" office:value="6.76924699832215">
            <text:p>6.77</text:p>
          </table:table-cell>
          <table:table-cell table:style-name="ce9" table:formula="oooc:=[.G126]/24" office:value-type="float" office:value="0.282051958263423">
            <text:p>0.28</text:p>
          </table:table-cell>
          <table:table-cell table:style-name="ce9" table:formula="oooc:=[.E126]+[.G126]" office:value-type="float" office:value="11.462707037718">
            <text:p>11.46</text:p>
          </table:table-cell>
          <table:table-cell table:style-name="ce9" table:formula="oooc:=[.I126]/24" office:value-type="float" office:value="0.477612793238249">
            <text:p>0.48</text:p>
          </table:table-cell>
          <table:table-cell table:style-name="ce9" table:formula="oooc:=SUM([.$J$34:.J126])" office:value-type="float" office:value="87.3847376329094">
            <text:p>87.3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4">
            <text:p>94</text:p>
          </table:table-cell>
          <table:table-cell table:style-name="ce13" table:formula="oooc:=[.A127]/[.$B$5]" office:value-type="float" office:value="0.47">
            <text:p>0.470</text:p>
          </table:table-cell>
          <table:table-cell table:style-name="ce9" table:formula="oooc:=ROUND((1-[.B127])*0.5*[.$B$28]+2)" office:value-type="float" office:value="209">
            <text:p>209</text:p>
          </table:table-cell>
          <table:table-cell table:style-name="ce9" table:formula="oooc:=MIN(([.C127]*2+1)^2;[.$J$4])" office:value-type="float" office:value="175561">
            <text:p>175561</text:p>
          </table:table-cell>
          <table:table-cell table:style-name="ce9" table:formula="oooc:=((([.$B$4]*[.D127])*[.$B$29]+(1-[.$B$29])*([.$B$4]*[.$J$4]))/([.$E$4]*10^6))/3600" office:value-type="float" office:value="4.62938457614583">
            <text:p>4.63</text:p>
          </table:table-cell>
          <table:table-cell table:style-name="ce9" table:formula="oooc:=[.E127]/24" office:value-type="float" office:value="0.192891024006076">
            <text:p>0.19</text:p>
          </table:table-cell>
          <table:table-cell table:style-name="ce9" table:formula="oooc:=(([.$B$4]*[.D127])/([.$E$5]*10^6))/3600" office:value-type="float" office:value="6.64182872688292">
            <text:p>6.64</text:p>
          </table:table-cell>
          <table:table-cell table:style-name="ce9" table:formula="oooc:=[.G127]/24" office:value-type="float" office:value="0.276742863620122">
            <text:p>0.28</text:p>
          </table:table-cell>
          <table:table-cell table:style-name="ce9" table:formula="oooc:=[.E127]+[.G127]" office:value-type="float" office:value="11.2712133030288">
            <text:p>11.27</text:p>
          </table:table-cell>
          <table:table-cell table:style-name="ce9" table:formula="oooc:=[.I127]/24" office:value-type="float" office:value="0.469633887626198">
            <text:p>0.47</text:p>
          </table:table-cell>
          <table:table-cell table:style-name="ce9" table:formula="oooc:=SUM([.$J$34:.J127])" office:value-type="float" office:value="87.8543715205356">
            <text:p>87.8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5">
            <text:p>95</text:p>
          </table:table-cell>
          <table:table-cell table:style-name="ce13" table:formula="oooc:=[.A128]/[.$B$5]" office:value-type="float" office:value="0.475">
            <text:p>0.475</text:p>
          </table:table-cell>
          <table:table-cell table:style-name="ce9" table:formula="oooc:=ROUND((1-[.B128])*0.5*[.$B$28]+2)" office:value-type="float" office:value="207">
            <text:p>207</text:p>
          </table:table-cell>
          <table:table-cell table:style-name="ce9" table:formula="oooc:=MIN(([.C128]*2+1)^2;[.$J$4])" office:value-type="float" office:value="172225">
            <text:p>172225</text:p>
          </table:table-cell>
          <table:table-cell table:style-name="ce9" table:formula="oooc:=((([.$B$4]*[.D128])*[.$B$29]+(1-[.$B$29])*([.$B$4]*[.$J$4]))/([.$E$4]*10^6))/3600" office:value-type="float" office:value="4.56591790589583">
            <text:p>4.57</text:p>
          </table:table-cell>
          <table:table-cell table:style-name="ce9" table:formula="oooc:=[.E128]/24" office:value-type="float" office:value="0.190246579412326">
            <text:p>0.19</text:p>
          </table:table-cell>
          <table:table-cell table:style-name="ce9" table:formula="oooc:=(([.$B$4]*[.D128])/([.$E$5]*10^6))/3600" office:value-type="float" office:value="6.51562108035049">
            <text:p>6.52</text:p>
          </table:table-cell>
          <table:table-cell table:style-name="ce9" table:formula="oooc:=[.G128]/24" office:value-type="float" office:value="0.27148421168127">
            <text:p>0.27</text:p>
          </table:table-cell>
          <table:table-cell table:style-name="ce9" table:formula="oooc:=[.E128]+[.G128]" office:value-type="float" office:value="11.0815389862463">
            <text:p>11.08</text:p>
          </table:table-cell>
          <table:table-cell table:style-name="ce9" table:formula="oooc:=[.I128]/24" office:value-type="float" office:value="0.461730791093597">
            <text:p>0.46</text:p>
          </table:table-cell>
          <table:table-cell table:style-name="ce9" table:formula="oooc:=SUM([.$J$34:.J128])" office:value-type="float" office:value="88.3161023116292">
            <text:p>88.3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6">
            <text:p>96</text:p>
          </table:table-cell>
          <table:table-cell table:style-name="ce13" table:formula="oooc:=[.A129]/[.$B$5]" office:value-type="float" office:value="0.48">
            <text:p>0.480</text:p>
          </table:table-cell>
          <table:table-cell table:style-name="ce9" table:formula="oooc:=ROUND((1-[.B129])*0.5*[.$B$28]+2)" office:value-type="float" office:value="205">
            <text:p>205</text:p>
          </table:table-cell>
          <table:table-cell table:style-name="ce9" table:formula="oooc:=MIN(([.C129]*2+1)^2;[.$J$4])" office:value-type="float" office:value="168921">
            <text:p>168921</text:p>
          </table:table-cell>
          <table:table-cell table:style-name="ce9" table:formula="oooc:=((([.$B$4]*[.D129])*[.$B$29]+(1-[.$B$29])*([.$B$4]*[.$J$4]))/([.$E$4]*10^6))/3600" office:value-type="float" office:value="4.50306002864583">
            <text:p>4.5</text:p>
          </table:table-cell>
          <table:table-cell table:style-name="ce9" table:formula="oooc:=[.E129]/24" office:value-type="float" office:value="0.187627501193576">
            <text:p>0.19</text:p>
          </table:table-cell>
          <table:table-cell table:style-name="ce9" table:formula="oooc:=(([.$B$4]*[.D129])/([.$E$5]*10^6))/3600" office:value-type="float" office:value="6.39062405872483">
            <text:p>6.39</text:p>
          </table:table-cell>
          <table:table-cell table:style-name="ce9" table:formula="oooc:=[.G129]/24" office:value-type="float" office:value="0.266276002446868">
            <text:p>0.27</text:p>
          </table:table-cell>
          <table:table-cell table:style-name="ce9" table:formula="oooc:=[.E129]+[.G129]" office:value-type="float" office:value="10.8936840873707">
            <text:p>10.89</text:p>
          </table:table-cell>
          <table:table-cell table:style-name="ce9" table:formula="oooc:=[.I129]/24" office:value-type="float" office:value="0.453903503640444">
            <text:p>0.45</text:p>
          </table:table-cell>
          <table:table-cell table:style-name="ce9" table:formula="oooc:=SUM([.$J$34:.J129])" office:value-type="float" office:value="88.7700058152697">
            <text:p>88.7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7">
            <text:p>97</text:p>
          </table:table-cell>
          <table:table-cell table:style-name="ce13" table:formula="oooc:=[.A130]/[.$B$5]" office:value-type="float" office:value="0.485">
            <text:p>0.485</text:p>
          </table:table-cell>
          <table:table-cell table:style-name="ce9" table:formula="oooc:=ROUND((1-[.B130])*0.5*[.$B$28]+2)" office:value-type="float" office:value="203">
            <text:p>203</text:p>
          </table:table-cell>
          <table:table-cell table:style-name="ce9" table:formula="oooc:=MIN(([.C130]*2+1)^2;[.$J$4])" office:value-type="float" office:value="165649">
            <text:p>165649</text:p>
          </table:table-cell>
          <table:table-cell table:style-name="ce9" table:formula="oooc:=((([.$B$4]*[.D130])*[.$B$29]+(1-[.$B$29])*([.$B$4]*[.$J$4]))/([.$E$4]*10^6))/3600" office:value-type="float" office:value="4.44081094439583">
            <text:p>4.44</text:p>
          </table:table-cell>
          <table:table-cell table:style-name="ce9" table:formula="oooc:=[.E130]/24" office:value-type="float" office:value="0.185033789349826">
            <text:p>0.19</text:p>
          </table:table-cell>
          <table:table-cell table:style-name="ce9" table:formula="oooc:=(([.$B$4]*[.D130])/([.$E$5]*10^6))/3600" office:value-type="float" office:value="6.26683766200597">
            <text:p>6.27</text:p>
          </table:table-cell>
          <table:table-cell table:style-name="ce9" table:formula="oooc:=[.G130]/24" office:value-type="float" office:value="0.261118235916915">
            <text:p>0.26</text:p>
          </table:table-cell>
          <table:table-cell table:style-name="ce9" table:formula="oooc:=[.E130]+[.G130]" office:value-type="float" office:value="10.7076486064018">
            <text:p>10.71</text:p>
          </table:table-cell>
          <table:table-cell table:style-name="ce9" table:formula="oooc:=[.I130]/24" office:value-type="float" office:value="0.446152025266742">
            <text:p>0.45</text:p>
          </table:table-cell>
          <table:table-cell table:style-name="ce9" table:formula="oooc:=SUM([.$J$34:.J130])" office:value-type="float" office:value="89.2161578405364">
            <text:p>89.2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8">
            <text:p>98</text:p>
          </table:table-cell>
          <table:table-cell table:style-name="ce13" table:formula="oooc:=[.A131]/[.$B$5]" office:value-type="float" office:value="0.49">
            <text:p>0.490</text:p>
          </table:table-cell>
          <table:table-cell table:style-name="ce9" table:formula="oooc:=ROUND((1-[.B131])*0.5*[.$B$28]+2)" office:value-type="float" office:value="201">
            <text:p>201</text:p>
          </table:table-cell>
          <table:table-cell table:style-name="ce9" table:formula="oooc:=MIN(([.C131]*2+1)^2;[.$J$4])" office:value-type="float" office:value="162409">
            <text:p>162409</text:p>
          </table:table-cell>
          <table:table-cell table:style-name="ce9" table:formula="oooc:=((([.$B$4]*[.D131])*[.$B$29]+(1-[.$B$29])*([.$B$4]*[.$J$4]))/([.$E$4]*10^6))/3600" office:value-type="float" office:value="4.37917065314583">
            <text:p>4.38</text:p>
          </table:table-cell>
          <table:table-cell table:style-name="ce9" table:formula="oooc:=[.E131]/24" office:value-type="float" office:value="0.182465443881076">
            <text:p>0.18</text:p>
          </table:table-cell>
          <table:table-cell table:style-name="ce9" table:formula="oooc:=(([.$B$4]*[.D131])/([.$E$5]*10^6))/3600" office:value-type="float" office:value="6.14426189019389">
            <text:p>6.14</text:p>
          </table:table-cell>
          <table:table-cell table:style-name="ce9" table:formula="oooc:=[.G131]/24" office:value-type="float" office:value="0.256010912091412">
            <text:p>0.26</text:p>
          </table:table-cell>
          <table:table-cell table:style-name="ce9" table:formula="oooc:=[.E131]+[.G131]" office:value-type="float" office:value="10.5234325433397">
            <text:p>10.52</text:p>
          </table:table-cell>
          <table:table-cell table:style-name="ce9" table:formula="oooc:=[.I131]/24" office:value-type="float" office:value="0.438476355972488">
            <text:p>0.44</text:p>
          </table:table-cell>
          <table:table-cell table:style-name="ce9" table:formula="oooc:=SUM([.$J$34:.J131])" office:value-type="float" office:value="89.6546341965089">
            <text:p>89.6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99">
            <text:p>99</text:p>
          </table:table-cell>
          <table:table-cell table:style-name="ce13" table:formula="oooc:=[.A132]/[.$B$5]" office:value-type="float" office:value="0.495">
            <text:p>0.495</text:p>
          </table:table-cell>
          <table:table-cell table:style-name="ce9" table:formula="oooc:=ROUND((1-[.B132])*0.5*[.$B$28]+2)" office:value-type="float" office:value="199">
            <text:p>199</text:p>
          </table:table-cell>
          <table:table-cell table:style-name="ce9" table:formula="oooc:=MIN(([.C132]*2+1)^2;[.$J$4])" office:value-type="float" office:value="159201">
            <text:p>159201</text:p>
          </table:table-cell>
          <table:table-cell table:style-name="ce9" table:formula="oooc:=((([.$B$4]*[.D132])*[.$B$29]+(1-[.$B$29])*([.$B$4]*[.$J$4]))/([.$E$4]*10^6))/3600" office:value-type="float" office:value="4.31813915489583">
            <text:p>4.32</text:p>
          </table:table-cell>
          <table:table-cell table:style-name="ce9" table:formula="oooc:=[.E132]/24" office:value-type="float" office:value="0.179922464787326">
            <text:p>0.18</text:p>
          </table:table-cell>
          <table:table-cell table:style-name="ce9" table:formula="oooc:=(([.$B$4]*[.D132])/([.$E$5]*10^6))/3600" office:value-type="float" office:value="6.02289674328859">
            <text:p>6.02</text:p>
          </table:table-cell>
          <table:table-cell table:style-name="ce9" table:formula="oooc:=[.G132]/24" office:value-type="float" office:value="0.250954030970358">
            <text:p>0.25</text:p>
          </table:table-cell>
          <table:table-cell table:style-name="ce9" table:formula="oooc:=[.E132]+[.G132]" office:value-type="float" office:value="10.3410358981844">
            <text:p>10.34</text:p>
          </table:table-cell>
          <table:table-cell table:style-name="ce9" table:formula="oooc:=[.I132]/24" office:value-type="float" office:value="0.430876495757684">
            <text:p>0.43</text:p>
          </table:table-cell>
          <table:table-cell table:style-name="ce9" table:formula="oooc:=SUM([.$J$34:.J132])" office:value-type="float" office:value="90.0855106922666">
            <text:p>90.0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0">
            <text:p>100</text:p>
          </table:table-cell>
          <table:table-cell table:style-name="ce13" table:formula="oooc:=[.A133]/[.$B$5]" office:value-type="float" office:value="0.5">
            <text:p>0.500</text:p>
          </table:table-cell>
          <table:table-cell table:style-name="ce9" table:formula="oooc:=ROUND((1-[.B133])*0.5*[.$B$28]+2)" office:value-type="float" office:value="197">
            <text:p>197</text:p>
          </table:table-cell>
          <table:table-cell table:style-name="ce9" table:formula="oooc:=MIN(([.C133]*2+1)^2;[.$J$4])" office:value-type="float" office:value="156025">
            <text:p>156025</text:p>
          </table:table-cell>
          <table:table-cell table:style-name="ce9" table:formula="oooc:=((([.$B$4]*[.D133])*[.$B$29]+(1-[.$B$29])*([.$B$4]*[.$J$4]))/([.$E$4]*10^6))/3600" office:value-type="float" office:value="4.25771644964583">
            <text:p>4.26</text:p>
          </table:table-cell>
          <table:table-cell table:style-name="ce9" table:formula="oooc:=[.E133]/24" office:value-type="float" office:value="0.177404852068576">
            <text:p>0.18</text:p>
          </table:table-cell>
          <table:table-cell table:style-name="ce9" table:formula="oooc:=(([.$B$4]*[.D133])/([.$E$5]*10^6))/3600" office:value-type="float" office:value="5.90274222129008">
            <text:p>5.9</text:p>
          </table:table-cell>
          <table:table-cell table:style-name="ce9" table:formula="oooc:=[.G133]/24" office:value-type="float" office:value="0.245947592553753">
            <text:p>0.25</text:p>
          </table:table-cell>
          <table:table-cell table:style-name="ce9" table:formula="oooc:=[.E133]+[.G133]" office:value-type="float" office:value="10.1604586709359">
            <text:p>10.16</text:p>
          </table:table-cell>
          <table:table-cell table:style-name="ce9" table:formula="oooc:=[.I133]/24" office:value-type="float" office:value="0.42335244462233">
            <text:p>0.42</text:p>
          </table:table-cell>
          <table:table-cell table:style-name="ce9" table:formula="oooc:=SUM([.$J$34:.J133])" office:value-type="float" office:value="90.5088631368889">
            <text:p>90.5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1">
            <text:p>101</text:p>
          </table:table-cell>
          <table:table-cell table:style-name="ce13" table:formula="oooc:=[.A134]/[.$B$5]" office:value-type="float" office:value="0.505">
            <text:p>0.505</text:p>
          </table:table-cell>
          <table:table-cell table:style-name="ce9" table:formula="oooc:=ROUND((1-[.B134])*0.5*[.$B$28]+2)" office:value-type="float" office:value="195">
            <text:p>195</text:p>
          </table:table-cell>
          <table:table-cell table:style-name="ce9" table:formula="oooc:=MIN(([.C134]*2+1)^2;[.$J$4])" office:value-type="float" office:value="152881">
            <text:p>152881</text:p>
          </table:table-cell>
          <table:table-cell table:style-name="ce9" table:formula="oooc:=((([.$B$4]*[.D134])*[.$B$29]+(1-[.$B$29])*([.$B$4]*[.$J$4]))/([.$E$4]*10^6))/3600" office:value-type="float" office:value="4.19790253739583">
            <text:p>4.2</text:p>
          </table:table-cell>
          <table:table-cell table:style-name="ce9" table:formula="oooc:=[.E134]/24" office:value-type="float" office:value="0.174912605724826">
            <text:p>0.17</text:p>
          </table:table-cell>
          <table:table-cell table:style-name="ce9" table:formula="oooc:=(([.$B$4]*[.D134])/([.$E$5]*10^6))/3600" office:value-type="float" office:value="5.78379832419836">
            <text:p>5.78</text:p>
          </table:table-cell>
          <table:table-cell table:style-name="ce9" table:formula="oooc:=[.G134]/24" office:value-type="float" office:value="0.240991596841598">
            <text:p>0.24</text:p>
          </table:table-cell>
          <table:table-cell table:style-name="ce9" table:formula="oooc:=[.E134]+[.G134]" office:value-type="float" office:value="9.98170086159419">
            <text:p>9.98</text:p>
          </table:table-cell>
          <table:table-cell table:style-name="ce9" table:formula="oooc:=[.I134]/24" office:value-type="float" office:value="0.415904202566425">
            <text:p>0.42</text:p>
          </table:table-cell>
          <table:table-cell table:style-name="ce9" table:formula="oooc:=SUM([.$J$34:.J134])" office:value-type="float" office:value="90.9247673394554">
            <text:p>90.9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2">
            <text:p>102</text:p>
          </table:table-cell>
          <table:table-cell table:style-name="ce13" table:formula="oooc:=[.A135]/[.$B$5]" office:value-type="float" office:value="0.51">
            <text:p>0.510</text:p>
          </table:table-cell>
          <table:table-cell table:style-name="ce9" table:formula="oooc:=ROUND((1-[.B135])*0.5*[.$B$28]+2)" office:value-type="float" office:value="193">
            <text:p>193</text:p>
          </table:table-cell>
          <table:table-cell table:style-name="ce9" table:formula="oooc:=MIN(([.C135]*2+1)^2;[.$J$4])" office:value-type="float" office:value="149769">
            <text:p>149769</text:p>
          </table:table-cell>
          <table:table-cell table:style-name="ce9" table:formula="oooc:=((([.$B$4]*[.D135])*[.$B$29]+(1-[.$B$29])*([.$B$4]*[.$J$4]))/([.$E$4]*10^6))/3600" office:value-type="float" office:value="4.13869741814583">
            <text:p>4.14</text:p>
          </table:table-cell>
          <table:table-cell table:style-name="ce9" table:formula="oooc:=[.E135]/24" office:value-type="float" office:value="0.172445725756076">
            <text:p>0.17</text:p>
          </table:table-cell>
          <table:table-cell table:style-name="ce9" table:formula="oooc:=(([.$B$4]*[.D135])/([.$E$5]*10^6))/3600" office:value-type="float" office:value="5.66606505201342">
            <text:p>5.67</text:p>
          </table:table-cell>
          <table:table-cell table:style-name="ce9" table:formula="oooc:=[.G135]/24" office:value-type="float" office:value="0.236086043833893">
            <text:p>0.24</text:p>
          </table:table-cell>
          <table:table-cell table:style-name="ce9" table:formula="oooc:=[.E135]+[.G135]" office:value-type="float" office:value="9.80476247015926">
            <text:p>9.8</text:p>
          </table:table-cell>
          <table:table-cell table:style-name="ce9" table:formula="oooc:=[.I135]/24" office:value-type="float" office:value="0.408531769589969">
            <text:p>0.41</text:p>
          </table:table-cell>
          <table:table-cell table:style-name="ce9" table:formula="oooc:=SUM([.$J$34:.J135])" office:value-type="float" office:value="91.3332991090453">
            <text:p>91.3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3">
            <text:p>103</text:p>
          </table:table-cell>
          <table:table-cell table:style-name="ce13" table:formula="oooc:=[.A136]/[.$B$5]" office:value-type="float" office:value="0.515">
            <text:p>0.515</text:p>
          </table:table-cell>
          <table:table-cell table:style-name="ce9" table:formula="oooc:=ROUND((1-[.B136])*0.5*[.$B$28]+2)" office:value-type="float" office:value="191">
            <text:p>191</text:p>
          </table:table-cell>
          <table:table-cell table:style-name="ce9" table:formula="oooc:=MIN(([.C136]*2+1)^2;[.$J$4])" office:value-type="float" office:value="146689">
            <text:p>146689</text:p>
          </table:table-cell>
          <table:table-cell table:style-name="ce9" table:formula="oooc:=((([.$B$4]*[.D136])*[.$B$29]+(1-[.$B$29])*([.$B$4]*[.$J$4]))/([.$E$4]*10^6))/3600" office:value-type="float" office:value="4.08010109189583">
            <text:p>4.08</text:p>
          </table:table-cell>
          <table:table-cell table:style-name="ce9" table:formula="oooc:=[.E136]/24" office:value-type="float" office:value="0.170004212162326">
            <text:p>0.17</text:p>
          </table:table-cell>
          <table:table-cell table:style-name="ce9" table:formula="oooc:=(([.$B$4]*[.D136])/([.$E$5]*10^6))/3600" office:value-type="float" office:value="5.54954240473527">
            <text:p>5.55</text:p>
          </table:table-cell>
          <table:table-cell table:style-name="ce9" table:formula="oooc:=[.G136]/24" office:value-type="float" office:value="0.231230933530636">
            <text:p>0.23</text:p>
          </table:table-cell>
          <table:table-cell table:style-name="ce9" table:formula="oooc:=[.E136]+[.G136]" office:value-type="float" office:value="9.62964349663111">
            <text:p>9.63</text:p>
          </table:table-cell>
          <table:table-cell table:style-name="ce9" table:formula="oooc:=[.I136]/24" office:value-type="float" office:value="0.401235145692963">
            <text:p>0.4</text:p>
          </table:table-cell>
          <table:table-cell table:style-name="ce9" table:formula="oooc:=SUM([.$J$34:.J136])" office:value-type="float" office:value="91.7345342547383">
            <text:p>91.7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4">
            <text:p>104</text:p>
          </table:table-cell>
          <table:table-cell table:style-name="ce13" table:formula="oooc:=[.A137]/[.$B$5]" office:value-type="float" office:value="0.52">
            <text:p>0.520</text:p>
          </table:table-cell>
          <table:table-cell table:style-name="ce9" table:formula="oooc:=ROUND((1-[.B137])*0.5*[.$B$28]+2)" office:value-type="float" office:value="189">
            <text:p>189</text:p>
          </table:table-cell>
          <table:table-cell table:style-name="ce9" table:formula="oooc:=MIN(([.C137]*2+1)^2;[.$J$4])" office:value-type="float" office:value="143641">
            <text:p>143641</text:p>
          </table:table-cell>
          <table:table-cell table:style-name="ce9" table:formula="oooc:=((([.$B$4]*[.D137])*[.$B$29]+(1-[.$B$29])*([.$B$4]*[.$J$4]))/([.$E$4]*10^6))/3600" office:value-type="float" office:value="4.02211355864583">
            <text:p>4.02</text:p>
          </table:table-cell>
          <table:table-cell table:style-name="ce9" table:formula="oooc:=[.E137]/24" office:value-type="float" office:value="0.167588064943576">
            <text:p>0.17</text:p>
          </table:table-cell>
          <table:table-cell table:style-name="ce9" table:formula="oooc:=(([.$B$4]*[.D137])/([.$E$5]*10^6))/3600" office:value-type="float" office:value="5.43423038236391">
            <text:p>5.43</text:p>
          </table:table-cell>
          <table:table-cell table:style-name="ce9" table:formula="oooc:=[.G137]/24" office:value-type="float" office:value="0.226426265931829">
            <text:p>0.23</text:p>
          </table:table-cell>
          <table:table-cell table:style-name="ce9" table:formula="oooc:=[.E137]+[.G137]" office:value-type="float" office:value="9.45634394100974">
            <text:p>9.46</text:p>
          </table:table-cell>
          <table:table-cell table:style-name="ce9" table:formula="oooc:=[.I137]/24" office:value-type="float" office:value="0.394014330875406">
            <text:p>0.39</text:p>
          </table:table-cell>
          <table:table-cell table:style-name="ce9" table:formula="oooc:=SUM([.$J$34:.J137])" office:value-type="float" office:value="92.1285485856137">
            <text:p>92.1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5">
            <text:p>105</text:p>
          </table:table-cell>
          <table:table-cell table:style-name="ce13" table:formula="oooc:=[.A138]/[.$B$5]" office:value-type="float" office:value="0.525">
            <text:p>0.525</text:p>
          </table:table-cell>
          <table:table-cell table:style-name="ce9" table:formula="oooc:=ROUND((1-[.B138])*0.5*[.$B$28]+2)" office:value-type="float" office:value="187">
            <text:p>187</text:p>
          </table:table-cell>
          <table:table-cell table:style-name="ce9" table:formula="oooc:=MIN(([.C138]*2+1)^2;[.$J$4])" office:value-type="float" office:value="140625">
            <text:p>140625</text:p>
          </table:table-cell>
          <table:table-cell table:style-name="ce9" table:formula="oooc:=((([.$B$4]*[.D138])*[.$B$29]+(1-[.$B$29])*([.$B$4]*[.$J$4]))/([.$E$4]*10^6))/3600" office:value-type="float" office:value="3.96473481839583">
            <text:p>3.96</text:p>
          </table:table-cell>
          <table:table-cell table:style-name="ce9" table:formula="oooc:=[.E138]/24" office:value-type="float" office:value="0.165197284099826">
            <text:p>0.17</text:p>
          </table:table-cell>
          <table:table-cell table:style-name="ce9" table:formula="oooc:=(([.$B$4]*[.D138])/([.$E$5]*10^6))/3600" office:value-type="float" office:value="5.32012898489933">
            <text:p>5.32</text:p>
          </table:table-cell>
          <table:table-cell table:style-name="ce9" table:formula="oooc:=[.G138]/24" office:value-type="float" office:value="0.221672041037472">
            <text:p>0.22</text:p>
          </table:table-cell>
          <table:table-cell table:style-name="ce9" table:formula="oooc:=[.E138]+[.G138]" office:value-type="float" office:value="9.28486380329516">
            <text:p>9.28</text:p>
          </table:table-cell>
          <table:table-cell table:style-name="ce9" table:formula="oooc:=[.I138]/24" office:value-type="float" office:value="0.386869325137298">
            <text:p>0.39</text:p>
          </table:table-cell>
          <table:table-cell table:style-name="ce9" table:formula="oooc:=SUM([.$J$34:.J138])" office:value-type="float" office:value="92.515417910751">
            <text:p>92.5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6">
            <text:p>106</text:p>
          </table:table-cell>
          <table:table-cell table:style-name="ce13" table:formula="oooc:=[.A139]/[.$B$5]" office:value-type="float" office:value="0.53">
            <text:p>0.530</text:p>
          </table:table-cell>
          <table:table-cell table:style-name="ce9" table:formula="oooc:=ROUND((1-[.B139])*0.5*[.$B$28]+2)" office:value-type="float" office:value="186">
            <text:p>186</text:p>
          </table:table-cell>
          <table:table-cell table:style-name="ce9" table:formula="oooc:=MIN(([.C139]*2+1)^2;[.$J$4])" office:value-type="float" office:value="139129">
            <text:p>139129</text:p>
          </table:table-cell>
          <table:table-cell table:style-name="ce9" table:formula="oooc:=((([.$B$4]*[.D139])*[.$B$29]+(1-[.$B$29])*([.$B$4]*[.$J$4]))/([.$E$4]*10^6))/3600" office:value-type="float" office:value="3.93627374564583">
            <text:p>3.94</text:p>
          </table:table-cell>
          <table:table-cell table:style-name="ce9" table:formula="oooc:=[.E139]/24" office:value-type="float" office:value="0.164011406068576">
            <text:p>0.16</text:p>
          </table:table-cell>
          <table:table-cell table:style-name="ce9" table:formula="oooc:=(([.$B$4]*[.D139])/([.$E$5]*10^6))/3600" office:value-type="float" office:value="5.26353227050708">
            <text:p>5.26</text:p>
          </table:table-cell>
          <table:table-cell table:style-name="ce9" table:formula="oooc:=[.G139]/24" office:value-type="float" office:value="0.219313844604462">
            <text:p>0.22</text:p>
          </table:table-cell>
          <table:table-cell table:style-name="ce9" table:formula="oooc:=[.E139]+[.G139]" office:value-type="float" office:value="9.19980601615292">
            <text:p>9.2</text:p>
          </table:table-cell>
          <table:table-cell table:style-name="ce9" table:formula="oooc:=[.I139]/24" office:value-type="float" office:value="0.383325250673038">
            <text:p>0.38</text:p>
          </table:table-cell>
          <table:table-cell table:style-name="ce9" table:formula="oooc:=SUM([.$J$34:.J139])" office:value-type="float" office:value="92.898743161424">
            <text:p>92.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7">
            <text:p>107</text:p>
          </table:table-cell>
          <table:table-cell table:style-name="ce13" table:formula="oooc:=[.A140]/[.$B$5]" office:value-type="float" office:value="0.535">
            <text:p>0.535</text:p>
          </table:table-cell>
          <table:table-cell table:style-name="ce9" table:formula="oooc:=ROUND((1-[.B140])*0.5*[.$B$28]+2)" office:value-type="float" office:value="184">
            <text:p>184</text:p>
          </table:table-cell>
          <table:table-cell table:style-name="ce9" table:formula="oooc:=MIN(([.C140]*2+1)^2;[.$J$4])" office:value-type="float" office:value="136161">
            <text:p>136161</text:p>
          </table:table-cell>
          <table:table-cell table:style-name="ce9" table:formula="oooc:=((([.$B$4]*[.D140])*[.$B$29]+(1-[.$B$29])*([.$B$4]*[.$J$4]))/([.$E$4]*10^6))/3600" office:value-type="float" office:value="3.87980819489583">
            <text:p>3.88</text:p>
          </table:table-cell>
          <table:table-cell table:style-name="ce9" table:formula="oooc:=[.E140]/24" office:value-type="float" office:value="0.161658674787326">
            <text:p>0.16</text:p>
          </table:table-cell>
          <table:table-cell table:style-name="ce9" table:formula="oooc:=(([.$B$4]*[.D140])/([.$E$5]*10^6))/3600" office:value-type="float" office:value="5.15124681040268">
            <text:p>5.15</text:p>
          </table:table-cell>
          <table:table-cell table:style-name="ce9" table:formula="oooc:=[.G140]/24" office:value-type="float" office:value="0.214635283766779">
            <text:p>0.21</text:p>
          </table:table-cell>
          <table:table-cell table:style-name="ce9" table:formula="oooc:=[.E140]+[.G140]" office:value-type="float" office:value="9.03105500529852">
            <text:p>9.03</text:p>
          </table:table-cell>
          <table:table-cell table:style-name="ce9" table:formula="oooc:=[.I140]/24" office:value-type="float" office:value="0.376293958554105">
            <text:p>0.38</text:p>
          </table:table-cell>
          <table:table-cell table:style-name="ce9" table:formula="oooc:=SUM([.$J$34:.J140])" office:value-type="float" office:value="93.2750371199781">
            <text:p>93.2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8">
            <text:p>108</text:p>
          </table:table-cell>
          <table:table-cell table:style-name="ce13" table:formula="oooc:=[.A141]/[.$B$5]" office:value-type="float" office:value="0.54">
            <text:p>0.540</text:p>
          </table:table-cell>
          <table:table-cell table:style-name="ce9" table:formula="oooc:=ROUND((1-[.B141])*0.5*[.$B$28]+2)" office:value-type="float" office:value="182">
            <text:p>182</text:p>
          </table:table-cell>
          <table:table-cell table:style-name="ce9" table:formula="oooc:=MIN(([.C141]*2+1)^2;[.$J$4])" office:value-type="float" office:value="133225">
            <text:p>133225</text:p>
          </table:table-cell>
          <table:table-cell table:style-name="ce9" table:formula="oooc:=((([.$B$4]*[.D141])*[.$B$29]+(1-[.$B$29])*([.$B$4]*[.$J$4]))/([.$E$4]*10^6))/3600" office:value-type="float" office:value="3.82395143714583">
            <text:p>3.82</text:p>
          </table:table-cell>
          <table:table-cell table:style-name="ce9" table:formula="oooc:=[.E141]/24" office:value-type="float" office:value="0.159331309881076">
            <text:p>0.16</text:p>
          </table:table-cell>
          <table:table-cell table:style-name="ce9" table:formula="oooc:=(([.$B$4]*[.D141])/([.$E$5]*10^6))/3600" office:value-type="float" office:value="5.04017197520507">
            <text:p>5.04</text:p>
          </table:table-cell>
          <table:table-cell table:style-name="ce9" table:formula="oooc:=[.G141]/24" office:value-type="float" office:value="0.210007165633545">
            <text:p>0.21</text:p>
          </table:table-cell>
          <table:table-cell table:style-name="ce9" table:formula="oooc:=[.E141]+[.G141]" office:value-type="float" office:value="8.8641234123509">
            <text:p>8.86</text:p>
          </table:table-cell>
          <table:table-cell table:style-name="ce9" table:formula="oooc:=[.I141]/24" office:value-type="float" office:value="0.369338475514621">
            <text:p>0.37</text:p>
          </table:table-cell>
          <table:table-cell table:style-name="ce9" table:formula="oooc:=SUM([.$J$34:.J141])" office:value-type="float" office:value="93.6443755954928">
            <text:p>93.6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09">
            <text:p>109</text:p>
          </table:table-cell>
          <table:table-cell table:style-name="ce13" table:formula="oooc:=[.A142]/[.$B$5]" office:value-type="float" office:value="0.545">
            <text:p>0.545</text:p>
          </table:table-cell>
          <table:table-cell table:style-name="ce9" table:formula="oooc:=ROUND((1-[.B142])*0.5*[.$B$28]+2)" office:value-type="float" office:value="180">
            <text:p>180</text:p>
          </table:table-cell>
          <table:table-cell table:style-name="ce9" table:formula="oooc:=MIN(([.C142]*2+1)^2;[.$J$4])" office:value-type="float" office:value="130321">
            <text:p>130321</text:p>
          </table:table-cell>
          <table:table-cell table:style-name="ce9" table:formula="oooc:=((([.$B$4]*[.D142])*[.$B$29]+(1-[.$B$29])*([.$B$4]*[.$J$4]))/([.$E$4]*10^6))/3600" office:value-type="float" office:value="3.76870347239583">
            <text:p>3.77</text:p>
          </table:table-cell>
          <table:table-cell table:style-name="ce9" table:formula="oooc:=[.E142]/24" office:value-type="float" office:value="0.157029311349826">
            <text:p>0.16</text:p>
          </table:table-cell>
          <table:table-cell table:style-name="ce9" table:formula="oooc:=(([.$B$4]*[.D142])/([.$E$5]*10^6))/3600" office:value-type="float" office:value="4.93030776491424">
            <text:p>4.93</text:p>
          </table:table-cell>
          <table:table-cell table:style-name="ce9" table:formula="oooc:=[.G142]/24" office:value-type="float" office:value="0.20542949020476">
            <text:p>0.21</text:p>
          </table:table-cell>
          <table:table-cell table:style-name="ce9" table:formula="oooc:=[.E142]+[.G142]" office:value-type="float" office:value="8.69901123731008">
            <text:p>8.7</text:p>
          </table:table-cell>
          <table:table-cell table:style-name="ce9" table:formula="oooc:=[.I142]/24" office:value-type="float" office:value="0.362458801554587">
            <text:p>0.36</text:p>
          </table:table-cell>
          <table:table-cell table:style-name="ce9" table:formula="oooc:=SUM([.$J$34:.J142])" office:value-type="float" office:value="94.0068343970473">
            <text:p>94.0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0">
            <text:p>110</text:p>
          </table:table-cell>
          <table:table-cell table:style-name="ce13" table:formula="oooc:=[.A143]/[.$B$5]" office:value-type="float" office:value="0.55">
            <text:p>0.550</text:p>
          </table:table-cell>
          <table:table-cell table:style-name="ce9" table:formula="oooc:=ROUND((1-[.B143])*0.5*[.$B$28]+2)" office:value-type="float" office:value="178">
            <text:p>178</text:p>
          </table:table-cell>
          <table:table-cell table:style-name="ce9" table:formula="oooc:=MIN(([.C143]*2+1)^2;[.$J$4])" office:value-type="float" office:value="127449">
            <text:p>127449</text:p>
          </table:table-cell>
          <table:table-cell table:style-name="ce9" table:formula="oooc:=((([.$B$4]*[.D143])*[.$B$29]+(1-[.$B$29])*([.$B$4]*[.$J$4]))/([.$E$4]*10^6))/3600" office:value-type="float" office:value="3.71406430064583">
            <text:p>3.71</text:p>
          </table:table-cell>
          <table:table-cell table:style-name="ce9" table:formula="oooc:=[.E143]/24" office:value-type="float" office:value="0.154752679193576">
            <text:p>0.15</text:p>
          </table:table-cell>
          <table:table-cell table:style-name="ce9" table:formula="oooc:=(([.$B$4]*[.D143])/([.$E$5]*10^6))/3600" office:value-type="float" office:value="4.8216541795302">
            <text:p>4.82</text:p>
          </table:table-cell>
          <table:table-cell table:style-name="ce9" table:formula="oooc:=[.G143]/24" office:value-type="float" office:value="0.200902257480425">
            <text:p>0.2</text:p>
          </table:table-cell>
          <table:table-cell table:style-name="ce9" table:formula="oooc:=[.E143]+[.G143]" office:value-type="float" office:value="8.53571848017604">
            <text:p>8.54</text:p>
          </table:table-cell>
          <table:table-cell table:style-name="ce9" table:formula="oooc:=[.I143]/24" office:value-type="float" office:value="0.355654936674001">
            <text:p>0.36</text:p>
          </table:table-cell>
          <table:table-cell table:style-name="ce9" table:formula="oooc:=SUM([.$J$34:.J143])" office:value-type="float" office:value="94.3624893337213">
            <text:p>94.3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1">
            <text:p>111</text:p>
          </table:table-cell>
          <table:table-cell table:style-name="ce13" table:formula="oooc:=[.A144]/[.$B$5]" office:value-type="float" office:value="0.555">
            <text:p>0.555</text:p>
          </table:table-cell>
          <table:table-cell table:style-name="ce9" table:formula="oooc:=ROUND((1-[.B144])*0.5*[.$B$28]+2)" office:value-type="float" office:value="176">
            <text:p>176</text:p>
          </table:table-cell>
          <table:table-cell table:style-name="ce9" table:formula="oooc:=MIN(([.C144]*2+1)^2;[.$J$4])" office:value-type="float" office:value="124609">
            <text:p>124609</text:p>
          </table:table-cell>
          <table:table-cell table:style-name="ce9" table:formula="oooc:=((([.$B$4]*[.D144])*[.$B$29]+(1-[.$B$29])*([.$B$4]*[.$J$4]))/([.$E$4]*10^6))/3600" office:value-type="float" office:value="3.66003392189583">
            <text:p>3.66</text:p>
          </table:table-cell>
          <table:table-cell table:style-name="ce9" table:formula="oooc:=[.E144]/24" office:value-type="float" office:value="0.152501413412326">
            <text:p>0.15</text:p>
          </table:table-cell>
          <table:table-cell table:style-name="ce9" table:formula="oooc:=(([.$B$4]*[.D144])/([.$E$5]*10^6))/3600" office:value-type="float" office:value="4.71421121905295">
            <text:p>4.71</text:p>
          </table:table-cell>
          <table:table-cell table:style-name="ce9" table:formula="oooc:=[.G144]/24" office:value-type="float" office:value="0.196425467460539">
            <text:p>0.2</text:p>
          </table:table-cell>
          <table:table-cell table:style-name="ce9" table:formula="oooc:=[.E144]+[.G144]" office:value-type="float" office:value="8.37424514094878">
            <text:p>8.37</text:p>
          </table:table-cell>
          <table:table-cell table:style-name="ce9" table:formula="oooc:=[.I144]/24" office:value-type="float" office:value="0.348926880872866">
            <text:p>0.35</text:p>
          </table:table-cell>
          <table:table-cell table:style-name="ce9" table:formula="oooc:=SUM([.$J$34:.J144])" office:value-type="float" office:value="94.7114162145942">
            <text:p>94.7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2">
            <text:p>112</text:p>
          </table:table-cell>
          <table:table-cell table:style-name="ce13" table:formula="oooc:=[.A145]/[.$B$5]" office:value-type="float" office:value="0.56">
            <text:p>0.560</text:p>
          </table:table-cell>
          <table:table-cell table:style-name="ce9" table:formula="oooc:=ROUND((1-[.B145])*0.5*[.$B$28]+2)" office:value-type="float" office:value="174">
            <text:p>174</text:p>
          </table:table-cell>
          <table:table-cell table:style-name="ce9" table:formula="oooc:=MIN(([.C145]*2+1)^2;[.$J$4])" office:value-type="float" office:value="121801">
            <text:p>121801</text:p>
          </table:table-cell>
          <table:table-cell table:style-name="ce9" table:formula="oooc:=((([.$B$4]*[.D145])*[.$B$29]+(1-[.$B$29])*([.$B$4]*[.$J$4]))/([.$E$4]*10^6))/3600" office:value-type="float" office:value="3.60661233614583">
            <text:p>3.61</text:p>
          </table:table-cell>
          <table:table-cell table:style-name="ce9" table:formula="oooc:=[.E145]/24" office:value-type="float" office:value="0.150275514006076">
            <text:p>0.15</text:p>
          </table:table-cell>
          <table:table-cell table:style-name="ce9" table:formula="oooc:=(([.$B$4]*[.D145])/([.$E$5]*10^6))/3600" office:value-type="float" office:value="4.60797888348248">
            <text:p>4.61</text:p>
          </table:table-cell>
          <table:table-cell table:style-name="ce9" table:formula="oooc:=[.G145]/24" office:value-type="float" office:value="0.191999120145103">
            <text:p>0.19</text:p>
          </table:table-cell>
          <table:table-cell table:style-name="ce9" table:formula="oooc:=[.E145]+[.G145]" office:value-type="float" office:value="8.21459121962831">
            <text:p>8.21</text:p>
          </table:table-cell>
          <table:table-cell table:style-name="ce9" table:formula="oooc:=[.I145]/24" office:value-type="float" office:value="0.34227463415118">
            <text:p>0.34</text:p>
          </table:table-cell>
          <table:table-cell table:style-name="ce9" table:formula="oooc:=SUM([.$J$34:.J145])" office:value-type="float" office:value="95.0536908487454">
            <text:p>95.0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3">
            <text:p>113</text:p>
          </table:table-cell>
          <table:table-cell table:style-name="ce13" table:formula="oooc:=[.A146]/[.$B$5]" office:value-type="float" office:value="0.565">
            <text:p>0.565</text:p>
          </table:table-cell>
          <table:table-cell table:style-name="ce9" table:formula="oooc:=ROUND((1-[.B146])*0.5*[.$B$28]+2)" office:value-type="float" office:value="172">
            <text:p>172</text:p>
          </table:table-cell>
          <table:table-cell table:style-name="ce9" table:formula="oooc:=MIN(([.C146]*2+1)^2;[.$J$4])" office:value-type="float" office:value="119025">
            <text:p>119025</text:p>
          </table:table-cell>
          <table:table-cell table:style-name="ce9" table:formula="oooc:=((([.$B$4]*[.D146])*[.$B$29]+(1-[.$B$29])*([.$B$4]*[.$J$4]))/([.$E$4]*10^6))/3600" office:value-type="float" office:value="3.55379954339583">
            <text:p>3.55</text:p>
          </table:table-cell>
          <table:table-cell table:style-name="ce9" table:formula="oooc:=[.E146]/24" office:value-type="float" office:value="0.148074980974826">
            <text:p>0.15</text:p>
          </table:table-cell>
          <table:table-cell table:style-name="ce9" table:formula="oooc:=(([.$B$4]*[.D146])/([.$E$5]*10^6))/3600" office:value-type="float" office:value="4.50295717281879">
            <text:p>4.5</text:p>
          </table:table-cell>
          <table:table-cell table:style-name="ce9" table:formula="oooc:=[.G146]/24" office:value-type="float" office:value="0.187623215534116">
            <text:p>0.19</text:p>
          </table:table-cell>
          <table:table-cell table:style-name="ce9" table:formula="oooc:=[.E146]+[.G146]" office:value-type="float" office:value="8.05675671621463">
            <text:p>8.06</text:p>
          </table:table-cell>
          <table:table-cell table:style-name="ce9" table:formula="oooc:=[.I146]/24" office:value-type="float" office:value="0.335698196508943">
            <text:p>0.34</text:p>
          </table:table-cell>
          <table:table-cell table:style-name="ce9" table:formula="oooc:=SUM([.$J$34:.J146])" office:value-type="float" office:value="95.3893890452543">
            <text:p>95.3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4">
            <text:p>114</text:p>
          </table:table-cell>
          <table:table-cell table:style-name="ce13" table:formula="oooc:=[.A147]/[.$B$5]" office:value-type="float" office:value="0.57">
            <text:p>0.570</text:p>
          </table:table-cell>
          <table:table-cell table:style-name="ce9" table:formula="oooc:=ROUND((1-[.B147])*0.5*[.$B$28]+2)" office:value-type="float" office:value="170">
            <text:p>170</text:p>
          </table:table-cell>
          <table:table-cell table:style-name="ce9" table:formula="oooc:=MIN(([.C147]*2+1)^2;[.$J$4])" office:value-type="float" office:value="116281">
            <text:p>116281</text:p>
          </table:table-cell>
          <table:table-cell table:style-name="ce9" table:formula="oooc:=((([.$B$4]*[.D147])*[.$B$29]+(1-[.$B$29])*([.$B$4]*[.$J$4]))/([.$E$4]*10^6))/3600" office:value-type="float" office:value="3.50159554364583">
            <text:p>3.5</text:p>
          </table:table-cell>
          <table:table-cell table:style-name="ce9" table:formula="oooc:=[.E147]/24" office:value-type="float" office:value="0.145899814318576">
            <text:p>0.15</text:p>
          </table:table-cell>
          <table:table-cell table:style-name="ce9" table:formula="oooc:=(([.$B$4]*[.D147])/([.$E$5]*10^6))/3600" office:value-type="float" office:value="4.39914608706189">
            <text:p>4.4</text:p>
          </table:table-cell>
          <table:table-cell table:style-name="ce9" table:formula="oooc:=[.G147]/24" office:value-type="float" office:value="0.183297753627579">
            <text:p>0.18</text:p>
          </table:table-cell>
          <table:table-cell table:style-name="ce9" table:formula="oooc:=[.E147]+[.G147]" office:value-type="float" office:value="7.90074163070773">
            <text:p>7.9</text:p>
          </table:table-cell>
          <table:table-cell table:style-name="ce9" table:formula="oooc:=[.I147]/24" office:value-type="float" office:value="0.329197567946155">
            <text:p>0.33</text:p>
          </table:table-cell>
          <table:table-cell table:style-name="ce9" table:formula="oooc:=SUM([.$J$34:.J147])" office:value-type="float" office:value="95.7185866132005">
            <text:p>95.7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5">
            <text:p>115</text:p>
          </table:table-cell>
          <table:table-cell table:style-name="ce13" table:formula="oooc:=[.A148]/[.$B$5]" office:value-type="float" office:value="0.575">
            <text:p>0.575</text:p>
          </table:table-cell>
          <table:table-cell table:style-name="ce9" table:formula="oooc:=ROUND((1-[.B148])*0.5*[.$B$28]+2)" office:value-type="float" office:value="168">
            <text:p>168</text:p>
          </table:table-cell>
          <table:table-cell table:style-name="ce9" table:formula="oooc:=MIN(([.C148]*2+1)^2;[.$J$4])" office:value-type="float" office:value="113569">
            <text:p>113569</text:p>
          </table:table-cell>
          <table:table-cell table:style-name="ce9" table:formula="oooc:=((([.$B$4]*[.D148])*[.$B$29]+(1-[.$B$29])*([.$B$4]*[.$J$4]))/([.$E$4]*10^6))/3600" office:value-type="float" office:value="3.45000033689583">
            <text:p>3.45</text:p>
          </table:table-cell>
          <table:table-cell table:style-name="ce9" table:formula="oooc:=[.E148]/24" office:value-type="float" office:value="0.143750014037326">
            <text:p>0.14</text:p>
          </table:table-cell>
          <table:table-cell table:style-name="ce9" table:formula="oooc:=(([.$B$4]*[.D148])/([.$E$5]*10^6))/3600" office:value-type="float" office:value="4.29654562621178">
            <text:p>4.3</text:p>
          </table:table-cell>
          <table:table-cell table:style-name="ce9" table:formula="oooc:=[.G148]/24" office:value-type="float" office:value="0.179022734425491">
            <text:p>0.18</text:p>
          </table:table-cell>
          <table:table-cell table:style-name="ce9" table:formula="oooc:=[.E148]+[.G148]" office:value-type="float" office:value="7.74654596310762">
            <text:p>7.75</text:p>
          </table:table-cell>
          <table:table-cell table:style-name="ce9" table:formula="oooc:=[.I148]/24" office:value-type="float" office:value="0.322772748462817">
            <text:p>0.32</text:p>
          </table:table-cell>
          <table:table-cell table:style-name="ce9" table:formula="oooc:=SUM([.$J$34:.J148])" office:value-type="float" office:value="96.0413593616633">
            <text:p>96.0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6">
            <text:p>116</text:p>
          </table:table-cell>
          <table:table-cell table:style-name="ce13" table:formula="oooc:=[.A149]/[.$B$5]" office:value-type="float" office:value="0.58">
            <text:p>0.580</text:p>
          </table:table-cell>
          <table:table-cell table:style-name="ce9" table:formula="oooc:=ROUND((1-[.B149])*0.5*[.$B$28]+2)" office:value-type="float" office:value="166">
            <text:p>166</text:p>
          </table:table-cell>
          <table:table-cell table:style-name="ce9" table:formula="oooc:=MIN(([.C149]*2+1)^2;[.$J$4])" office:value-type="float" office:value="110889">
            <text:p>110889</text:p>
          </table:table-cell>
          <table:table-cell table:style-name="ce9" table:formula="oooc:=((([.$B$4]*[.D149])*[.$B$29]+(1-[.$B$29])*([.$B$4]*[.$J$4]))/([.$E$4]*10^6))/3600" office:value-type="float" office:value="3.39901392314583">
            <text:p>3.4</text:p>
          </table:table-cell>
          <table:table-cell table:style-name="ce9" table:formula="oooc:=[.E149]/24" office:value-type="float" office:value="0.141625580131076">
            <text:p>0.14</text:p>
          </table:table-cell>
          <table:table-cell table:style-name="ce9" table:formula="oooc:=(([.$B$4]*[.D149])/([.$E$5]*10^6))/3600" office:value-type="float" office:value="4.19515579026846">
            <text:p>4.2</text:p>
          </table:table-cell>
          <table:table-cell table:style-name="ce9" table:formula="oooc:=[.G149]/24" office:value-type="float" office:value="0.174798157927852">
            <text:p>0.17</text:p>
          </table:table-cell>
          <table:table-cell table:style-name="ce9" table:formula="oooc:=[.E149]+[.G149]" office:value-type="float" office:value="7.59416971341429">
            <text:p>7.59</text:p>
          </table:table-cell>
          <table:table-cell table:style-name="ce9" table:formula="oooc:=[.I149]/24" office:value-type="float" office:value="0.316423738058929">
            <text:p>0.32</text:p>
          </table:table-cell>
          <table:table-cell table:style-name="ce9" table:formula="oooc:=SUM([.$J$34:.J149])" office:value-type="float" office:value="96.3577830997222">
            <text:p>96.3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7">
            <text:p>117</text:p>
          </table:table-cell>
          <table:table-cell table:style-name="ce13" table:formula="oooc:=[.A150]/[.$B$5]" office:value-type="float" office:value="0.585">
            <text:p>0.585</text:p>
          </table:table-cell>
          <table:table-cell table:style-name="ce9" table:formula="oooc:=ROUND((1-[.B150])*0.5*[.$B$28]+2)" office:value-type="float" office:value="164">
            <text:p>164</text:p>
          </table:table-cell>
          <table:table-cell table:style-name="ce9" table:formula="oooc:=MIN(([.C150]*2+1)^2;[.$J$4])" office:value-type="float" office:value="108241">
            <text:p>108241</text:p>
          </table:table-cell>
          <table:table-cell table:style-name="ce9" table:formula="oooc:=((([.$B$4]*[.D150])*[.$B$29]+(1-[.$B$29])*([.$B$4]*[.$J$4]))/([.$E$4]*10^6))/3600" office:value-type="float" office:value="3.34863630239583">
            <text:p>3.35</text:p>
          </table:table-cell>
          <table:table-cell table:style-name="ce9" table:formula="oooc:=[.E150]/24" office:value-type="float" office:value="0.139526512599826">
            <text:p>0.14</text:p>
          </table:table-cell>
          <table:table-cell table:style-name="ce9" table:formula="oooc:=(([.$B$4]*[.D150])/([.$E$5]*10^6))/3600" office:value-type="float" office:value="4.09497657923192">
            <text:p>4.09</text:p>
          </table:table-cell>
          <table:table-cell table:style-name="ce9" table:formula="oooc:=[.G150]/24" office:value-type="float" office:value="0.170624024134663">
            <text:p>0.17</text:p>
          </table:table-cell>
          <table:table-cell table:style-name="ce9" table:formula="oooc:=[.E150]+[.G150]" office:value-type="float" office:value="7.44361288162775">
            <text:p>7.44</text:p>
          </table:table-cell>
          <table:table-cell table:style-name="ce9" table:formula="oooc:=[.I150]/24" office:value-type="float" office:value="0.31015053673449">
            <text:p>0.31</text:p>
          </table:table-cell>
          <table:table-cell table:style-name="ce9" table:formula="oooc:=SUM([.$J$34:.J150])" office:value-type="float" office:value="96.6679336364567">
            <text:p>96.6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8">
            <text:p>118</text:p>
          </table:table-cell>
          <table:table-cell table:style-name="ce13" table:formula="oooc:=[.A151]/[.$B$5]" office:value-type="float" office:value="0.59">
            <text:p>0.590</text:p>
          </table:table-cell>
          <table:table-cell table:style-name="ce9" table:formula="oooc:=ROUND((1-[.B151])*0.5*[.$B$28]+2)" office:value-type="float" office:value="162">
            <text:p>162</text:p>
          </table:table-cell>
          <table:table-cell table:style-name="ce9" table:formula="oooc:=MIN(([.C151]*2+1)^2;[.$J$4])" office:value-type="float" office:value="105625">
            <text:p>105625</text:p>
          </table:table-cell>
          <table:table-cell table:style-name="ce9" table:formula="oooc:=((([.$B$4]*[.D151])*[.$B$29]+(1-[.$B$29])*([.$B$4]*[.$J$4]))/([.$E$4]*10^6))/3600" office:value-type="float" office:value="3.29886747464583">
            <text:p>3.3</text:p>
          </table:table-cell>
          <table:table-cell table:style-name="ce9" table:formula="oooc:=[.E151]/24" office:value-type="float" office:value="0.137452811443576">
            <text:p>0.14</text:p>
          </table:table-cell>
          <table:table-cell table:style-name="ce9" table:formula="oooc:=(([.$B$4]*[.D151])/([.$E$5]*10^6))/3600" office:value-type="float" office:value="3.99600799310216">
            <text:p>4</text:p>
          </table:table-cell>
          <table:table-cell table:style-name="ce9" table:formula="oooc:=[.G151]/24" office:value-type="float" office:value="0.166500333045923">
            <text:p>0.17</text:p>
          </table:table-cell>
          <table:table-cell table:style-name="ce9" table:formula="oooc:=[.E151]+[.G151]" office:value-type="float" office:value="7.294875467748">
            <text:p>7.29</text:p>
          </table:table-cell>
          <table:table-cell table:style-name="ce9" table:formula="oooc:=[.I151]/24" office:value-type="float" office:value="0.3039531444895">
            <text:p>0.3</text:p>
          </table:table-cell>
          <table:table-cell table:style-name="ce9" table:formula="oooc:=SUM([.$J$34:.J151])" office:value-type="float" office:value="96.9718867809462">
            <text:p>96.9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19">
            <text:p>119</text:p>
          </table:table-cell>
          <table:table-cell table:style-name="ce13" table:formula="oooc:=[.A152]/[.$B$5]" office:value-type="float" office:value="0.595">
            <text:p>0.595</text:p>
          </table:table-cell>
          <table:table-cell table:style-name="ce9" table:formula="oooc:=ROUND((1-[.B152])*0.5*[.$B$28]+2)" office:value-type="float" office:value="160">
            <text:p>160</text:p>
          </table:table-cell>
          <table:table-cell table:style-name="ce9" table:formula="oooc:=MIN(([.C152]*2+1)^2;[.$J$4])" office:value-type="float" office:value="103041">
            <text:p>103041</text:p>
          </table:table-cell>
          <table:table-cell table:style-name="ce9" table:formula="oooc:=((([.$B$4]*[.D152])*[.$B$29]+(1-[.$B$29])*([.$B$4]*[.$J$4]))/([.$E$4]*10^6))/3600" office:value-type="float" office:value="3.24970743989583">
            <text:p>3.25</text:p>
          </table:table-cell>
          <table:table-cell table:style-name="ce9" table:formula="oooc:=[.E152]/24" office:value-type="float" office:value="0.135404476662326">
            <text:p>0.14</text:p>
          </table:table-cell>
          <table:table-cell table:style-name="ce9" table:formula="oooc:=(([.$B$4]*[.D152])/([.$E$5]*10^6))/3600" office:value-type="float" office:value="3.89825003187919">
            <text:p>3.9</text:p>
          </table:table-cell>
          <table:table-cell table:style-name="ce9" table:formula="oooc:=[.G152]/24" office:value-type="float" office:value="0.162427084661633">
            <text:p>0.16</text:p>
          </table:table-cell>
          <table:table-cell table:style-name="ce9" table:formula="oooc:=[.E152]+[.G152]" office:value-type="float" office:value="7.14795747177503">
            <text:p>7.15</text:p>
          </table:table-cell>
          <table:table-cell table:style-name="ce9" table:formula="oooc:=[.I152]/24" office:value-type="float" office:value="0.297831561323959">
            <text:p>0.3</text:p>
          </table:table-cell>
          <table:table-cell table:style-name="ce9" table:formula="oooc:=SUM([.$J$34:.J152])" office:value-type="float" office:value="97.2697183422702">
            <text:p>97.2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0">
            <text:p>120</text:p>
          </table:table-cell>
          <table:table-cell table:style-name="ce13" table:formula="oooc:=[.A153]/[.$B$5]" office:value-type="float" office:value="0.6">
            <text:p>0.600</text:p>
          </table:table-cell>
          <table:table-cell table:style-name="ce9" table:formula="oooc:=ROUND((1-[.B153])*0.5*[.$B$28]+2)" office:value-type="float" office:value="158">
            <text:p>158</text:p>
          </table:table-cell>
          <table:table-cell table:style-name="ce9" table:formula="oooc:=MIN(([.C153]*2+1)^2;[.$J$4])" office:value-type="float" office:value="100489">
            <text:p>100489</text:p>
          </table:table-cell>
          <table:table-cell table:style-name="ce9" table:formula="oooc:=((([.$B$4]*[.D153])*[.$B$29]+(1-[.$B$29])*([.$B$4]*[.$J$4]))/([.$E$4]*10^6))/3600" office:value-type="float" office:value="3.20115619814583">
            <text:p>3.2</text:p>
          </table:table-cell>
          <table:table-cell table:style-name="ce9" table:formula="oooc:=[.E153]/24" office:value-type="float" office:value="0.133381508256076">
            <text:p>0.13</text:p>
          </table:table-cell>
          <table:table-cell table:style-name="ce9" table:formula="oooc:=(([.$B$4]*[.D153])/([.$E$5]*10^6))/3600" office:value-type="float" office:value="3.80170269556301">
            <text:p>3.8</text:p>
          </table:table-cell>
          <table:table-cell table:style-name="ce9" table:formula="oooc:=[.G153]/24" office:value-type="float" office:value="0.158404278981792">
            <text:p>0.16</text:p>
          </table:table-cell>
          <table:table-cell table:style-name="ce9" table:formula="oooc:=[.E153]+[.G153]" office:value-type="float" office:value="7.00285889370885">
            <text:p>7</text:p>
          </table:table-cell>
          <table:table-cell table:style-name="ce9" table:formula="oooc:=[.I153]/24" office:value-type="float" office:value="0.291785787237869">
            <text:p>0.29</text:p>
          </table:table-cell>
          <table:table-cell table:style-name="ce9" table:formula="oooc:=SUM([.$J$34:.J153])" office:value-type="float" office:value="97.561504129508">
            <text:p>97.5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1">
            <text:p>121</text:p>
          </table:table-cell>
          <table:table-cell table:style-name="ce13" table:formula="oooc:=[.A154]/[.$B$5]" office:value-type="float" office:value="0.605">
            <text:p>0.605</text:p>
          </table:table-cell>
          <table:table-cell table:style-name="ce9" table:formula="oooc:=ROUND((1-[.B154])*0.5*[.$B$28]+2)" office:value-type="float" office:value="156">
            <text:p>156</text:p>
          </table:table-cell>
          <table:table-cell table:style-name="ce9" table:formula="oooc:=MIN(([.C154]*2+1)^2;[.$J$4])" office:value-type="float" office:value="97969">
            <text:p>97969</text:p>
          </table:table-cell>
          <table:table-cell table:style-name="ce9" table:formula="oooc:=((([.$B$4]*[.D154])*[.$B$29]+(1-[.$B$29])*([.$B$4]*[.$J$4]))/([.$E$4]*10^6))/3600" office:value-type="float" office:value="3.15321374939583">
            <text:p>3.15</text:p>
          </table:table-cell>
          <table:table-cell table:style-name="ce9" table:formula="oooc:=[.E154]/24" office:value-type="float" office:value="0.131383906224826">
            <text:p>0.13</text:p>
          </table:table-cell>
          <table:table-cell table:style-name="ce9" table:formula="oooc:=(([.$B$4]*[.D154])/([.$E$5]*10^6))/3600" office:value-type="float" office:value="3.70636598415362">
            <text:p>3.71</text:p>
          </table:table-cell>
          <table:table-cell table:style-name="ce9" table:formula="oooc:=[.G154]/24" office:value-type="float" office:value="0.154431916006401">
            <text:p>0.15</text:p>
          </table:table-cell>
          <table:table-cell table:style-name="ce9" table:formula="oooc:=[.E154]+[.G154]" office:value-type="float" office:value="6.85957973354945">
            <text:p>6.86</text:p>
          </table:table-cell>
          <table:table-cell table:style-name="ce9" table:formula="oooc:=[.I154]/24" office:value-type="float" office:value="0.285815822231227">
            <text:p>0.29</text:p>
          </table:table-cell>
          <table:table-cell table:style-name="ce9" table:formula="oooc:=SUM([.$J$34:.J154])" office:value-type="float" office:value="97.8473199517392">
            <text:p>97.8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2">
            <text:p>122</text:p>
          </table:table-cell>
          <table:table-cell table:style-name="ce13" table:formula="oooc:=[.A155]/[.$B$5]" office:value-type="float" office:value="0.61">
            <text:p>0.610</text:p>
          </table:table-cell>
          <table:table-cell table:style-name="ce9" table:formula="oooc:=ROUND((1-[.B155])*0.5*[.$B$28]+2)" office:value-type="float" office:value="154">
            <text:p>154</text:p>
          </table:table-cell>
          <table:table-cell table:style-name="ce9" table:formula="oooc:=MIN(([.C155]*2+1)^2;[.$J$4])" office:value-type="float" office:value="95481">
            <text:p>95481</text:p>
          </table:table-cell>
          <table:table-cell table:style-name="ce9" table:formula="oooc:=((([.$B$4]*[.D155])*[.$B$29]+(1-[.$B$29])*([.$B$4]*[.$J$4]))/([.$E$4]*10^6))/3600" office:value-type="float" office:value="3.10588009364583">
            <text:p>3.11</text:p>
          </table:table-cell>
          <table:table-cell table:style-name="ce9" table:formula="oooc:=[.E155]/24" office:value-type="float" office:value="0.129411670568576">
            <text:p>0.13</text:p>
          </table:table-cell>
          <table:table-cell table:style-name="ce9" table:formula="oooc:=(([.$B$4]*[.D155])/([.$E$5]*10^6))/3600" office:value-type="float" office:value="3.61223989765101">
            <text:p>3.61</text:p>
          </table:table-cell>
          <table:table-cell table:style-name="ce9" table:formula="oooc:=[.G155]/24" office:value-type="float" office:value="0.150509995735459">
            <text:p>0.15</text:p>
          </table:table-cell>
          <table:table-cell table:style-name="ce9" table:formula="oooc:=[.E155]+[.G155]" office:value-type="float" office:value="6.71811999129684">
            <text:p>6.72</text:p>
          </table:table-cell>
          <table:table-cell table:style-name="ce9" table:formula="oooc:=[.I155]/24" office:value-type="float" office:value="0.279921666304035">
            <text:p>0.28</text:p>
          </table:table-cell>
          <table:table-cell table:style-name="ce9" table:formula="oooc:=SUM([.$J$34:.J155])" office:value-type="float" office:value="98.1272416180433">
            <text:p>98.1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3">
            <text:p>123</text:p>
          </table:table-cell>
          <table:table-cell table:style-name="ce13" table:formula="oooc:=[.A156]/[.$B$5]" office:value-type="float" office:value="0.615">
            <text:p>0.615</text:p>
          </table:table-cell>
          <table:table-cell table:style-name="ce9" table:formula="oooc:=ROUND((1-[.B156])*0.5*[.$B$28]+2)" office:value-type="float" office:value="152">
            <text:p>152</text:p>
          </table:table-cell>
          <table:table-cell table:style-name="ce9" table:formula="oooc:=MIN(([.C156]*2+1)^2;[.$J$4])" office:value-type="float" office:value="93025">
            <text:p>93025</text:p>
          </table:table-cell>
          <table:table-cell table:style-name="ce9" table:formula="oooc:=((([.$B$4]*[.D156])*[.$B$29]+(1-[.$B$29])*([.$B$4]*[.$J$4]))/([.$E$4]*10^6))/3600" office:value-type="float" office:value="3.05915523089583">
            <text:p>3.06</text:p>
          </table:table-cell>
          <table:table-cell table:style-name="ce9" table:formula="oooc:=[.E156]/24" office:value-type="float" office:value="0.127464801287326">
            <text:p>0.13</text:p>
          </table:table-cell>
          <table:table-cell table:style-name="ce9" table:formula="oooc:=(([.$B$4]*[.D156])/([.$E$5]*10^6))/3600" office:value-type="float" office:value="3.51932443605518">
            <text:p>3.52</text:p>
          </table:table-cell>
          <table:table-cell table:style-name="ce9" table:formula="oooc:=[.G156]/24" office:value-type="float" office:value="0.146638518168966">
            <text:p>0.15</text:p>
          </table:table-cell>
          <table:table-cell table:style-name="ce9" table:formula="oooc:=[.E156]+[.G156]" office:value-type="float" office:value="6.57847966695102">
            <text:p>6.58</text:p>
          </table:table-cell>
          <table:table-cell table:style-name="ce9" table:formula="oooc:=[.I156]/24" office:value-type="float" office:value="0.274103319456292">
            <text:p>0.27</text:p>
          </table:table-cell>
          <table:table-cell table:style-name="ce9" table:formula="oooc:=SUM([.$J$34:.J156])" office:value-type="float" office:value="98.4013449374996">
            <text:p>98.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4">
            <text:p>124</text:p>
          </table:table-cell>
          <table:table-cell table:style-name="ce13" table:formula="oooc:=[.A157]/[.$B$5]" office:value-type="float" office:value="0.62">
            <text:p>0.620</text:p>
          </table:table-cell>
          <table:table-cell table:style-name="ce9" table:formula="oooc:=ROUND((1-[.B157])*0.5*[.$B$28]+2)" office:value-type="float" office:value="150">
            <text:p>150</text:p>
          </table:table-cell>
          <table:table-cell table:style-name="ce9" table:formula="oooc:=MIN(([.C157]*2+1)^2;[.$J$4])" office:value-type="float" office:value="90601">
            <text:p>90601</text:p>
          </table:table-cell>
          <table:table-cell table:style-name="ce9" table:formula="oooc:=((([.$B$4]*[.D157])*[.$B$29]+(1-[.$B$29])*([.$B$4]*[.$J$4]))/([.$E$4]*10^6))/3600" office:value-type="float" office:value="3.01303916114583">
            <text:p>3.01</text:p>
          </table:table-cell>
          <table:table-cell table:style-name="ce9" table:formula="oooc:=[.E157]/24" office:value-type="float" office:value="0.125543298381076">
            <text:p>0.13</text:p>
          </table:table-cell>
          <table:table-cell table:style-name="ce9" table:formula="oooc:=(([.$B$4]*[.D157])/([.$E$5]*10^6))/3600" office:value-type="float" office:value="3.42761959936614">
            <text:p>3.43</text:p>
          </table:table-cell>
          <table:table-cell table:style-name="ce9" table:formula="oooc:=[.G157]/24" office:value-type="float" office:value="0.142817483306923">
            <text:p>0.14</text:p>
          </table:table-cell>
          <table:table-cell table:style-name="ce9" table:formula="oooc:=[.E157]+[.G157]" office:value-type="float" office:value="6.44065876051198">
            <text:p>6.44</text:p>
          </table:table-cell>
          <table:table-cell table:style-name="ce9" table:formula="oooc:=[.I157]/24" office:value-type="float" office:value="0.268360781687999">
            <text:p>0.27</text:p>
          </table:table-cell>
          <table:table-cell table:style-name="ce9" table:formula="oooc:=SUM([.$J$34:.J157])" office:value-type="float" office:value="98.6697057191876">
            <text:p>98.6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5">
            <text:p>125</text:p>
          </table:table-cell>
          <table:table-cell table:style-name="ce13" table:formula="oooc:=[.A158]/[.$B$5]" office:value-type="float" office:value="0.625">
            <text:p>0.625</text:p>
          </table:table-cell>
          <table:table-cell table:style-name="ce9" table:formula="oooc:=ROUND((1-[.B158])*0.5*[.$B$28]+2)" office:value-type="float" office:value="148">
            <text:p>148</text:p>
          </table:table-cell>
          <table:table-cell table:style-name="ce9" table:formula="oooc:=MIN(([.C158]*2+1)^2;[.$J$4])" office:value-type="float" office:value="88209">
            <text:p>88209</text:p>
          </table:table-cell>
          <table:table-cell table:style-name="ce9" table:formula="oooc:=((([.$B$4]*[.D158])*[.$B$29]+(1-[.$B$29])*([.$B$4]*[.$J$4]))/([.$E$4]*10^6))/3600" office:value-type="float" office:value="2.96753188439583">
            <text:p>2.97</text:p>
          </table:table-cell>
          <table:table-cell table:style-name="ce9" table:formula="oooc:=[.E158]/24" office:value-type="float" office:value="0.123647161849826">
            <text:p>0.12</text:p>
          </table:table-cell>
          <table:table-cell table:style-name="ce9" table:formula="oooc:=(([.$B$4]*[.D158])/([.$E$5]*10^6))/3600" office:value-type="float" office:value="3.33712538758389">
            <text:p>3.34</text:p>
          </table:table-cell>
          <table:table-cell table:style-name="ce9" table:formula="oooc:=[.G158]/24" office:value-type="float" office:value="0.139046891149329">
            <text:p>0.14</text:p>
          </table:table-cell>
          <table:table-cell table:style-name="ce9" table:formula="oooc:=[.E158]+[.G158]" office:value-type="float" office:value="6.30465727197973">
            <text:p>6.3</text:p>
          </table:table-cell>
          <table:table-cell table:style-name="ce9" table:formula="oooc:=[.I158]/24" office:value-type="float" office:value="0.262694052999155">
            <text:p>0.26</text:p>
          </table:table-cell>
          <table:table-cell table:style-name="ce9" table:formula="oooc:=SUM([.$J$34:.J158])" office:value-type="float" office:value="98.9323997721867">
            <text:p>98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6">
            <text:p>126</text:p>
          </table:table-cell>
          <table:table-cell table:style-name="ce13" table:formula="oooc:=[.A159]/[.$B$5]" office:value-type="float" office:value="0.63">
            <text:p>0.630</text:p>
          </table:table-cell>
          <table:table-cell table:style-name="ce9" table:formula="oooc:=ROUND((1-[.B159])*0.5*[.$B$28]+2)" office:value-type="float" office:value="146">
            <text:p>146</text:p>
          </table:table-cell>
          <table:table-cell table:style-name="ce9" table:formula="oooc:=MIN(([.C159]*2+1)^2;[.$J$4])" office:value-type="float" office:value="85849">
            <text:p>85849</text:p>
          </table:table-cell>
          <table:table-cell table:style-name="ce9" table:formula="oooc:=((([.$B$4]*[.D159])*[.$B$29]+(1-[.$B$29])*([.$B$4]*[.$J$4]))/([.$E$4]*10^6))/3600" office:value-type="float" office:value="2.92263340064583">
            <text:p>2.92</text:p>
          </table:table-cell>
          <table:table-cell table:style-name="ce9" table:formula="oooc:=[.E159]/24" office:value-type="float" office:value="0.121776391693576">
            <text:p>0.12</text:p>
          </table:table-cell>
          <table:table-cell table:style-name="ce9" table:formula="oooc:=(([.$B$4]*[.D159])/([.$E$5]*10^6))/3600" office:value-type="float" office:value="3.24784180070843">
            <text:p>3.25</text:p>
          </table:table-cell>
          <table:table-cell table:style-name="ce9" table:formula="oooc:=[.G159]/24" office:value-type="float" office:value="0.135326741696184">
            <text:p>0.14</text:p>
          </table:table-cell>
          <table:table-cell table:style-name="ce9" table:formula="oooc:=[.E159]+[.G159]" office:value-type="float" office:value="6.17047520135426">
            <text:p>6.17</text:p>
          </table:table-cell>
          <table:table-cell table:style-name="ce9" table:formula="oooc:=[.I159]/24" office:value-type="float" office:value="0.257103133389761">
            <text:p>0.26</text:p>
          </table:table-cell>
          <table:table-cell table:style-name="ce9" table:formula="oooc:=SUM([.$J$34:.J159])" office:value-type="float" office:value="99.1895029055765">
            <text:p>99.1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7">
            <text:p>127</text:p>
          </table:table-cell>
          <table:table-cell table:style-name="ce13" table:formula="oooc:=[.A160]/[.$B$5]" office:value-type="float" office:value="0.635">
            <text:p>0.635</text:p>
          </table:table-cell>
          <table:table-cell table:style-name="ce9" table:formula="oooc:=ROUND((1-[.B160])*0.5*[.$B$28]+2)" office:value-type="float" office:value="145">
            <text:p>145</text:p>
          </table:table-cell>
          <table:table-cell table:style-name="ce9" table:formula="oooc:=MIN(([.C160]*2+1)^2;[.$J$4])" office:value-type="float" office:value="84681">
            <text:p>84681</text:p>
          </table:table-cell>
          <table:table-cell table:style-name="ce9" table:formula="oooc:=((([.$B$4]*[.D160])*[.$B$29]+(1-[.$B$29])*([.$B$4]*[.$J$4]))/([.$E$4]*10^6))/3600" office:value-type="float" office:value="2.90041245614583">
            <text:p>2.9</text:p>
          </table:table-cell>
          <table:table-cell table:style-name="ce9" table:formula="oooc:=[.E160]/24" office:value-type="float" office:value="0.120850519006076">
            <text:p>0.12</text:p>
          </table:table-cell>
          <table:table-cell table:style-name="ce9" table:formula="oooc:=(([.$B$4]*[.D160])/([.$E$5]*10^6))/3600" office:value-type="float" office:value="3.20365399161074">
            <text:p>3.2</text:p>
          </table:table-cell>
          <table:table-cell table:style-name="ce9" table:formula="oooc:=[.G160]/24" office:value-type="float" office:value="0.133485582983781">
            <text:p>0.13</text:p>
          </table:table-cell>
          <table:table-cell table:style-name="ce9" table:formula="oooc:=[.E160]+[.G160]" office:value-type="float" office:value="6.10406644775657">
            <text:p>6.1</text:p>
          </table:table-cell>
          <table:table-cell table:style-name="ce9" table:formula="oooc:=[.I160]/24" office:value-type="float" office:value="0.254336101989857">
            <text:p>0.25</text:p>
          </table:table-cell>
          <table:table-cell table:style-name="ce9" table:formula="oooc:=SUM([.$J$34:.J160])" office:value-type="float" office:value="99.4438390075664">
            <text:p>99.4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8">
            <text:p>128</text:p>
          </table:table-cell>
          <table:table-cell table:style-name="ce13" table:formula="oooc:=[.A161]/[.$B$5]" office:value-type="float" office:value="0.64">
            <text:p>0.640</text:p>
          </table:table-cell>
          <table:table-cell table:style-name="ce9" table:formula="oooc:=ROUND((1-[.B161])*0.5*[.$B$28]+2)" office:value-type="float" office:value="143">
            <text:p>143</text:p>
          </table:table-cell>
          <table:table-cell table:style-name="ce9" table:formula="oooc:=MIN(([.C161]*2+1)^2;[.$J$4])" office:value-type="float" office:value="82369">
            <text:p>82369</text:p>
          </table:table-cell>
          <table:table-cell table:style-name="ce9" table:formula="oooc:=((([.$B$4]*[.D161])*[.$B$29]+(1-[.$B$29])*([.$B$4]*[.$J$4]))/([.$E$4]*10^6))/3600" office:value-type="float" office:value="2.85642716189583">
            <text:p>2.86</text:p>
          </table:table-cell>
          <table:table-cell table:style-name="ce9" table:formula="oooc:=[.E161]/24" office:value-type="float" office:value="0.119017798412326">
            <text:p>0.12</text:p>
          </table:table-cell>
          <table:table-cell table:style-name="ce9" table:formula="oooc:=(([.$B$4]*[.D161])/([.$E$5]*10^6))/3600" office:value-type="float" office:value="3.11618634209545">
            <text:p>3.12</text:p>
          </table:table-cell>
          <table:table-cell table:style-name="ce9" table:formula="oooc:=[.G161]/24" office:value-type="float" office:value="0.12984109758731">
            <text:p>0.13</text:p>
          </table:table-cell>
          <table:table-cell table:style-name="ce9" table:formula="oooc:=[.E161]+[.G161]" office:value-type="float" office:value="5.97261350399129">
            <text:p>5.97</text:p>
          </table:table-cell>
          <table:table-cell table:style-name="ce9" table:formula="oooc:=[.I161]/24" office:value-type="float" office:value="0.248858895999637">
            <text:p>0.25</text:p>
          </table:table-cell>
          <table:table-cell table:style-name="ce9" table:formula="oooc:=SUM([.$J$34:.J161])" office:value-type="float" office:value="99.692697903566">
            <text:p>99.6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29">
            <text:p>129</text:p>
          </table:table-cell>
          <table:table-cell table:style-name="ce13" table:formula="oooc:=[.A162]/[.$B$5]" office:value-type="float" office:value="0.645">
            <text:p>0.645</text:p>
          </table:table-cell>
          <table:table-cell table:style-name="ce9" table:formula="oooc:=ROUND((1-[.B162])*0.5*[.$B$28]+2)" office:value-type="float" office:value="141">
            <text:p>141</text:p>
          </table:table-cell>
          <table:table-cell table:style-name="ce9" table:formula="oooc:=MIN(([.C162]*2+1)^2;[.$J$4])" office:value-type="float" office:value="80089">
            <text:p>80089</text:p>
          </table:table-cell>
          <table:table-cell table:style-name="ce9" table:formula="oooc:=((([.$B$4]*[.D162])*[.$B$29]+(1-[.$B$29])*([.$B$4]*[.$J$4]))/([.$E$4]*10^6))/3600" office:value-type="float" office:value="2.81305066064583">
            <text:p>2.81</text:p>
          </table:table-cell>
          <table:table-cell table:style-name="ce9" table:formula="oooc:=[.E162]/24" office:value-type="float" office:value="0.117210444193576">
            <text:p>0.12</text:p>
          </table:table-cell>
          <table:table-cell table:style-name="ce9" table:formula="oooc:=(([.$B$4]*[.D162])/([.$E$5]*10^6))/3600" office:value-type="float" office:value="3.02992931748695">
            <text:p>3.03</text:p>
          </table:table-cell>
          <table:table-cell table:style-name="ce9" table:formula="oooc:=[.G162]/24" office:value-type="float" office:value="0.12624705489529">
            <text:p>0.13</text:p>
          </table:table-cell>
          <table:table-cell table:style-name="ce9" table:formula="oooc:=[.E162]+[.G162]" office:value-type="float" office:value="5.84297997813278">
            <text:p>5.84</text:p>
          </table:table-cell>
          <table:table-cell table:style-name="ce9" table:formula="oooc:=[.I162]/24" office:value-type="float" office:value="0.243457499088866">
            <text:p>0.24</text:p>
          </table:table-cell>
          <table:table-cell table:style-name="ce9" table:formula="oooc:=SUM([.$J$34:.J162])" office:value-type="float" office:value="99.9361554026548">
            <text:p>99.9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0">
            <text:p>130</text:p>
          </table:table-cell>
          <table:table-cell table:style-name="ce13" table:formula="oooc:=[.A163]/[.$B$5]" office:value-type="float" office:value="0.65">
            <text:p>0.650</text:p>
          </table:table-cell>
          <table:table-cell table:style-name="ce9" table:formula="oooc:=ROUND((1-[.B163])*0.5*[.$B$28]+2)" office:value-type="float" office:value="139">
            <text:p>139</text:p>
          </table:table-cell>
          <table:table-cell table:style-name="ce9" table:formula="oooc:=MIN(([.C163]*2+1)^2;[.$J$4])" office:value-type="float" office:value="77841">
            <text:p>77841</text:p>
          </table:table-cell>
          <table:table-cell table:style-name="ce9" table:formula="oooc:=((([.$B$4]*[.D163])*[.$B$29]+(1-[.$B$29])*([.$B$4]*[.$J$4]))/([.$E$4]*10^6))/3600" office:value-type="float" office:value="2.77028295239583">
            <text:p>2.77</text:p>
          </table:table-cell>
          <table:table-cell table:style-name="ce9" table:formula="oooc:=[.E163]/24" office:value-type="float" office:value="0.115428456349826">
            <text:p>0.12</text:p>
          </table:table-cell>
          <table:table-cell table:style-name="ce9" table:formula="oooc:=(([.$B$4]*[.D163])/([.$E$5]*10^6))/3600" office:value-type="float" office:value="2.94488291778523">
            <text:p>2.94</text:p>
          </table:table-cell>
          <table:table-cell table:style-name="ce9" table:formula="oooc:=[.G163]/24" office:value-type="float" office:value="0.122703454907718">
            <text:p>0.12</text:p>
          </table:table-cell>
          <table:table-cell table:style-name="ce9" table:formula="oooc:=[.E163]+[.G163]" office:value-type="float" office:value="5.71516587018107">
            <text:p>5.72</text:p>
          </table:table-cell>
          <table:table-cell table:style-name="ce9" table:formula="oooc:=[.I163]/24" office:value-type="float" office:value="0.238131911257544">
            <text:p>0.24</text:p>
          </table:table-cell>
          <table:table-cell table:style-name="ce9" table:formula="oooc:=SUM([.$J$34:.J163])" office:value-type="float" office:value="100.174287313912">
            <text:p>100.1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1">
            <text:p>131</text:p>
          </table:table-cell>
          <table:table-cell table:style-name="ce13" table:formula="oooc:=[.A164]/[.$B$5]" office:value-type="float" office:value="0.655">
            <text:p>0.655</text:p>
          </table:table-cell>
          <table:table-cell table:style-name="ce9" table:formula="oooc:=ROUND((1-[.B164])*0.5*[.$B$28]+2)" office:value-type="float" office:value="137">
            <text:p>137</text:p>
          </table:table-cell>
          <table:table-cell table:style-name="ce9" table:formula="oooc:=MIN(([.C164]*2+1)^2;[.$J$4])" office:value-type="float" office:value="75625">
            <text:p>75625</text:p>
          </table:table-cell>
          <table:table-cell table:style-name="ce9" table:formula="oooc:=((([.$B$4]*[.D164])*[.$B$29]+(1-[.$B$29])*([.$B$4]*[.$J$4]))/([.$E$4]*10^6))/3600" office:value-type="float" office:value="2.72812403714583">
            <text:p>2.73</text:p>
          </table:table-cell>
          <table:table-cell table:style-name="ce9" table:formula="oooc:=[.E164]/24" office:value-type="float" office:value="0.113671834881076">
            <text:p>0.11</text:p>
          </table:table-cell>
          <table:table-cell table:style-name="ce9" table:formula="oooc:=(([.$B$4]*[.D164])/([.$E$5]*10^6))/3600" office:value-type="float" office:value="2.86104714299031">
            <text:p>2.86</text:p>
          </table:table-cell>
          <table:table-cell table:style-name="ce9" table:formula="oooc:=[.G164]/24" office:value-type="float" office:value="0.119210297624596">
            <text:p>0.12</text:p>
          </table:table-cell>
          <table:table-cell table:style-name="ce9" table:formula="oooc:=[.E164]+[.G164]" office:value-type="float" office:value="5.58917118013614">
            <text:p>5.59</text:p>
          </table:table-cell>
          <table:table-cell table:style-name="ce9" table:formula="oooc:=[.I164]/24" office:value-type="float" office:value="0.232882132505672">
            <text:p>0.23</text:p>
          </table:table-cell>
          <table:table-cell table:style-name="ce9" table:formula="oooc:=SUM([.$J$34:.J164])" office:value-type="float" office:value="100.407169446418">
            <text:p>100.4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2">
            <text:p>132</text:p>
          </table:table-cell>
          <table:table-cell table:style-name="ce13" table:formula="oooc:=[.A165]/[.$B$5]" office:value-type="float" office:value="0.66">
            <text:p>0.660</text:p>
          </table:table-cell>
          <table:table-cell table:style-name="ce9" table:formula="oooc:=ROUND((1-[.B165])*0.5*[.$B$28]+2)" office:value-type="float" office:value="135">
            <text:p>135</text:p>
          </table:table-cell>
          <table:table-cell table:style-name="ce9" table:formula="oooc:=MIN(([.C165]*2+1)^2;[.$J$4])" office:value-type="float" office:value="73441">
            <text:p>73441</text:p>
          </table:table-cell>
          <table:table-cell table:style-name="ce9" table:formula="oooc:=((([.$B$4]*[.D165])*[.$B$29]+(1-[.$B$29])*([.$B$4]*[.$J$4]))/([.$E$4]*10^6))/3600" office:value-type="float" office:value="2.68657391489583">
            <text:p>2.69</text:p>
          </table:table-cell>
          <table:table-cell table:style-name="ce9" table:formula="oooc:=[.E165]/24" office:value-type="float" office:value="0.111940579787326">
            <text:p>0.11</text:p>
          </table:table-cell>
          <table:table-cell table:style-name="ce9" table:formula="oooc:=(([.$B$4]*[.D165])/([.$E$5]*10^6))/3600" office:value-type="float" office:value="2.77842199310216">
            <text:p>2.78</text:p>
          </table:table-cell>
          <table:table-cell table:style-name="ce9" table:formula="oooc:=[.G165]/24" office:value-type="float" office:value="0.115767583045923">
            <text:p>0.12</text:p>
          </table:table-cell>
          <table:table-cell table:style-name="ce9" table:formula="oooc:=[.E165]+[.G165]" office:value-type="float" office:value="5.464995907998">
            <text:p>5.46</text:p>
          </table:table-cell>
          <table:table-cell table:style-name="ce9" table:formula="oooc:=[.I165]/24" office:value-type="float" office:value="0.22770816283325">
            <text:p>0.23</text:p>
          </table:table-cell>
          <table:table-cell table:style-name="ce9" table:formula="oooc:=SUM([.$J$34:.J165])" office:value-type="float" office:value="100.634877609251">
            <text:p>100.6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3">
            <text:p>133</text:p>
          </table:table-cell>
          <table:table-cell table:style-name="ce13" table:formula="oooc:=[.A166]/[.$B$5]" office:value-type="float" office:value="0.665">
            <text:p>0.665</text:p>
          </table:table-cell>
          <table:table-cell table:style-name="ce9" table:formula="oooc:=ROUND((1-[.B166])*0.5*[.$B$28]+2)" office:value-type="float" office:value="133">
            <text:p>133</text:p>
          </table:table-cell>
          <table:table-cell table:style-name="ce9" table:formula="oooc:=MIN(([.C166]*2+1)^2;[.$J$4])" office:value-type="float" office:value="71289">
            <text:p>71289</text:p>
          </table:table-cell>
          <table:table-cell table:style-name="ce9" table:formula="oooc:=((([.$B$4]*[.D166])*[.$B$29]+(1-[.$B$29])*([.$B$4]*[.$J$4]))/([.$E$4]*10^6))/3600" office:value-type="float" office:value="2.64563258564583">
            <text:p>2.65</text:p>
          </table:table-cell>
          <table:table-cell table:style-name="ce9" table:formula="oooc:=[.E166]/24" office:value-type="float" office:value="0.110234691068576">
            <text:p>0.11</text:p>
          </table:table-cell>
          <table:table-cell table:style-name="ce9" table:formula="oooc:=(([.$B$4]*[.D166])/([.$E$5]*10^6))/3600" office:value-type="float" office:value="2.69700746812081">
            <text:p>2.7</text:p>
          </table:table-cell>
          <table:table-cell table:style-name="ce9" table:formula="oooc:=[.G166]/24" office:value-type="float" office:value="0.1123753111717">
            <text:p>0.11</text:p>
          </table:table-cell>
          <table:table-cell table:style-name="ce9" table:formula="oooc:=[.E166]+[.G166]" office:value-type="float" office:value="5.34264005376664">
            <text:p>5.34</text:p>
          </table:table-cell>
          <table:table-cell table:style-name="ce9" table:formula="oooc:=[.I166]/24" office:value-type="float" office:value="0.222610002240277">
            <text:p>0.22</text:p>
          </table:table-cell>
          <table:table-cell table:style-name="ce9" table:formula="oooc:=SUM([.$J$34:.J166])" office:value-type="float" office:value="100.857487611492">
            <text:p>100.8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4">
            <text:p>134</text:p>
          </table:table-cell>
          <table:table-cell table:style-name="ce13" table:formula="oooc:=[.A167]/[.$B$5]" office:value-type="float" office:value="0.67">
            <text:p>0.670</text:p>
          </table:table-cell>
          <table:table-cell table:style-name="ce9" table:formula="oooc:=ROUND((1-[.B167])*0.5*[.$B$28]+2)" office:value-type="float" office:value="131">
            <text:p>131</text:p>
          </table:table-cell>
          <table:table-cell table:style-name="ce9" table:formula="oooc:=MIN(([.C167]*2+1)^2;[.$J$4])" office:value-type="float" office:value="69169">
            <text:p>69169</text:p>
          </table:table-cell>
          <table:table-cell table:style-name="ce9" table:formula="oooc:=((([.$B$4]*[.D167])*[.$B$29]+(1-[.$B$29])*([.$B$4]*[.$J$4]))/([.$E$4]*10^6))/3600" office:value-type="float" office:value="2.60530004939583">
            <text:p>2.61</text:p>
          </table:table-cell>
          <table:table-cell table:style-name="ce9" table:formula="oooc:=[.E167]/24" office:value-type="float" office:value="0.108554168724826">
            <text:p>0.11</text:p>
          </table:table-cell>
          <table:table-cell table:style-name="ce9" table:formula="oooc:=(([.$B$4]*[.D167])/([.$E$5]*10^6))/3600" office:value-type="float" office:value="2.61680356804623">
            <text:p>2.62</text:p>
          </table:table-cell>
          <table:table-cell table:style-name="ce9" table:formula="oooc:=[.G167]/24" office:value-type="float" office:value="0.109033482001926">
            <text:p>0.11</text:p>
          </table:table-cell>
          <table:table-cell table:style-name="ce9" table:formula="oooc:=[.E167]+[.G167]" office:value-type="float" office:value="5.22210361744207">
            <text:p>5.22</text:p>
          </table:table-cell>
          <table:table-cell table:style-name="ce9" table:formula="oooc:=[.I167]/24" office:value-type="float" office:value="0.217587650726753">
            <text:p>0.22</text:p>
          </table:table-cell>
          <table:table-cell table:style-name="ce9" table:formula="oooc:=SUM([.$J$34:.J167])" office:value-type="float" office:value="101.075075262218">
            <text:p>101.0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5">
            <text:p>135</text:p>
          </table:table-cell>
          <table:table-cell table:style-name="ce13" table:formula="oooc:=[.A168]/[.$B$5]" office:value-type="float" office:value="0.675">
            <text:p>0.675</text:p>
          </table:table-cell>
          <table:table-cell table:style-name="ce9" table:formula="oooc:=ROUND((1-[.B168])*0.5*[.$B$28]+2)" office:value-type="float" office:value="129">
            <text:p>129</text:p>
          </table:table-cell>
          <table:table-cell table:style-name="ce9" table:formula="oooc:=MIN(([.C168]*2+1)^2;[.$J$4])" office:value-type="float" office:value="67081">
            <text:p>67081</text:p>
          </table:table-cell>
          <table:table-cell table:style-name="ce9" table:formula="oooc:=((([.$B$4]*[.D168])*[.$B$29]+(1-[.$B$29])*([.$B$4]*[.$J$4]))/([.$E$4]*10^6))/3600" office:value-type="float" office:value="2.56557630614583">
            <text:p>2.57</text:p>
          </table:table-cell>
          <table:table-cell table:style-name="ce9" table:formula="oooc:=[.E168]/24" office:value-type="float" office:value="0.106899012756076">
            <text:p>0.11</text:p>
          </table:table-cell>
          <table:table-cell table:style-name="ce9" table:formula="oooc:=(([.$B$4]*[.D168])/([.$E$5]*10^6))/3600" office:value-type="float" office:value="2.53781029287845">
            <text:p>2.54</text:p>
          </table:table-cell>
          <table:table-cell table:style-name="ce9" table:formula="oooc:=[.G168]/24" office:value-type="float" office:value="0.105742095536602">
            <text:p>0.11</text:p>
          </table:table-cell>
          <table:table-cell table:style-name="ce9" table:formula="oooc:=[.E168]+[.G168]" office:value-type="float" office:value="5.10338659902428">
            <text:p>5.1</text:p>
          </table:table-cell>
          <table:table-cell table:style-name="ce9" table:formula="oooc:=[.I168]/24" office:value-type="float" office:value="0.212641108292678">
            <text:p>0.21</text:p>
          </table:table-cell>
          <table:table-cell table:style-name="ce9" table:formula="oooc:=SUM([.$J$34:.J168])" office:value-type="float" office:value="101.287716370511">
            <text:p>101.2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6">
            <text:p>136</text:p>
          </table:table-cell>
          <table:table-cell table:style-name="ce13" table:formula="oooc:=[.A169]/[.$B$5]" office:value-type="float" office:value="0.68">
            <text:p>0.680</text:p>
          </table:table-cell>
          <table:table-cell table:style-name="ce9" table:formula="oooc:=ROUND((1-[.B169])*0.5*[.$B$28]+2)" office:value-type="float" office:value="127">
            <text:p>127</text:p>
          </table:table-cell>
          <table:table-cell table:style-name="ce9" table:formula="oooc:=MIN(([.C169]*2+1)^2;[.$J$4])" office:value-type="float" office:value="65025">
            <text:p>65025</text:p>
          </table:table-cell>
          <table:table-cell table:style-name="ce9" table:formula="oooc:=((([.$B$4]*[.D169])*[.$B$29]+(1-[.$B$29])*([.$B$4]*[.$J$4]))/([.$E$4]*10^6))/3600" office:value-type="float" office:value="2.52646135589583">
            <text:p>2.53</text:p>
          </table:table-cell>
          <table:table-cell table:style-name="ce9" table:formula="oooc:=[.E169]/24" office:value-type="float" office:value="0.105269223162326">
            <text:p>0.11</text:p>
          </table:table-cell>
          <table:table-cell table:style-name="ce9" table:formula="oooc:=(([.$B$4]*[.D169])/([.$E$5]*10^6))/3600" office:value-type="float" office:value="2.46002764261745">
            <text:p>2.46</text:p>
          </table:table-cell>
          <table:table-cell table:style-name="ce9" table:formula="oooc:=[.G169]/24" office:value-type="float" office:value="0.102501151775727">
            <text:p>0.1</text:p>
          </table:table-cell>
          <table:table-cell table:style-name="ce9" table:formula="oooc:=[.E169]+[.G169]" office:value-type="float" office:value="4.98648899851328">
            <text:p>4.99</text:p>
          </table:table-cell>
          <table:table-cell table:style-name="ce9" table:formula="oooc:=[.I169]/24" office:value-type="float" office:value="0.207770374938053">
            <text:p>0.21</text:p>
          </table:table-cell>
          <table:table-cell table:style-name="ce9" table:formula="oooc:=SUM([.$J$34:.J169])" office:value-type="float" office:value="101.495486745449">
            <text:p>101.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7">
            <text:p>137</text:p>
          </table:table-cell>
          <table:table-cell table:style-name="ce13" table:formula="oooc:=[.A170]/[.$B$5]" office:value-type="float" office:value="0.685">
            <text:p>0.685</text:p>
          </table:table-cell>
          <table:table-cell table:style-name="ce9" table:formula="oooc:=ROUND((1-[.B170])*0.5*[.$B$28]+2)" office:value-type="float" office:value="125">
            <text:p>125</text:p>
          </table:table-cell>
          <table:table-cell table:style-name="ce9" table:formula="oooc:=MIN(([.C170]*2+1)^2;[.$J$4])" office:value-type="float" office:value="63001">
            <text:p>63001</text:p>
          </table:table-cell>
          <table:table-cell table:style-name="ce9" table:formula="oooc:=((([.$B$4]*[.D170])*[.$B$29]+(1-[.$B$29])*([.$B$4]*[.$J$4]))/([.$E$4]*10^6))/3600" office:value-type="float" office:value="2.48795519864583">
            <text:p>2.49</text:p>
          </table:table-cell>
          <table:table-cell table:style-name="ce9" table:formula="oooc:=[.E170]/24" office:value-type="float" office:value="0.103664799943576">
            <text:p>0.1</text:p>
          </table:table-cell>
          <table:table-cell table:style-name="ce9" table:formula="oooc:=(([.$B$4]*[.D170])/([.$E$5]*10^6))/3600" office:value-type="float" office:value="2.38345561726324">
            <text:p>2.38</text:p>
          </table:table-cell>
          <table:table-cell table:style-name="ce9" table:formula="oooc:=[.G170]/24" office:value-type="float" office:value="0.0993106507193015">
            <text:p>0.1</text:p>
          </table:table-cell>
          <table:table-cell table:style-name="ce9" table:formula="oooc:=[.E170]+[.G170]" office:value-type="float" office:value="4.87141081590907">
            <text:p>4.87</text:p>
          </table:table-cell>
          <table:table-cell table:style-name="ce9" table:formula="oooc:=[.I170]/24" office:value-type="float" office:value="0.202975450662878">
            <text:p>0.2</text:p>
          </table:table-cell>
          <table:table-cell table:style-name="ce9" table:formula="oooc:=SUM([.$J$34:.J170])" office:value-type="float" office:value="101.698462196112">
            <text:p>101.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8">
            <text:p>138</text:p>
          </table:table-cell>
          <table:table-cell table:style-name="ce13" table:formula="oooc:=[.A171]/[.$B$5]" office:value-type="float" office:value="0.69">
            <text:p>0.690</text:p>
          </table:table-cell>
          <table:table-cell table:style-name="ce9" table:formula="oooc:=ROUND((1-[.B171])*0.5*[.$B$28]+2)" office:value-type="float" office:value="123">
            <text:p>123</text:p>
          </table:table-cell>
          <table:table-cell table:style-name="ce9" table:formula="oooc:=MIN(([.C171]*2+1)^2;[.$J$4])" office:value-type="float" office:value="61009">
            <text:p>61009</text:p>
          </table:table-cell>
          <table:table-cell table:style-name="ce9" table:formula="oooc:=((([.$B$4]*[.D171])*[.$B$29]+(1-[.$B$29])*([.$B$4]*[.$J$4]))/([.$E$4]*10^6))/3600" office:value-type="float" office:value="2.45005783439583">
            <text:p>2.45</text:p>
          </table:table-cell>
          <table:table-cell table:style-name="ce9" table:formula="oooc:=[.E171]/24" office:value-type="float" office:value="0.102085743099826">
            <text:p>0.1</text:p>
          </table:table-cell>
          <table:table-cell table:style-name="ce9" table:formula="oooc:=(([.$B$4]*[.D171])/([.$E$5]*10^6))/3600" office:value-type="float" office:value="2.30809421681581">
            <text:p>2.31</text:p>
          </table:table-cell>
          <table:table-cell table:style-name="ce9" table:formula="oooc:=[.G171]/24" office:value-type="float" office:value="0.0961705923673254">
            <text:p>0.1</text:p>
          </table:table-cell>
          <table:table-cell table:style-name="ce9" table:formula="oooc:=[.E171]+[.G171]" office:value-type="float" office:value="4.75815205121164">
            <text:p>4.76</text:p>
          </table:table-cell>
          <table:table-cell table:style-name="ce9" table:formula="oooc:=[.I171]/24" office:value-type="float" office:value="0.198256335467152">
            <text:p>0.2</text:p>
          </table:table-cell>
          <table:table-cell table:style-name="ce9" table:formula="oooc:=SUM([.$J$34:.J171])" office:value-type="float" office:value="101.896718531579">
            <text:p>101.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39">
            <text:p>139</text:p>
          </table:table-cell>
          <table:table-cell table:style-name="ce13" table:formula="oooc:=[.A172]/[.$B$5]" office:value-type="float" office:value="0.695">
            <text:p>0.695</text:p>
          </table:table-cell>
          <table:table-cell table:style-name="ce9" table:formula="oooc:=ROUND((1-[.B172])*0.5*[.$B$28]+2)" office:value-type="float" office:value="121">
            <text:p>121</text:p>
          </table:table-cell>
          <table:table-cell table:style-name="ce9" table:formula="oooc:=MIN(([.C172]*2+1)^2;[.$J$4])" office:value-type="float" office:value="59049">
            <text:p>59049</text:p>
          </table:table-cell>
          <table:table-cell table:style-name="ce9" table:formula="oooc:=((([.$B$4]*[.D172])*[.$B$29]+(1-[.$B$29])*([.$B$4]*[.$J$4]))/([.$E$4]*10^6))/3600" office:value-type="float" office:value="2.41276926314583">
            <text:p>2.41</text:p>
          </table:table-cell>
          <table:table-cell table:style-name="ce9" table:formula="oooc:=[.E172]/24" office:value-type="float" office:value="0.100532052631076">
            <text:p>0.1</text:p>
          </table:table-cell>
          <table:table-cell table:style-name="ce9" table:formula="oooc:=(([.$B$4]*[.D172])/([.$E$5]*10^6))/3600" office:value-type="float" office:value="2.23394344127517">
            <text:p>2.23</text:p>
          </table:table-cell>
          <table:table-cell table:style-name="ce9" table:formula="oooc:=[.G172]/24" office:value-type="float" office:value="0.0930809767197987">
            <text:p>0.09</text:p>
          </table:table-cell>
          <table:table-cell table:style-name="ce9" table:formula="oooc:=[.E172]+[.G172]" office:value-type="float" office:value="4.646712704421">
            <text:p>4.65</text:p>
          </table:table-cell>
          <table:table-cell table:style-name="ce9" table:formula="oooc:=[.I172]/24" office:value-type="float" office:value="0.193613029350875">
            <text:p>0.19</text:p>
          </table:table-cell>
          <table:table-cell table:style-name="ce9" table:formula="oooc:=SUM([.$J$34:.J172])" office:value-type="float" office:value="102.09033156093">
            <text:p>102.0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0">
            <text:p>140</text:p>
          </table:table-cell>
          <table:table-cell table:style-name="ce13" table:formula="oooc:=[.A173]/[.$B$5]" office:value-type="float" office:value="0.7">
            <text:p>0.700</text:p>
          </table:table-cell>
          <table:table-cell table:style-name="ce9" table:formula="oooc:=ROUND((1-[.B173])*0.5*[.$B$28]+2)" office:value-type="float" office:value="119">
            <text:p>119</text:p>
          </table:table-cell>
          <table:table-cell table:style-name="ce9" table:formula="oooc:=MIN(([.C173]*2+1)^2;[.$J$4])" office:value-type="float" office:value="57121">
            <text:p>57121</text:p>
          </table:table-cell>
          <table:table-cell table:style-name="ce9" table:formula="oooc:=((([.$B$4]*[.D173])*[.$B$29]+(1-[.$B$29])*([.$B$4]*[.$J$4]))/([.$E$4]*10^6))/3600" office:value-type="float" office:value="2.37608948489583">
            <text:p>2.38</text:p>
          </table:table-cell>
          <table:table-cell table:style-name="ce9" table:formula="oooc:=[.E173]/24" office:value-type="float" office:value="0.0990037285373264">
            <text:p>0.1</text:p>
          </table:table-cell>
          <table:table-cell table:style-name="ce9" table:formula="oooc:=(([.$B$4]*[.D173])/([.$E$5]*10^6))/3600" office:value-type="float" office:value="2.16100329064131">
            <text:p>2.16</text:p>
          </table:table-cell>
          <table:table-cell table:style-name="ce9" table:formula="oooc:=[.G173]/24" office:value-type="float" office:value="0.0900418037767213">
            <text:p>0.09</text:p>
          </table:table-cell>
          <table:table-cell table:style-name="ce9" table:formula="oooc:=[.E173]+[.G173]" office:value-type="float" office:value="4.53709277553715">
            <text:p>4.54</text:p>
          </table:table-cell>
          <table:table-cell table:style-name="ce9" table:formula="oooc:=[.I173]/24" office:value-type="float" office:value="0.189045532314048">
            <text:p>0.19</text:p>
          </table:table-cell>
          <table:table-cell table:style-name="ce9" table:formula="oooc:=SUM([.$J$34:.J173])" office:value-type="float" office:value="102.279377093244">
            <text:p>102.2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1">
            <text:p>141</text:p>
          </table:table-cell>
          <table:table-cell table:style-name="ce13" table:formula="oooc:=[.A174]/[.$B$5]" office:value-type="float" office:value="0.705">
            <text:p>0.705</text:p>
          </table:table-cell>
          <table:table-cell table:style-name="ce9" table:formula="oooc:=ROUND((1-[.B174])*0.5*[.$B$28]+2)" office:value-type="float" office:value="117">
            <text:p>117</text:p>
          </table:table-cell>
          <table:table-cell table:style-name="ce9" table:formula="oooc:=MIN(([.C174]*2+1)^2;[.$J$4])" office:value-type="float" office:value="55225">
            <text:p>55225</text:p>
          </table:table-cell>
          <table:table-cell table:style-name="ce9" table:formula="oooc:=((([.$B$4]*[.D174])*[.$B$29]+(1-[.$B$29])*([.$B$4]*[.$J$4]))/([.$E$4]*10^6))/3600" office:value-type="float" office:value="2.34001849964583">
            <text:p>2.34</text:p>
          </table:table-cell>
          <table:table-cell table:style-name="ce9" table:formula="oooc:=[.E174]/24" office:value-type="float" office:value="0.0975007708185764">
            <text:p>0.1</text:p>
          </table:table-cell>
          <table:table-cell table:style-name="ce9" table:formula="oooc:=(([.$B$4]*[.D174])/([.$E$5]*10^6))/3600" office:value-type="float" office:value="2.08927376491424">
            <text:p>2.09</text:p>
          </table:table-cell>
          <table:table-cell table:style-name="ce9" table:formula="oooc:=[.G174]/24" office:value-type="float" office:value="0.0870530735380935">
            <text:p>0.09</text:p>
          </table:table-cell>
          <table:table-cell table:style-name="ce9" table:formula="oooc:=[.E174]+[.G174]" office:value-type="float" office:value="4.42929226456008">
            <text:p>4.43</text:p>
          </table:table-cell>
          <table:table-cell table:style-name="ce9" table:formula="oooc:=[.I174]/24" office:value-type="float" office:value="0.18455384435667">
            <text:p>0.18</text:p>
          </table:table-cell>
          <table:table-cell table:style-name="ce9" table:formula="oooc:=SUM([.$J$34:.J174])" office:value-type="float" office:value="102.463930937601">
            <text:p>102.4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2">
            <text:p>142</text:p>
          </table:table-cell>
          <table:table-cell table:style-name="ce13" table:formula="oooc:=[.A175]/[.$B$5]" office:value-type="float" office:value="0.71">
            <text:p>0.710</text:p>
          </table:table-cell>
          <table:table-cell table:style-name="ce9" table:formula="oooc:=ROUND((1-[.B175])*0.5*[.$B$28]+2)" office:value-type="float" office:value="115">
            <text:p>115</text:p>
          </table:table-cell>
          <table:table-cell table:style-name="ce9" table:formula="oooc:=MIN(([.C175]*2+1)^2;[.$J$4])" office:value-type="float" office:value="53361">
            <text:p>53361</text:p>
          </table:table-cell>
          <table:table-cell table:style-name="ce9" table:formula="oooc:=((([.$B$4]*[.D175])*[.$B$29]+(1-[.$B$29])*([.$B$4]*[.$J$4]))/([.$E$4]*10^6))/3600" office:value-type="float" office:value="2.30455630739583">
            <text:p>2.3</text:p>
          </table:table-cell>
          <table:table-cell table:style-name="ce9" table:formula="oooc:=[.E175]/24" office:value-type="float" office:value="0.0960231794748264">
            <text:p>0.1</text:p>
          </table:table-cell>
          <table:table-cell table:style-name="ce9" table:formula="oooc:=(([.$B$4]*[.D175])/([.$E$5]*10^6))/3600" office:value-type="float" office:value="2.01875486409396">
            <text:p>2.02</text:p>
          </table:table-cell>
          <table:table-cell table:style-name="ce9" table:formula="oooc:=[.G175]/24" office:value-type="float" office:value="0.084114786003915">
            <text:p>0.08</text:p>
          </table:table-cell>
          <table:table-cell table:style-name="ce9" table:formula="oooc:=[.E175]+[.G175]" office:value-type="float" office:value="4.32331117148979">
            <text:p>4.32</text:p>
          </table:table-cell>
          <table:table-cell table:style-name="ce9" table:formula="oooc:=[.I175]/24" office:value-type="float" office:value="0.180137965478741">
            <text:p>0.18</text:p>
          </table:table-cell>
          <table:table-cell table:style-name="ce9" table:formula="oooc:=SUM([.$J$34:.J175])" office:value-type="float" office:value="102.644068903079">
            <text:p>102.6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3">
            <text:p>143</text:p>
          </table:table-cell>
          <table:table-cell table:style-name="ce13" table:formula="oooc:=[.A176]/[.$B$5]" office:value-type="float" office:value="0.715">
            <text:p>0.715</text:p>
          </table:table-cell>
          <table:table-cell table:style-name="ce9" table:formula="oooc:=ROUND((1-[.B176])*0.5*[.$B$28]+2)" office:value-type="float" office:value="113">
            <text:p>113</text:p>
          </table:table-cell>
          <table:table-cell table:style-name="ce9" table:formula="oooc:=MIN(([.C176]*2+1)^2;[.$J$4])" office:value-type="float" office:value="51529">
            <text:p>51529</text:p>
          </table:table-cell>
          <table:table-cell table:style-name="ce9" table:formula="oooc:=((([.$B$4]*[.D176])*[.$B$29]+(1-[.$B$29])*([.$B$4]*[.$J$4]))/([.$E$4]*10^6))/3600" office:value-type="float" office:value="2.26970290814583">
            <text:p>2.27</text:p>
          </table:table-cell>
          <table:table-cell table:style-name="ce9" table:formula="oooc:=[.E176]/24" office:value-type="float" office:value="0.0945709545060764">
            <text:p>0.09</text:p>
          </table:table-cell>
          <table:table-cell table:style-name="ce9" table:formula="oooc:=(([.$B$4]*[.D176])/([.$E$5]*10^6))/3600" office:value-type="float" office:value="1.94944658818046">
            <text:p>1.95</text:p>
          </table:table-cell>
          <table:table-cell table:style-name="ce9" table:formula="oooc:=[.G176]/24" office:value-type="float" office:value="0.0812269411741859">
            <text:p>0.08</text:p>
          </table:table-cell>
          <table:table-cell table:style-name="ce9" table:formula="oooc:=[.E176]+[.G176]" office:value-type="float" office:value="4.2191494963263">
            <text:p>4.22</text:p>
          </table:table-cell>
          <table:table-cell table:style-name="ce9" table:formula="oooc:=[.I176]/24" office:value-type="float" office:value="0.175797895680262">
            <text:p>0.18</text:p>
          </table:table-cell>
          <table:table-cell table:style-name="ce9" table:formula="oooc:=SUM([.$J$34:.J176])" office:value-type="float" office:value="102.81986679876">
            <text:p>102.8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4">
            <text:p>144</text:p>
          </table:table-cell>
          <table:table-cell table:style-name="ce13" table:formula="oooc:=[.A177]/[.$B$5]" office:value-type="float" office:value="0.72">
            <text:p>0.720</text:p>
          </table:table-cell>
          <table:table-cell table:style-name="ce9" table:formula="oooc:=ROUND((1-[.B177])*0.5*[.$B$28]+2)" office:value-type="float" office:value="111">
            <text:p>111</text:p>
          </table:table-cell>
          <table:table-cell table:style-name="ce9" table:formula="oooc:=MIN(([.C177]*2+1)^2;[.$J$4])" office:value-type="float" office:value="49729">
            <text:p>49729</text:p>
          </table:table-cell>
          <table:table-cell table:style-name="ce9" table:formula="oooc:=((([.$B$4]*[.D177])*[.$B$29]+(1-[.$B$29])*([.$B$4]*[.$J$4]))/([.$E$4]*10^6))/3600" office:value-type="float" office:value="2.23545830189583">
            <text:p>2.24</text:p>
          </table:table-cell>
          <table:table-cell table:style-name="ce9" table:formula="oooc:=[.E177]/24" office:value-type="float" office:value="0.0931440959123264">
            <text:p>0.09</text:p>
          </table:table-cell>
          <table:table-cell table:style-name="ce9" table:formula="oooc:=(([.$B$4]*[.D177])/([.$E$5]*10^6))/3600" office:value-type="float" office:value="1.88134893717375">
            <text:p>1.88</text:p>
          </table:table-cell>
          <table:table-cell table:style-name="ce9" table:formula="oooc:=[.G177]/24" office:value-type="float" office:value="0.0783895390489063">
            <text:p>0.08</text:p>
          </table:table-cell>
          <table:table-cell table:style-name="ce9" table:formula="oooc:=[.E177]+[.G177]" office:value-type="float" office:value="4.11680723906958">
            <text:p>4.12</text:p>
          </table:table-cell>
          <table:table-cell table:style-name="ce9" table:formula="oooc:=[.I177]/24" office:value-type="float" office:value="0.171533634961233">
            <text:p>0.17</text:p>
          </table:table-cell>
          <table:table-cell table:style-name="ce9" table:formula="oooc:=SUM([.$J$34:.J177])" office:value-type="float" office:value="102.991400433721">
            <text:p>102.9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5">
            <text:p>145</text:p>
          </table:table-cell>
          <table:table-cell table:style-name="ce13" table:formula="oooc:=[.A178]/[.$B$5]" office:value-type="float" office:value="0.725">
            <text:p>0.725</text:p>
          </table:table-cell>
          <table:table-cell table:style-name="ce9" table:formula="oooc:=ROUND((1-[.B178])*0.5*[.$B$28]+2)" office:value-type="float" office:value="109">
            <text:p>109</text:p>
          </table:table-cell>
          <table:table-cell table:style-name="ce9" table:formula="oooc:=MIN(([.C178]*2+1)^2;[.$J$4])" office:value-type="float" office:value="47961">
            <text:p>47961</text:p>
          </table:table-cell>
          <table:table-cell table:style-name="ce9" table:formula="oooc:=((([.$B$4]*[.D178])*[.$B$29]+(1-[.$B$29])*([.$B$4]*[.$J$4]))/([.$E$4]*10^6))/3600" office:value-type="float" office:value="2.20182248864583">
            <text:p>2.2</text:p>
          </table:table-cell>
          <table:table-cell table:style-name="ce9" table:formula="oooc:=[.E178]/24" office:value-type="float" office:value="0.0917426036935764">
            <text:p>0.09</text:p>
          </table:table-cell>
          <table:table-cell table:style-name="ce9" table:formula="oooc:=(([.$B$4]*[.D178])/([.$E$5]*10^6))/3600" office:value-type="float" office:value="1.81446191107383">
            <text:p>1.81</text:p>
          </table:table-cell>
          <table:table-cell table:style-name="ce9" table:formula="oooc:=[.G178]/24" office:value-type="float" office:value="0.0756025796280761">
            <text:p>0.08</text:p>
          </table:table-cell>
          <table:table-cell table:style-name="ce9" table:formula="oooc:=[.E178]+[.G178]" office:value-type="float" office:value="4.01628439971966">
            <text:p>4.02</text:p>
          </table:table-cell>
          <table:table-cell table:style-name="ce9" table:formula="oooc:=[.I178]/24" office:value-type="float" office:value="0.167345183321652">
            <text:p>0.17</text:p>
          </table:table-cell>
          <table:table-cell table:style-name="ce9" table:formula="oooc:=SUM([.$J$34:.J178])" office:value-type="float" office:value="103.158745617043">
            <text:p>103.1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6">
            <text:p>146</text:p>
          </table:table-cell>
          <table:table-cell table:style-name="ce13" table:formula="oooc:=[.A179]/[.$B$5]" office:value-type="float" office:value="0.73">
            <text:p>0.730</text:p>
          </table:table-cell>
          <table:table-cell table:style-name="ce9" table:formula="oooc:=ROUND((1-[.B179])*0.5*[.$B$28]+2)" office:value-type="float" office:value="107">
            <text:p>107</text:p>
          </table:table-cell>
          <table:table-cell table:style-name="ce9" table:formula="oooc:=MIN(([.C179]*2+1)^2;[.$J$4])" office:value-type="float" office:value="46225">
            <text:p>46225</text:p>
          </table:table-cell>
          <table:table-cell table:style-name="ce9" table:formula="oooc:=((([.$B$4]*[.D179])*[.$B$29]+(1-[.$B$29])*([.$B$4]*[.$J$4]))/([.$E$4]*10^6))/3600" office:value-type="float" office:value="2.16879546839583">
            <text:p>2.17</text:p>
          </table:table-cell>
          <table:table-cell table:style-name="ce9" table:formula="oooc:=[.E179]/24" office:value-type="float" office:value="0.0903664778498264">
            <text:p>0.09</text:p>
          </table:table-cell>
          <table:table-cell table:style-name="ce9" table:formula="oooc:=(([.$B$4]*[.D179])/([.$E$5]*10^6))/3600" office:value-type="float" office:value="1.74878550988069">
            <text:p>1.75</text:p>
          </table:table-cell>
          <table:table-cell table:style-name="ce9" table:formula="oooc:=[.G179]/24" office:value-type="float" office:value="0.0728660629116953">
            <text:p>0.07</text:p>
          </table:table-cell>
          <table:table-cell table:style-name="ce9" table:formula="oooc:=[.E179]+[.G179]" office:value-type="float" office:value="3.91758097827652">
            <text:p>3.92</text:p>
          </table:table-cell>
          <table:table-cell table:style-name="ce9" table:formula="oooc:=[.I179]/24" office:value-type="float" office:value="0.163232540761522">
            <text:p>0.16</text:p>
          </table:table-cell>
          <table:table-cell table:style-name="ce9" table:formula="oooc:=SUM([.$J$34:.J179])" office:value-type="float" office:value="103.321978157804">
            <text:p>103.3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7">
            <text:p>147</text:p>
          </table:table-cell>
          <table:table-cell table:style-name="ce13" table:formula="oooc:=[.A180]/[.$B$5]" office:value-type="float" office:value="0.735">
            <text:p>0.735</text:p>
          </table:table-cell>
          <table:table-cell table:style-name="ce9" table:formula="oooc:=ROUND((1-[.B180])*0.5*[.$B$28]+2)" office:value-type="float" office:value="105">
            <text:p>105</text:p>
          </table:table-cell>
          <table:table-cell table:style-name="ce9" table:formula="oooc:=MIN(([.C180]*2+1)^2;[.$J$4])" office:value-type="float" office:value="44521">
            <text:p>44521</text:p>
          </table:table-cell>
          <table:table-cell table:style-name="ce9" table:formula="oooc:=((([.$B$4]*[.D180])*[.$B$29]+(1-[.$B$29])*([.$B$4]*[.$J$4]))/([.$E$4]*10^6))/3600" office:value-type="float" office:value="2.13637724114583">
            <text:p>2.14</text:p>
          </table:table-cell>
          <table:table-cell table:style-name="ce9" table:formula="oooc:=[.E180]/24" office:value-type="float" office:value="0.0890157183810764">
            <text:p>0.09</text:p>
          </table:table-cell>
          <table:table-cell table:style-name="ce9" table:formula="oooc:=(([.$B$4]*[.D180])/([.$E$5]*10^6))/3600" office:value-type="float" office:value="1.68431973359433">
            <text:p>1.68</text:p>
          </table:table-cell>
          <table:table-cell table:style-name="ce9" table:formula="oooc:=[.G180]/24" office:value-type="float" office:value="0.0701799888997639">
            <text:p>0.07</text:p>
          </table:table-cell>
          <table:table-cell table:style-name="ce9" table:formula="oooc:=[.E180]+[.G180]" office:value-type="float" office:value="3.82069697474017">
            <text:p>3.82</text:p>
          </table:table-cell>
          <table:table-cell table:style-name="ce9" table:formula="oooc:=[.I180]/24" office:value-type="float" office:value="0.15919570728084">
            <text:p>0.16</text:p>
          </table:table-cell>
          <table:table-cell table:style-name="ce9" table:formula="oooc:=SUM([.$J$34:.J180])" office:value-type="float" office:value="103.481173865085">
            <text:p>103.4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8">
            <text:p>148</text:p>
          </table:table-cell>
          <table:table-cell table:style-name="ce13" table:formula="oooc:=[.A181]/[.$B$5]" office:value-type="float" office:value="0.74">
            <text:p>0.740</text:p>
          </table:table-cell>
          <table:table-cell table:style-name="ce9" table:formula="oooc:=ROUND((1-[.B181])*0.5*[.$B$28]+2)" office:value-type="float" office:value="104">
            <text:p>104</text:p>
          </table:table-cell>
          <table:table-cell table:style-name="ce9" table:formula="oooc:=MIN(([.C181]*2+1)^2;[.$J$4])" office:value-type="float" office:value="43681">
            <text:p>43681</text:p>
          </table:table-cell>
          <table:table-cell table:style-name="ce9" table:formula="oooc:=((([.$B$4]*[.D181])*[.$B$29]+(1-[.$B$29])*([.$B$4]*[.$J$4]))/([.$E$4]*10^6))/3600" office:value-type="float" office:value="2.12039642489583">
            <text:p>2.12</text:p>
          </table:table-cell>
          <table:table-cell table:style-name="ce9" table:formula="oooc:=[.E181]/24" office:value-type="float" office:value="0.0883498510373264">
            <text:p>0.09</text:p>
          </table:table-cell>
          <table:table-cell table:style-name="ce9" table:formula="oooc:=(([.$B$4]*[.D181])/([.$E$5]*10^6))/3600" office:value-type="float" office:value="1.6525408297912">
            <text:p>1.65</text:p>
          </table:table-cell>
          <table:table-cell table:style-name="ce9" table:formula="oooc:=[.G181]/24" office:value-type="float" office:value="0.0688558679079667">
            <text:p>0.07</text:p>
          </table:table-cell>
          <table:table-cell table:style-name="ce9" table:formula="oooc:=[.E181]+[.G181]" office:value-type="float" office:value="3.77293725468703">
            <text:p>3.77</text:p>
          </table:table-cell>
          <table:table-cell table:style-name="ce9" table:formula="oooc:=[.I181]/24" office:value-type="float" office:value="0.157205718945293">
            <text:p>0.16</text:p>
          </table:table-cell>
          <table:table-cell table:style-name="ce9" table:formula="oooc:=SUM([.$J$34:.J181])" office:value-type="float" office:value="103.63837958403">
            <text:p>103.6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49">
            <text:p>149</text:p>
          </table:table-cell>
          <table:table-cell table:style-name="ce13" table:formula="oooc:=[.A182]/[.$B$5]" office:value-type="float" office:value="0.745">
            <text:p>0.745</text:p>
          </table:table-cell>
          <table:table-cell table:style-name="ce9" table:formula="oooc:=ROUND((1-[.B182])*0.5*[.$B$28]+2)" office:value-type="float" office:value="102">
            <text:p>102</text:p>
          </table:table-cell>
          <table:table-cell table:style-name="ce9" table:formula="oooc:=MIN(([.C182]*2+1)^2;[.$J$4])" office:value-type="float" office:value="42025">
            <text:p>42025</text:p>
          </table:table-cell>
          <table:table-cell table:style-name="ce9" table:formula="oooc:=((([.$B$4]*[.D182])*[.$B$29]+(1-[.$B$29])*([.$B$4]*[.$J$4]))/([.$E$4]*10^6))/3600" office:value-type="float" office:value="2.08889138714583">
            <text:p>2.09</text:p>
          </table:table-cell>
          <table:table-cell table:style-name="ce9" table:formula="oooc:=[.E182]/24" office:value-type="float" office:value="0.0870371411310764">
            <text:p>0.09</text:p>
          </table:table-cell>
          <table:table-cell table:style-name="ce9" table:formula="oooc:=(([.$B$4]*[.D182])/([.$E$5]*10^6))/3600" office:value-type="float" office:value="1.58989099086503">
            <text:p>1.59</text:p>
          </table:table-cell>
          <table:table-cell table:style-name="ce9" table:formula="oooc:=[.G182]/24" office:value-type="float" office:value="0.0662454579527094">
            <text:p>0.07</text:p>
          </table:table-cell>
          <table:table-cell table:style-name="ce9" table:formula="oooc:=[.E182]+[.G182]" office:value-type="float" office:value="3.67878237801086">
            <text:p>3.68</text:p>
          </table:table-cell>
          <table:table-cell table:style-name="ce9" table:formula="oooc:=[.I182]/24" office:value-type="float" office:value="0.153282599083786">
            <text:p>0.15</text:p>
          </table:table-cell>
          <table:table-cell table:style-name="ce9" table:formula="oooc:=SUM([.$J$34:.J182])" office:value-type="float" office:value="103.791662183114">
            <text:p>103.7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0">
            <text:p>150</text:p>
          </table:table-cell>
          <table:table-cell table:style-name="ce13" table:formula="oooc:=[.A183]/[.$B$5]" office:value-type="float" office:value="0.75">
            <text:p>0.750</text:p>
          </table:table-cell>
          <table:table-cell table:style-name="ce9" table:formula="oooc:=ROUND((1-[.B183])*0.5*[.$B$28]+2)" office:value-type="float" office:value="100">
            <text:p>100</text:p>
          </table:table-cell>
          <table:table-cell table:style-name="ce9" table:formula="oooc:=MIN(([.C183]*2+1)^2;[.$J$4])" office:value-type="float" office:value="40401">
            <text:p>40401</text:p>
          </table:table-cell>
          <table:table-cell table:style-name="ce9" table:formula="oooc:=((([.$B$4]*[.D183])*[.$B$29]+(1-[.$B$29])*([.$B$4]*[.$J$4]))/([.$E$4]*10^6))/3600" office:value-type="float" office:value="2.05799514239583">
            <text:p>2.06</text:p>
          </table:table-cell>
          <table:table-cell table:style-name="ce9" table:formula="oooc:=[.E183]/24" office:value-type="float" office:value="0.0857497975998264">
            <text:p>0.09</text:p>
          </table:table-cell>
          <table:table-cell table:style-name="ce9" table:formula="oooc:=(([.$B$4]*[.D183])/([.$E$5]*10^6))/3600" office:value-type="float" office:value="1.52845177684564">
            <text:p>1.53</text:p>
          </table:table-cell>
          <table:table-cell table:style-name="ce9" table:formula="oooc:=[.G183]/24" office:value-type="float" office:value="0.0636854907019016">
            <text:p>0.06</text:p>
          </table:table-cell>
          <table:table-cell table:style-name="ce9" table:formula="oooc:=[.E183]+[.G183]" office:value-type="float" office:value="3.58644691924147">
            <text:p>3.59</text:p>
          </table:table-cell>
          <table:table-cell table:style-name="ce9" table:formula="oooc:=[.I183]/24" office:value-type="float" office:value="0.149435288301728">
            <text:p>0.15</text:p>
          </table:table-cell>
          <table:table-cell table:style-name="ce9" table:formula="oooc:=SUM([.$J$34:.J183])" office:value-type="float" office:value="103.941097471416">
            <text:p>103.9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1">
            <text:p>151</text:p>
          </table:table-cell>
          <table:table-cell table:style-name="ce13" table:formula="oooc:=[.A184]/[.$B$5]" office:value-type="float" office:value="0.755">
            <text:p>0.755</text:p>
          </table:table-cell>
          <table:table-cell table:style-name="ce9" table:formula="oooc:=ROUND((1-[.B184])*0.5*[.$B$28]+2)" office:value-type="float" office:value="98">
            <text:p>98</text:p>
          </table:table-cell>
          <table:table-cell table:style-name="ce9" table:formula="oooc:=MIN(([.C184]*2+1)^2;[.$J$4])" office:value-type="float" office:value="38809">
            <text:p>38809</text:p>
          </table:table-cell>
          <table:table-cell table:style-name="ce9" table:formula="oooc:=((([.$B$4]*[.D184])*[.$B$29]+(1-[.$B$29])*([.$B$4]*[.$J$4]))/([.$E$4]*10^6))/3600" office:value-type="float" office:value="2.02770769064583">
            <text:p>2.03</text:p>
          </table:table-cell>
          <table:table-cell table:style-name="ce9" table:formula="oooc:=[.E184]/24" office:value-type="float" office:value="0.0844878204435764">
            <text:p>0.08</text:p>
          </table:table-cell>
          <table:table-cell table:style-name="ce9" table:formula="oooc:=(([.$B$4]*[.D184])/([.$E$5]*10^6))/3600" office:value-type="float" office:value="1.46822318773304">
            <text:p>1.47</text:p>
          </table:table-cell>
          <table:table-cell table:style-name="ce9" table:formula="oooc:=[.G184]/24" office:value-type="float" office:value="0.0611759661555431">
            <text:p>0.06</text:p>
          </table:table-cell>
          <table:table-cell table:style-name="ce9" table:formula="oooc:=[.E184]+[.G184]" office:value-type="float" office:value="3.49593087837887">
            <text:p>3.5</text:p>
          </table:table-cell>
          <table:table-cell table:style-name="ce9" table:formula="oooc:=[.I184]/24" office:value-type="float" office:value="0.14566378659912">
            <text:p>0.15</text:p>
          </table:table-cell>
          <table:table-cell table:style-name="ce9" table:formula="oooc:=SUM([.$J$34:.J184])" office:value-type="float" office:value="104.086761258015">
            <text:p>104.0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2">
            <text:p>152</text:p>
          </table:table-cell>
          <table:table-cell table:style-name="ce13" table:formula="oooc:=[.A185]/[.$B$5]" office:value-type="float" office:value="0.76">
            <text:p>0.760</text:p>
          </table:table-cell>
          <table:table-cell table:style-name="ce9" table:formula="oooc:=ROUND((1-[.B185])*0.5*[.$B$28]+2)" office:value-type="float" office:value="96">
            <text:p>96</text:p>
          </table:table-cell>
          <table:table-cell table:style-name="ce9" table:formula="oooc:=MIN(([.C185]*2+1)^2;[.$J$4])" office:value-type="float" office:value="37249">
            <text:p>37249</text:p>
          </table:table-cell>
          <table:table-cell table:style-name="ce9" table:formula="oooc:=((([.$B$4]*[.D185])*[.$B$29]+(1-[.$B$29])*([.$B$4]*[.$J$4]))/([.$E$4]*10^6))/3600" office:value-type="float" office:value="1.99802903189583">
            <text:p>2</text:p>
          </table:table-cell>
          <table:table-cell table:style-name="ce9" table:formula="oooc:=[.E185]/24" office:value-type="float" office:value="0.0832512096623264">
            <text:p>0.08</text:p>
          </table:table-cell>
          <table:table-cell table:style-name="ce9" table:formula="oooc:=(([.$B$4]*[.D185])/([.$E$5]*10^6))/3600" office:value-type="float" office:value="1.40920522352722">
            <text:p>1.41</text:p>
          </table:table-cell>
          <table:table-cell table:style-name="ce9" table:formula="oooc:=[.G185]/24" office:value-type="float" office:value="0.0587168843136341">
            <text:p>0.06</text:p>
          </table:table-cell>
          <table:table-cell table:style-name="ce9" table:formula="oooc:=[.E185]+[.G185]" office:value-type="float" office:value="3.40723425542305">
            <text:p>3.41</text:p>
          </table:table-cell>
          <table:table-cell table:style-name="ce9" table:formula="oooc:=[.I185]/24" office:value-type="float" office:value="0.14196809397596">
            <text:p>0.14</text:p>
          </table:table-cell>
          <table:table-cell table:style-name="ce9" table:formula="oooc:=SUM([.$J$34:.J185])" office:value-type="float" office:value="104.228729351991">
            <text:p>104.2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3">
            <text:p>153</text:p>
          </table:table-cell>
          <table:table-cell table:style-name="ce13" table:formula="oooc:=[.A186]/[.$B$5]" office:value-type="float" office:value="0.765">
            <text:p>0.765</text:p>
          </table:table-cell>
          <table:table-cell table:style-name="ce9" table:formula="oooc:=ROUND((1-[.B186])*0.5*[.$B$28]+2)" office:value-type="float" office:value="94">
            <text:p>94</text:p>
          </table:table-cell>
          <table:table-cell table:style-name="ce9" table:formula="oooc:=MIN(([.C186]*2+1)^2;[.$J$4])" office:value-type="float" office:value="35721">
            <text:p>35721</text:p>
          </table:table-cell>
          <table:table-cell table:style-name="ce9" table:formula="oooc:=((([.$B$4]*[.D186])*[.$B$29]+(1-[.$B$29])*([.$B$4]*[.$J$4]))/([.$E$4]*10^6))/3600" office:value-type="float" office:value="1.96895916614583">
            <text:p>1.97</text:p>
          </table:table-cell>
          <table:table-cell table:style-name="ce9" table:formula="oooc:=[.E186]/24" office:value-type="float" office:value="0.0820399652560764">
            <text:p>0.08</text:p>
          </table:table-cell>
          <table:table-cell table:style-name="ce9" table:formula="oooc:=(([.$B$4]*[.D186])/([.$E$5]*10^6))/3600" office:value-type="float" office:value="1.35139788422819">
            <text:p>1.35</text:p>
          </table:table-cell>
          <table:table-cell table:style-name="ce9" table:formula="oooc:=[.G186]/24" office:value-type="float" office:value="0.0563082451761745">
            <text:p>0.06</text:p>
          </table:table-cell>
          <table:table-cell table:style-name="ce9" table:formula="oooc:=[.E186]+[.G186]" office:value-type="float" office:value="3.32035705037402">
            <text:p>3.32</text:p>
          </table:table-cell>
          <table:table-cell table:style-name="ce9" table:formula="oooc:=[.I186]/24" office:value-type="float" office:value="0.138348210432251">
            <text:p>0.14</text:p>
          </table:table-cell>
          <table:table-cell table:style-name="ce9" table:formula="oooc:=SUM([.$J$34:.J186])" office:value-type="float" office:value="104.367077562423">
            <text:p>104.3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4">
            <text:p>154</text:p>
          </table:table-cell>
          <table:table-cell table:style-name="ce13" table:formula="oooc:=[.A187]/[.$B$5]" office:value-type="float" office:value="0.77">
            <text:p>0.770</text:p>
          </table:table-cell>
          <table:table-cell table:style-name="ce9" table:formula="oooc:=ROUND((1-[.B187])*0.5*[.$B$28]+2)" office:value-type="float" office:value="92">
            <text:p>92</text:p>
          </table:table-cell>
          <table:table-cell table:style-name="ce9" table:formula="oooc:=MIN(([.C187]*2+1)^2;[.$J$4])" office:value-type="float" office:value="34225">
            <text:p>34225</text:p>
          </table:table-cell>
          <table:table-cell table:style-name="ce9" table:formula="oooc:=((([.$B$4]*[.D187])*[.$B$29]+(1-[.$B$29])*([.$B$4]*[.$J$4]))/([.$E$4]*10^6))/3600" office:value-type="float" office:value="1.94049809339583">
            <text:p>1.94</text:p>
          </table:table-cell>
          <table:table-cell table:style-name="ce9" table:formula="oooc:=[.E187]/24" office:value-type="float" office:value="0.0808540872248264">
            <text:p>0.08</text:p>
          </table:table-cell>
          <table:table-cell table:style-name="ce9" table:formula="oooc:=(([.$B$4]*[.D187])/([.$E$5]*10^6))/3600" office:value-type="float" office:value="1.29480116983594">
            <text:p>1.29</text:p>
          </table:table-cell>
          <table:table-cell table:style-name="ce9" table:formula="oooc:=[.G187]/24" office:value-type="float" office:value="0.0539500487431643">
            <text:p>0.05</text:p>
          </table:table-cell>
          <table:table-cell table:style-name="ce9" table:formula="oooc:=[.E187]+[.G187]" office:value-type="float" office:value="3.23529926323178">
            <text:p>3.24</text:p>
          </table:table-cell>
          <table:table-cell table:style-name="ce9" table:formula="oooc:=[.I187]/24" office:value-type="float" office:value="0.134804135967991">
            <text:p>0.13</text:p>
          </table:table-cell>
          <table:table-cell table:style-name="ce9" table:formula="oooc:=SUM([.$J$34:.J187])" office:value-type="float" office:value="104.501881698391">
            <text:p>104.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5">
            <text:p>155</text:p>
          </table:table-cell>
          <table:table-cell table:style-name="ce13" table:formula="oooc:=[.A188]/[.$B$5]" office:value-type="float" office:value="0.775">
            <text:p>0.775</text:p>
          </table:table-cell>
          <table:table-cell table:style-name="ce9" table:formula="oooc:=ROUND((1-[.B188])*0.5*[.$B$28]+2)" office:value-type="float" office:value="90">
            <text:p>90</text:p>
          </table:table-cell>
          <table:table-cell table:style-name="ce9" table:formula="oooc:=MIN(([.C188]*2+1)^2;[.$J$4])" office:value-type="float" office:value="32761">
            <text:p>32761</text:p>
          </table:table-cell>
          <table:table-cell table:style-name="ce9" table:formula="oooc:=((([.$B$4]*[.D188])*[.$B$29]+(1-[.$B$29])*([.$B$4]*[.$J$4]))/([.$E$4]*10^6))/3600" office:value-type="float" office:value="1.91264581364583">
            <text:p>1.91</text:p>
          </table:table-cell>
          <table:table-cell table:style-name="ce9" table:formula="oooc:=[.E188]/24" office:value-type="float" office:value="0.0796935755685764">
            <text:p>0.08</text:p>
          </table:table-cell>
          <table:table-cell table:style-name="ce9" table:formula="oooc:=(([.$B$4]*[.D188])/([.$E$5]*10^6))/3600" office:value-type="float" office:value="1.23941508035048">
            <text:p>1.24</text:p>
          </table:table-cell>
          <table:table-cell table:style-name="ce9" table:formula="oooc:=[.G188]/24" office:value-type="float" office:value="0.0516422950146035">
            <text:p>0.05</text:p>
          </table:table-cell>
          <table:table-cell table:style-name="ce9" table:formula="oooc:=[.E188]+[.G188]" office:value-type="float" office:value="3.15206089399632">
            <text:p>3.15</text:p>
          </table:table-cell>
          <table:table-cell table:style-name="ce9" table:formula="oooc:=[.I188]/24" office:value-type="float" office:value="0.13133587058318">
            <text:p>0.13</text:p>
          </table:table-cell>
          <table:table-cell table:style-name="ce9" table:formula="oooc:=SUM([.$J$34:.J188])" office:value-type="float" office:value="104.633217568974">
            <text:p>104.6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6">
            <text:p>156</text:p>
          </table:table-cell>
          <table:table-cell table:style-name="ce13" table:formula="oooc:=[.A189]/[.$B$5]" office:value-type="float" office:value="0.78">
            <text:p>0.780</text:p>
          </table:table-cell>
          <table:table-cell table:style-name="ce9" table:formula="oooc:=ROUND((1-[.B189])*0.5*[.$B$28]+2)" office:value-type="float" office:value="88">
            <text:p>88</text:p>
          </table:table-cell>
          <table:table-cell table:style-name="ce9" table:formula="oooc:=MIN(([.C189]*2+1)^2;[.$J$4])" office:value-type="float" office:value="31329">
            <text:p>31329</text:p>
          </table:table-cell>
          <table:table-cell table:style-name="ce9" table:formula="oooc:=((([.$B$4]*[.D189])*[.$B$29]+(1-[.$B$29])*([.$B$4]*[.$J$4]))/([.$E$4]*10^6))/3600" office:value-type="float" office:value="1.88540232689583">
            <text:p>1.89</text:p>
          </table:table-cell>
          <table:table-cell table:style-name="ce9" table:formula="oooc:=[.E189]/24" office:value-type="float" office:value="0.0785584302873264">
            <text:p>0.08</text:p>
          </table:table-cell>
          <table:table-cell table:style-name="ce9" table:formula="oooc:=(([.$B$4]*[.D189])/([.$E$5]*10^6))/3600" office:value-type="float" office:value="1.18523961577181">
            <text:p>1.19</text:p>
          </table:table-cell>
          <table:table-cell table:style-name="ce9" table:formula="oooc:=[.G189]/24" office:value-type="float" office:value="0.0493849839904922">
            <text:p>0.05</text:p>
          </table:table-cell>
          <table:table-cell table:style-name="ce9" table:formula="oooc:=[.E189]+[.G189]" office:value-type="float" office:value="3.07064194266765">
            <text:p>3.07</text:p>
          </table:table-cell>
          <table:table-cell table:style-name="ce9" table:formula="oooc:=[.I189]/24" office:value-type="float" office:value="0.127943414277819">
            <text:p>0.13</text:p>
          </table:table-cell>
          <table:table-cell table:style-name="ce9" table:formula="oooc:=SUM([.$J$34:.J189])" office:value-type="float" office:value="104.761160983252">
            <text:p>104.7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7">
            <text:p>157</text:p>
          </table:table-cell>
          <table:table-cell table:style-name="ce13" table:formula="oooc:=[.A190]/[.$B$5]" office:value-type="float" office:value="0.785">
            <text:p>0.785</text:p>
          </table:table-cell>
          <table:table-cell table:style-name="ce9" table:formula="oooc:=ROUND((1-[.B190])*0.5*[.$B$28]+2)" office:value-type="float" office:value="86">
            <text:p>86</text:p>
          </table:table-cell>
          <table:table-cell table:style-name="ce9" table:formula="oooc:=MIN(([.C190]*2+1)^2;[.$J$4])" office:value-type="float" office:value="29929">
            <text:p>29929</text:p>
          </table:table-cell>
          <table:table-cell table:style-name="ce9" table:formula="oooc:=((([.$B$4]*[.D190])*[.$B$29]+(1-[.$B$29])*([.$B$4]*[.$J$4]))/([.$E$4]*10^6))/3600" office:value-type="float" office:value="1.85876763314583">
            <text:p>1.86</text:p>
          </table:table-cell>
          <table:table-cell table:style-name="ce9" table:formula="oooc:=[.E190]/24" office:value-type="float" office:value="0.0774486513810764">
            <text:p>0.08</text:p>
          </table:table-cell>
          <table:table-cell table:style-name="ce9" table:formula="oooc:=(([.$B$4]*[.D190])/([.$E$5]*10^6))/3600" office:value-type="float" office:value="1.13227477609993">
            <text:p>1.13</text:p>
          </table:table-cell>
          <table:table-cell table:style-name="ce9" table:formula="oooc:=[.G190]/24" office:value-type="float" office:value="0.0471781156708302">
            <text:p>0.05</text:p>
          </table:table-cell>
          <table:table-cell table:style-name="ce9" table:formula="oooc:=[.E190]+[.G190]" office:value-type="float" office:value="2.99104240924576">
            <text:p>2.99</text:p>
          </table:table-cell>
          <table:table-cell table:style-name="ce9" table:formula="oooc:=[.I190]/24" office:value-type="float" office:value="0.124626767051907">
            <text:p>0.12</text:p>
          </table:table-cell>
          <table:table-cell table:style-name="ce9" table:formula="oooc:=SUM([.$J$34:.J190])" office:value-type="float" office:value="104.885787750304">
            <text:p>104.8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8">
            <text:p>158</text:p>
          </table:table-cell>
          <table:table-cell table:style-name="ce13" table:formula="oooc:=[.A191]/[.$B$5]" office:value-type="float" office:value="0.79">
            <text:p>0.790</text:p>
          </table:table-cell>
          <table:table-cell table:style-name="ce9" table:formula="oooc:=ROUND((1-[.B191])*0.5*[.$B$28]+2)" office:value-type="float" office:value="84">
            <text:p>84</text:p>
          </table:table-cell>
          <table:table-cell table:style-name="ce9" table:formula="oooc:=MIN(([.C191]*2+1)^2;[.$J$4])" office:value-type="float" office:value="28561">
            <text:p>28561</text:p>
          </table:table-cell>
          <table:table-cell table:style-name="ce9" table:formula="oooc:=((([.$B$4]*[.D191])*[.$B$29]+(1-[.$B$29])*([.$B$4]*[.$J$4]))/([.$E$4]*10^6))/3600" office:value-type="float" office:value="1.83274173239583">
            <text:p>1.83</text:p>
          </table:table-cell>
          <table:table-cell table:style-name="ce9" table:formula="oooc:=[.E191]/24" office:value-type="float" office:value="0.0763642388498264">
            <text:p>0.08</text:p>
          </table:table-cell>
          <table:table-cell table:style-name="ce9" table:formula="oooc:=(([.$B$4]*[.D191])/([.$E$5]*10^6))/3600" office:value-type="float" office:value="1.08052056133482">
            <text:p>1.08</text:p>
          </table:table-cell>
          <table:table-cell table:style-name="ce9" table:formula="oooc:=[.G191]/24" office:value-type="float" office:value="0.0450216900556177">
            <text:p>0.05</text:p>
          </table:table-cell>
          <table:table-cell table:style-name="ce9" table:formula="oooc:=[.E191]+[.G191]" office:value-type="float" office:value="2.91326229373066">
            <text:p>2.91</text:p>
          </table:table-cell>
          <table:table-cell table:style-name="ce9" table:formula="oooc:=[.I191]/24" office:value-type="float" office:value="0.121385928905444">
            <text:p>0.12</text:p>
          </table:table-cell>
          <table:table-cell table:style-name="ce9" table:formula="oooc:=SUM([.$J$34:.J191])" office:value-type="float" office:value="105.007173679209">
            <text:p>105.0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59">
            <text:p>159</text:p>
          </table:table-cell>
          <table:table-cell table:style-name="ce13" table:formula="oooc:=[.A192]/[.$B$5]" office:value-type="float" office:value="0.795">
            <text:p>0.795</text:p>
          </table:table-cell>
          <table:table-cell table:style-name="ce9" table:formula="oooc:=ROUND((1-[.B192])*0.5*[.$B$28]+2)" office:value-type="float" office:value="82">
            <text:p>82</text:p>
          </table:table-cell>
          <table:table-cell table:style-name="ce9" table:formula="oooc:=MIN(([.C192]*2+1)^2;[.$J$4])" office:value-type="float" office:value="27225">
            <text:p>27225</text:p>
          </table:table-cell>
          <table:table-cell table:style-name="ce9" table:formula="oooc:=((([.$B$4]*[.D192])*[.$B$29]+(1-[.$B$29])*([.$B$4]*[.$J$4]))/([.$E$4]*10^6))/3600" office:value-type="float" office:value="1.80732462464583">
            <text:p>1.81</text:p>
          </table:table-cell>
          <table:table-cell table:style-name="ce9" table:formula="oooc:=[.E192]/24" office:value-type="float" office:value="0.0753051926935764">
            <text:p>0.08</text:p>
          </table:table-cell>
          <table:table-cell table:style-name="ce9" table:formula="oooc:=(([.$B$4]*[.D192])/([.$E$5]*10^6))/3600" office:value-type="float" office:value="1.02997697147651">
            <text:p>1.03</text:p>
          </table:table-cell>
          <table:table-cell table:style-name="ce9" table:formula="oooc:=[.G192]/24" office:value-type="float" office:value="0.0429157071448546">
            <text:p>0.04</text:p>
          </table:table-cell>
          <table:table-cell table:style-name="ce9" table:formula="oooc:=[.E192]+[.G192]" office:value-type="float" office:value="2.83730159612234">
            <text:p>2.84</text:p>
          </table:table-cell>
          <table:table-cell table:style-name="ce9" table:formula="oooc:=[.I192]/24" office:value-type="float" office:value="0.118220899838431">
            <text:p>0.12</text:p>
          </table:table-cell>
          <table:table-cell table:style-name="ce9" table:formula="oooc:=SUM([.$J$34:.J192])" office:value-type="float" office:value="105.125394579048">
            <text:p>105.1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0">
            <text:p>160</text:p>
          </table:table-cell>
          <table:table-cell table:style-name="ce13" table:formula="oooc:=[.A193]/[.$B$5]" office:value-type="float" office:value="0.8">
            <text:p>0.800</text:p>
          </table:table-cell>
          <table:table-cell table:style-name="ce9" table:formula="oooc:=ROUND((1-[.B193])*0.5*[.$B$28]+2)" office:value-type="float" office:value="80">
            <text:p>80</text:p>
          </table:table-cell>
          <table:table-cell table:style-name="ce9" table:formula="oooc:=MIN(([.C193]*2+1)^2;[.$J$4])" office:value-type="float" office:value="25921">
            <text:p>25921</text:p>
          </table:table-cell>
          <table:table-cell table:style-name="ce9" table:formula="oooc:=((([.$B$4]*[.D193])*[.$B$29]+(1-[.$B$29])*([.$B$4]*[.$J$4]))/([.$E$4]*10^6))/3600" office:value-type="float" office:value="1.78251630989583">
            <text:p>1.78</text:p>
          </table:table-cell>
          <table:table-cell table:style-name="ce9" table:formula="oooc:=[.E193]/24" office:value-type="float" office:value="0.0742715129123264">
            <text:p>0.07</text:p>
          </table:table-cell>
          <table:table-cell table:style-name="ce9" table:formula="oooc:=(([.$B$4]*[.D193])/([.$E$5]*10^6))/3600" office:value-type="float" office:value="0.980644006524981">
            <text:p>0.98</text:p>
          </table:table-cell>
          <table:table-cell table:style-name="ce9" table:formula="oooc:=[.G193]/24" office:value-type="float" office:value="0.0408601669385409">
            <text:p>0.04</text:p>
          </table:table-cell>
          <table:table-cell table:style-name="ce9" table:formula="oooc:=[.E193]+[.G193]" office:value-type="float" office:value="2.76316031642081">
            <text:p>2.76</text:p>
          </table:table-cell>
          <table:table-cell table:style-name="ce9" table:formula="oooc:=[.I193]/24" office:value-type="float" office:value="0.115131679850867">
            <text:p>0.12</text:p>
          </table:table-cell>
          <table:table-cell table:style-name="ce9" table:formula="oooc:=SUM([.$J$34:.J193])" office:value-type="float" office:value="105.240526258899">
            <text:p>105.2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1">
            <text:p>161</text:p>
          </table:table-cell>
          <table:table-cell table:style-name="ce13" table:formula="oooc:=[.A194]/[.$B$5]" office:value-type="float" office:value="0.805">
            <text:p>0.805</text:p>
          </table:table-cell>
          <table:table-cell table:style-name="ce9" table:formula="oooc:=ROUND((1-[.B194])*0.5*[.$B$28]+2)" office:value-type="float" office:value="78">
            <text:p>78</text:p>
          </table:table-cell>
          <table:table-cell table:style-name="ce9" table:formula="oooc:=MIN(([.C194]*2+1)^2;[.$J$4])" office:value-type="float" office:value="24649">
            <text:p>24649</text:p>
          </table:table-cell>
          <table:table-cell table:style-name="ce9" table:formula="oooc:=((([.$B$4]*[.D194])*[.$B$29]+(1-[.$B$29])*([.$B$4]*[.$J$4]))/([.$E$4]*10^6))/3600" office:value-type="float" office:value="1.75831678814583">
            <text:p>1.76</text:p>
          </table:table-cell>
          <table:table-cell table:style-name="ce9" table:formula="oooc:=[.E194]/24" office:value-type="float" office:value="0.0732631995060764">
            <text:p>0.07</text:p>
          </table:table-cell>
          <table:table-cell table:style-name="ce9" table:formula="oooc:=(([.$B$4]*[.D194])/([.$E$5]*10^6))/3600" office:value-type="float" office:value="0.932521666480239">
            <text:p>0.93</text:p>
          </table:table-cell>
          <table:table-cell table:style-name="ce9" table:formula="oooc:=[.G194]/24" office:value-type="float" office:value="0.0388550694366766">
            <text:p>0.04</text:p>
          </table:table-cell>
          <table:table-cell table:style-name="ce9" table:formula="oooc:=[.E194]+[.G194]" office:value-type="float" office:value="2.69083845462607">
            <text:p>2.69</text:p>
          </table:table-cell>
          <table:table-cell table:style-name="ce9" table:formula="oooc:=[.I194]/24" office:value-type="float" office:value="0.112118268942753">
            <text:p>0.11</text:p>
          </table:table-cell>
          <table:table-cell table:style-name="ce9" table:formula="oooc:=SUM([.$J$34:.J194])" office:value-type="float" office:value="105.352644527842">
            <text:p>105.3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2">
            <text:p>162</text:p>
          </table:table-cell>
          <table:table-cell table:style-name="ce13" table:formula="oooc:=[.A195]/[.$B$5]" office:value-type="float" office:value="0.81">
            <text:p>0.810</text:p>
          </table:table-cell>
          <table:table-cell table:style-name="ce9" table:formula="oooc:=ROUND((1-[.B195])*0.5*[.$B$28]+2)" office:value-type="float" office:value="76">
            <text:p>76</text:p>
          </table:table-cell>
          <table:table-cell table:style-name="ce9" table:formula="oooc:=MIN(([.C195]*2+1)^2;[.$J$4])" office:value-type="float" office:value="23409">
            <text:p>23409</text:p>
          </table:table-cell>
          <table:table-cell table:style-name="ce9" table:formula="oooc:=((([.$B$4]*[.D195])*[.$B$29]+(1-[.$B$29])*([.$B$4]*[.$J$4]))/([.$E$4]*10^6))/3600" office:value-type="float" office:value="1.73472605939583">
            <text:p>1.73</text:p>
          </table:table-cell>
          <table:table-cell table:style-name="ce9" table:formula="oooc:=[.E195]/24" office:value-type="float" office:value="0.0722802524748264">
            <text:p>0.07</text:p>
          </table:table-cell>
          <table:table-cell table:style-name="ce9" table:formula="oooc:=(([.$B$4]*[.D195])/([.$E$5]*10^6))/3600" office:value-type="float" office:value="0.885609951342282">
            <text:p>0.89</text:p>
          </table:table-cell>
          <table:table-cell table:style-name="ce9" table:formula="oooc:=[.G195]/24" office:value-type="float" office:value="0.0369004146392617">
            <text:p>0.04</text:p>
          </table:table-cell>
          <table:table-cell table:style-name="ce9" table:formula="oooc:=[.E195]+[.G195]" office:value-type="float" office:value="2.62033601073812">
            <text:p>2.62</text:p>
          </table:table-cell>
          <table:table-cell table:style-name="ce9" table:formula="oooc:=[.I195]/24" office:value-type="float" office:value="0.109180667114088">
            <text:p>0.11</text:p>
          </table:table-cell>
          <table:table-cell table:style-name="ce9" table:formula="oooc:=SUM([.$J$34:.J195])" office:value-type="float" office:value="105.461825194956">
            <text:p>105.4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3">
            <text:p>163</text:p>
          </table:table-cell>
          <table:table-cell table:style-name="ce13" table:formula="oooc:=[.A196]/[.$B$5]" office:value-type="float" office:value="0.815">
            <text:p>0.815</text:p>
          </table:table-cell>
          <table:table-cell table:style-name="ce9" table:formula="oooc:=ROUND((1-[.B196])*0.5*[.$B$28]+2)" office:value-type="float" office:value="74">
            <text:p>74</text:p>
          </table:table-cell>
          <table:table-cell table:style-name="ce9" table:formula="oooc:=MIN(([.C196]*2+1)^2;[.$J$4])" office:value-type="float" office:value="22201">
            <text:p>22201</text:p>
          </table:table-cell>
          <table:table-cell table:style-name="ce9" table:formula="oooc:=((([.$B$4]*[.D196])*[.$B$29]+(1-[.$B$29])*([.$B$4]*[.$J$4]))/([.$E$4]*10^6))/3600" office:value-type="float" office:value="1.71174412364583">
            <text:p>1.71</text:p>
          </table:table-cell>
          <table:table-cell table:style-name="ce9" table:formula="oooc:=[.E196]/24" office:value-type="float" office:value="0.0713226718185764">
            <text:p>0.07</text:p>
          </table:table-cell>
          <table:table-cell table:style-name="ce9" table:formula="oooc:=(([.$B$4]*[.D196])/([.$E$5]*10^6))/3600" office:value-type="float" office:value="0.839908861111111">
            <text:p>0.84</text:p>
          </table:table-cell>
          <table:table-cell table:style-name="ce9" table:formula="oooc:=[.G196]/24" office:value-type="float" office:value="0.0349962025462963">
            <text:p>0.03</text:p>
          </table:table-cell>
          <table:table-cell table:style-name="ce9" table:formula="oooc:=[.E196]+[.G196]" office:value-type="float" office:value="2.55165298475694">
            <text:p>2.55</text:p>
          </table:table-cell>
          <table:table-cell table:style-name="ce9" table:formula="oooc:=[.I196]/24" office:value-type="float" office:value="0.106318874364873">
            <text:p>0.11</text:p>
          </table:table-cell>
          <table:table-cell table:style-name="ce9" table:formula="oooc:=SUM([.$J$34:.J196])" office:value-type="float" office:value="105.56814406932">
            <text:p>105.5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4">
            <text:p>164</text:p>
          </table:table-cell>
          <table:table-cell table:style-name="ce13" table:formula="oooc:=[.A197]/[.$B$5]" office:value-type="float" office:value="0.82">
            <text:p>0.820</text:p>
          </table:table-cell>
          <table:table-cell table:style-name="ce9" table:formula="oooc:=ROUND((1-[.B197])*0.5*[.$B$28]+2)" office:value-type="float" office:value="72">
            <text:p>72</text:p>
          </table:table-cell>
          <table:table-cell table:style-name="ce9" table:formula="oooc:=MIN(([.C197]*2+1)^2;[.$J$4])" office:value-type="float" office:value="21025">
            <text:p>21025</text:p>
          </table:table-cell>
          <table:table-cell table:style-name="ce9" table:formula="oooc:=((([.$B$4]*[.D197])*[.$B$29]+(1-[.$B$29])*([.$B$4]*[.$J$4]))/([.$E$4]*10^6))/3600" office:value-type="float" office:value="1.68937098089583">
            <text:p>1.69</text:p>
          </table:table-cell>
          <table:table-cell table:style-name="ce9" table:formula="oooc:=[.E197]/24" office:value-type="float" office:value="0.0703904575373264">
            <text:p>0.07</text:p>
          </table:table-cell>
          <table:table-cell table:style-name="ce9" table:formula="oooc:=(([.$B$4]*[.D197])/([.$E$5]*10^6))/3600" office:value-type="float" office:value="0.795418395786726">
            <text:p>0.8</text:p>
          </table:table-cell>
          <table:table-cell table:style-name="ce9" table:formula="oooc:=[.G197]/24" office:value-type="float" office:value="0.0331424331577803">
            <text:p>0.03</text:p>
          </table:table-cell>
          <table:table-cell table:style-name="ce9" table:formula="oooc:=[.E197]+[.G197]" office:value-type="float" office:value="2.48478937668256">
            <text:p>2.48</text:p>
          </table:table-cell>
          <table:table-cell table:style-name="ce9" table:formula="oooc:=[.I197]/24" office:value-type="float" office:value="0.103532890695107">
            <text:p>0.1</text:p>
          </table:table-cell>
          <table:table-cell table:style-name="ce9" table:formula="oooc:=SUM([.$J$34:.J197])" office:value-type="float" office:value="105.671676960016">
            <text:p>105.6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5">
            <text:p>165</text:p>
          </table:table-cell>
          <table:table-cell table:style-name="ce13" table:formula="oooc:=[.A198]/[.$B$5]" office:value-type="float" office:value="0.825">
            <text:p>0.825</text:p>
          </table:table-cell>
          <table:table-cell table:style-name="ce9" table:formula="oooc:=ROUND((1-[.B198])*0.5*[.$B$28]+2)" office:value-type="float" office:value="70">
            <text:p>70</text:p>
          </table:table-cell>
          <table:table-cell table:style-name="ce9" table:formula="oooc:=MIN(([.C198]*2+1)^2;[.$J$4])" office:value-type="float" office:value="19881">
            <text:p>19881</text:p>
          </table:table-cell>
          <table:table-cell table:style-name="ce9" table:formula="oooc:=((([.$B$4]*[.D198])*[.$B$29]+(1-[.$B$29])*([.$B$4]*[.$J$4]))/([.$E$4]*10^6))/3600" office:value-type="float" office:value="1.66760663114583">
            <text:p>1.67</text:p>
          </table:table-cell>
          <table:table-cell table:style-name="ce9" table:formula="oooc:=[.E198]/24" office:value-type="float" office:value="0.0694836096310764">
            <text:p>0.07</text:p>
          </table:table-cell>
          <table:table-cell table:style-name="ce9" table:formula="oooc:=(([.$B$4]*[.D198])/([.$E$5]*10^6))/3600" office:value-type="float" office:value="0.752138555369127">
            <text:p>0.75</text:p>
          </table:table-cell>
          <table:table-cell table:style-name="ce9" table:formula="oooc:=[.G198]/24" office:value-type="float" office:value="0.0313391064737136">
            <text:p>0.03</text:p>
          </table:table-cell>
          <table:table-cell table:style-name="ce9" table:formula="oooc:=[.E198]+[.G198]" office:value-type="float" office:value="2.41974518651496">
            <text:p>2.42</text:p>
          </table:table-cell>
          <table:table-cell table:style-name="ce9" table:formula="oooc:=[.I198]/24" office:value-type="float" office:value="0.10082271610479">
            <text:p>0.1</text:p>
          </table:table-cell>
          <table:table-cell table:style-name="ce9" table:formula="oooc:=SUM([.$J$34:.J198])" office:value-type="float" office:value="105.77249967612">
            <text:p>105.7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6">
            <text:p>166</text:p>
          </table:table-cell>
          <table:table-cell table:style-name="ce13" table:formula="oooc:=[.A199]/[.$B$5]" office:value-type="float" office:value="0.83">
            <text:p>0.830</text:p>
          </table:table-cell>
          <table:table-cell table:style-name="ce9" table:formula="oooc:=ROUND((1-[.B199])*0.5*[.$B$28]+2)" office:value-type="float" office:value="68">
            <text:p>68</text:p>
          </table:table-cell>
          <table:table-cell table:style-name="ce9" table:formula="oooc:=MIN(([.C199]*2+1)^2;[.$J$4])" office:value-type="float" office:value="18769">
            <text:p>18769</text:p>
          </table:table-cell>
          <table:table-cell table:style-name="ce9" table:formula="oooc:=((([.$B$4]*[.D199])*[.$B$29]+(1-[.$B$29])*([.$B$4]*[.$J$4]))/([.$E$4]*10^6))/3600" office:value-type="float" office:value="1.64645107439583">
            <text:p>1.65</text:p>
          </table:table-cell>
          <table:table-cell table:style-name="ce9" table:formula="oooc:=[.E199]/24" office:value-type="float" office:value="0.0686021280998264">
            <text:p>0.07</text:p>
          </table:table-cell>
          <table:table-cell table:style-name="ce9" table:formula="oooc:=(([.$B$4]*[.D199])/([.$E$5]*10^6))/3600" office:value-type="float" office:value="0.710069339858315">
            <text:p>0.71</text:p>
          </table:table-cell>
          <table:table-cell table:style-name="ce9" table:formula="oooc:=[.G199]/24" office:value-type="float" office:value="0.0295862224940964">
            <text:p>0.03</text:p>
          </table:table-cell>
          <table:table-cell table:style-name="ce9" table:formula="oooc:=[.E199]+[.G199]" office:value-type="float" office:value="2.35652041425415">
            <text:p>2.36</text:p>
          </table:table-cell>
          <table:table-cell table:style-name="ce9" table:formula="oooc:=[.I199]/24" office:value-type="float" office:value="0.0981883505939228">
            <text:p>0.1</text:p>
          </table:table-cell>
          <table:table-cell table:style-name="ce9" table:formula="oooc:=SUM([.$J$34:.J199])" office:value-type="float" office:value="105.870688026714">
            <text:p>105.8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7">
            <text:p>167</text:p>
          </table:table-cell>
          <table:table-cell table:style-name="ce13" table:formula="oooc:=[.A200]/[.$B$5]" office:value-type="float" office:value="0.835">
            <text:p>0.835</text:p>
          </table:table-cell>
          <table:table-cell table:style-name="ce9" table:formula="oooc:=ROUND((1-[.B200])*0.5*[.$B$28]+2)" office:value-type="float" office:value="66">
            <text:p>66</text:p>
          </table:table-cell>
          <table:table-cell table:style-name="ce9" table:formula="oooc:=MIN(([.C200]*2+1)^2;[.$J$4])" office:value-type="float" office:value="17689">
            <text:p>17689</text:p>
          </table:table-cell>
          <table:table-cell table:style-name="ce9" table:formula="oooc:=((([.$B$4]*[.D200])*[.$B$29]+(1-[.$B$29])*([.$B$4]*[.$J$4]))/([.$E$4]*10^6))/3600" office:value-type="float" office:value="1.62590431064583">
            <text:p>1.63</text:p>
          </table:table-cell>
          <table:table-cell table:style-name="ce9" table:formula="oooc:=[.E200]/24" office:value-type="float" office:value="0.0677460129435764">
            <text:p>0.07</text:p>
          </table:table-cell>
          <table:table-cell table:style-name="ce9" table:formula="oooc:=(([.$B$4]*[.D200])/([.$E$5]*10^6))/3600" office:value-type="float" office:value="0.669210749254288">
            <text:p>0.67</text:p>
          </table:table-cell>
          <table:table-cell table:style-name="ce9" table:formula="oooc:=[.G200]/24" office:value-type="float" office:value="0.0278837812189287">
            <text:p>0.03</text:p>
          </table:table-cell>
          <table:table-cell table:style-name="ce9" table:formula="oooc:=[.E200]+[.G200]" office:value-type="float" office:value="2.29511505990012">
            <text:p>2.3</text:p>
          </table:table-cell>
          <table:table-cell table:style-name="ce9" table:formula="oooc:=[.I200]/24" office:value-type="float" office:value="0.095629794162505">
            <text:p>0.1</text:p>
          </table:table-cell>
          <table:table-cell table:style-name="ce9" table:formula="oooc:=SUM([.$J$34:.J200])" office:value-type="float" office:value="105.966317820877">
            <text:p>105.9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8">
            <text:p>168</text:p>
          </table:table-cell>
          <table:table-cell table:style-name="ce13" table:formula="oooc:=[.A201]/[.$B$5]" office:value-type="float" office:value="0.84">
            <text:p>0.840</text:p>
          </table:table-cell>
          <table:table-cell table:style-name="ce9" table:formula="oooc:=ROUND((1-[.B201])*0.5*[.$B$28]+2)" office:value-type="float" office:value="64">
            <text:p>64</text:p>
          </table:table-cell>
          <table:table-cell table:style-name="ce9" table:formula="oooc:=MIN(([.C201]*2+1)^2;[.$J$4])" office:value-type="float" office:value="16641">
            <text:p>16641</text:p>
          </table:table-cell>
          <table:table-cell table:style-name="ce9" table:formula="oooc:=((([.$B$4]*[.D201])*[.$B$29]+(1-[.$B$29])*([.$B$4]*[.$J$4]))/([.$E$4]*10^6))/3600" office:value-type="float" office:value="1.60596633989583">
            <text:p>1.61</text:p>
          </table:table-cell>
          <table:table-cell table:style-name="ce9" table:formula="oooc:=[.E201]/24" office:value-type="float" office:value="0.0669152641623264">
            <text:p>0.07</text:p>
          </table:table-cell>
          <table:table-cell table:style-name="ce9" table:formula="oooc:=(([.$B$4]*[.D201])/([.$E$5]*10^6))/3600" office:value-type="float" office:value="0.629562783557047">
            <text:p>0.63</text:p>
          </table:table-cell>
          <table:table-cell table:style-name="ce9" table:formula="oooc:=[.G201]/24" office:value-type="float" office:value="0.0262317826482103">
            <text:p>0.03</text:p>
          </table:table-cell>
          <table:table-cell table:style-name="ce9" table:formula="oooc:=[.E201]+[.G201]" office:value-type="float" office:value="2.23552912345288">
            <text:p>2.24</text:p>
          </table:table-cell>
          <table:table-cell table:style-name="ce9" table:formula="oooc:=[.I201]/24" office:value-type="float" office:value="0.0931470468105367">
            <text:p>0.09</text:p>
          </table:table-cell>
          <table:table-cell table:style-name="ce9" table:formula="oooc:=SUM([.$J$34:.J201])" office:value-type="float" office:value="106.059464867687">
            <text:p>106.0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69">
            <text:p>169</text:p>
          </table:table-cell>
          <table:table-cell table:style-name="ce13" table:formula="oooc:=[.A202]/[.$B$5]" office:value-type="float" office:value="0.845">
            <text:p>0.845</text:p>
          </table:table-cell>
          <table:table-cell table:style-name="ce9" table:formula="oooc:=ROUND((1-[.B202])*0.5*[.$B$28]+2)" office:value-type="float" office:value="63">
            <text:p>63</text:p>
          </table:table-cell>
          <table:table-cell table:style-name="ce9" table:formula="oooc:=MIN(([.C202]*2+1)^2;[.$J$4])" office:value-type="float" office:value="16129">
            <text:p>16129</text:p>
          </table:table-cell>
          <table:table-cell table:style-name="ce9" table:formula="oooc:=((([.$B$4]*[.D202])*[.$B$29]+(1-[.$B$29])*([.$B$4]*[.$J$4]))/([.$E$4]*10^6))/3600" office:value-type="float" office:value="1.59622565189583">
            <text:p>1.6</text:p>
          </table:table-cell>
          <table:table-cell table:style-name="ce9" table:formula="oooc:=[.E202]/24" office:value-type="float" office:value="0.0665094021623264">
            <text:p>0.07</text:p>
          </table:table-cell>
          <table:table-cell table:style-name="ce9" table:formula="oooc:=(([.$B$4]*[.D202])/([.$E$5]*10^6))/3600" office:value-type="float" office:value="0.610192785048471">
            <text:p>0.61</text:p>
          </table:table-cell>
          <table:table-cell table:style-name="ce9" table:formula="oooc:=[.G202]/24" office:value-type="float" office:value="0.0254246993770196">
            <text:p>0.03</text:p>
          </table:table-cell>
          <table:table-cell table:style-name="ce9" table:formula="oooc:=[.E202]+[.G202]" office:value-type="float" office:value="2.2064184369443">
            <text:p>2.21</text:p>
          </table:table-cell>
          <table:table-cell table:style-name="ce9" table:formula="oooc:=[.I202]/24" office:value-type="float" office:value="0.091934101539346">
            <text:p>0.09</text:p>
          </table:table-cell>
          <table:table-cell table:style-name="ce9" table:formula="oooc:=SUM([.$J$34:.J202])" office:value-type="float" office:value="106.151398969227">
            <text:p>106.1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0">
            <text:p>170</text:p>
          </table:table-cell>
          <table:table-cell table:style-name="ce13" table:formula="oooc:=[.A203]/[.$B$5]" office:value-type="float" office:value="0.85">
            <text:p>0.850</text:p>
          </table:table-cell>
          <table:table-cell table:style-name="ce9" table:formula="oooc:=ROUND((1-[.B203])*0.5*[.$B$28]+2)" office:value-type="float" office:value="61">
            <text:p>61</text:p>
          </table:table-cell>
          <table:table-cell table:style-name="ce9" table:formula="oooc:=MIN(([.C203]*2+1)^2;[.$J$4])" office:value-type="float" office:value="15129">
            <text:p>15129</text:p>
          </table:table-cell>
          <table:table-cell table:style-name="ce9" table:formula="oooc:=((([.$B$4]*[.D203])*[.$B$29]+(1-[.$B$29])*([.$B$4]*[.$J$4]))/([.$E$4]*10^6))/3600" office:value-type="float" office:value="1.57720087064583">
            <text:p>1.58</text:p>
          </table:table-cell>
          <table:table-cell table:style-name="ce9" table:formula="oooc:=[.E203]/24" office:value-type="float" office:value="0.0657167029435764">
            <text:p>0.07</text:p>
          </table:table-cell>
          <table:table-cell table:style-name="ce9" table:formula="oooc:=(([.$B$4]*[.D203])/([.$E$5]*10^6))/3600" office:value-type="float" office:value="0.572360756711409">
            <text:p>0.57</text:p>
          </table:table-cell>
          <table:table-cell table:style-name="ce9" table:formula="oooc:=[.G203]/24" office:value-type="float" office:value="0.0238483648629754">
            <text:p>0.02</text:p>
          </table:table-cell>
          <table:table-cell table:style-name="ce9" table:formula="oooc:=[.E203]+[.G203]" office:value-type="float" office:value="2.14956162735724">
            <text:p>2.15</text:p>
          </table:table-cell>
          <table:table-cell table:style-name="ce9" table:formula="oooc:=[.I203]/24" office:value-type="float" office:value="0.0895650678065518">
            <text:p>0.09</text:p>
          </table:table-cell>
          <table:table-cell table:style-name="ce9" table:formula="oooc:=SUM([.$J$34:.J203])" office:value-type="float" office:value="106.240964037033">
            <text:p>106.2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1">
            <text:p>171</text:p>
          </table:table-cell>
          <table:table-cell table:style-name="ce13" table:formula="oooc:=[.A204]/[.$B$5]" office:value-type="float" office:value="0.855">
            <text:p>0.855</text:p>
          </table:table-cell>
          <table:table-cell table:style-name="ce9" table:formula="oooc:=ROUND((1-[.B204])*0.5*[.$B$28]+2)" office:value-type="float" office:value="59">
            <text:p>59</text:p>
          </table:table-cell>
          <table:table-cell table:style-name="ce9" table:formula="oooc:=MIN(([.C204]*2+1)^2;[.$J$4])" office:value-type="float" office:value="14161">
            <text:p>14161</text:p>
          </table:table-cell>
          <table:table-cell table:style-name="ce9" table:formula="oooc:=((([.$B$4]*[.D204])*[.$B$29]+(1-[.$B$29])*([.$B$4]*[.$J$4]))/([.$E$4]*10^6))/3600" office:value-type="float" office:value="1.55878488239583">
            <text:p>1.56</text:p>
          </table:table-cell>
          <table:table-cell table:style-name="ce9" table:formula="oooc:=[.E204]/24" office:value-type="float" office:value="0.0649493700998264">
            <text:p>0.06</text:p>
          </table:table-cell>
          <table:table-cell table:style-name="ce9" table:formula="oooc:=(([.$B$4]*[.D204])/([.$E$5]*10^6))/3600" office:value-type="float" office:value="0.535739353281134">
            <text:p>0.54</text:p>
          </table:table-cell>
          <table:table-cell table:style-name="ce9" table:formula="oooc:=[.G204]/24" office:value-type="float" office:value="0.0223224730533806">
            <text:p>0.02</text:p>
          </table:table-cell>
          <table:table-cell table:style-name="ce9" table:formula="oooc:=[.E204]+[.G204]" office:value-type="float" office:value="2.09452423567697">
            <text:p>2.09</text:p>
          </table:table-cell>
          <table:table-cell table:style-name="ce9" table:formula="oooc:=[.I204]/24" office:value-type="float" office:value="0.087271843153207">
            <text:p>0.09</text:p>
          </table:table-cell>
          <table:table-cell table:style-name="ce9" table:formula="oooc:=SUM([.$J$34:.J204])" office:value-type="float" office:value="106.328235880186">
            <text:p>106.3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2">
            <text:p>172</text:p>
          </table:table-cell>
          <table:table-cell table:style-name="ce13" table:formula="oooc:=[.A205]/[.$B$5]" office:value-type="float" office:value="0.86">
            <text:p>0.860</text:p>
          </table:table-cell>
          <table:table-cell table:style-name="ce9" table:formula="oooc:=ROUND((1-[.B205])*0.5*[.$B$28]+2)" office:value-type="float" office:value="57">
            <text:p>57</text:p>
          </table:table-cell>
          <table:table-cell table:style-name="ce9" table:formula="oooc:=MIN(([.C205]*2+1)^2;[.$J$4])" office:value-type="float" office:value="13225">
            <text:p>13225</text:p>
          </table:table-cell>
          <table:table-cell table:style-name="ce9" table:formula="oooc:=((([.$B$4]*[.D205])*[.$B$29]+(1-[.$B$29])*([.$B$4]*[.$J$4]))/([.$E$4]*10^6))/3600" office:value-type="float" office:value="1.54097768714583">
            <text:p>1.54</text:p>
          </table:table-cell>
          <table:table-cell table:style-name="ce9" table:formula="oooc:=[.E205]/24" office:value-type="float" office:value="0.0642074036310764">
            <text:p>0.06</text:p>
          </table:table-cell>
          <table:table-cell table:style-name="ce9" table:formula="oooc:=(([.$B$4]*[.D205])/([.$E$5]*10^6))/3600" office:value-type="float" office:value="0.500328574757644">
            <text:p>0.5</text:p>
          </table:table-cell>
          <table:table-cell table:style-name="ce9" table:formula="oooc:=[.G205]/24" office:value-type="float" office:value="0.0208470239482351">
            <text:p>0.02</text:p>
          </table:table-cell>
          <table:table-cell table:style-name="ce9" table:formula="oooc:=[.E205]+[.G205]" office:value-type="float" office:value="2.04130626190348">
            <text:p>2.04</text:p>
          </table:table-cell>
          <table:table-cell table:style-name="ce9" table:formula="oooc:=[.I205]/24" office:value-type="float" office:value="0.0850544275793116">
            <text:p>0.09</text:p>
          </table:table-cell>
          <table:table-cell table:style-name="ce9" table:formula="oooc:=SUM([.$J$34:.J205])" office:value-type="float" office:value="106.413290307766">
            <text:p>106.4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3">
            <text:p>173</text:p>
          </table:table-cell>
          <table:table-cell table:style-name="ce13" table:formula="oooc:=[.A206]/[.$B$5]" office:value-type="float" office:value="0.865">
            <text:p>0.865</text:p>
          </table:table-cell>
          <table:table-cell table:style-name="ce9" table:formula="oooc:=ROUND((1-[.B206])*0.5*[.$B$28]+2)" office:value-type="float" office:value="55">
            <text:p>55</text:p>
          </table:table-cell>
          <table:table-cell table:style-name="ce9" table:formula="oooc:=MIN(([.C206]*2+1)^2;[.$J$4])" office:value-type="float" office:value="12321">
            <text:p>12321</text:p>
          </table:table-cell>
          <table:table-cell table:style-name="ce9" table:formula="oooc:=((([.$B$4]*[.D206])*[.$B$29]+(1-[.$B$29])*([.$B$4]*[.$J$4]))/([.$E$4]*10^6))/3600" office:value-type="float" office:value="1.52377928489583">
            <text:p>1.52</text:p>
          </table:table-cell>
          <table:table-cell table:style-name="ce9" table:formula="oooc:=[.E206]/24" office:value-type="float" office:value="0.0634908035373264">
            <text:p>0.06</text:p>
          </table:table-cell>
          <table:table-cell table:style-name="ce9" table:formula="oooc:=(([.$B$4]*[.D206])/([.$E$5]*10^6))/3600" office:value-type="float" office:value="0.46612842114094">
            <text:p>0.47</text:p>
          </table:table-cell>
          <table:table-cell table:style-name="ce9" table:formula="oooc:=[.G206]/24" office:value-type="float" office:value="0.0194220175475392">
            <text:p>0.02</text:p>
          </table:table-cell>
          <table:table-cell table:style-name="ce9" table:formula="oooc:=[.E206]+[.G206]" office:value-type="float" office:value="1.98990770603677">
            <text:p>1.99</text:p>
          </table:table-cell>
          <table:table-cell table:style-name="ce9" table:formula="oooc:=[.I206]/24" office:value-type="float" office:value="0.0829128210848655">
            <text:p>0.08</text:p>
          </table:table-cell>
          <table:table-cell table:style-name="ce9" table:formula="oooc:=SUM([.$J$34:.J206])" office:value-type="float" office:value="106.496203128851">
            <text:p>106.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4">
            <text:p>174</text:p>
          </table:table-cell>
          <table:table-cell table:style-name="ce13" table:formula="oooc:=[.A207]/[.$B$5]" office:value-type="float" office:value="0.87">
            <text:p>0.870</text:p>
          </table:table-cell>
          <table:table-cell table:style-name="ce9" table:formula="oooc:=ROUND((1-[.B207])*0.5*[.$B$28]+2)" office:value-type="float" office:value="53">
            <text:p>53</text:p>
          </table:table-cell>
          <table:table-cell table:style-name="ce9" table:formula="oooc:=MIN(([.C207]*2+1)^2;[.$J$4])" office:value-type="float" office:value="11449">
            <text:p>11449</text:p>
          </table:table-cell>
          <table:table-cell table:style-name="ce9" table:formula="oooc:=((([.$B$4]*[.D207])*[.$B$29]+(1-[.$B$29])*([.$B$4]*[.$J$4]))/([.$E$4]*10^6))/3600" office:value-type="float" office:value="1.50718967564583">
            <text:p>1.51</text:p>
          </table:table-cell>
          <table:table-cell table:style-name="ce9" table:formula="oooc:=[.E207]/24" office:value-type="float" office:value="0.0627995698185764">
            <text:p>0.06</text:p>
          </table:table-cell>
          <table:table-cell table:style-name="ce9" table:formula="oooc:=(([.$B$4]*[.D207])/([.$E$5]*10^6))/3600" office:value-type="float" office:value="0.433138892431022">
            <text:p>0.43</text:p>
          </table:table-cell>
          <table:table-cell table:style-name="ce9" table:formula="oooc:=[.G207]/24" office:value-type="float" office:value="0.0180474538512926">
            <text:p>0.02</text:p>
          </table:table-cell>
          <table:table-cell table:style-name="ce9" table:formula="oooc:=[.E207]+[.G207]" office:value-type="float" office:value="1.94032856807686">
            <text:p>1.94</text:p>
          </table:table-cell>
          <table:table-cell table:style-name="ce9" table:formula="oooc:=[.I207]/24" office:value-type="float" office:value="0.080847023669869">
            <text:p>0.08</text:p>
          </table:table-cell>
          <table:table-cell table:style-name="ce9" table:formula="oooc:=SUM([.$J$34:.J207])" office:value-type="float" office:value="106.57705015252">
            <text:p>106.5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5">
            <text:p>175</text:p>
          </table:table-cell>
          <table:table-cell table:style-name="ce13" table:formula="oooc:=[.A208]/[.$B$5]" office:value-type="float" office:value="0.875">
            <text:p>0.875</text:p>
          </table:table-cell>
          <table:table-cell table:style-name="ce9" table:formula="oooc:=ROUND((1-[.B208])*0.5*[.$B$28]+2)" office:value-type="float" office:value="51">
            <text:p>51</text:p>
          </table:table-cell>
          <table:table-cell table:style-name="ce9" table:formula="oooc:=MIN(([.C208]*2+1)^2;[.$J$4])" office:value-type="float" office:value="10609">
            <text:p>10609</text:p>
          </table:table-cell>
          <table:table-cell table:style-name="ce9" table:formula="oooc:=((([.$B$4]*[.D208])*[.$B$29]+(1-[.$B$29])*([.$B$4]*[.$J$4]))/([.$E$4]*10^6))/3600" office:value-type="float" office:value="1.49120885939583">
            <text:p>1.49</text:p>
          </table:table-cell>
          <table:table-cell table:style-name="ce9" table:formula="oooc:=[.E208]/24" office:value-type="float" office:value="0.0621337024748264">
            <text:p>0.06</text:p>
          </table:table-cell>
          <table:table-cell table:style-name="ce9" table:formula="oooc:=(([.$B$4]*[.D208])/([.$E$5]*10^6))/3600" office:value-type="float" office:value="0.40135998862789">
            <text:p>0.4</text:p>
          </table:table-cell>
          <table:table-cell table:style-name="ce9" table:formula="oooc:=[.G208]/24" office:value-type="float" office:value="0.0167233328594954">
            <text:p>0.02</text:p>
          </table:table-cell>
          <table:table-cell table:style-name="ce9" table:formula="oooc:=[.E208]+[.G208]" office:value-type="float" office:value="1.89256884802372">
            <text:p>1.89</text:p>
          </table:table-cell>
          <table:table-cell table:style-name="ce9" table:formula="oooc:=[.I208]/24" office:value-type="float" office:value="0.0788570353343218">
            <text:p>0.08</text:p>
          </table:table-cell>
          <table:table-cell table:style-name="ce9" table:formula="oooc:=SUM([.$J$34:.J208])" office:value-type="float" office:value="106.655907187855">
            <text:p>106.6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6">
            <text:p>176</text:p>
          </table:table-cell>
          <table:table-cell table:style-name="ce13" table:formula="oooc:=[.A209]/[.$B$5]" office:value-type="float" office:value="0.88">
            <text:p>0.880</text:p>
          </table:table-cell>
          <table:table-cell table:style-name="ce9" table:formula="oooc:=ROUND((1-[.B209])*0.5*[.$B$28]+2)" office:value-type="float" office:value="49">
            <text:p>49</text:p>
          </table:table-cell>
          <table:table-cell table:style-name="ce9" table:formula="oooc:=MIN(([.C209]*2+1)^2;[.$J$4])" office:value-type="float" office:value="9801">
            <text:p>9801</text:p>
          </table:table-cell>
          <table:table-cell table:style-name="ce9" table:formula="oooc:=((([.$B$4]*[.D209])*[.$B$29]+(1-[.$B$29])*([.$B$4]*[.$J$4]))/([.$E$4]*10^6))/3600" office:value-type="float" office:value="1.47583683614583">
            <text:p>1.48</text:p>
          </table:table-cell>
          <table:table-cell table:style-name="ce9" table:formula="oooc:=[.E209]/24" office:value-type="float" office:value="0.0614932015060764">
            <text:p>0.06</text:p>
          </table:table-cell>
          <table:table-cell table:style-name="ce9" table:formula="oooc:=(([.$B$4]*[.D209])/([.$E$5]*10^6))/3600" office:value-type="float" office:value="0.370791709731544">
            <text:p>0.37</text:p>
          </table:table-cell>
          <table:table-cell table:style-name="ce9" table:formula="oooc:=[.G209]/24" office:value-type="float" office:value="0.0154496545721477">
            <text:p>0.02</text:p>
          </table:table-cell>
          <table:table-cell table:style-name="ce9" table:formula="oooc:=[.E209]+[.G209]" office:value-type="float" office:value="1.84662854587738">
            <text:p>1.85</text:p>
          </table:table-cell>
          <table:table-cell table:style-name="ce9" table:formula="oooc:=[.I209]/24" office:value-type="float" office:value="0.076942856078224">
            <text:p>0.08</text:p>
          </table:table-cell>
          <table:table-cell table:style-name="ce9" table:formula="oooc:=SUM([.$J$34:.J209])" office:value-type="float" office:value="106.732850043933">
            <text:p>106.7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7">
            <text:p>177</text:p>
          </table:table-cell>
          <table:table-cell table:style-name="ce13" table:formula="oooc:=[.A210]/[.$B$5]" office:value-type="float" office:value="0.885">
            <text:p>0.885</text:p>
          </table:table-cell>
          <table:table-cell table:style-name="ce9" table:formula="oooc:=ROUND((1-[.B210])*0.5*[.$B$28]+2)" office:value-type="float" office:value="47">
            <text:p>47</text:p>
          </table:table-cell>
          <table:table-cell table:style-name="ce9" table:formula="oooc:=MIN(([.C210]*2+1)^2;[.$J$4])" office:value-type="float" office:value="9025">
            <text:p>9025</text:p>
          </table:table-cell>
          <table:table-cell table:style-name="ce9" table:formula="oooc:=((([.$B$4]*[.D210])*[.$B$29]+(1-[.$B$29])*([.$B$4]*[.$J$4]))/([.$E$4]*10^6))/3600" office:value-type="float" office:value="1.46107360589583">
            <text:p>1.46</text:p>
          </table:table-cell>
          <table:table-cell table:style-name="ce9" table:formula="oooc:=[.E210]/24" office:value-type="float" office:value="0.0608780669123264">
            <text:p>0.06</text:p>
          </table:table-cell>
          <table:table-cell table:style-name="ce9" table:formula="oooc:=(([.$B$4]*[.D210])/([.$E$5]*10^6))/3600" office:value-type="float" office:value="0.341434055741984">
            <text:p>0.34</text:p>
          </table:table-cell>
          <table:table-cell table:style-name="ce9" table:formula="oooc:=[.G210]/24" office:value-type="float" office:value="0.0142264189892493">
            <text:p>0.01</text:p>
          </table:table-cell>
          <table:table-cell table:style-name="ce9" table:formula="oooc:=[.E210]+[.G210]" office:value-type="float" office:value="1.80250766163782">
            <text:p>1.8</text:p>
          </table:table-cell>
          <table:table-cell table:style-name="ce9" table:formula="oooc:=[.I210]/24" office:value-type="float" office:value="0.0751044859015757">
            <text:p>0.08</text:p>
          </table:table-cell>
          <table:table-cell table:style-name="ce9" table:formula="oooc:=SUM([.$J$34:.J210])" office:value-type="float" office:value="106.807954529835">
            <text:p>106.8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8">
            <text:p>178</text:p>
          </table:table-cell>
          <table:table-cell table:style-name="ce13" table:formula="oooc:=[.A211]/[.$B$5]" office:value-type="float" office:value="0.89">
            <text:p>0.890</text:p>
          </table:table-cell>
          <table:table-cell table:style-name="ce9" table:formula="oooc:=ROUND((1-[.B211])*0.5*[.$B$28]+2)" office:value-type="float" office:value="45">
            <text:p>45</text:p>
          </table:table-cell>
          <table:table-cell table:style-name="ce9" table:formula="oooc:=MIN(([.C211]*2+1)^2;[.$J$4])" office:value-type="float" office:value="8281">
            <text:p>8281</text:p>
          </table:table-cell>
          <table:table-cell table:style-name="ce9" table:formula="oooc:=((([.$B$4]*[.D211])*[.$B$29]+(1-[.$B$29])*([.$B$4]*[.$J$4]))/([.$E$4]*10^6))/3600" office:value-type="float" office:value="1.44691916864583">
            <text:p>1.45</text:p>
          </table:table-cell>
          <table:table-cell table:style-name="ce9" table:formula="oooc:=[.E211]/24" office:value-type="float" office:value="0.0602882986935764">
            <text:p>0.06</text:p>
          </table:table-cell>
          <table:table-cell table:style-name="ce9" table:formula="oooc:=(([.$B$4]*[.D211])/([.$E$5]*10^6))/3600" office:value-type="float" office:value="0.31328702665921">
            <text:p>0.31</text:p>
          </table:table-cell>
          <table:table-cell table:style-name="ce9" table:formula="oooc:=[.G211]/24" office:value-type="float" office:value="0.0130536261108004">
            <text:p>0.01</text:p>
          </table:table-cell>
          <table:table-cell table:style-name="ce9" table:formula="oooc:=[.E211]+[.G211]" office:value-type="float" office:value="1.76020619530504">
            <text:p>1.76</text:p>
          </table:table-cell>
          <table:table-cell table:style-name="ce9" table:formula="oooc:=[.I211]/24" office:value-type="float" office:value="0.0733419248043768">
            <text:p>0.07</text:p>
          </table:table-cell>
          <table:table-cell table:style-name="ce9" table:formula="oooc:=SUM([.$J$34:.J211])" office:value-type="float" office:value="106.881296454639">
            <text:p>106.8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79">
            <text:p>179</text:p>
          </table:table-cell>
          <table:table-cell table:style-name="ce13" table:formula="oooc:=[.A212]/[.$B$5]" office:value-type="float" office:value="0.895">
            <text:p>0.895</text:p>
          </table:table-cell>
          <table:table-cell table:style-name="ce9" table:formula="oooc:=ROUND((1-[.B212])*0.5*[.$B$28]+2)" office:value-type="float" office:value="43">
            <text:p>43</text:p>
          </table:table-cell>
          <table:table-cell table:style-name="ce9" table:formula="oooc:=MIN(([.C212]*2+1)^2;[.$J$4])" office:value-type="float" office:value="7569">
            <text:p>7569</text:p>
          </table:table-cell>
          <table:table-cell table:style-name="ce9" table:formula="oooc:=((([.$B$4]*[.D212])*[.$B$29]+(1-[.$B$29])*([.$B$4]*[.$J$4]))/([.$E$4]*10^6))/3600" office:value-type="float" office:value="1.43337352439583">
            <text:p>1.43</text:p>
          </table:table-cell>
          <table:table-cell table:style-name="ce9" table:formula="oooc:=[.E212]/24" office:value-type="float" office:value="0.0597238968498264">
            <text:p>0.06</text:p>
          </table:table-cell>
          <table:table-cell table:style-name="ce9" table:formula="oooc:=(([.$B$4]*[.D212])/([.$E$5]*10^6))/3600" office:value-type="float" office:value="0.286350622483221">
            <text:p>0.29</text:p>
          </table:table-cell>
          <table:table-cell table:style-name="ce9" table:formula="oooc:=[.G212]/24" office:value-type="float" office:value="0.0119312759368009">
            <text:p>0.01</text:p>
          </table:table-cell>
          <table:table-cell table:style-name="ce9" table:formula="oooc:=[.E212]+[.G212]" office:value-type="float" office:value="1.71972414687905">
            <text:p>1.72</text:p>
          </table:table-cell>
          <table:table-cell table:style-name="ce9" table:formula="oooc:=[.I212]/24" office:value-type="float" office:value="0.0716551727866273">
            <text:p>0.07</text:p>
          </table:table-cell>
          <table:table-cell table:style-name="ce9" table:formula="oooc:=SUM([.$J$34:.J212])" office:value-type="float" office:value="106.952951627426">
            <text:p>106.9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0">
            <text:p>180</text:p>
          </table:table-cell>
          <table:table-cell table:style-name="ce13" table:formula="oooc:=[.A213]/[.$B$5]" office:value-type="float" office:value="0.9">
            <text:p>0.900</text:p>
          </table:table-cell>
          <table:table-cell table:style-name="ce9" table:formula="oooc:=ROUND((1-[.B213])*0.5*[.$B$28]+2)" office:value-type="float" office:value="41">
            <text:p>41</text:p>
          </table:table-cell>
          <table:table-cell table:style-name="ce9" table:formula="oooc:=MIN(([.C213]*2+1)^2;[.$J$4])" office:value-type="float" office:value="6889">
            <text:p>6889</text:p>
          </table:table-cell>
          <table:table-cell table:style-name="ce9" table:formula="oooc:=((([.$B$4]*[.D213])*[.$B$29]+(1-[.$B$29])*([.$B$4]*[.$J$4]))/([.$E$4]*10^6))/3600" office:value-type="float" office:value="1.42043667314583">
            <text:p>1.42</text:p>
          </table:table-cell>
          <table:table-cell table:style-name="ce9" table:formula="oooc:=[.E213]/24" office:value-type="float" office:value="0.0591848613810764">
            <text:p>0.06</text:p>
          </table:table-cell>
          <table:table-cell table:style-name="ce9" table:formula="oooc:=(([.$B$4]*[.D213])/([.$E$5]*10^6))/3600" office:value-type="float" office:value="0.260624843214019">
            <text:p>0.26</text:p>
          </table:table-cell>
          <table:table-cell table:style-name="ce9" table:formula="oooc:=[.G213]/24" office:value-type="float" office:value="0.0108593684672508">
            <text:p>0.01</text:p>
          </table:table-cell>
          <table:table-cell table:style-name="ce9" table:formula="oooc:=[.E213]+[.G213]" office:value-type="float" office:value="1.68106151635985">
            <text:p>1.68</text:p>
          </table:table-cell>
          <table:table-cell table:style-name="ce9" table:formula="oooc:=[.I213]/24" office:value-type="float" office:value="0.0700442298483272">
            <text:p>0.07</text:p>
          </table:table-cell>
          <table:table-cell table:style-name="ce9" table:formula="oooc:=SUM([.$J$34:.J213])" office:value-type="float" office:value="107.022995857274">
            <text:p>107.0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1">
            <text:p>181</text:p>
          </table:table-cell>
          <table:table-cell table:style-name="ce13" table:formula="oooc:=[.A214]/[.$B$5]" office:value-type="float" office:value="0.905">
            <text:p>0.905</text:p>
          </table:table-cell>
          <table:table-cell table:style-name="ce9" table:formula="oooc:=ROUND((1-[.B214])*0.5*[.$B$28]+2)" office:value-type="float" office:value="39">
            <text:p>39</text:p>
          </table:table-cell>
          <table:table-cell table:style-name="ce9" table:formula="oooc:=MIN(([.C214]*2+1)^2;[.$J$4])" office:value-type="float" office:value="6241">
            <text:p>6241</text:p>
          </table:table-cell>
          <table:table-cell table:style-name="ce9" table:formula="oooc:=((([.$B$4]*[.D214])*[.$B$29]+(1-[.$B$29])*([.$B$4]*[.$J$4]))/([.$E$4]*10^6))/3600" office:value-type="float" office:value="1.40810861489583">
            <text:p>1.41</text:p>
          </table:table-cell>
          <table:table-cell table:style-name="ce9" table:formula="oooc:=[.E214]/24" office:value-type="float" office:value="0.0586711922873264">
            <text:p>0.06</text:p>
          </table:table-cell>
          <table:table-cell table:style-name="ce9" table:formula="oooc:=(([.$B$4]*[.D214])/([.$E$5]*10^6))/3600" office:value-type="float" office:value="0.236109688851603">
            <text:p>0.24</text:p>
          </table:table-cell>
          <table:table-cell table:style-name="ce9" table:formula="oooc:=[.G214]/24" office:value-type="float" office:value="0.00983790370215014">
            <text:p>0.01</text:p>
          </table:table-cell>
          <table:table-cell table:style-name="ce9" table:formula="oooc:=[.E214]+[.G214]" office:value-type="float" office:value="1.64421830374744">
            <text:p>1.64</text:p>
          </table:table-cell>
          <table:table-cell table:style-name="ce9" table:formula="oooc:=[.I214]/24" office:value-type="float" office:value="0.0685090959894765">
            <text:p>0.07</text:p>
          </table:table-cell>
          <table:table-cell table:style-name="ce9" table:formula="oooc:=SUM([.$J$34:.J214])" office:value-type="float" office:value="107.091504953263">
            <text:p>107.0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2">
            <text:p>182</text:p>
          </table:table-cell>
          <table:table-cell table:style-name="ce13" table:formula="oooc:=[.A215]/[.$B$5]" office:value-type="float" office:value="0.91">
            <text:p>0.910</text:p>
          </table:table-cell>
          <table:table-cell table:style-name="ce9" table:formula="oooc:=ROUND((1-[.B215])*0.5*[.$B$28]+2)" office:value-type="float" office:value="37">
            <text:p>37</text:p>
          </table:table-cell>
          <table:table-cell table:style-name="ce9" table:formula="oooc:=MIN(([.C215]*2+1)^2;[.$J$4])" office:value-type="float" office:value="5625">
            <text:p>5625</text:p>
          </table:table-cell>
          <table:table-cell table:style-name="ce9" table:formula="oooc:=((([.$B$4]*[.D215])*[.$B$29]+(1-[.$B$29])*([.$B$4]*[.$J$4]))/([.$E$4]*10^6))/3600" office:value-type="float" office:value="1.39638934964583">
            <text:p>1.4</text:p>
          </table:table-cell>
          <table:table-cell table:style-name="ce9" table:formula="oooc:=[.E215]/24" office:value-type="float" office:value="0.0581828895685764">
            <text:p>0.06</text:p>
          </table:table-cell>
          <table:table-cell table:style-name="ce9" table:formula="oooc:=(([.$B$4]*[.D215])/([.$E$5]*10^6))/3600" office:value-type="float" office:value="0.212805159395973">
            <text:p>0.21</text:p>
          </table:table-cell>
          <table:table-cell table:style-name="ce9" table:formula="oooc:=[.G215]/24" office:value-type="float" office:value="0.00886688164149888">
            <text:p>0.01</text:p>
          </table:table-cell>
          <table:table-cell table:style-name="ce9" table:formula="oooc:=[.E215]+[.G215]" office:value-type="float" office:value="1.60919450904181">
            <text:p>1.61</text:p>
          </table:table-cell>
          <table:table-cell table:style-name="ce9" table:formula="oooc:=[.I215]/24" office:value-type="float" office:value="0.0670497712100753">
            <text:p>0.07</text:p>
          </table:table-cell>
          <table:table-cell table:style-name="ce9" table:formula="oooc:=SUM([.$J$34:.J215])" office:value-type="float" office:value="107.158554724473">
            <text:p>107.16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3">
            <text:p>183</text:p>
          </table:table-cell>
          <table:table-cell table:style-name="ce13" table:formula="oooc:=[.A216]/[.$B$5]" office:value-type="float" office:value="0.915">
            <text:p>0.915</text:p>
          </table:table-cell>
          <table:table-cell table:style-name="ce9" table:formula="oooc:=ROUND((1-[.B216])*0.5*[.$B$28]+2)" office:value-type="float" office:value="35">
            <text:p>35</text:p>
          </table:table-cell>
          <table:table-cell table:style-name="ce9" table:formula="oooc:=MIN(([.C216]*2+1)^2;[.$J$4])" office:value-type="float" office:value="5041">
            <text:p>5041</text:p>
          </table:table-cell>
          <table:table-cell table:style-name="ce9" table:formula="oooc:=((([.$B$4]*[.D216])*[.$B$29]+(1-[.$B$29])*([.$B$4]*[.$J$4]))/([.$E$4]*10^6))/3600" office:value-type="float" office:value="1.38527887739583">
            <text:p>1.39</text:p>
          </table:table-cell>
          <table:table-cell table:style-name="ce9" table:formula="oooc:=[.E216]/24" office:value-type="float" office:value="0.0577199532248264">
            <text:p>0.06</text:p>
          </table:table-cell>
          <table:table-cell table:style-name="ce9" table:formula="oooc:=(([.$B$4]*[.D216])/([.$E$5]*10^6))/3600" office:value-type="float" office:value="0.190711254847129">
            <text:p>0.19</text:p>
          </table:table-cell>
          <table:table-cell table:style-name="ce9" table:formula="oooc:=[.G216]/24" office:value-type="float" office:value="0.00794630228529704">
            <text:p>0.01</text:p>
          </table:table-cell>
          <table:table-cell table:style-name="ce9" table:formula="oooc:=[.E216]+[.G216]" office:value-type="float" office:value="1.57599013224296">
            <text:p>1.58</text:p>
          </table:table-cell>
          <table:table-cell table:style-name="ce9" table:formula="oooc:=[.I216]/24" office:value-type="float" office:value="0.0656662555101234">
            <text:p>0.07</text:p>
          </table:table-cell>
          <table:table-cell table:style-name="ce9" table:formula="oooc:=SUM([.$J$34:.J216])" office:value-type="float" office:value="107.224220979984">
            <text:p>107.2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4">
            <text:p>184</text:p>
          </table:table-cell>
          <table:table-cell table:style-name="ce13" table:formula="oooc:=[.A217]/[.$B$5]" office:value-type="float" office:value="0.92">
            <text:p>0.920</text:p>
          </table:table-cell>
          <table:table-cell table:style-name="ce9" table:formula="oooc:=ROUND((1-[.B217])*0.5*[.$B$28]+2)" office:value-type="float" office:value="33">
            <text:p>33</text:p>
          </table:table-cell>
          <table:table-cell table:style-name="ce9" table:formula="oooc:=MIN(([.C217]*2+1)^2;[.$J$4])" office:value-type="float" office:value="4489">
            <text:p>4489</text:p>
          </table:table-cell>
          <table:table-cell table:style-name="ce9" table:formula="oooc:=((([.$B$4]*[.D217])*[.$B$29]+(1-[.$B$29])*([.$B$4]*[.$J$4]))/([.$E$4]*10^6))/3600" office:value-type="float" office:value="1.37477719814583">
            <text:p>1.37</text:p>
          </table:table-cell>
          <table:table-cell table:style-name="ce9" table:formula="oooc:=[.E217]/24" office:value-type="float" office:value="0.0572823832560764">
            <text:p>0.06</text:p>
          </table:table-cell>
          <table:table-cell table:style-name="ce9" table:formula="oooc:=(([.$B$4]*[.D217])/([.$E$5]*10^6))/3600" office:value-type="float" office:value="0.169827975205071">
            <text:p>0.17</text:p>
          </table:table-cell>
          <table:table-cell table:style-name="ce9" table:formula="oooc:=[.G217]/24" office:value-type="float" office:value="0.00707616563354462">
            <text:p>0.01</text:p>
          </table:table-cell>
          <table:table-cell table:style-name="ce9" table:formula="oooc:=[.E217]+[.G217]" office:value-type="float" office:value="1.5446051733509">
            <text:p>1.54</text:p>
          </table:table-cell>
          <table:table-cell table:style-name="ce9" table:formula="oooc:=[.I217]/24" office:value-type="float" office:value="0.064358548889621">
            <text:p>0.06</text:p>
          </table:table-cell>
          <table:table-cell table:style-name="ce9" table:formula="oooc:=SUM([.$J$34:.J217])" office:value-type="float" office:value="107.288579528873">
            <text:p>107.2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5">
            <text:p>185</text:p>
          </table:table-cell>
          <table:table-cell table:style-name="ce13" table:formula="oooc:=[.A218]/[.$B$5]" office:value-type="float" office:value="0.925">
            <text:p>0.925</text:p>
          </table:table-cell>
          <table:table-cell table:style-name="ce9" table:formula="oooc:=ROUND((1-[.B218])*0.5*[.$B$28]+2)" office:value-type="float" office:value="31">
            <text:p>31</text:p>
          </table:table-cell>
          <table:table-cell table:style-name="ce9" table:formula="oooc:=MIN(([.C218]*2+1)^2;[.$J$4])" office:value-type="float" office:value="3969">
            <text:p>3969</text:p>
          </table:table-cell>
          <table:table-cell table:style-name="ce9" table:formula="oooc:=((([.$B$4]*[.D218])*[.$B$29]+(1-[.$B$29])*([.$B$4]*[.$J$4]))/([.$E$4]*10^6))/3600" office:value-type="float" office:value="1.36488431189583">
            <text:p>1.36</text:p>
          </table:table-cell>
          <table:table-cell table:style-name="ce9" table:formula="oooc:=[.E218]/24" office:value-type="float" office:value="0.0568701796623264">
            <text:p>0.06</text:p>
          </table:table-cell>
          <table:table-cell table:style-name="ce9" table:formula="oooc:=(([.$B$4]*[.D218])/([.$E$5]*10^6))/3600" office:value-type="float" office:value="0.150155320469799">
            <text:p>0.15</text:p>
          </table:table-cell>
          <table:table-cell table:style-name="ce9" table:formula="oooc:=[.G218]/24" office:value-type="float" office:value="0.00625647168624161">
            <text:p>0.01</text:p>
          </table:table-cell>
          <table:table-cell table:style-name="ce9" table:formula="oooc:=[.E218]+[.G218]" office:value-type="float" office:value="1.51503963236563">
            <text:p>1.52</text:p>
          </table:table-cell>
          <table:table-cell table:style-name="ce9" table:formula="oooc:=[.I218]/24" office:value-type="float" office:value="0.063126651348568">
            <text:p>0.06</text:p>
          </table:table-cell>
          <table:table-cell table:style-name="ce9" table:formula="oooc:=SUM([.$J$34:.J218])" office:value-type="float" office:value="107.351706180222">
            <text:p>107.3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6">
            <text:p>186</text:p>
          </table:table-cell>
          <table:table-cell table:style-name="ce13" table:formula="oooc:=[.A219]/[.$B$5]" office:value-type="float" office:value="0.93">
            <text:p>0.930</text:p>
          </table:table-cell>
          <table:table-cell table:style-name="ce9" table:formula="oooc:=ROUND((1-[.B219])*0.5*[.$B$28]+2)" office:value-type="float" office:value="29">
            <text:p>29</text:p>
          </table:table-cell>
          <table:table-cell table:style-name="ce9" table:formula="oooc:=MIN(([.C219]*2+1)^2;[.$J$4])" office:value-type="float" office:value="3481">
            <text:p>3481</text:p>
          </table:table-cell>
          <table:table-cell table:style-name="ce9" table:formula="oooc:=((([.$B$4]*[.D219])*[.$B$29]+(1-[.$B$29])*([.$B$4]*[.$J$4]))/([.$E$4]*10^6))/3600" office:value-type="float" office:value="1.35560021864583">
            <text:p>1.36</text:p>
          </table:table-cell>
          <table:table-cell table:style-name="ce9" table:formula="oooc:=[.E219]/24" office:value-type="float" office:value="0.0564833424435764">
            <text:p>0.06</text:p>
          </table:table-cell>
          <table:table-cell table:style-name="ce9" table:formula="oooc:=(([.$B$4]*[.D219])/([.$E$5]*10^6))/3600" office:value-type="float" office:value="0.131693290641312">
            <text:p>0.13</text:p>
          </table:table-cell>
          <table:table-cell table:style-name="ce9" table:formula="oooc:=[.G219]/24" office:value-type="float" office:value="0.00548722044338802">
            <text:p>0.01</text:p>
          </table:table-cell>
          <table:table-cell table:style-name="ce9" table:formula="oooc:=[.E219]+[.G219]" office:value-type="float" office:value="1.48729350928715">
            <text:p>1.49</text:p>
          </table:table-cell>
          <table:table-cell table:style-name="ce9" table:formula="oooc:=[.I219]/24" office:value-type="float" office:value="0.0619705628869644">
            <text:p>0.06</text:p>
          </table:table-cell>
          <table:table-cell table:style-name="ce9" table:formula="oooc:=SUM([.$J$34:.J219])" office:value-type="float" office:value="107.413676743109">
            <text:p>107.4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7">
            <text:p>187</text:p>
          </table:table-cell>
          <table:table-cell table:style-name="ce13" table:formula="oooc:=[.A220]/[.$B$5]" office:value-type="float" office:value="0.935">
            <text:p>0.935</text:p>
          </table:table-cell>
          <table:table-cell table:style-name="ce9" table:formula="oooc:=ROUND((1-[.B220])*0.5*[.$B$28]+2)" office:value-type="float" office:value="27">
            <text:p>27</text:p>
          </table:table-cell>
          <table:table-cell table:style-name="ce9" table:formula="oooc:=MIN(([.C220]*2+1)^2;[.$J$4])" office:value-type="float" office:value="3025">
            <text:p>3025</text:p>
          </table:table-cell>
          <table:table-cell table:style-name="ce9" table:formula="oooc:=((([.$B$4]*[.D220])*[.$B$29]+(1-[.$B$29])*([.$B$4]*[.$J$4]))/([.$E$4]*10^6))/3600" office:value-type="float" office:value="1.34692491839583">
            <text:p>1.35</text:p>
          </table:table-cell>
          <table:table-cell table:style-name="ce9" table:formula="oooc:=[.E220]/24" office:value-type="float" office:value="0.0561218715998264">
            <text:p>0.06</text:p>
          </table:table-cell>
          <table:table-cell table:style-name="ce9" table:formula="oooc:=(([.$B$4]*[.D220])/([.$E$5]*10^6))/3600" office:value-type="float" office:value="0.114441885719612">
            <text:p>0.11</text:p>
          </table:table-cell>
          <table:table-cell table:style-name="ce9" table:formula="oooc:=[.G220]/24" office:value-type="float" office:value="0.00476841190498384">
            <text:p>0</text:p>
          </table:table-cell>
          <table:table-cell table:style-name="ce9" table:formula="oooc:=[.E220]+[.G220]" office:value-type="float" office:value="1.46136680411545">
            <text:p>1.46</text:p>
          </table:table-cell>
          <table:table-cell table:style-name="ce9" table:formula="oooc:=[.I220]/24" office:value-type="float" office:value="0.0608902835048102">
            <text:p>0.06</text:p>
          </table:table-cell>
          <table:table-cell table:style-name="ce9" table:formula="oooc:=SUM([.$J$34:.J220])" office:value-type="float" office:value="107.474567026614">
            <text:p>107.4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8">
            <text:p>188</text:p>
          </table:table-cell>
          <table:table-cell table:style-name="ce13" table:formula="oooc:=[.A221]/[.$B$5]" office:value-type="float" office:value="0.94">
            <text:p>0.940</text:p>
          </table:table-cell>
          <table:table-cell table:style-name="ce9" table:formula="oooc:=ROUND((1-[.B221])*0.5*[.$B$28]+2)" office:value-type="float" office:value="25">
            <text:p>25</text:p>
          </table:table-cell>
          <table:table-cell table:style-name="ce9" table:formula="oooc:=MIN(([.C221]*2+1)^2;[.$J$4])" office:value-type="float" office:value="2601">
            <text:p>2601</text:p>
          </table:table-cell>
          <table:table-cell table:style-name="ce9" table:formula="oooc:=((([.$B$4]*[.D221])*[.$B$29]+(1-[.$B$29])*([.$B$4]*[.$J$4]))/([.$E$4]*10^6))/3600" office:value-type="float" office:value="1.33885841114583">
            <text:p>1.34</text:p>
          </table:table-cell>
          <table:table-cell table:style-name="ce9" table:formula="oooc:=[.E221]/24" office:value-type="float" office:value="0.0557857671310764">
            <text:p>0.06</text:p>
          </table:table-cell>
          <table:table-cell table:style-name="ce9" table:formula="oooc:=(([.$B$4]*[.D221])/([.$E$5]*10^6))/3600" office:value-type="float" office:value="0.098401105704698">
            <text:p>0.1</text:p>
          </table:table-cell>
          <table:table-cell table:style-name="ce9" table:formula="oooc:=[.G221]/24" office:value-type="float" office:value="0.00410004607102908">
            <text:p>0</text:p>
          </table:table-cell>
          <table:table-cell table:style-name="ce9" table:formula="oooc:=[.E221]+[.G221]" office:value-type="float" office:value="1.43725951685053">
            <text:p>1.44</text:p>
          </table:table-cell>
          <table:table-cell table:style-name="ce9" table:formula="oooc:=[.I221]/24" office:value-type="float" office:value="0.0598858132021055">
            <text:p>0.06</text:p>
          </table:table-cell>
          <table:table-cell table:style-name="ce9" table:formula="oooc:=SUM([.$J$34:.J221])" office:value-type="float" office:value="107.534452839816">
            <text:p>107.5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89">
            <text:p>189</text:p>
          </table:table-cell>
          <table:table-cell table:style-name="ce13" table:formula="oooc:=[.A222]/[.$B$5]" office:value-type="float" office:value="0.945">
            <text:p>0.945</text:p>
          </table:table-cell>
          <table:table-cell table:style-name="ce9" table:formula="oooc:=ROUND((1-[.B222])*0.5*[.$B$28]+2)" office:value-type="float" office:value="23">
            <text:p>23</text:p>
          </table:table-cell>
          <table:table-cell table:style-name="ce9" table:formula="oooc:=MIN(([.C222]*2+1)^2;[.$J$4])" office:value-type="float" office:value="2209">
            <text:p>2209</text:p>
          </table:table-cell>
          <table:table-cell table:style-name="ce9" table:formula="oooc:=((([.$B$4]*[.D222])*[.$B$29]+(1-[.$B$29])*([.$B$4]*[.$J$4]))/([.$E$4]*10^6))/3600" office:value-type="float" office:value="1.33140069689583">
            <text:p>1.33</text:p>
          </table:table-cell>
          <table:table-cell table:style-name="ce9" table:formula="oooc:=[.E222]/24" office:value-type="float" office:value="0.0554750290373264">
            <text:p>0.06</text:p>
          </table:table-cell>
          <table:table-cell table:style-name="ce9" table:formula="oooc:=(([.$B$4]*[.D222])/([.$E$5]*10^6))/3600" office:value-type="float" office:value="0.0835709505965697">
            <text:p>0.08</text:p>
          </table:table-cell>
          <table:table-cell table:style-name="ce9" table:formula="oooc:=[.G222]/24" office:value-type="float" office:value="0.00348212294152374">
            <text:p>0</text:p>
          </table:table-cell>
          <table:table-cell table:style-name="ce9" table:formula="oooc:=[.E222]+[.G222]" office:value-type="float" office:value="1.4149716474924">
            <text:p>1.41</text:p>
          </table:table-cell>
          <table:table-cell table:style-name="ce9" table:formula="oooc:=[.I222]/24" office:value-type="float" office:value="0.0589571519788501">
            <text:p>0.06</text:p>
          </table:table-cell>
          <table:table-cell table:style-name="ce9" table:formula="oooc:=SUM([.$J$34:.J222])" office:value-type="float" office:value="107.593409991795">
            <text:p>107.5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0">
            <text:p>190</text:p>
          </table:table-cell>
          <table:table-cell table:style-name="ce13" table:formula="oooc:=[.A223]/[.$B$5]" office:value-type="float" office:value="0.95">
            <text:p>0.950</text:p>
          </table:table-cell>
          <table:table-cell table:style-name="ce9" table:formula="oooc:=ROUND((1-[.B223])*0.5*[.$B$28]+2)" office:value-type="float" office:value="22">
            <text:p>22</text:p>
          </table:table-cell>
          <table:table-cell table:style-name="ce9" table:formula="oooc:=MIN(([.C223]*2+1)^2;[.$J$4])" office:value-type="float" office:value="2025">
            <text:p>2025</text:p>
          </table:table-cell>
          <table:table-cell table:style-name="ce9" table:formula="oooc:=((([.$B$4]*[.D223])*[.$B$29]+(1-[.$B$29])*([.$B$4]*[.$J$4]))/([.$E$4]*10^6))/3600" office:value-type="float" office:value="1.32790013714583">
            <text:p>1.33</text:p>
          </table:table-cell>
          <table:table-cell table:style-name="ce9" table:formula="oooc:=[.E223]/24" office:value-type="float" office:value="0.0553291723810764">
            <text:p>0.06</text:p>
          </table:table-cell>
          <table:table-cell table:style-name="ce9" table:formula="oooc:=(([.$B$4]*[.D223])/([.$E$5]*10^6))/3600" office:value-type="float" office:value="0.0766098573825503">
            <text:p>0.08</text:p>
          </table:table-cell>
          <table:table-cell table:style-name="ce9" table:formula="oooc:=[.G223]/24" office:value-type="float" office:value="0.0031920773909396">
            <text:p>0</text:p>
          </table:table-cell>
          <table:table-cell table:style-name="ce9" table:formula="oooc:=[.E223]+[.G223]" office:value-type="float" office:value="1.40450999452838">
            <text:p>1.4</text:p>
          </table:table-cell>
          <table:table-cell table:style-name="ce9" table:formula="oooc:=[.I223]/24" office:value-type="float" office:value="0.058521249772016">
            <text:p>0.06</text:p>
          </table:table-cell>
          <table:table-cell table:style-name="ce9" table:formula="oooc:=SUM([.$J$34:.J223])" office:value-type="float" office:value="107.651931241567">
            <text:p>107.6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1">
            <text:p>191</text:p>
          </table:table-cell>
          <table:table-cell table:style-name="ce13" table:formula="oooc:=[.A224]/[.$B$5]" office:value-type="float" office:value="0.955">
            <text:p>0.955</text:p>
          </table:table-cell>
          <table:table-cell table:style-name="ce9" table:formula="oooc:=ROUND((1-[.B224])*0.5*[.$B$28]+2)" office:value-type="float" office:value="20">
            <text:p>20</text:p>
          </table:table-cell>
          <table:table-cell table:style-name="ce9" table:formula="oooc:=MIN(([.C224]*2+1)^2;[.$J$4])" office:value-type="float" office:value="1681">
            <text:p>1681</text:p>
          </table:table-cell>
          <table:table-cell table:style-name="ce9" table:formula="oooc:=((([.$B$4]*[.D224])*[.$B$29]+(1-[.$B$29])*([.$B$4]*[.$J$4]))/([.$E$4]*10^6))/3600" office:value-type="float" office:value="1.32135561239583">
            <text:p>1.32</text:p>
          </table:table-cell>
          <table:table-cell table:style-name="ce9" table:formula="oooc:=[.E224]/24" office:value-type="float" office:value="0.0550564838498264">
            <text:p>0.06</text:p>
          </table:table-cell>
          <table:table-cell table:style-name="ce9" table:formula="oooc:=(([.$B$4]*[.D224])/([.$E$5]*10^6))/3600" office:value-type="float" office:value="0.063595639634601">
            <text:p>0.06</text:p>
          </table:table-cell>
          <table:table-cell table:style-name="ce9" table:formula="oooc:=[.G224]/24" office:value-type="float" office:value="0.00264981831810838">
            <text:p>0</text:p>
          </table:table-cell>
          <table:table-cell table:style-name="ce9" table:formula="oooc:=[.E224]+[.G224]" office:value-type="float" office:value="1.38495125203043">
            <text:p>1.38</text:p>
          </table:table-cell>
          <table:table-cell table:style-name="ce9" table:formula="oooc:=[.I224]/24" office:value-type="float" office:value="0.0577063021679348">
            <text:p>0.06</text:p>
          </table:table-cell>
          <table:table-cell table:style-name="ce9" table:formula="oooc:=SUM([.$J$34:.J224])" office:value-type="float" office:value="107.709637543734">
            <text:p>107.7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2">
            <text:p>192</text:p>
          </table:table-cell>
          <table:table-cell table:style-name="ce13" table:formula="oooc:=[.A225]/[.$B$5]" office:value-type="float" office:value="0.96">
            <text:p>0.960</text:p>
          </table:table-cell>
          <table:table-cell table:style-name="ce9" table:formula="oooc:=ROUND((1-[.B225])*0.5*[.$B$28]+2)" office:value-type="float" office:value="18">
            <text:p>18</text:p>
          </table:table-cell>
          <table:table-cell table:style-name="ce9" table:formula="oooc:=MIN(([.C225]*2+1)^2;[.$J$4])" office:value-type="float" office:value="1369">
            <text:p>1369</text:p>
          </table:table-cell>
          <table:table-cell table:style-name="ce9" table:formula="oooc:=((([.$B$4]*[.D225])*[.$B$29]+(1-[.$B$29])*([.$B$4]*[.$J$4]))/([.$E$4]*10^6))/3600" office:value-type="float" office:value="1.31541988064583">
            <text:p>1.32</text:p>
          </table:table-cell>
          <table:table-cell table:style-name="ce9" table:formula="oooc:=[.E225]/24" office:value-type="float" office:value="0.0548091616935764">
            <text:p>0.05</text:p>
          </table:table-cell>
          <table:table-cell table:style-name="ce9" table:formula="oooc:=(([.$B$4]*[.D225])/([.$E$5]*10^6))/3600" office:value-type="float" office:value="0.0517920467934377">
            <text:p>0.05</text:p>
          </table:table-cell>
          <table:table-cell table:style-name="ce9" table:formula="oooc:=[.G225]/24" office:value-type="float" office:value="0.00215800194972657">
            <text:p>0</text:p>
          </table:table-cell>
          <table:table-cell table:style-name="ce9" table:formula="oooc:=[.E225]+[.G225]" office:value-type="float" office:value="1.36721192743927">
            <text:p>1.37</text:p>
          </table:table-cell>
          <table:table-cell table:style-name="ce9" table:formula="oooc:=[.I225]/24" office:value-type="float" office:value="0.056967163643303">
            <text:p>0.06</text:p>
          </table:table-cell>
          <table:table-cell table:style-name="ce9" table:formula="oooc:=SUM([.$J$34:.J225])" office:value-type="float" office:value="107.766604707378">
            <text:p>107.77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3">
            <text:p>193</text:p>
          </table:table-cell>
          <table:table-cell table:style-name="ce13" table:formula="oooc:=[.A226]/[.$B$5]" office:value-type="float" office:value="0.965">
            <text:p>0.965</text:p>
          </table:table-cell>
          <table:table-cell table:style-name="ce9" table:formula="oooc:=ROUND((1-[.B226])*0.5*[.$B$28]+2)" office:value-type="float" office:value="16">
            <text:p>16</text:p>
          </table:table-cell>
          <table:table-cell table:style-name="ce9" table:formula="oooc:=MIN(([.C226]*2+1)^2;[.$J$4])" office:value-type="float" office:value="1089">
            <text:p>1089</text:p>
          </table:table-cell>
          <table:table-cell table:style-name="ce9" table:formula="oooc:=((([.$B$4]*[.D226])*[.$B$29]+(1-[.$B$29])*([.$B$4]*[.$J$4]))/([.$E$4]*10^6))/3600" office:value-type="float" office:value="1.31009294189583">
            <text:p>1.31</text:p>
          </table:table-cell>
          <table:table-cell table:style-name="ce9" table:formula="oooc:=[.E226]/24" office:value-type="float" office:value="0.0545872059123264">
            <text:p>0.05</text:p>
          </table:table-cell>
          <table:table-cell table:style-name="ce9" table:formula="oooc:=(([.$B$4]*[.D226])/([.$E$5]*10^6))/3600" office:value-type="float" office:value="0.0411990788590604">
            <text:p>0.04</text:p>
          </table:table-cell>
          <table:table-cell table:style-name="ce9" table:formula="oooc:=[.G226]/24" office:value-type="float" office:value="0.00171662828579418">
            <text:p>0</text:p>
          </table:table-cell>
          <table:table-cell table:style-name="ce9" table:formula="oooc:=[.E226]+[.G226]" office:value-type="float" office:value="1.35129202075489">
            <text:p>1.35</text:p>
          </table:table-cell>
          <table:table-cell table:style-name="ce9" table:formula="oooc:=[.I226]/24" office:value-type="float" office:value="0.0563038341981206">
            <text:p>0.06</text:p>
          </table:table-cell>
          <table:table-cell table:style-name="ce9" table:formula="oooc:=SUM([.$J$34:.J226])" office:value-type="float" office:value="107.822908541576">
            <text:p>107.82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4">
            <text:p>194</text:p>
          </table:table-cell>
          <table:table-cell table:style-name="ce13" table:formula="oooc:=[.A227]/[.$B$5]" office:value-type="float" office:value="0.97">
            <text:p>0.970</text:p>
          </table:table-cell>
          <table:table-cell table:style-name="ce9" table:formula="oooc:=ROUND((1-[.B227])*0.5*[.$B$28]+2)" office:value-type="float" office:value="14">
            <text:p>14</text:p>
          </table:table-cell>
          <table:table-cell table:style-name="ce9" table:formula="oooc:=MIN(([.C227]*2+1)^2;[.$J$4])" office:value-type="float" office:value="841">
            <text:p>841</text:p>
          </table:table-cell>
          <table:table-cell table:style-name="ce9" table:formula="oooc:=((([.$B$4]*[.D227])*[.$B$29]+(1-[.$B$29])*([.$B$4]*[.$J$4]))/([.$E$4]*10^6))/3600" office:value-type="float" office:value="1.30537479614583">
            <text:p>1.31</text:p>
          </table:table-cell>
          <table:table-cell table:style-name="ce9" table:formula="oooc:=[.E227]/24" office:value-type="float" office:value="0.0543906165060764">
            <text:p>0.05</text:p>
          </table:table-cell>
          <table:table-cell table:style-name="ce9" table:formula="oooc:=(([.$B$4]*[.D227])/([.$E$5]*10^6))/3600" office:value-type="float" office:value="0.031816735831469">
            <text:p>0.03</text:p>
          </table:table-cell>
          <table:table-cell table:style-name="ce9" table:formula="oooc:=[.G227]/24" office:value-type="float" office:value="0.00132569732631121">
            <text:p>0</text:p>
          </table:table-cell>
          <table:table-cell table:style-name="ce9" table:formula="oooc:=[.E227]+[.G227]" office:value-type="float" office:value="1.3371915319773">
            <text:p>1.34</text:p>
          </table:table-cell>
          <table:table-cell table:style-name="ce9" table:formula="oooc:=[.I227]/24" office:value-type="float" office:value="0.0557163138323876">
            <text:p>0.06</text:p>
          </table:table-cell>
          <table:table-cell table:style-name="ce9" table:formula="oooc:=SUM([.$J$34:.J227])" office:value-type="float" office:value="107.878624855408">
            <text:p>107.88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5">
            <text:p>195</text:p>
          </table:table-cell>
          <table:table-cell table:style-name="ce13" table:formula="oooc:=[.A228]/[.$B$5]" office:value-type="float" office:value="0.975">
            <text:p>0.975</text:p>
          </table:table-cell>
          <table:table-cell table:style-name="ce9" table:formula="oooc:=ROUND((1-[.B228])*0.5*[.$B$28]+2)" office:value-type="float" office:value="12">
            <text:p>12</text:p>
          </table:table-cell>
          <table:table-cell table:style-name="ce9" table:formula="oooc:=MIN(([.C228]*2+1)^2;[.$J$4])" office:value-type="float" office:value="625">
            <text:p>625</text:p>
          </table:table-cell>
          <table:table-cell table:style-name="ce9" table:formula="oooc:=((([.$B$4]*[.D228])*[.$B$29]+(1-[.$B$29])*([.$B$4]*[.$J$4]))/([.$E$4]*10^6))/3600" office:value-type="float" office:value="1.30126544339583">
            <text:p>1.3</text:p>
          </table:table-cell>
          <table:table-cell table:style-name="ce9" table:formula="oooc:=[.E228]/24" office:value-type="float" office:value="0.0542193934748264">
            <text:p>0.05</text:p>
          </table:table-cell>
          <table:table-cell table:style-name="ce9" table:formula="oooc:=(([.$B$4]*[.D228])/([.$E$5]*10^6))/3600" office:value-type="float" office:value="0.0236450177106637">
            <text:p>0.02</text:p>
          </table:table-cell>
          <table:table-cell table:style-name="ce9" table:formula="oooc:=[.G228]/24" office:value-type="float" office:value="0.000985209071277654">
            <text:p>0</text:p>
          </table:table-cell>
          <table:table-cell table:style-name="ce9" table:formula="oooc:=[.E228]+[.G228]" office:value-type="float" office:value="1.3249104611065">
            <text:p>1.32</text:p>
          </table:table-cell>
          <table:table-cell table:style-name="ce9" table:formula="oooc:=[.I228]/24" office:value-type="float" office:value="0.055204602546104">
            <text:p>0.06</text:p>
          </table:table-cell>
          <table:table-cell table:style-name="ce9" table:formula="oooc:=SUM([.$J$34:.J228])" office:value-type="float" office:value="107.933829457954">
            <text:p>107.93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6">
            <text:p>196</text:p>
          </table:table-cell>
          <table:table-cell table:style-name="ce13" table:formula="oooc:=[.A229]/[.$B$5]" office:value-type="float" office:value="0.98">
            <text:p>0.980</text:p>
          </table:table-cell>
          <table:table-cell table:style-name="ce9" table:formula="oooc:=ROUND((1-[.B229])*0.5*[.$B$28]+2)" office:value-type="float" office:value="10">
            <text:p>10</text:p>
          </table:table-cell>
          <table:table-cell table:style-name="ce9" table:formula="oooc:=MIN(([.C229]*2+1)^2;[.$J$4])" office:value-type="float" office:value="441">
            <text:p>441</text:p>
          </table:table-cell>
          <table:table-cell table:style-name="ce9" table:formula="oooc:=((([.$B$4]*[.D229])*[.$B$29]+(1-[.$B$29])*([.$B$4]*[.$J$4]))/([.$E$4]*10^6))/3600" office:value-type="float" office:value="1.29776488364583">
            <text:p>1.3</text:p>
          </table:table-cell>
          <table:table-cell table:style-name="ce9" table:formula="oooc:=[.E229]/24" office:value-type="float" office:value="0.0540735368185764">
            <text:p>0.05</text:p>
          </table:table-cell>
          <table:table-cell table:style-name="ce9" table:formula="oooc:=(([.$B$4]*[.D229])/([.$E$5]*10^6))/3600" office:value-type="float" office:value="0.0166839244966443">
            <text:p>0.02</text:p>
          </table:table-cell>
          <table:table-cell table:style-name="ce9" table:formula="oooc:=[.G229]/24" office:value-type="float" office:value="0.000695163520693512">
            <text:p>0</text:p>
          </table:table-cell>
          <table:table-cell table:style-name="ce9" table:formula="oooc:=[.E229]+[.G229]" office:value-type="float" office:value="1.31444880814248">
            <text:p>1.31</text:p>
          </table:table-cell>
          <table:table-cell table:style-name="ce9" table:formula="oooc:=[.I229]/24" office:value-type="float" office:value="0.0547687003392699">
            <text:p>0.05</text:p>
          </table:table-cell>
          <table:table-cell table:style-name="ce9" table:formula="oooc:=SUM([.$J$34:.J229])" office:value-type="float" office:value="107.988598158294">
            <text:p>107.99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7">
            <text:p>197</text:p>
          </table:table-cell>
          <table:table-cell table:style-name="ce13" table:formula="oooc:=[.A230]/[.$B$5]" office:value-type="float" office:value="0.985">
            <text:p>0.985</text:p>
          </table:table-cell>
          <table:table-cell table:style-name="ce9" table:formula="oooc:=ROUND((1-[.B230])*0.5*[.$B$28]+2)" office:value-type="float" office:value="8">
            <text:p>8</text:p>
          </table:table-cell>
          <table:table-cell table:style-name="ce9" table:formula="oooc:=MIN(([.C230]*2+1)^2;[.$J$4])" office:value-type="float" office:value="289">
            <text:p>289</text:p>
          </table:table-cell>
          <table:table-cell table:style-name="ce9" table:formula="oooc:=((([.$B$4]*[.D230])*[.$B$29]+(1-[.$B$29])*([.$B$4]*[.$J$4]))/([.$E$4]*10^6))/3600" office:value-type="float" office:value="1.29487311689583">
            <text:p>1.29</text:p>
          </table:table-cell>
          <table:table-cell table:style-name="ce9" table:formula="oooc:=[.E230]/24" office:value-type="float" office:value="0.0539530465373264">
            <text:p>0.05</text:p>
          </table:table-cell>
          <table:table-cell table:style-name="ce9" table:formula="oooc:=(([.$B$4]*[.D230])/([.$E$5]*10^6))/3600" office:value-type="float" office:value="0.0109334561894109">
            <text:p>0.01</text:p>
          </table:table-cell>
          <table:table-cell table:style-name="ce9" table:formula="oooc:=[.G230]/24" office:value-type="float" office:value="0.000455560674558787">
            <text:p>0</text:p>
          </table:table-cell>
          <table:table-cell table:style-name="ce9" table:formula="oooc:=[.E230]+[.G230]" office:value-type="float" office:value="1.30580657308524">
            <text:p>1.31</text:p>
          </table:table-cell>
          <table:table-cell table:style-name="ce9" table:formula="oooc:=[.I230]/24" office:value-type="float" office:value="0.0544086072118852">
            <text:p>0.05</text:p>
          </table:table-cell>
          <table:table-cell table:style-name="ce9" table:formula="oooc:=SUM([.$J$34:.J230])" office:value-type="float" office:value="108.043006765506">
            <text:p>108.04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8">
            <text:p>198</text:p>
          </table:table-cell>
          <table:table-cell table:style-name="ce13" table:formula="oooc:=[.A231]/[.$B$5]" office:value-type="float" office:value="0.99">
            <text:p>0.990</text:p>
          </table:table-cell>
          <table:table-cell table:style-name="ce9" table:formula="oooc:=ROUND((1-[.B231])*0.5*[.$B$28]+2)" office:value-type="float" office:value="6">
            <text:p>6</text:p>
          </table:table-cell>
          <table:table-cell table:style-name="ce9" table:formula="oooc:=MIN(([.C231]*2+1)^2;[.$J$4])" office:value-type="float" office:value="169">
            <text:p>169</text:p>
          </table:table-cell>
          <table:table-cell table:style-name="ce9" table:formula="oooc:=((([.$B$4]*[.D231])*[.$B$29]+(1-[.$B$29])*([.$B$4]*[.$J$4]))/([.$E$4]*10^6))/3600" office:value-type="float" office:value="1.29259014314583">
            <text:p>1.29</text:p>
          </table:table-cell>
          <table:table-cell table:style-name="ce9" table:formula="oooc:=[.E231]/24" office:value-type="float" office:value="0.0538579226310764">
            <text:p>0.05</text:p>
          </table:table-cell>
          <table:table-cell table:style-name="ce9" table:formula="oooc:=(([.$B$4]*[.D231])/([.$E$5]*10^6))/3600" office:value-type="float" office:value="0.00639361278896346">
            <text:p>0.01</text:p>
          </table:table-cell>
          <table:table-cell table:style-name="ce9" table:formula="oooc:=[.G231]/24" office:value-type="float" office:value="0.000266400532873477">
            <text:p>0</text:p>
          </table:table-cell>
          <table:table-cell table:style-name="ce9" table:formula="oooc:=[.E231]+[.G231]" office:value-type="float" office:value="1.2989837559348">
            <text:p>1.3</text:p>
          </table:table-cell>
          <table:table-cell table:style-name="ce9" table:formula="oooc:=[.I231]/24" office:value-type="float" office:value="0.0541243231639499">
            <text:p>0.05</text:p>
          </table:table-cell>
          <table:table-cell table:style-name="ce9" table:formula="oooc:=SUM([.$J$34:.J231])" office:value-type="float" office:value="108.097131088669">
            <text:p>108.1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199">
            <text:p>199</text:p>
          </table:table-cell>
          <table:table-cell table:style-name="ce13" table:formula="oooc:=[.A232]/[.$B$5]" office:value-type="float" office:value="0.995">
            <text:p>0.995</text:p>
          </table:table-cell>
          <table:table-cell table:style-name="ce9" table:formula="oooc:=ROUND((1-[.B232])*0.5*[.$B$28]+2)" office:value-type="float" office:value="4">
            <text:p>4</text:p>
          </table:table-cell>
          <table:table-cell table:style-name="ce9" table:formula="oooc:=MIN(([.C232]*2+1)^2;[.$J$4])" office:value-type="float" office:value="81">
            <text:p>81</text:p>
          </table:table-cell>
          <table:table-cell table:style-name="ce9" table:formula="oooc:=((([.$B$4]*[.D232])*[.$B$29]+(1-[.$B$29])*([.$B$4]*[.$J$4]))/([.$E$4]*10^6))/3600" office:value-type="float" office:value="1.29091596239583">
            <text:p>1.29</text:p>
          </table:table-cell>
          <table:table-cell table:style-name="ce9" table:formula="oooc:=[.E232]/24" office:value-type="float" office:value="0.0537881650998264">
            <text:p>0.05</text:p>
          </table:table-cell>
          <table:table-cell table:style-name="ce9" table:formula="oooc:=(([.$B$4]*[.D232])/([.$E$5]*10^6))/3600" office:value-type="float" office:value="0.00306439429530201">
            <text:p>0</text:p>
          </table:table-cell>
          <table:table-cell table:style-name="ce9" table:formula="oooc:=[.G232]/24" office:value-type="float" office:value="0.000127683095637584">
            <text:p>0</text:p>
          </table:table-cell>
          <table:table-cell table:style-name="ce9" table:formula="oooc:=[.E232]+[.G232]" office:value-type="float" office:value="1.29398035669113">
            <text:p>1.29</text:p>
          </table:table-cell>
          <table:table-cell table:style-name="ce9" table:formula="oooc:=[.I232]/24" office:value-type="float" office:value="0.0539158481954639">
            <text:p>0.05</text:p>
          </table:table-cell>
          <table:table-cell table:style-name="ce9" table:formula="oooc:=SUM([.$J$34:.J232])" office:value-type="float" office:value="108.151046936865">
            <text:p>108.15</text:p>
          </table:table-cell>
          <table:table-cell table:style-name="ce9" table:number-columns-repeated="245"/>
        </table:table-row>
        <table:table-row table:style-name="ro6">
          <table:table-cell table:style-name="ce9" office:value-type="float" office:value="200">
            <text:p>200</text:p>
          </table:table-cell>
          <table:table-cell table:style-name="ce13" table:formula="oooc:=[.A233]/[.$B$5]" office:value-type="float" office:value="1">
            <text:p>1.000</text:p>
          </table:table-cell>
          <table:table-cell table:style-name="ce9" table:formula="oooc:=ROUND((1-[.B233])*0.5*[.$B$28]+2)" office:value-type="float" office:value="2">
            <text:p>2</text:p>
          </table:table-cell>
          <table:table-cell table:style-name="ce9" table:formula="oooc:=MIN(([.C233]*2+1)^2;[.$J$4])" office:value-type="float" office:value="25">
            <text:p>25</text:p>
          </table:table-cell>
          <table:table-cell table:style-name="ce9" table:formula="oooc:=((([.$B$4]*[.D233])*[.$B$29]+(1-[.$B$29])*([.$B$4]*[.$J$4]))/([.$E$4]*10^6))/3600" office:value-type="float" office:value="1.28985057464583">
            <text:p>1.29</text:p>
          </table:table-cell>
          <table:table-cell table:style-name="ce9" table:formula="oooc:=[.E233]/24" office:value-type="float" office:value="0.0537437739435764">
            <text:p>0.05</text:p>
          </table:table-cell>
          <table:table-cell table:style-name="ce9" table:formula="oooc:=(([.$B$4]*[.D233])/([.$E$5]*10^6))/3600" office:value-type="float" office:value="0.000945800708426547">
            <text:p>0</text:p>
          </table:table-cell>
          <table:table-cell table:style-name="ce9" table:formula="oooc:=[.G233]/24" office:value-type="float" office:value="0.0000394083628511061">
            <text:p>0</text:p>
          </table:table-cell>
          <table:table-cell table:style-name="ce9" table:formula="oooc:=[.E233]+[.G233]" office:value-type="float" office:value="1.29079637535426">
            <text:p>1.29</text:p>
          </table:table-cell>
          <table:table-cell table:style-name="ce9" table:formula="oooc:=[.I233]/24" office:value-type="float" office:value="0.0537831823064275">
            <text:p>0.05</text:p>
          </table:table-cell>
          <table:table-cell table:style-name="ce9" table:formula="oooc:=SUM([.$J$34:.J233])" office:value-type="float" office:value="108.204830119171">
            <text:p>108.2</text:p>
          </table:table-cell>
          <table:table-cell table:style-name="ce9" table:number-columns-repeated="245"/>
        </table:table-row>
        <table:table-row table:style-name="ro6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ooc:=SUM([.E34:.E233])" office:value-type="float" office:value="1040.53835863342">
            <text:p>1040.54</text:p>
          </table:table-cell>
          <table:table-cell table:style-name="ce9" table:formula="oooc:=SUM([.F34:.F233])" office:value-type="float" office:value="43.355764943059">
            <text:p>43.36</text:p>
          </table:table-cell>
          <table:table-cell table:style-name="ce9" table:formula="oooc:=SUM([.G34:.G233])" office:value-type="float" office:value="1556.3775642267">
            <text:p>1556.38</text:p>
          </table:table-cell>
          <table:table-cell table:style-name="ce9" table:formula="oooc:=SUM([.H34:.H233])" office:value-type="float" office:value="64.8490651761123">
            <text:p>64.85</text:p>
          </table:table-cell>
          <table:table-cell table:style-name="ce9" table:formula="oooc:=SUM([.I34:.I233])" office:value-type="float" office:value="2596.91592286011">
            <text:p>2596.92</text:p>
          </table:table-cell>
          <table:table-cell table:style-name="ce9" table:formula="oooc:=SUM([.J34:.J233])" office:value-type="float" office:value="108.204830119171">
            <text:p>108.2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20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10-01-27T20:00:42</dc:date>
    <dc:language>de-DE</dc:language>
    <meta:editing-cycles>29</meta:editing-cycles>
    <meta:editing-duration>PT5H33M8S</meta:editing-duration>
    <meta:user-defined meta:name="Info 1"/>
    <meta:user-defined meta:name="Info 2"/>
    <meta:user-defined meta:name="Info 3"/>
    <meta:user-defined meta:name="Info 4"/>
    <meta:document-statistic meta:table-count="3" meta:cell-count="28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NBF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381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467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